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>
            <text:p>Heater</text:p>
          </table:table-cell>
          <table:table-cell office:value-type="string">
            <text:p>No Heater</text:p>
          </table:table-cell>
          <table:table-cell>
            <draw:frame table:end-cell-address="Sheet1.L21" table:end-x="0.1154in" table:end-y="0.0264in" draw:z-index="0" draw:style-name="gr1" svg:width="6.2988in" svg:height="3.5429in" svg:x="0.0398in" svg:y="0.0394in">
              <draw:object draw:notify-on-update-of-ranges="Sheet1.B2:Sheet1.B1163 Sheet1.C1:Sheet1.C1 Sheet1.C2:Sheet1.C1163 Sheet1.B2:Sheet1.B1163 Sheet1.D1:Sheet1.D1 Sheet1.D2:Sheet1.D116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6.7">
            <text:p>26.7</text:p>
          </table:table-cell>
          <table:table-cell office:value-type="float" office:value="26.4">
            <text:p>26.4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7.1">
            <text:p>27.1</text:p>
          </table:table-cell>
          <table:table-cell office:value-type="float" office:value="26.9">
            <text:p>26.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7.7">
            <text:p>27.7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9.3">
            <text:p>29.3</text:p>
          </table:table-cell>
          <table:table-cell office:value-type="float" office:value="31.4">
            <text:p>31.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1.6">
            <text:p>31.6</text:p>
          </table:table-cell>
          <table:table-cell office:value-type="float" office:value="33.8">
            <text:p>33.8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4.2">
            <text:p>34.2</text:p>
          </table:table-cell>
          <table:table-cell office:value-type="float" office:value="36.1">
            <text:p>36.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6.6">
            <text:p>36.6</text:p>
          </table:table-cell>
          <table:table-cell office:value-type="float" office:value="38.6">
            <text:p>38.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40.9">
            <text:p>40.9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1.2">
            <text:p>41.2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43.5">
            <text:p>43.5</text:p>
          </table:table-cell>
          <table:table-cell office:value-type="float" office:value="45.1">
            <text:p>45.1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5.6">
            <text:p>45.6</text:p>
          </table:table-cell>
          <table:table-cell office:value-type="float" office:value="47.1">
            <text:p>47.1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7.6">
            <text:p>47.6</text:p>
          </table:table-cell>
          <table:table-cell office:value-type="float" office:value="49.2">
            <text:p>49.2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49.6">
            <text:p>49.6</text:p>
          </table:table-cell>
          <table:table-cell office:value-type="float" office:value="51.1">
            <text:p>51.1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51.3">
            <text:p>51.3</text:p>
          </table:table-cell>
          <table:table-cell office:value-type="float" office:value="52.9">
            <text:p>52.9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3.4">
            <text:p>53.4</text:p>
          </table:table-cell>
          <table:table-cell office:value-type="float" office:value="54.7">
            <text:p>54.7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55.1">
            <text:p>55.1</text:p>
          </table:table-cell>
          <table:table-cell office:value-type="float" office:value="56.3">
            <text:p>56.3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56.8">
            <text:p>56.8</text:p>
          </table:table-cell>
          <table:table-cell office:value-type="float" office:value="58.2">
            <text:p>58.2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58.5">
            <text:p>58.5</text:p>
          </table:table-cell>
          <table:table-cell office:value-type="float" office:value="59.8">
            <text:p>59.8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60.2">
            <text:p>60.2</text:p>
          </table:table-cell>
          <table:table-cell office:value-type="float" office:value="61.4">
            <text:p>61.4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62.1">
            <text:p>62.1</text:p>
          </table:table-cell>
          <table:table-cell office:value-type="float" office:value="62.9">
            <text:p>62.9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64.4">
            <text:p>64.4</text:p>
          </table:table-cell>
          <table:table-cell office:value-type="float" office:value="64.5">
            <text:p>64.5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66.8">
            <text:p>66.8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69.4">
            <text:p>69.4</text:p>
          </table:table-cell>
          <table:table-cell office:value-type="float" office:value="67.7">
            <text:p>67.7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72.2">
            <text:p>72.2</text:p>
          </table:table-cell>
          <table:table-cell office:value-type="float" office:value="69.8">
            <text:p>69.8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74.8">
            <text:p>74.8</text:p>
          </table:table-cell>
          <table:table-cell office:value-type="float" office:value="71.9">
            <text:p>71.9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77.4">
            <text:p>77.4</text:p>
          </table:table-cell>
          <table:table-cell office:value-type="float" office:value="74.7">
            <text:p>74.7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79.8">
            <text:p>79.8</text:p>
          </table:table-cell>
          <table:table-cell office:value-type="float" office:value="77.2">
            <text:p>77.2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82.1">
            <text:p>82.1</text:p>
          </table:table-cell>
          <table:table-cell office:value-type="float" office:value="79.7">
            <text:p>79.7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84.6">
            <text:p>84.6</text:p>
          </table:table-cell>
          <table:table-cell office:value-type="float" office:value="82.1">
            <text:p>82.1</text:p>
          </table:table-cell>
          <table:table-cell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86.9">
            <text:p>86.9</text:p>
          </table:table-cell>
          <table:table-cell office:value-type="float" office:value="84.6">
            <text:p>84.6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89.1">
            <text:p>89.1</text:p>
          </table:table-cell>
          <table:table-cell office:value-type="float" office:value="86.8">
            <text:p>86.8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91.1">
            <text:p>91.1</text:p>
          </table:table-cell>
          <table:table-cell office:value-type="float" office:value="89.1">
            <text:p>89.1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93.3">
            <text:p>93.3</text:p>
          </table:table-cell>
          <table:table-cell office:value-type="float" office:value="91.2">
            <text:p>91.2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95.3">
            <text:p>95.3</text:p>
          </table:table-cell>
          <table:table-cell office:value-type="float" office:value="93.2">
            <text:p>93.2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97.2">
            <text:p>97.2</text:p>
          </table:table-cell>
          <table:table-cell office:value-type="float" office:value="95.3">
            <text:p>95.3</text:p>
          </table:table-cell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99.1">
            <text:p>99.1</text:p>
          </table:table-cell>
          <table:table-cell office:value-type="float" office:value="97.3">
            <text:p>97.3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00.8">
            <text:p>100.8</text:p>
          </table:table-cell>
          <table:table-cell office:value-type="float" office:value="99.2">
            <text:p>99.2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02.8">
            <text:p>102.8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04.5">
            <text:p>104.5</text:p>
          </table:table-cell>
          <table:table-cell office:value-type="float" office:value="102.7">
            <text:p>102.7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06.2">
            <text:p>106.2</text:p>
          </table:table-cell>
          <table:table-cell office:value-type="float" office:value="104.5">
            <text:p>104.5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07.9">
            <text:p>107.9</text:p>
          </table:table-cell>
          <table:table-cell office:value-type="float" office:value="106.2">
            <text:p>106.2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09.5">
            <text:p>109.5</text:p>
          </table:table-cell>
          <table:table-cell office:value-type="float" office:value="108.1">
            <text:p>108.1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11.1">
            <text:p>111.1</text:p>
          </table:table-cell>
          <table:table-cell office:value-type="float" office:value="109.6">
            <text:p>109.6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12.6">
            <text:p>112.6</text:p>
          </table:table-cell>
          <table:table-cell office:value-type="float" office:value="111.2">
            <text:p>111.2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14.1">
            <text:p>114.1</text:p>
          </table:table-cell>
          <table:table-cell office:value-type="float" office:value="112.8">
            <text:p>112.8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15.6">
            <text:p>115.6</text:p>
          </table:table-cell>
          <table:table-cell office:value-type="float" office:value="114.3">
            <text:p>114.3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17">
            <text:p>117</text:p>
          </table:table-cell>
          <table:table-cell office:value-type="float" office:value="115.7">
            <text:p>115.7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18.4">
            <text:p>118.4</text:p>
          </table:table-cell>
          <table:table-cell office:value-type="float" office:value="117.1">
            <text:p>117.1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18.4">
            <text:p>118.4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21.1">
            <text:p>121.1</text:p>
          </table:table-cell>
          <table:table-cell office:value-type="float" office:value="119.9">
            <text:p>119.9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22.4">
            <text:p>122.4</text:p>
          </table:table-cell>
          <table:table-cell office:value-type="float" office:value="121.2">
            <text:p>121.2</text:p>
          </table:table-cell>
          <table:table-cell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123.7">
            <text:p>123.7</text:p>
          </table:table-cell>
          <table:table-cell office:value-type="float" office:value="122.5">
            <text:p>122.5</text:p>
          </table:table-cell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24.9">
            <text:p>124.9</text:p>
          </table:table-cell>
          <table:table-cell office:value-type="float" office:value="123.7">
            <text:p>123.7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126.2">
            <text:p>126.2</text:p>
          </table:table-cell>
          <table:table-cell office:value-type="float" office:value="124.9">
            <text:p>124.9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27.3">
            <text:p>127.3</text:p>
          </table:table-cell>
          <table:table-cell office:value-type="float" office:value="126.3">
            <text:p>126.3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28.4">
            <text:p>128.4</text:p>
          </table:table-cell>
          <table:table-cell office:value-type="float" office:value="127.3">
            <text:p>127.3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29.7">
            <text:p>129.7</text:p>
          </table:table-cell>
          <table:table-cell office:value-type="float" office:value="128.5">
            <text:p>128.5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130.8">
            <text:p>130.8</text:p>
          </table:table-cell>
          <table:table-cell office:value-type="float" office:value="129.5">
            <text:p>129.5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32">
            <text:p>132</text:p>
          </table:table-cell>
          <table:table-cell office:value-type="float" office:value="130.6">
            <text:p>130.6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32.9">
            <text:p>132.9</text:p>
          </table:table-cell>
          <table:table-cell office:value-type="float" office:value="131.7">
            <text:p>131.7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33.9">
            <text:p>133.9</text:p>
          </table:table-cell>
          <table:table-cell office:value-type="float" office:value="132.7">
            <text:p>132.7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34.9">
            <text:p>134.9</text:p>
          </table:table-cell>
          <table:table-cell office:value-type="float" office:value="133.7">
            <text:p>133.7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35.9">
            <text:p>135.9</text:p>
          </table:table-cell>
          <table:table-cell office:value-type="float" office:value="134.7">
            <text:p>134.7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36.9">
            <text:p>136.9</text:p>
          </table:table-cell>
          <table:table-cell office:value-type="float" office:value="135.7">
            <text:p>135.7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37.7">
            <text:p>137.7</text:p>
          </table:table-cell>
          <table:table-cell office:value-type="float" office:value="136.6">
            <text:p>136.6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38.8">
            <text:p>138.8</text:p>
          </table:table-cell>
          <table:table-cell office:value-type="float" office:value="137.6">
            <text:p>137.6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39.7">
            <text:p>139.7</text:p>
          </table:table-cell>
          <table:table-cell office:value-type="float" office:value="138.4">
            <text:p>138.4</text:p>
          </table:table-cell>
          <table:table-cell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140.7">
            <text:p>140.7</text:p>
          </table:table-cell>
          <table:table-cell office:value-type="float" office:value="139.3">
            <text:p>139.3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41.5">
            <text:p>141.5</text:p>
          </table:table-cell>
          <table:table-cell office:value-type="float" office:value="140.2">
            <text:p>140.2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142.3">
            <text:p>142.3</text:p>
          </table:table-cell>
          <table:table-cell office:value-type="float" office:value="141">
            <text:p>141</text:p>
          </table:table-cell>
          <table:table-cell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143.2">
            <text:p>143.2</text:p>
          </table:table-cell>
          <table:table-cell office:value-type="float" office:value="141.9">
            <text:p>141.9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144">
            <text:p>144</text:p>
          </table:table-cell>
          <table:table-cell office:value-type="float" office:value="142.6">
            <text:p>142.6</text:p>
          </table:table-cell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144.8">
            <text:p>144.8</text:p>
          </table:table-cell>
          <table:table-cell office:value-type="float" office:value="143.5">
            <text:p>143.5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145.6">
            <text:p>145.6</text:p>
          </table:table-cell>
          <table:table-cell office:value-type="float" office:value="144.2">
            <text:p>144.2</text:p>
          </table:table-cell>
          <table:table-cell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146.3">
            <text:p>146.3</text:p>
          </table:table-cell>
          <table:table-cell office:value-type="float" office:value="145">
            <text:p>145</text:p>
          </table:table-cell>
          <table:table-cell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147">
            <text:p>147</text:p>
          </table:table-cell>
          <table:table-cell office:value-type="float" office:value="145.7">
            <text:p>145.7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147.8">
            <text:p>147.8</text:p>
          </table:table-cell>
          <table:table-cell office:value-type="float" office:value="146.4">
            <text:p>146.4</text:p>
          </table:table-cell>
          <table:table-cell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148.5">
            <text:p>148.5</text:p>
          </table:table-cell>
          <table:table-cell office:value-type="float" office:value="147.1">
            <text:p>147.1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149.2">
            <text:p>149.2</text:p>
          </table:table-cell>
          <table:table-cell office:value-type="float" office:value="147.8">
            <text:p>147.8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149.8">
            <text:p>149.8</text:p>
          </table:table-cell>
          <table:table-cell office:value-type="float" office:value="148.5">
            <text:p>148.5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150.5">
            <text:p>150.5</text:p>
          </table:table-cell>
          <table:table-cell office:value-type="float" office:value="149.1">
            <text:p>149.1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151.2">
            <text:p>151.2</text:p>
          </table:table-cell>
          <table:table-cell office:value-type="float" office:value="149.8">
            <text:p>149.8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151.8">
            <text:p>151.8</text:p>
          </table:table-cell>
          <table:table-cell office:value-type="float" office:value="150.4">
            <text:p>150.4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152.4">
            <text:p>152.4</text:p>
          </table:table-cell>
          <table:table-cell office:value-type="float" office:value="151">
            <text:p>151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153.1">
            <text:p>153.1</text:p>
          </table:table-cell>
          <table:table-cell office:value-type="float" office:value="151.7">
            <text:p>151.7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153.6">
            <text:p>153.6</text:p>
          </table:table-cell>
          <table:table-cell office:value-type="float" office:value="152.2">
            <text:p>152.2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154.2">
            <text:p>154.2</text:p>
          </table:table-cell>
          <table:table-cell office:value-type="float" office:value="152.8">
            <text:p>152.8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154.8">
            <text:p>154.8</text:p>
          </table:table-cell>
          <table:table-cell office:value-type="float" office:value="153.4">
            <text:p>153.4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155.4">
            <text:p>155.4</text:p>
          </table:table-cell>
          <table:table-cell office:value-type="float" office:value="153.9">
            <text:p>153.9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155.9">
            <text:p>155.9</text:p>
          </table:table-cell>
          <table:table-cell office:value-type="float" office:value="154.5">
            <text:p>154.5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156.5">
            <text:p>156.5</text:p>
          </table:table-cell>
          <table:table-cell office:value-type="float" office:value="155">
            <text:p>155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157">
            <text:p>157</text:p>
          </table:table-cell>
          <table:table-cell office:value-type="float" office:value="155.5">
            <text:p>155.5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157.4">
            <text:p>157.4</text:p>
          </table:table-cell>
          <table:table-cell office:value-type="float" office:value="156">
            <text:p>156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158">
            <text:p>158</text:p>
          </table:table-cell>
          <table:table-cell office:value-type="float" office:value="156.5">
            <text:p>156.5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158.5">
            <text:p>158.5</text:p>
          </table:table-cell>
          <table:table-cell office:value-type="float" office:value="157">
            <text:p>157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159.1">
            <text:p>159.1</text:p>
          </table:table-cell>
          <table:table-cell office:value-type="float" office:value="157.5">
            <text:p>157.5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159.6">
            <text:p>159.6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160">
            <text:p>160</text:p>
          </table:table-cell>
          <table:table-cell office:value-type="float" office:value="158.5">
            <text:p>158.5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60.5">
            <text:p>160.5</text:p>
          </table:table-cell>
          <table:table-cell office:value-type="float" office:value="158.9">
            <text:p>158.9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61">
            <text:p>161</text:p>
          </table:table-cell>
          <table:table-cell office:value-type="float" office:value="159.3">
            <text:p>159.3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161.5">
            <text:p>161.5</text:p>
          </table:table-cell>
          <table:table-cell office:value-type="float" office:value="159.8">
            <text:p>159.8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161.9">
            <text:p>161.9</text:p>
          </table:table-cell>
          <table:table-cell office:value-type="float" office:value="160.3">
            <text:p>160.3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162.3">
            <text:p>162.3</text:p>
          </table:table-cell>
          <table:table-cell office:value-type="float" office:value="160.7">
            <text:p>160.7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62.8">
            <text:p>162.8</text:p>
          </table:table-cell>
          <table:table-cell office:value-type="float" office:value="161.1">
            <text:p>161.1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163.2">
            <text:p>163.2</text:p>
          </table:table-cell>
          <table:table-cell office:value-type="float" office:value="161.5">
            <text:p>161.5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163.6">
            <text:p>163.6</text:p>
          </table:table-cell>
          <table:table-cell office:value-type="float" office:value="161.9">
            <text:p>161.9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164">
            <text:p>164</text:p>
          </table:table-cell>
          <table:table-cell office:value-type="float" office:value="162.3">
            <text:p>162.3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164.4">
            <text:p>164.4</text:p>
          </table:table-cell>
          <table:table-cell office:value-type="float" office:value="162.7">
            <text:p>162.7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164.8">
            <text:p>164.8</text:p>
          </table:table-cell>
          <table:table-cell office:value-type="float" office:value="163">
            <text:p>163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165.2">
            <text:p>165.2</text:p>
          </table:table-cell>
          <table:table-cell office:value-type="float" office:value="163.4">
            <text:p>163.4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165.6">
            <text:p>165.6</text:p>
          </table:table-cell>
          <table:table-cell office:value-type="float" office:value="163.8">
            <text:p>163.8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165.9">
            <text:p>165.9</text:p>
          </table:table-cell>
          <table:table-cell office:value-type="float" office:value="164.2">
            <text:p>164.2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166.3">
            <text:p>166.3</text:p>
          </table:table-cell>
          <table:table-cell office:value-type="float" office:value="164.5">
            <text:p>164.5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166.7">
            <text:p>166.7</text:p>
          </table:table-cell>
          <table:table-cell office:value-type="float" office:value="164.8">
            <text:p>164.8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office:value-type="float" office:value="165.1">
            <text:p>165.1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167.3">
            <text:p>167.3</text:p>
          </table:table-cell>
          <table:table-cell office:value-type="float" office:value="165.5">
            <text:p>165.5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167.7">
            <text:p>167.7</text:p>
          </table:table-cell>
          <table:table-cell office:value-type="float" office:value="165.8">
            <text:p>165.8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168">
            <text:p>168</text:p>
          </table:table-cell>
          <table:table-cell office:value-type="float" office:value="166.1">
            <text:p>166.1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168.3">
            <text:p>168.3</text:p>
          </table:table-cell>
          <table:table-cell office:value-type="float" office:value="166.4">
            <text:p>166.4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168.7">
            <text:p>168.7</text:p>
          </table:table-cell>
          <table:table-cell office:value-type="float" office:value="166.7">
            <text:p>166.7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168.9">
            <text:p>168.9</text:p>
          </table:table-cell>
          <table:table-cell office:value-type="float" office:value="167">
            <text:p>167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169.3">
            <text:p>169.3</text:p>
          </table:table-cell>
          <table:table-cell office:value-type="float" office:value="167.3">
            <text:p>167.3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169.6">
            <text:p>169.6</text:p>
          </table:table-cell>
          <table:table-cell office:value-type="float" office:value="167.5">
            <text:p>167.5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169.9">
            <text:p>169.9</text:p>
          </table:table-cell>
          <table:table-cell office:value-type="float" office:value="167.8">
            <text:p>167.8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170.2">
            <text:p>170.2</text:p>
          </table:table-cell>
          <table:table-cell office:value-type="float" office:value="168.1">
            <text:p>168.1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170.5">
            <text:p>170.5</text:p>
          </table:table-cell>
          <table:table-cell office:value-type="float" office:value="168.4">
            <text:p>168.4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70.7">
            <text:p>170.7</text:p>
          </table:table-cell>
          <table:table-cell office:value-type="float" office:value="168.7">
            <text:p>168.7</text:p>
          </table:table-cell>
          <table:table-cell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171.1">
            <text:p>171.1</text:p>
          </table:table-cell>
          <table:table-cell office:value-type="float" office:value="168.9">
            <text:p>168.9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171.3">
            <text:p>171.3</text:p>
          </table:table-cell>
          <table:table-cell office:value-type="float" office:value="169.2">
            <text:p>169.2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171.6">
            <text:p>171.6</text:p>
          </table:table-cell>
          <table:table-cell office:value-type="float" office:value="169.5">
            <text:p>169.5</text:p>
          </table:table-cell>
          <table:table-cell/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171.8">
            <text:p>171.8</text:p>
          </table:table-cell>
          <table:table-cell office:value-type="float" office:value="169.7">
            <text:p>169.7</text:p>
          </table:table-cell>
          <table:table-cell/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172.1">
            <text:p>172.1</text:p>
          </table:table-cell>
          <table:table-cell office:value-type="float" office:value="169.9">
            <text:p>169.9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172.3">
            <text:p>172.3</text:p>
          </table:table-cell>
          <table:table-cell office:value-type="float" office:value="170.2">
            <text:p>170.2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172.6">
            <text:p>172.6</text:p>
          </table:table-cell>
          <table:table-cell office:value-type="float" office:value="170.4">
            <text:p>170.4</text:p>
          </table:table-cell>
          <table:table-cell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172.8">
            <text:p>172.8</text:p>
          </table:table-cell>
          <table:table-cell office:value-type="float" office:value="170.6">
            <text:p>170.6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173.1">
            <text:p>173.1</text:p>
          </table:table-cell>
          <table:table-cell office:value-type="float" office:value="170.9">
            <text:p>170.9</text:p>
          </table:table-cell>
          <table:table-cell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173.3">
            <text:p>173.3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173.6">
            <text:p>173.6</text:p>
          </table:table-cell>
          <table:table-cell office:value-type="float" office:value="171.3">
            <text:p>171.3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173.8">
            <text:p>173.8</text:p>
          </table:table-cell>
          <table:table-cell office:value-type="float" office:value="171.5">
            <text:p>171.5</text:p>
          </table:table-cell>
          <table:table-cell/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float" office:value="174">
            <text:p>174</text:p>
          </table:table-cell>
          <table:table-cell office:value-type="float" office:value="171.7">
            <text:p>171.7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174.2">
            <text:p>174.2</text:p>
          </table:table-cell>
          <table:table-cell office:value-type="float" office:value="171.9">
            <text:p>171.9</text:p>
          </table:table-cell>
          <table:table-cell/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174.5">
            <text:p>174.5</text:p>
          </table:table-cell>
          <table:table-cell office:value-type="float" office:value="172.1">
            <text:p>172.1</text:p>
          </table:table-cell>
          <table:table-cell/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174.7">
            <text:p>174.7</text:p>
          </table:table-cell>
          <table:table-cell office:value-type="float" office:value="172.3">
            <text:p>172.3</text:p>
          </table:table-cell>
          <table:table-cell/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float" office:value="174.9">
            <text:p>174.9</text:p>
          </table:table-cell>
          <table:table-cell office:value-type="float" office:value="172.5">
            <text:p>172.5</text:p>
          </table:table-cell>
          <table:table-cell/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float" office:value="175.1">
            <text:p>175.1</text:p>
          </table:table-cell>
          <table:table-cell office:value-type="float" office:value="172.7">
            <text:p>172.7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 office:value-type="float" office:value="175.3">
            <text:p>175.3</text:p>
          </table:table-cell>
          <table:table-cell office:value-type="float" office:value="172.9">
            <text:p>172.9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175.5">
            <text:p>175.5</text:p>
          </table:table-cell>
          <table:table-cell office:value-type="float" office:value="173">
            <text:p>173</text:p>
          </table:table-cell>
          <table:table-cell/>
        </table:table-row>
        <table:table-row table:style-name="ro1">
          <table:table-cell/>
          <table:table-cell office:value-type="float" office:value="149">
            <text:p>149</text:p>
          </table:table-cell>
          <table:table-cell office:value-type="float" office:value="175.8">
            <text:p>175.8</text:p>
          </table:table-cell>
          <table:table-cell office:value-type="float" office:value="173.2">
            <text:p>173.2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175.9">
            <text:p>175.9</text:p>
          </table:table-cell>
          <table:table-cell office:value-type="float" office:value="173.4">
            <text:p>173.4</text:p>
          </table:table-cell>
          <table:table-cell/>
        </table:table-row>
        <table:table-row table:style-name="ro1">
          <table:table-cell/>
          <table:table-cell office:value-type="float" office:value="151">
            <text:p>151</text:p>
          </table:table-cell>
          <table:table-cell office:value-type="float" office:value="176.1">
            <text:p>176.1</text:p>
          </table:table-cell>
          <table:table-cell office:value-type="float" office:value="173.6">
            <text:p>173.6</text:p>
          </table:table-cell>
          <table:table-cell/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float" office:value="176.3">
            <text:p>176.3</text:p>
          </table:table-cell>
          <table:table-cell office:value-type="float" office:value="173.7">
            <text:p>173.7</text:p>
          </table:table-cell>
          <table:table-cell/>
        </table:table-row>
        <table:table-row table:style-name="ro1">
          <table:table-cell/>
          <table:table-cell office:value-type="float" office:value="153">
            <text:p>153</text:p>
          </table:table-cell>
          <table:table-cell office:value-type="float" office:value="176.5">
            <text:p>176.5</text:p>
          </table:table-cell>
          <table:table-cell office:value-type="float" office:value="173.8">
            <text:p>173.8</text:p>
          </table:table-cell>
          <table:table-cell/>
        </table:table-row>
        <table:table-row table:style-name="ro1">
          <table:table-cell/>
          <table:table-cell office:value-type="float" office:value="154">
            <text:p>154</text:p>
          </table:table-cell>
          <table:table-cell office:value-type="float" office:value="176.7">
            <text:p>176.7</text:p>
          </table:table-cell>
          <table:table-cell office:value-type="float" office:value="174">
            <text:p>174</text:p>
          </table:table-cell>
          <table:table-cell/>
        </table:table-row>
        <table:table-row table:style-name="ro1">
          <table:table-cell/>
          <table:table-cell office:value-type="float" office:value="155">
            <text:p>155</text:p>
          </table:table-cell>
          <table:table-cell office:value-type="float" office:value="176.8">
            <text:p>176.8</text:p>
          </table:table-cell>
          <table:table-cell office:value-type="float" office:value="174.2">
            <text:p>174.2</text:p>
          </table:table-cell>
          <table:table-cell/>
        </table:table-row>
        <table:table-row table:style-name="ro1">
          <table:table-cell/>
          <table:table-cell office:value-type="float" office:value="156">
            <text:p>156</text:p>
          </table:table-cell>
          <table:table-cell office:value-type="float" office:value="177">
            <text:p>177</text:p>
          </table:table-cell>
          <table:table-cell office:value-type="float" office:value="174.4">
            <text:p>174.4</text:p>
          </table:table-cell>
          <table:table-cell/>
        </table:table-row>
        <table:table-row table:style-name="ro1">
          <table:table-cell/>
          <table:table-cell office:value-type="float" office:value="157">
            <text:p>157</text:p>
          </table:table-cell>
          <table:table-cell office:value-type="float" office:value="177.3">
            <text:p>177.3</text:p>
          </table:table-cell>
          <table:table-cell office:value-type="float" office:value="174.5">
            <text:p>174.5</text:p>
          </table:table-cell>
          <table:table-cell/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float" office:value="177.4">
            <text:p>177.4</text:p>
          </table:table-cell>
          <table:table-cell office:value-type="float" office:value="174.7">
            <text:p>174.7</text:p>
          </table:table-cell>
          <table:table-cell/>
        </table:table-row>
        <table:table-row table:style-name="ro1">
          <table:table-cell/>
          <table:table-cell office:value-type="float" office:value="159">
            <text:p>159</text:p>
          </table:table-cell>
          <table:table-cell office:value-type="float" office:value="177.6">
            <text:p>177.6</text:p>
          </table:table-cell>
          <table:table-cell office:value-type="float" office:value="174.8">
            <text:p>174.8</text:p>
          </table:table-cell>
          <table:table-cell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177.7">
            <text:p>177.7</text:p>
          </table:table-cell>
          <table:table-cell office:value-type="float" office:value="175">
            <text:p>175</text:p>
          </table:table-cell>
          <table:table-cell/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float" office:value="177.9">
            <text:p>177.9</text:p>
          </table:table-cell>
          <table:table-cell office:value-type="float" office:value="175.1">
            <text:p>175.1</text:p>
          </table:table-cell>
          <table:table-cell/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float" office:value="178.1">
            <text:p>178.1</text:p>
          </table:table-cell>
          <table:table-cell office:value-type="float" office:value="175.2">
            <text:p>175.2</text:p>
          </table:table-cell>
          <table:table-cell/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float" office:value="178.3">
            <text:p>178.3</text:p>
          </table:table-cell>
          <table:table-cell office:value-type="float" office:value="175.4">
            <text:p>175.4</text:p>
          </table:table-cell>
          <table:table-cell/>
        </table:table-row>
        <table:table-row table:style-name="ro1">
          <table:table-cell/>
          <table:table-cell office:value-type="float" office:value="164">
            <text:p>164</text:p>
          </table:table-cell>
          <table:table-cell office:value-type="float" office:value="178.5">
            <text:p>178.5</text:p>
          </table:table-cell>
          <table:table-cell office:value-type="float" office:value="175.6">
            <text:p>175.6</text:p>
          </table:table-cell>
          <table:table-cell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178.6">
            <text:p>178.6</text:p>
          </table:table-cell>
          <table:table-cell office:value-type="float" office:value="175.7">
            <text:p>175.7</text:p>
          </table:table-cell>
          <table:table-cell/>
        </table:table-row>
        <table:table-row table:style-name="ro1">
          <table:table-cell/>
          <table:table-cell office:value-type="float" office:value="166">
            <text:p>166</text:p>
          </table:table-cell>
          <table:table-cell office:value-type="float" office:value="178.7">
            <text:p>178.7</text:p>
          </table:table-cell>
          <table:table-cell office:value-type="float" office:value="175.8">
            <text:p>175.8</text:p>
          </table:table-cell>
          <table:table-cell/>
        </table:table-row>
        <table:table-row table:style-name="ro1">
          <table:table-cell/>
          <table:table-cell office:value-type="float" office:value="167">
            <text:p>167</text:p>
          </table:table-cell>
          <table:table-cell office:value-type="float" office:value="178.9">
            <text:p>178.9</text:p>
          </table:table-cell>
          <table:table-cell office:value-type="float" office:value="175.9">
            <text:p>175.9</text:p>
          </table:table-cell>
          <table:table-cell/>
        </table:table-row>
        <table:table-row table:style-name="ro1">
          <table:table-cell/>
          <table:table-cell office:value-type="float" office:value="168">
            <text:p>168</text:p>
          </table:table-cell>
          <table:table-cell office:value-type="float" office:value="179.1">
            <text:p>179.1</text:p>
          </table:table-cell>
          <table:table-cell office:value-type="float" office:value="176.1">
            <text:p>176.1</text:p>
          </table:table-cell>
          <table:table-cell/>
        </table:table-row>
        <table:table-row table:style-name="ro1">
          <table:table-cell/>
          <table:table-cell office:value-type="float" office:value="169">
            <text:p>169</text:p>
          </table:table-cell>
          <table:table-cell office:value-type="float" office:value="179.2">
            <text:p>179.2</text:p>
          </table:table-cell>
          <table:table-cell office:value-type="float" office:value="176.2">
            <text:p>176.2</text:p>
          </table:table-cell>
          <table:table-cell/>
        </table:table-row>
        <table:table-row table:style-name="ro1">
          <table:table-cell/>
          <table:table-cell office:value-type="float" office:value="170">
            <text:p>170</text:p>
          </table:table-cell>
          <table:table-cell office:value-type="float" office:value="179.3">
            <text:p>179.3</text:p>
          </table:table-cell>
          <table:table-cell office:value-type="float" office:value="176.4">
            <text:p>176.4</text:p>
          </table:table-cell>
          <table:table-cell/>
        </table:table-row>
        <table:table-row table:style-name="ro1">
          <table:table-cell/>
          <table:table-cell office:value-type="float" office:value="171">
            <text:p>171</text:p>
          </table:table-cell>
          <table:table-cell office:value-type="float" office:value="179.5">
            <text:p>179.5</text:p>
          </table:table-cell>
          <table:table-cell office:value-type="float" office:value="176.4">
            <text:p>176.4</text:p>
          </table:table-cell>
          <table:table-cell/>
        </table:table-row>
        <table:table-row table:style-name="ro1">
          <table:table-cell/>
          <table:table-cell office:value-type="float" office:value="172">
            <text:p>172</text:p>
          </table:table-cell>
          <table:table-cell office:value-type="float" office:value="179.6">
            <text:p>179.6</text:p>
          </table:table-cell>
          <table:table-cell office:value-type="float" office:value="176.6">
            <text:p>176.6</text:p>
          </table:table-cell>
          <table:table-cell/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float" office:value="179.8">
            <text:p>179.8</text:p>
          </table:table-cell>
          <table:table-cell office:value-type="float" office:value="176.7">
            <text:p>176.7</text:p>
          </table:table-cell>
          <table:table-cell/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float" office:value="179.9">
            <text:p>179.9</text:p>
          </table:table-cell>
          <table:table-cell office:value-type="float" office:value="176.8">
            <text:p>176.8</text:p>
          </table:table-cell>
          <table:table-cell/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  <table:table-cell office:value-type="float" office:value="176.9">
            <text:p>176.9</text:p>
          </table:table-cell>
          <table:table-cell/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float" office:value="180.2">
            <text:p>180.2</text:p>
          </table:table-cell>
          <table:table-cell office:value-type="float" office:value="177">
            <text:p>177</text:p>
          </table:table-cell>
          <table:table-cell/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float" office:value="180.3">
            <text:p>180.3</text:p>
          </table:table-cell>
          <table:table-cell office:value-type="float" office:value="177.1">
            <text:p>177.1</text:p>
          </table:table-cell>
          <table:table-cell/>
        </table:table-row>
        <table:table-row table:style-name="ro1">
          <table:table-cell/>
          <table:table-cell office:value-type="float" office:value="178">
            <text:p>178</text:p>
          </table:table-cell>
          <table:table-cell office:value-type="float" office:value="180.4">
            <text:p>180.4</text:p>
          </table:table-cell>
          <table:table-cell office:value-type="float" office:value="177.3">
            <text:p>177.3</text:p>
          </table:table-cell>
          <table:table-cell/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float" office:value="180.6">
            <text:p>180.6</text:p>
          </table:table-cell>
          <table:table-cell office:value-type="float" office:value="177.4">
            <text:p>177.4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180.7">
            <text:p>180.7</text:p>
          </table:table-cell>
          <table:table-cell office:value-type="float" office:value="177.4">
            <text:p>177.4</text:p>
          </table:table-cell>
          <table:table-cell/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float" office:value="180.9">
            <text:p>180.9</text:p>
          </table:table-cell>
          <table:table-cell office:value-type="float" office:value="177.6">
            <text:p>177.6</text:p>
          </table:table-cell>
          <table:table-cell/>
        </table:table-row>
        <table:table-row table:style-name="ro1">
          <table:table-cell/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77.7">
            <text:p>177.7</text:p>
          </table:table-cell>
          <table:table-cell/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float" office:value="181.1">
            <text:p>181.1</text:p>
          </table:table-cell>
          <table:table-cell office:value-type="float" office:value="177.8">
            <text:p>177.8</text:p>
          </table:table-cell>
          <table:table-cell/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float" office:value="181.2">
            <text:p>181.2</text:p>
          </table:table-cell>
          <table:table-cell office:value-type="float" office:value="177.9">
            <text:p>177.9</text:p>
          </table:table-cell>
          <table:table-cell/>
        </table:table-row>
        <table:table-row table:style-name="ro1">
          <table:table-cell/>
          <table:table-cell office:value-type="float" office:value="185">
            <text:p>185</text:p>
          </table:table-cell>
          <table:table-cell office:value-type="float" office:value="181.4">
            <text:p>181.4</text:p>
          </table:table-cell>
          <table:table-cell office:value-type="float" office:value="177.9">
            <text:p>177.9</text:p>
          </table:table-cell>
          <table:table-cell/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float" office:value="181.5">
            <text:p>181.5</text:p>
          </table:table-cell>
          <table:table-cell office:value-type="float" office:value="178.1">
            <text:p>178.1</text:p>
          </table:table-cell>
          <table:table-cell/>
        </table:table-row>
        <table:table-row table:style-name="ro1">
          <table:table-cell/>
          <table:table-cell office:value-type="float" office:value="187">
            <text:p>187</text:p>
          </table:table-cell>
          <table:table-cell office:value-type="float" office:value="181.6">
            <text:p>181.6</text:p>
          </table:table-cell>
          <table:table-cell office:value-type="float" office:value="178.2">
            <text:p>178.2</text:p>
          </table:table-cell>
          <table:table-cell/>
        </table:table-row>
        <table:table-row table:style-name="ro1">
          <table:table-cell/>
          <table:table-cell office:value-type="float" office:value="188">
            <text:p>188</text:p>
          </table:table-cell>
          <table:table-cell office:value-type="float" office:value="181.7">
            <text:p>181.7</text:p>
          </table:table-cell>
          <table:table-cell office:value-type="float" office:value="178.3">
            <text:p>178.3</text:p>
          </table:table-cell>
          <table:table-cell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181.9">
            <text:p>181.9</text:p>
          </table:table-cell>
          <table:table-cell office:value-type="float" office:value="178.3">
            <text:p>178.3</text:p>
          </table:table-cell>
          <table:table-cell/>
        </table:table-row>
        <table:table-row table:style-name="ro1">
          <table:table-cell/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78.4">
            <text:p>178.4</text:p>
          </table:table-cell>
          <table:table-cell/>
        </table:table-row>
        <table:table-row table:style-name="ro1">
          <table:table-cell/>
          <table:table-cell office:value-type="float" office:value="191">
            <text:p>191</text:p>
          </table:table-cell>
          <table:table-cell office:value-type="float" office:value="182.1">
            <text:p>182.1</text:p>
          </table:table-cell>
          <table:table-cell office:value-type="float" office:value="178.6">
            <text:p>178.6</text:p>
          </table:table-cell>
          <table:table-cell/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182.2">
            <text:p>182.2</text:p>
          </table:table-cell>
          <table:table-cell office:value-type="float" office:value="178.7">
            <text:p>178.7</text:p>
          </table:table-cell>
          <table:table-cell/>
        </table:table-row>
        <table:table-row table:style-name="ro1">
          <table:table-cell/>
          <table:table-cell office:value-type="float" office:value="193">
            <text:p>193</text:p>
          </table:table-cell>
          <table:table-cell office:value-type="float" office:value="182.3">
            <text:p>182.3</text:p>
          </table:table-cell>
          <table:table-cell office:value-type="float" office:value="178.8">
            <text:p>178.8</text:p>
          </table:table-cell>
          <table:table-cell/>
        </table:table-row>
        <table:table-row table:style-name="ro1">
          <table:table-cell/>
          <table:table-cell office:value-type="float" office:value="194">
            <text:p>194</text:p>
          </table:table-cell>
          <table:table-cell office:value-type="float" office:value="182.4">
            <text:p>182.4</text:p>
          </table:table-cell>
          <table:table-cell office:value-type="float" office:value="178.8">
            <text:p>178.8</text:p>
          </table:table-cell>
          <table:table-cell/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182.6">
            <text:p>182.6</text:p>
          </table:table-cell>
          <table:table-cell office:value-type="float" office:value="178.9">
            <text:p>178.9</text:p>
          </table:table-cell>
          <table:table-cell/>
        </table:table-row>
        <table:table-row table:style-name="ro1">
          <table:table-cell/>
          <table:table-cell office:value-type="float" office:value="196">
            <text:p>196</text:p>
          </table:table-cell>
          <table:table-cell office:value-type="float" office:value="182.7">
            <text:p>182.7</text:p>
          </table:table-cell>
          <table:table-cell office:value-type="float" office:value="179">
            <text:p>179</text:p>
          </table:table-cell>
          <table:table-cell/>
        </table:table-row>
        <table:table-row table:style-name="ro1">
          <table:table-cell/>
          <table:table-cell office:value-type="float" office:value="197">
            <text:p>197</text:p>
          </table:table-cell>
          <table:table-cell office:value-type="float" office:value="182.8">
            <text:p>182.8</text:p>
          </table:table-cell>
          <table:table-cell office:value-type="float" office:value="179.1">
            <text:p>179.1</text:p>
          </table:table-cell>
          <table:table-cell/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float" office:value="182.9">
            <text:p>182.9</text:p>
          </table:table-cell>
          <table:table-cell office:value-type="float" office:value="179.2">
            <text:p>179.2</text:p>
          </table:table-cell>
          <table:table-cell/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183">
            <text:p>183</text:p>
          </table:table-cell>
          <table:table-cell office:value-type="float" office:value="179.2">
            <text:p>179.2</text:p>
          </table:table-cell>
          <table:table-cell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83.1">
            <text:p>183.1</text:p>
          </table:table-cell>
          <table:table-cell office:value-type="float" office:value="179.4">
            <text:p>179.4</text:p>
          </table:table-cell>
          <table:table-cell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83.2">
            <text:p>183.2</text:p>
          </table:table-cell>
          <table:table-cell office:value-type="float" office:value="179.4">
            <text:p>179.4</text:p>
          </table:table-cell>
          <table:table-cell/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83.3">
            <text:p>183.3</text:p>
          </table:table-cell>
          <table:table-cell office:value-type="float" office:value="179.5">
            <text:p>179.5</text:p>
          </table:table-cell>
          <table:table-cell/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183.4">
            <text:p>183.4</text:p>
          </table:table-cell>
          <table:table-cell office:value-type="float" office:value="179.6">
            <text:p>179.6</text:p>
          </table:table-cell>
          <table:table-cell/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183.5">
            <text:p>183.5</text:p>
          </table:table-cell>
          <table:table-cell office:value-type="float" office:value="179.6">
            <text:p>179.6</text:p>
          </table:table-cell>
          <table:table-cell/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183.6">
            <text:p>183.6</text:p>
          </table:table-cell>
          <table:table-cell office:value-type="float" office:value="179.7">
            <text:p>179.7</text:p>
          </table:table-cell>
          <table:table-cell/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183.7">
            <text:p>183.7</text:p>
          </table:table-cell>
          <table:table-cell office:value-type="float" office:value="179.8">
            <text:p>179.8</text:p>
          </table:table-cell>
          <table:table-cell/>
        </table:table-row>
        <table:table-row table:style-name="ro1">
          <table:table-cell/>
          <table:table-cell office:value-type="float" office:value="207">
            <text:p>207</text:p>
          </table:table-cell>
          <table:table-cell office:value-type="float" office:value="183.8">
            <text:p>183.8</text:p>
          </table:table-cell>
          <table:table-cell office:value-type="float" office:value="179.9">
            <text:p>179.9</text:p>
          </table:table-cell>
          <table:table-cell/>
        </table:table-row>
        <table:table-row table:style-name="ro1">
          <table:table-cell/>
          <table:table-cell office:value-type="float" office:value="208">
            <text:p>208</text:p>
          </table:table-cell>
          <table:table-cell office:value-type="float" office:value="183.9">
            <text:p>183.9</text:p>
          </table:table-cell>
          <table:table-cell office:value-type="float" office:value="179.9">
            <text:p>179.9</text:p>
          </table:table-cell>
          <table:table-cell/>
        </table:table-row>
        <table:table-row table:style-name="ro1">
          <table:table-cell/>
          <table:table-cell office:value-type="float" office:value="209">
            <text:p>209</text:p>
          </table:table-cell>
          <table:table-cell office:value-type="float" office:value="184">
            <text:p>1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float" office:value="184.2">
            <text:p>184.2</text:p>
          </table:table-cell>
          <table:table-cell office:value-type="float" office:value="180.1">
            <text:p>180.1</text:p>
          </table:table-cell>
          <table:table-cell/>
        </table:table-row>
        <table:table-row table:style-name="ro1">
          <table:table-cell/>
          <table:table-cell office:value-type="float" office:value="211">
            <text:p>211</text:p>
          </table:table-cell>
          <table:table-cell office:value-type="float" office:value="184.2">
            <text:p>184.2</text:p>
          </table:table-cell>
          <table:table-cell office:value-type="float" office:value="180.2">
            <text:p>180.2</text:p>
          </table:table-cell>
          <table:table-cell/>
        </table:table-row>
        <table:table-row table:style-name="ro1">
          <table:table-cell/>
          <table:table-cell office:value-type="float" office:value="212">
            <text:p>212</text:p>
          </table:table-cell>
          <table:table-cell office:value-type="float" office:value="184.3">
            <text:p>184.3</text:p>
          </table:table-cell>
          <table:table-cell office:value-type="float" office:value="180.3">
            <text:p>180.3</text:p>
          </table:table-cell>
          <table:table-cell/>
        </table:table-row>
        <table:table-row table:style-name="ro1">
          <table:table-cell/>
          <table:table-cell office:value-type="float" office:value="213">
            <text:p>213</text:p>
          </table:table-cell>
          <table:table-cell office:value-type="float" office:value="184.4">
            <text:p>184.4</text:p>
          </table:table-cell>
          <table:table-cell office:value-type="float" office:value="180.3">
            <text:p>180.3</text:p>
          </table:table-cell>
          <table:table-cell/>
        </table:table-row>
        <table:table-row table:style-name="ro1">
          <table:table-cell/>
          <table:table-cell office:value-type="float" office:value="214">
            <text:p>214</text:p>
          </table:table-cell>
          <table:table-cell office:value-type="float" office:value="184.5">
            <text:p>184.5</text:p>
          </table:table-cell>
          <table:table-cell office:value-type="float" office:value="180.4">
            <text:p>180.4</text:p>
          </table:table-cell>
          <table:table-cell/>
        </table:table-row>
        <table:table-row table:style-name="ro1">
          <table:table-cell/>
          <table:table-cell office:value-type="float" office:value="215">
            <text:p>215</text:p>
          </table:table-cell>
          <table:table-cell office:value-type="float" office:value="184.6">
            <text:p>184.6</text:p>
          </table:table-cell>
          <table:table-cell office:value-type="float" office:value="180.5">
            <text:p>180.5</text:p>
          </table:table-cell>
          <table:table-cell/>
        </table:table-row>
        <table:table-row table:style-name="ro1">
          <table:table-cell/>
          <table:table-cell office:value-type="float" office:value="216">
            <text:p>216</text:p>
          </table:table-cell>
          <table:table-cell office:value-type="float" office:value="184.7">
            <text:p>184.7</text:p>
          </table:table-cell>
          <table:table-cell office:value-type="float" office:value="180.5">
            <text:p>180.5</text:p>
          </table:table-cell>
          <table:table-cell/>
        </table:table-row>
        <table:table-row table:style-name="ro1">
          <table:table-cell/>
          <table:table-cell office:value-type="float" office:value="217">
            <text:p>217</text:p>
          </table:table-cell>
          <table:table-cell office:value-type="float" office:value="184.7">
            <text:p>184.7</text:p>
          </table:table-cell>
          <table:table-cell office:value-type="float" office:value="180.6">
            <text:p>180.6</text:p>
          </table:table-cell>
          <table:table-cell/>
        </table:table-row>
        <table:table-row table:style-name="ro1">
          <table:table-cell/>
          <table:table-cell office:value-type="float" office:value="218">
            <text:p>218</text:p>
          </table:table-cell>
          <table:table-cell office:value-type="float" office:value="184.8">
            <text:p>184.8</text:p>
          </table:table-cell>
          <table:table-cell office:value-type="float" office:value="180.6">
            <text:p>180.6</text:p>
          </table:table-cell>
          <table:table-cell/>
        </table:table-row>
        <table:table-row table:style-name="ro1">
          <table:table-cell/>
          <table:table-cell office:value-type="float" office:value="219">
            <text:p>219</text:p>
          </table:table-cell>
          <table:table-cell office:value-type="float" office:value="184.9">
            <text:p>184.9</text:p>
          </table:table-cell>
          <table:table-cell office:value-type="float" office:value="180.7">
            <text:p>180.7</text:p>
          </table:table-cell>
          <table:table-cell/>
        </table:table-row>
        <table:table-row table:style-name="ro1">
          <table:table-cell/>
          <table:table-cell office:value-type="float" office:value="220">
            <text:p>220</text:p>
          </table:table-cell>
          <table:table-cell office:value-type="float" office:value="185">
            <text:p>185</text:p>
          </table:table-cell>
          <table:table-cell office:value-type="float" office:value="180.8">
            <text:p>180.8</text:p>
          </table:table-cell>
          <table:table-cell/>
        </table:table-row>
        <table:table-row table:style-name="ro1">
          <table:table-cell/>
          <table:table-cell office:value-type="float" office:value="221">
            <text:p>221</text:p>
          </table:table-cell>
          <table:table-cell office:value-type="float" office:value="185">
            <text:p>185</text:p>
          </table:table-cell>
          <table:table-cell office:value-type="float" office:value="180.9">
            <text:p>180.9</text:p>
          </table:table-cell>
          <table:table-cell/>
        </table:table-row>
        <table:table-row table:style-name="ro1">
          <table:table-cell/>
          <table:table-cell office:value-type="float" office:value="222">
            <text:p>222</text:p>
          </table:table-cell>
          <table:table-cell office:value-type="float" office:value="185.1">
            <text:p>185.1</text:p>
          </table:table-cell>
          <table:table-cell office:value-type="float" office:value="180.9">
            <text:p>180.9</text:p>
          </table:table-cell>
          <table:table-cell/>
        </table:table-row>
        <table:table-row table:style-name="ro1">
          <table:table-cell/>
          <table:table-cell office:value-type="float" office:value="223">
            <text:p>223</text:p>
          </table:table-cell>
          <table:table-cell office:value-type="float" office:value="185.2">
            <text:p>185.2</text:p>
          </table:table-cell>
          <table:table-cell office:value-type="float" office:value="181">
            <text:p>181</text:p>
          </table:table-cell>
          <table:table-cell/>
        </table:table-row>
        <table:table-row table:style-name="ro1">
          <table:table-cell/>
          <table:table-cell office:value-type="float" office:value="224">
            <text:p>224</text:p>
          </table:table-cell>
          <table:table-cell office:value-type="float" office:value="185.3">
            <text:p>185.3</text:p>
          </table:table-cell>
          <table:table-cell office:value-type="float" office:value="181.1">
            <text:p>181.1</text:p>
          </table:table-cell>
          <table:table-cell/>
        </table:table-row>
        <table:table-row table:style-name="ro1">
          <table:table-cell/>
          <table:table-cell office:value-type="float" office:value="225">
            <text:p>225</text:p>
          </table:table-cell>
          <table:table-cell office:value-type="float" office:value="185.4">
            <text:p>185.4</text:p>
          </table:table-cell>
          <table:table-cell office:value-type="float" office:value="181.1">
            <text:p>181.1</text:p>
          </table:table-cell>
          <table:table-cell/>
        </table:table-row>
        <table:table-row table:style-name="ro1">
          <table:table-cell/>
          <table:table-cell office:value-type="float" office:value="226">
            <text:p>226</text:p>
          </table:table-cell>
          <table:table-cell office:value-type="float" office:value="185.5">
            <text:p>185.5</text:p>
          </table:table-cell>
          <table:table-cell office:value-type="float" office:value="181.2">
            <text:p>181.2</text:p>
          </table:table-cell>
          <table:table-cell/>
        </table:table-row>
        <table:table-row table:style-name="ro1">
          <table:table-cell/>
          <table:table-cell office:value-type="float" office:value="227">
            <text:p>227</text:p>
          </table:table-cell>
          <table:table-cell office:value-type="float" office:value="185.6">
            <text:p>185.6</text:p>
          </table:table-cell>
          <table:table-cell office:value-type="float" office:value="181.2">
            <text:p>181.2</text:p>
          </table:table-cell>
          <table:table-cell/>
        </table:table-row>
        <table:table-row table:style-name="ro1">
          <table:table-cell/>
          <table:table-cell office:value-type="float" office:value="228">
            <text:p>228</text:p>
          </table:table-cell>
          <table:table-cell office:value-type="float" office:value="185.6">
            <text:p>185.6</text:p>
          </table:table-cell>
          <table:table-cell office:value-type="float" office:value="181.3">
            <text:p>181.3</text:p>
          </table:table-cell>
          <table:table-cell/>
        </table:table-row>
        <table:table-row table:style-name="ro1">
          <table:table-cell/>
          <table:table-cell office:value-type="float" office:value="229">
            <text:p>229</text:p>
          </table:table-cell>
          <table:table-cell office:value-type="float" office:value="185.7">
            <text:p>185.7</text:p>
          </table:table-cell>
          <table:table-cell office:value-type="float" office:value="181.4">
            <text:p>181.4</text:p>
          </table:table-cell>
          <table:table-cell/>
        </table:table-row>
        <table:table-row table:style-name="ro1">
          <table:table-cell/>
          <table:table-cell office:value-type="float" office:value="230">
            <text:p>230</text:p>
          </table:table-cell>
          <table:table-cell office:value-type="float" office:value="185.8">
            <text:p>185.8</text:p>
          </table:table-cell>
          <table:table-cell office:value-type="float" office:value="181.4">
            <text:p>181.4</text:p>
          </table:table-cell>
          <table:table-cell/>
        </table:table-row>
        <table:table-row table:style-name="ro1">
          <table:table-cell/>
          <table:table-cell office:value-type="float" office:value="231">
            <text:p>231</text:p>
          </table:table-cell>
          <table:table-cell office:value-type="float" office:value="185.9">
            <text:p>185.9</text:p>
          </table:table-cell>
          <table:table-cell office:value-type="float" office:value="181.5">
            <text:p>181.5</text:p>
          </table:table-cell>
          <table:table-cell/>
        </table:table-row>
        <table:table-row table:style-name="ro1">
          <table:table-cell/>
          <table:table-cell office:value-type="float" office:value="232">
            <text:p>232</text:p>
          </table:table-cell>
          <table:table-cell office:value-type="float" office:value="186">
            <text:p>186</text:p>
          </table:table-cell>
          <table:table-cell office:value-type="float" office:value="181.5">
            <text:p>181.5</text:p>
          </table:table-cell>
          <table:table-cell/>
        </table:table-row>
        <table:table-row table:style-name="ro1">
          <table:table-cell/>
          <table:table-cell office:value-type="float" office:value="233">
            <text:p>233</text:p>
          </table:table-cell>
          <table:table-cell office:value-type="float" office:value="186">
            <text:p>186</text:p>
          </table:table-cell>
          <table:table-cell office:value-type="float" office:value="181.5">
            <text:p>181.5</text:p>
          </table:table-cell>
          <table:table-cell/>
        </table:table-row>
        <table:table-row table:style-name="ro1">
          <table:table-cell/>
          <table:table-cell office:value-type="float" office:value="234">
            <text:p>234</text:p>
          </table:table-cell>
          <table:table-cell office:value-type="float" office:value="186.1">
            <text:p>186.1</text:p>
          </table:table-cell>
          <table:table-cell office:value-type="float" office:value="181.6">
            <text:p>181.6</text:p>
          </table:table-cell>
          <table:table-cell/>
        </table:table-row>
        <table:table-row table:style-name="ro1">
          <table:table-cell/>
          <table:table-cell office:value-type="float" office:value="235">
            <text:p>235</text:p>
          </table:table-cell>
          <table:table-cell office:value-type="float" office:value="186.2">
            <text:p>186.2</text:p>
          </table:table-cell>
          <table:table-cell office:value-type="float" office:value="181.7">
            <text:p>181.7</text:p>
          </table:table-cell>
          <table:table-cell/>
        </table:table-row>
        <table:table-row table:style-name="ro1">
          <table:table-cell/>
          <table:table-cell office:value-type="float" office:value="236">
            <text:p>236</text:p>
          </table:table-cell>
          <table:table-cell office:value-type="float" office:value="186.3">
            <text:p>186.3</text:p>
          </table:table-cell>
          <table:table-cell office:value-type="float" office:value="181.7">
            <text:p>181.7</text:p>
          </table:table-cell>
          <table:table-cell/>
        </table:table-row>
        <table:table-row table:style-name="ro1">
          <table:table-cell/>
          <table:table-cell office:value-type="float" office:value="237">
            <text:p>237</text:p>
          </table:table-cell>
          <table:table-cell office:value-type="float" office:value="186.4">
            <text:p>186.4</text:p>
          </table:table-cell>
          <table:table-cell office:value-type="float" office:value="181.8">
            <text:p>181.8</text:p>
          </table:table-cell>
          <table:table-cell/>
        </table:table-row>
        <table:table-row table:style-name="ro1">
          <table:table-cell/>
          <table:table-cell office:value-type="float" office:value="238">
            <text:p>238</text:p>
          </table:table-cell>
          <table:table-cell office:value-type="float" office:value="186.4">
            <text:p>186.4</text:p>
          </table:table-cell>
          <table:table-cell office:value-type="float" office:value="181.8">
            <text:p>181.8</text:p>
          </table:table-cell>
          <table:table-cell/>
        </table:table-row>
        <table:table-row table:style-name="ro1">
          <table:table-cell/>
          <table:table-cell office:value-type="float" office:value="239">
            <text:p>239</text:p>
          </table:table-cell>
          <table:table-cell office:value-type="float" office:value="186.5">
            <text:p>186.5</text:p>
          </table:table-cell>
          <table:table-cell office:value-type="float" office:value="181.9">
            <text:p>181.9</text:p>
          </table:table-cell>
          <table:table-cell/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float" office:value="186.6">
            <text:p>186.6</text:p>
          </table:table-cell>
          <table:table-cell office:value-type="float" office:value="181.9">
            <text:p>181.9</text:p>
          </table:table-cell>
          <table:table-cell/>
        </table:table-row>
        <table:table-row table:style-name="ro1">
          <table:table-cell/>
          <table:table-cell office:value-type="float" office:value="241">
            <text:p>241</text:p>
          </table:table-cell>
          <table:table-cell office:value-type="float" office:value="186.7">
            <text:p>186.7</text:p>
          </table:table-cell>
          <table:table-cell office:value-type="float" office:value="181.9">
            <text:p>181.9</text:p>
          </table:table-cell>
          <table:table-cell/>
        </table:table-row>
        <table:table-row table:style-name="ro1">
          <table:table-cell/>
          <table:table-cell office:value-type="float" office:value="242">
            <text:p>242</text:p>
          </table:table-cell>
          <table:table-cell office:value-type="float" office:value="186.8">
            <text:p>186.8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/>
          <table:table-cell office:value-type="float" office:value="243">
            <text:p>243</text:p>
          </table:table-cell>
          <table:table-cell office:value-type="float" office:value="186.8">
            <text:p>186.8</text:p>
          </table:table-cell>
          <table:table-cell office:value-type="float" office:value="182.1">
            <text:p>182.1</text:p>
          </table:table-cell>
          <table:table-cell/>
        </table:table-row>
        <table:table-row table:style-name="ro1">
          <table:table-cell/>
          <table:table-cell office:value-type="float" office:value="244">
            <text:p>244</text:p>
          </table:table-cell>
          <table:table-cell office:value-type="float" office:value="186.8">
            <text:p>186.8</text:p>
          </table:table-cell>
          <table:table-cell office:value-type="float" office:value="182.2">
            <text:p>182.2</text:p>
          </table:table-cell>
          <table:table-cell/>
        </table:table-row>
        <table:table-row table:style-name="ro1">
          <table:table-cell/>
          <table:table-cell office:value-type="float" office:value="245">
            <text:p>245</text:p>
          </table:table-cell>
          <table:table-cell office:value-type="float" office:value="186.9">
            <text:p>186.9</text:p>
          </table:table-cell>
          <table:table-cell office:value-type="float" office:value="182.1">
            <text:p>182.1</text:p>
          </table:table-cell>
          <table:table-cell/>
        </table:table-row>
        <table:table-row table:style-name="ro1">
          <table:table-cell/>
          <table:table-cell office:value-type="float" office:value="246">
            <text:p>246</text:p>
          </table:table-cell>
          <table:table-cell office:value-type="float" office:value="187">
            <text:p>187</text:p>
          </table:table-cell>
          <table:table-cell office:value-type="float" office:value="182.2">
            <text:p>182.2</text:p>
          </table:table-cell>
          <table:table-cell/>
        </table:table-row>
        <table:table-row table:style-name="ro1">
          <table:table-cell/>
          <table:table-cell office:value-type="float" office:value="247">
            <text:p>247</text:p>
          </table:table-cell>
          <table:table-cell office:value-type="float" office:value="187.1">
            <text:p>187.1</text:p>
          </table:table-cell>
          <table:table-cell office:value-type="float" office:value="182.3">
            <text:p>182.3</text:p>
          </table:table-cell>
          <table:table-cell/>
        </table:table-row>
        <table:table-row table:style-name="ro1">
          <table:table-cell/>
          <table:table-cell office:value-type="float" office:value="248">
            <text:p>248</text:p>
          </table:table-cell>
          <table:table-cell office:value-type="float" office:value="187.1">
            <text:p>187.1</text:p>
          </table:table-cell>
          <table:table-cell office:value-type="float" office:value="182.3">
            <text:p>182.3</text:p>
          </table:table-cell>
          <table:table-cell/>
        </table:table-row>
        <table:table-row table:style-name="ro1">
          <table:table-cell/>
          <table:table-cell office:value-type="float" office:value="249">
            <text:p>249</text:p>
          </table:table-cell>
          <table:table-cell office:value-type="float" office:value="187.2">
            <text:p>187.2</text:p>
          </table:table-cell>
          <table:table-cell office:value-type="float" office:value="182.4">
            <text:p>182.4</text:p>
          </table:table-cell>
          <table:table-cell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87.3">
            <text:p>187.3</text:p>
          </table:table-cell>
          <table:table-cell office:value-type="float" office:value="182.4">
            <text:p>182.4</text:p>
          </table:table-cell>
          <table:table-cell/>
        </table:table-row>
        <table:table-row table:style-name="ro1">
          <table:table-cell/>
          <table:table-cell office:value-type="float" office:value="251">
            <text:p>251</text:p>
          </table:table-cell>
          <table:table-cell office:value-type="float" office:value="187.4">
            <text:p>187.4</text:p>
          </table:table-cell>
          <table:table-cell office:value-type="float" office:value="182.4">
            <text:p>182.4</text:p>
          </table:table-cell>
          <table:table-cell/>
        </table:table-row>
        <table:table-row table:style-name="ro1">
          <table:table-cell/>
          <table:table-cell office:value-type="float" office:value="252">
            <text:p>252</text:p>
          </table:table-cell>
          <table:table-cell office:value-type="float" office:value="187.4">
            <text:p>187.4</text:p>
          </table:table-cell>
          <table:table-cell office:value-type="float" office:value="182.5">
            <text:p>182.5</text:p>
          </table:table-cell>
          <table:table-cell/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187.5">
            <text:p>187.5</text:p>
          </table:table-cell>
          <table:table-cell office:value-type="float" office:value="182.6">
            <text:p>182.6</text:p>
          </table:table-cell>
          <table:table-cell/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float" office:value="187.5">
            <text:p>187.5</text:p>
          </table:table-cell>
          <table:table-cell office:value-type="float" office:value="182.6">
            <text:p>182.6</text:p>
          </table:table-cell>
          <table:table-cell/>
        </table:table-row>
        <table:table-row table:style-name="ro1">
          <table:table-cell/>
          <table:table-cell office:value-type="float" office:value="255">
            <text:p>255</text:p>
          </table:table-cell>
          <table:table-cell office:value-type="float" office:value="187.6">
            <text:p>187.6</text:p>
          </table:table-cell>
          <table:table-cell office:value-type="float" office:value="182.6">
            <text:p>182.6</text:p>
          </table:table-cell>
          <table:table-cell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87.7">
            <text:p>187.7</text:p>
          </table:table-cell>
          <table:table-cell office:value-type="float" office:value="182.7">
            <text:p>182.7</text:p>
          </table:table-cell>
          <table:table-cell/>
        </table:table-row>
        <table:table-row table:style-name="ro1">
          <table:table-cell/>
          <table:table-cell office:value-type="float" office:value="257">
            <text:p>257</text:p>
          </table:table-cell>
          <table:table-cell office:value-type="float" office:value="187.7">
            <text:p>187.7</text:p>
          </table:table-cell>
          <table:table-cell office:value-type="float" office:value="182.7">
            <text:p>182.7</text:p>
          </table:table-cell>
          <table:table-cell/>
        </table:table-row>
        <table:table-row table:style-name="ro1">
          <table:table-cell/>
          <table:table-cell office:value-type="float" office:value="258">
            <text:p>258</text:p>
          </table:table-cell>
          <table:table-cell office:value-type="float" office:value="187.8">
            <text:p>187.8</text:p>
          </table:table-cell>
          <table:table-cell office:value-type="float" office:value="182.8">
            <text:p>182.8</text:p>
          </table:table-cell>
          <table:table-cell/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187.8">
            <text:p>187.8</text:p>
          </table:table-cell>
          <table:table-cell office:value-type="float" office:value="182.9">
            <text:p>182.9</text:p>
          </table:table-cell>
          <table:table-cell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float" office:value="187.9">
            <text:p>187.9</text:p>
          </table:table-cell>
          <table:table-cell office:value-type="float" office:value="182.9">
            <text:p>182.9</text:p>
          </table:table-cell>
          <table:table-cell/>
        </table:table-row>
        <table:table-row table:style-name="ro1">
          <table:table-cell/>
          <table:table-cell office:value-type="float" office:value="261">
            <text:p>261</text:p>
          </table:table-cell>
          <table:table-cell office:value-type="float" office:value="188">
            <text:p>188</text:p>
          </table:table-cell>
          <table:table-cell office:value-type="float" office:value="182.9">
            <text:p>182.9</text:p>
          </table:table-cell>
          <table:table-cell/>
        </table:table-row>
        <table:table-row table:style-name="ro1">
          <table:table-cell/>
          <table:table-cell office:value-type="float" office:value="262">
            <text:p>262</text:p>
          </table:table-cell>
          <table:table-cell office:value-type="float" office:value="188">
            <text:p>188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/>
          <table:table-cell office:value-type="float" office:value="263">
            <text:p>263</text:p>
          </table:table-cell>
          <table:table-cell office:value-type="float" office:value="188.1">
            <text:p>188.1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/>
          <table:table-cell office:value-type="float" office:value="264">
            <text:p>264</text:p>
          </table:table-cell>
          <table:table-cell office:value-type="float" office:value="188.1">
            <text:p>188.1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/>
          <table:table-cell office:value-type="float" office:value="265">
            <text:p>265</text:p>
          </table:table-cell>
          <table:table-cell office:value-type="float" office:value="188.2">
            <text:p>188.2</text:p>
          </table:table-cell>
          <table:table-cell office:value-type="float" office:value="183.1">
            <text:p>183.1</text:p>
          </table:table-cell>
          <table:table-cell/>
        </table:table-row>
        <table:table-row table:style-name="ro1">
          <table:table-cell/>
          <table:table-cell office:value-type="float" office:value="266">
            <text:p>266</text:p>
          </table:table-cell>
          <table:table-cell office:value-type="float" office:value="188.3">
            <text:p>188.3</text:p>
          </table:table-cell>
          <table:table-cell office:value-type="float" office:value="183.1">
            <text:p>183.1</text:p>
          </table:table-cell>
          <table:table-cell/>
        </table:table-row>
        <table:table-row table:style-name="ro1">
          <table:table-cell/>
          <table:table-cell office:value-type="float" office:value="267">
            <text:p>267</text:p>
          </table:table-cell>
          <table:table-cell office:value-type="float" office:value="188.3">
            <text:p>188.3</text:p>
          </table:table-cell>
          <table:table-cell office:value-type="float" office:value="183.2">
            <text:p>183.2</text:p>
          </table:table-cell>
          <table:table-cell/>
        </table:table-row>
        <table:table-row table:style-name="ro1">
          <table:table-cell/>
          <table:table-cell office:value-type="float" office:value="268">
            <text:p>268</text:p>
          </table:table-cell>
          <table:table-cell office:value-type="float" office:value="188.4">
            <text:p>188.4</text:p>
          </table:table-cell>
          <table:table-cell office:value-type="float" office:value="183.2">
            <text:p>183.2</text:p>
          </table:table-cell>
          <table:table-cell/>
        </table:table-row>
        <table:table-row table:style-name="ro1">
          <table:table-cell/>
          <table:table-cell office:value-type="float" office:value="269">
            <text:p>269</text:p>
          </table:table-cell>
          <table:table-cell office:value-type="float" office:value="188.5">
            <text:p>188.5</text:p>
          </table:table-cell>
          <table:table-cell office:value-type="float" office:value="183.2">
            <text:p>183.2</text:p>
          </table:table-cell>
          <table:table-cell/>
        </table:table-row>
        <table:table-row table:style-name="ro1">
          <table:table-cell/>
          <table:table-cell office:value-type="float" office:value="270">
            <text:p>270</text:p>
          </table:table-cell>
          <table:table-cell office:value-type="float" office:value="188.6">
            <text:p>188.6</text:p>
          </table:table-cell>
          <table:table-cell office:value-type="float" office:value="183.3">
            <text:p>183.3</text:p>
          </table:table-cell>
          <table:table-cell/>
        </table:table-row>
        <table:table-row table:style-name="ro1">
          <table:table-cell/>
          <table:table-cell office:value-type="float" office:value="271">
            <text:p>271</text:p>
          </table:table-cell>
          <table:table-cell office:value-type="float" office:value="188.7">
            <text:p>188.7</text:p>
          </table:table-cell>
          <table:table-cell office:value-type="float" office:value="183.3">
            <text:p>183.3</text:p>
          </table:table-cell>
          <table:table-cell/>
        </table:table-row>
        <table:table-row table:style-name="ro1">
          <table:table-cell/>
          <table:table-cell office:value-type="float" office:value="272">
            <text:p>272</text:p>
          </table:table-cell>
          <table:table-cell office:value-type="float" office:value="188.7">
            <text:p>188.7</text:p>
          </table:table-cell>
          <table:table-cell office:value-type="float" office:value="183.4">
            <text:p>183.4</text:p>
          </table:table-cell>
          <table:table-cell/>
        </table:table-row>
        <table:table-row table:style-name="ro1">
          <table:table-cell/>
          <table:table-cell office:value-type="float" office:value="273">
            <text:p>273</text:p>
          </table:table-cell>
          <table:table-cell office:value-type="float" office:value="188.7">
            <text:p>188.7</text:p>
          </table:table-cell>
          <table:table-cell office:value-type="float" office:value="183.4">
            <text:p>183.4</text:p>
          </table:table-cell>
          <table:table-cell/>
        </table:table-row>
        <table:table-row table:style-name="ro1">
          <table:table-cell/>
          <table:table-cell office:value-type="float" office:value="274">
            <text:p>274</text:p>
          </table:table-cell>
          <table:table-cell office:value-type="float" office:value="188.8">
            <text:p>188.8</text:p>
          </table:table-cell>
          <table:table-cell office:value-type="float" office:value="183.4">
            <text:p>183.4</text:p>
          </table:table-cell>
          <table:table-cell/>
        </table:table-row>
        <table:table-row table:style-name="ro1">
          <table:table-cell/>
          <table:table-cell office:value-type="float" office:value="275">
            <text:p>275</text:p>
          </table:table-cell>
          <table:table-cell office:value-type="float" office:value="188.9">
            <text:p>188.9</text:p>
          </table:table-cell>
          <table:table-cell office:value-type="float" office:value="183.5">
            <text:p>183.5</text:p>
          </table:table-cell>
          <table:table-cell/>
        </table:table-row>
        <table:table-row table:style-name="ro1">
          <table:table-cell/>
          <table:table-cell office:value-type="float" office:value="276">
            <text:p>276</text:p>
          </table:table-cell>
          <table:table-cell office:value-type="float" office:value="188.9">
            <text:p>188.9</text:p>
          </table:table-cell>
          <table:table-cell office:value-type="float" office:value="183.5">
            <text:p>183.5</text:p>
          </table:table-cell>
          <table:table-cell/>
        </table:table-row>
        <table:table-row table:style-name="ro1">
          <table:table-cell/>
          <table:table-cell office:value-type="float" office:value="277">
            <text:p>277</text:p>
          </table:table-cell>
          <table:table-cell office:value-type="float" office:value="189">
            <text:p>189</text:p>
          </table:table-cell>
          <table:table-cell office:value-type="float" office:value="183.6">
            <text:p>183.6</text:p>
          </table:table-cell>
          <table:table-cell/>
        </table:table-row>
        <table:table-row table:style-name="ro1">
          <table:table-cell/>
          <table:table-cell office:value-type="float" office:value="278">
            <text:p>278</text:p>
          </table:table-cell>
          <table:table-cell office:value-type="float" office:value="189">
            <text:p>189</text:p>
          </table:table-cell>
          <table:table-cell office:value-type="float" office:value="183.6">
            <text:p>183.6</text:p>
          </table:table-cell>
          <table:table-cell/>
        </table:table-row>
        <table:table-row table:style-name="ro1">
          <table:table-cell/>
          <table:table-cell office:value-type="float" office:value="279">
            <text:p>279</text:p>
          </table:table-cell>
          <table:table-cell office:value-type="float" office:value="189.1">
            <text:p>189.1</text:p>
          </table:table-cell>
          <table:table-cell office:value-type="float" office:value="183.6">
            <text:p>183.6</text:p>
          </table:table-cell>
          <table:table-cell/>
        </table:table-row>
        <table:table-row table:style-name="ro1">
          <table:table-cell/>
          <table:table-cell office:value-type="float" office:value="280">
            <text:p>280</text:p>
          </table:table-cell>
          <table:table-cell office:value-type="float" office:value="189.2">
            <text:p>189.2</text:p>
          </table:table-cell>
          <table:table-cell office:value-type="float" office:value="183.7">
            <text:p>183.7</text:p>
          </table:table-cell>
          <table:table-cell/>
        </table:table-row>
        <table:table-row table:style-name="ro1">
          <table:table-cell/>
          <table:table-cell office:value-type="float" office:value="281">
            <text:p>281</text:p>
          </table:table-cell>
          <table:table-cell office:value-type="float" office:value="189.2">
            <text:p>189.2</text:p>
          </table:table-cell>
          <table:table-cell office:value-type="float" office:value="183.8">
            <text:p>183.8</text:p>
          </table:table-cell>
          <table:table-cell/>
        </table:table-row>
        <table:table-row table:style-name="ro1">
          <table:table-cell/>
          <table:table-cell office:value-type="float" office:value="282">
            <text:p>282</text:p>
          </table:table-cell>
          <table:table-cell office:value-type="float" office:value="189.3">
            <text:p>189.3</text:p>
          </table:table-cell>
          <table:table-cell office:value-type="float" office:value="183.8">
            <text:p>183.8</text:p>
          </table:table-cell>
          <table:table-cell/>
        </table:table-row>
        <table:table-row table:style-name="ro1">
          <table:table-cell/>
          <table:table-cell office:value-type="float" office:value="283">
            <text:p>283</text:p>
          </table:table-cell>
          <table:table-cell office:value-type="float" office:value="189.4">
            <text:p>189.4</text:p>
          </table:table-cell>
          <table:table-cell office:value-type="float" office:value="183.8">
            <text:p>183.8</text:p>
          </table:table-cell>
          <table:table-cell/>
        </table:table-row>
        <table:table-row table:style-name="ro1">
          <table:table-cell/>
          <table:table-cell office:value-type="float" office:value="284">
            <text:p>284</text:p>
          </table:table-cell>
          <table:table-cell office:value-type="float" office:value="189.4">
            <text:p>189.4</text:p>
          </table:table-cell>
          <table:table-cell office:value-type="float" office:value="183.9">
            <text:p>183.9</text:p>
          </table:table-cell>
          <table:table-cell/>
        </table:table-row>
        <table:table-row table:style-name="ro1">
          <table:table-cell/>
          <table:table-cell office:value-type="float" office:value="285">
            <text:p>285</text:p>
          </table:table-cell>
          <table:table-cell office:value-type="float" office:value="189.4">
            <text:p>189.4</text:p>
          </table:table-cell>
          <table:table-cell office:value-type="float" office:value="183.9">
            <text:p>183.9</text:p>
          </table:table-cell>
          <table:table-cell/>
        </table:table-row>
        <table:table-row table:style-name="ro1">
          <table:table-cell/>
          <table:table-cell office:value-type="float" office:value="286">
            <text:p>286</text:p>
          </table:table-cell>
          <table:table-cell office:value-type="float" office:value="189.5">
            <text:p>189.5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/>
          <table:table-cell office:value-type="float" office:value="287">
            <text:p>287</text:p>
          </table:table-cell>
          <table:table-cell office:value-type="float" office:value="189.6">
            <text:p>189.6</text:p>
          </table:table-cell>
          <table:table-cell office:value-type="float" office:value="183.9">
            <text:p>183.9</text:p>
          </table:table-cell>
          <table:table-cell/>
        </table:table-row>
        <table:table-row table:style-name="ro1">
          <table:table-cell/>
          <table:table-cell office:value-type="float" office:value="288">
            <text:p>288</text:p>
          </table:table-cell>
          <table:table-cell office:value-type="float" office:value="189.7">
            <text:p>189.7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/>
          <table:table-cell office:value-type="float" office:value="289">
            <text:p>289</text:p>
          </table:table-cell>
          <table:table-cell office:value-type="float" office:value="189.7">
            <text:p>189.7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/>
          <table:table-cell office:value-type="float" office:value="290">
            <text:p>290</text:p>
          </table:table-cell>
          <table:table-cell office:value-type="float" office:value="189.8">
            <text:p>189.8</text:p>
          </table:table-cell>
          <table:table-cell office:value-type="float" office:value="184.1">
            <text:p>184.1</text:p>
          </table:table-cell>
          <table:table-cell/>
        </table:table-row>
        <table:table-row table:style-name="ro1">
          <table:table-cell/>
          <table:table-cell office:value-type="float" office:value="291">
            <text:p>291</text:p>
          </table:table-cell>
          <table:table-cell office:value-type="float" office:value="189.8">
            <text:p>189.8</text:p>
          </table:table-cell>
          <table:table-cell office:value-type="float" office:value="184.1">
            <text:p>184.1</text:p>
          </table:table-cell>
          <table:table-cell/>
        </table:table-row>
        <table:table-row table:style-name="ro1">
          <table:table-cell/>
          <table:table-cell office:value-type="float" office:value="292">
            <text:p>292</text:p>
          </table:table-cell>
          <table:table-cell office:value-type="float" office:value="189.9">
            <text:p>189.9</text:p>
          </table:table-cell>
          <table:table-cell office:value-type="float" office:value="184.1">
            <text:p>184.1</text:p>
          </table:table-cell>
          <table:table-cell/>
        </table:table-row>
        <table:table-row table:style-name="ro1">
          <table:table-cell/>
          <table:table-cell office:value-type="float" office:value="293">
            <text:p>293</text:p>
          </table:table-cell>
          <table:table-cell office:value-type="float" office:value="190">
            <text:p>190</text:p>
          </table:table-cell>
          <table:table-cell office:value-type="float" office:value="184.2">
            <text:p>184.2</text:p>
          </table:table-cell>
          <table:table-cell/>
        </table:table-row>
        <table:table-row table:style-name="ro1">
          <table:table-cell/>
          <table:table-cell office:value-type="float" office:value="294">
            <text:p>294</text:p>
          </table:table-cell>
          <table:table-cell office:value-type="float" office:value="190">
            <text:p>190</text:p>
          </table:table-cell>
          <table:table-cell office:value-type="float" office:value="184.2">
            <text:p>184.2</text:p>
          </table:table-cell>
          <table:table-cell/>
        </table:table-row>
        <table:table-row table:style-name="ro1">
          <table:table-cell/>
          <table:table-cell office:value-type="float" office:value="295">
            <text:p>295</text:p>
          </table:table-cell>
          <table:table-cell office:value-type="float" office:value="190">
            <text:p>190</text:p>
          </table:table-cell>
          <table:table-cell office:value-type="float" office:value="184.3">
            <text:p>184.3</text:p>
          </table:table-cell>
          <table:table-cell/>
        </table:table-row>
        <table:table-row table:style-name="ro1">
          <table:table-cell/>
          <table:table-cell office:value-type="float" office:value="296">
            <text:p>296</text:p>
          </table:table-cell>
          <table:table-cell office:value-type="float" office:value="190.1">
            <text:p>190.1</text:p>
          </table:table-cell>
          <table:table-cell office:value-type="float" office:value="184.2">
            <text:p>184.2</text:p>
          </table:table-cell>
          <table:table-cell/>
        </table:table-row>
        <table:table-row table:style-name="ro1">
          <table:table-cell/>
          <table:table-cell office:value-type="float" office:value="297">
            <text:p>297</text:p>
          </table:table-cell>
          <table:table-cell office:value-type="float" office:value="190.2">
            <text:p>190.2</text:p>
          </table:table-cell>
          <table:table-cell office:value-type="float" office:value="184.3">
            <text:p>184.3</text:p>
          </table:table-cell>
          <table:table-cell/>
        </table:table-row>
        <table:table-row table:style-name="ro1">
          <table:table-cell/>
          <table:table-cell office:value-type="float" office:value="298">
            <text:p>298</text:p>
          </table:table-cell>
          <table:table-cell office:value-type="float" office:value="190.3">
            <text:p>190.3</text:p>
          </table:table-cell>
          <table:table-cell office:value-type="float" office:value="184.3">
            <text:p>184.3</text:p>
          </table:table-cell>
          <table:table-cell/>
        </table:table-row>
        <table:table-row table:style-name="ro1">
          <table:table-cell/>
          <table:table-cell office:value-type="float" office:value="299">
            <text:p>299</text:p>
          </table:table-cell>
          <table:table-cell office:value-type="float" office:value="190.3">
            <text:p>190.3</text:p>
          </table:table-cell>
          <table:table-cell office:value-type="float" office:value="184.4">
            <text:p>184.4</text:p>
          </table:table-cell>
          <table:table-cell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190.3">
            <text:p>190.3</text:p>
          </table:table-cell>
          <table:table-cell office:value-type="float" office:value="184.4">
            <text:p>184.4</text:p>
          </table:table-cell>
          <table:table-cell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190.4">
            <text:p>190.4</text:p>
          </table:table-cell>
          <table:table-cell office:value-type="float" office:value="184.4">
            <text:p>184.4</text:p>
          </table:table-cell>
          <table:table-cell/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float" office:value="190.5">
            <text:p>190.5</text:p>
          </table:table-cell>
          <table:table-cell office:value-type="float" office:value="184.5">
            <text:p>184.5</text:p>
          </table:table-cell>
          <table:table-cell/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float" office:value="190.5">
            <text:p>190.5</text:p>
          </table:table-cell>
          <table:table-cell office:value-type="float" office:value="184.5">
            <text:p>184.5</text:p>
          </table:table-cell>
          <table:table-cell/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190.5">
            <text:p>190.5</text:p>
          </table:table-cell>
          <table:table-cell office:value-type="float" office:value="184.6">
            <text:p>184.6</text:p>
          </table:table-cell>
          <table:table-cell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190.6">
            <text:p>190.6</text:p>
          </table:table-cell>
          <table:table-cell office:value-type="float" office:value="184.6">
            <text:p>184.6</text:p>
          </table:table-cell>
          <table:table-cell/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float" office:value="190.7">
            <text:p>190.7</text:p>
          </table:table-cell>
          <table:table-cell office:value-type="float" office:value="184.6">
            <text:p>184.6</text:p>
          </table:table-cell>
          <table:table-cell/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190.8">
            <text:p>190.8</text:p>
          </table:table-cell>
          <table:table-cell office:value-type="float" office:value="184.6">
            <text:p>184.6</text:p>
          </table:table-cell>
          <table:table-cell/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float" office:value="190.8">
            <text:p>190.8</text:p>
          </table:table-cell>
          <table:table-cell office:value-type="float" office:value="184.7">
            <text:p>184.7</text:p>
          </table:table-cell>
          <table:table-cell/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190.8">
            <text:p>190.8</text:p>
          </table:table-cell>
          <table:table-cell office:value-type="float" office:value="184.7">
            <text:p>184.7</text:p>
          </table:table-cell>
          <table:table-cell/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float" office:value="190.9">
            <text:p>190.9</text:p>
          </table:table-cell>
          <table:table-cell office:value-type="float" office:value="184.8">
            <text:p>184.8</text:p>
          </table:table-cell>
          <table:table-cell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191">
            <text:p>191</text:p>
          </table:table-cell>
          <table:table-cell office:value-type="float" office:value="184.7">
            <text:p>184.7</text:p>
          </table:table-cell>
          <table:table-cell/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191.1">
            <text:p>191.1</text:p>
          </table:table-cell>
          <table:table-cell office:value-type="float" office:value="184.7">
            <text:p>184.7</text:p>
          </table:table-cell>
          <table:table-cell/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float" office:value="191.1">
            <text:p>191.1</text:p>
          </table:table-cell>
          <table:table-cell office:value-type="float" office:value="184.8">
            <text:p>184.8</text:p>
          </table:table-cell>
          <table:table-cell/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191.1">
            <text:p>191.1</text:p>
          </table:table-cell>
          <table:table-cell office:value-type="float" office:value="184.9">
            <text:p>184.9</text:p>
          </table:table-cell>
          <table:table-cell/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191.2">
            <text:p>191.2</text:p>
          </table:table-cell>
          <table:table-cell office:value-type="float" office:value="184.9">
            <text:p>184.9</text:p>
          </table:table-cell>
          <table:table-cell/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191.3">
            <text:p>191.3</text:p>
          </table:table-cell>
          <table:table-cell office:value-type="float" office:value="184.9">
            <text:p>184.9</text:p>
          </table:table-cell>
          <table:table-cell/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float" office:value="191.3">
            <text:p>191.3</text:p>
          </table:table-cell>
          <table:table-cell office:value-type="float" office:value="184.9">
            <text:p>184.9</text:p>
          </table:table-cell>
          <table:table-cell/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float" office:value="191.3">
            <text:p>191.3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float" office:value="191.4">
            <text:p>191.4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191.4">
            <text:p>191.4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191.5">
            <text:p>191.5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float" office:value="191.6">
            <text:p>191.6</text:p>
          </table:table-cell>
          <table:table-cell office:value-type="float" office:value="185.1">
            <text:p>185.1</text:p>
          </table:table-cell>
          <table:table-cell/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float" office:value="191.6">
            <text:p>191.6</text:p>
          </table:table-cell>
          <table:table-cell office:value-type="float" office:value="185.1">
            <text:p>185.1</text:p>
          </table:table-cell>
          <table:table-cell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191.6">
            <text:p>191.6</text:p>
          </table:table-cell>
          <table:table-cell office:value-type="float" office:value="185.2">
            <text:p>185.2</text:p>
          </table:table-cell>
          <table:table-cell/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float" office:value="191.7">
            <text:p>191.7</text:p>
          </table:table-cell>
          <table:table-cell office:value-type="float" office:value="185.2">
            <text:p>185.2</text:p>
          </table:table-cell>
          <table:table-cell/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float" office:value="191.8">
            <text:p>191.8</text:p>
          </table:table-cell>
          <table:table-cell office:value-type="float" office:value="185.2">
            <text:p>185.2</text:p>
          </table:table-cell>
          <table:table-cell/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float" office:value="191.8">
            <text:p>191.8</text:p>
          </table:table-cell>
          <table:table-cell office:value-type="float" office:value="185.3">
            <text:p>185.3</text:p>
          </table:table-cell>
          <table:table-cell/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float" office:value="191.9">
            <text:p>191.9</text:p>
          </table:table-cell>
          <table:table-cell office:value-type="float" office:value="185.3">
            <text:p>185.3</text:p>
          </table:table-cell>
          <table:table-cell/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float" office:value="191.9">
            <text:p>191.9</text:p>
          </table:table-cell>
          <table:table-cell office:value-type="float" office:value="185.3">
            <text:p>185.3</text:p>
          </table:table-cell>
          <table:table-cell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192">
            <text:p>192</text:p>
          </table:table-cell>
          <table:table-cell office:value-type="float" office:value="185.4">
            <text:p>185.4</text:p>
          </table:table-cell>
          <table:table-cell/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float" office:value="192.1">
            <text:p>192.1</text:p>
          </table:table-cell>
          <table:table-cell office:value-type="float" office:value="185.4">
            <text:p>185.4</text:p>
          </table:table-cell>
          <table:table-cell/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float" office:value="192.1">
            <text:p>192.1</text:p>
          </table:table-cell>
          <table:table-cell office:value-type="float" office:value="185.4">
            <text:p>185.4</text:p>
          </table:table-cell>
          <table:table-cell/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float" office:value="192.2">
            <text:p>192.2</text:p>
          </table:table-cell>
          <table:table-cell office:value-type="float" office:value="185.5">
            <text:p>185.5</text:p>
          </table:table-cell>
          <table:table-cell/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float" office:value="192.2">
            <text:p>192.2</text:p>
          </table:table-cell>
          <table:table-cell office:value-type="float" office:value="185.5">
            <text:p>185.5</text:p>
          </table:table-cell>
          <table:table-cell/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float" office:value="192.3">
            <text:p>192.3</text:p>
          </table:table-cell>
          <table:table-cell office:value-type="float" office:value="185.5">
            <text:p>185.5</text:p>
          </table:table-cell>
          <table:table-cell/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float" office:value="192.3">
            <text:p>192.3</text:p>
          </table:table-cell>
          <table:table-cell office:value-type="float" office:value="185.5">
            <text:p>185.5</text:p>
          </table:table-cell>
          <table:table-cell/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192.3">
            <text:p>192.3</text:p>
          </table:table-cell>
          <table:table-cell office:value-type="float" office:value="185.6">
            <text:p>185.6</text:p>
          </table:table-cell>
          <table:table-cell/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float" office:value="192.4">
            <text:p>192.4</text:p>
          </table:table-cell>
          <table:table-cell office:value-type="float" office:value="185.6">
            <text:p>185.6</text:p>
          </table:table-cell>
          <table:table-cell/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float" office:value="192.5">
            <text:p>192.5</text:p>
          </table:table-cell>
          <table:table-cell office:value-type="float" office:value="185.6">
            <text:p>185.6</text:p>
          </table:table-cell>
          <table:table-cell/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float" office:value="192.5">
            <text:p>192.5</text:p>
          </table:table-cell>
          <table:table-cell office:value-type="float" office:value="185.6">
            <text:p>185.6</text:p>
          </table:table-cell>
          <table:table-cell/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float" office:value="192.5">
            <text:p>192.5</text:p>
          </table:table-cell>
          <table:table-cell office:value-type="float" office:value="185.7">
            <text:p>185.7</text:p>
          </table:table-cell>
          <table:table-cell/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float" office:value="192.6">
            <text:p>192.6</text:p>
          </table:table-cell>
          <table:table-cell office:value-type="float" office:value="185.7">
            <text:p>185.7</text:p>
          </table:table-cell>
          <table:table-cell/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float" office:value="192.7">
            <text:p>192.7</text:p>
          </table:table-cell>
          <table:table-cell office:value-type="float" office:value="185.7">
            <text:p>185.7</text:p>
          </table:table-cell>
          <table:table-cell/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float" office:value="192.8">
            <text:p>192.8</text:p>
          </table:table-cell>
          <table:table-cell office:value-type="float" office:value="185.7">
            <text:p>185.7</text:p>
          </table:table-cell>
          <table:table-cell/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float" office:value="192.8">
            <text:p>192.8</text:p>
          </table:table-cell>
          <table:table-cell office:value-type="float" office:value="185.8">
            <text:p>185.8</text:p>
          </table:table-cell>
          <table:table-cell/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float" office:value="192.8">
            <text:p>192.8</text:p>
          </table:table-cell>
          <table:table-cell office:value-type="float" office:value="185.8">
            <text:p>185.8</text:p>
          </table:table-cell>
          <table:table-cell/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192.9">
            <text:p>192.9</text:p>
          </table:table-cell>
          <table:table-cell office:value-type="float" office:value="185.8">
            <text:p>185.8</text:p>
          </table:table-cell>
          <table:table-cell/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float" office:value="193">
            <text:p>193</text:p>
          </table:table-cell>
          <table:table-cell office:value-type="float" office:value="185.8">
            <text:p>185.8</text:p>
          </table:table-cell>
          <table:table-cell/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float" office:value="193.1">
            <text:p>193.1</text:p>
          </table:table-cell>
          <table:table-cell office:value-type="float" office:value="185.9">
            <text:p>185.9</text:p>
          </table:table-cell>
          <table:table-cell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193.1">
            <text:p>193.1</text:p>
          </table:table-cell>
          <table:table-cell office:value-type="float" office:value="185.9">
            <text:p>185.9</text:p>
          </table:table-cell>
          <table:table-cell/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float" office:value="193.1">
            <text:p>193.1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/>
          <table:table-cell office:value-type="float" office:value="352">
            <text:p>352</text:p>
          </table:table-cell>
          <table:table-cell office:value-type="float" office:value="193.2">
            <text:p>193.2</text:p>
          </table:table-cell>
          <table:table-cell office:value-type="float" office:value="185.9">
            <text:p>185.9</text:p>
          </table:table-cell>
          <table:table-cell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float" office:value="193.3">
            <text:p>193.3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float" office:value="193.3">
            <text:p>193.3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float" office:value="193.3">
            <text:p>193.3</text:p>
          </table:table-cell>
          <table:table-cell office:value-type="float" office:value="186.1">
            <text:p>186.1</text:p>
          </table:table-cell>
          <table:table-cell/>
        </table:table-row>
        <table:table-row table:style-name="ro1">
          <table:table-cell/>
          <table:table-cell office:value-type="float" office:value="356">
            <text:p>356</text:p>
          </table:table-cell>
          <table:table-cell office:value-type="float" office:value="193.4">
            <text:p>193.4</text:p>
          </table:table-cell>
          <table:table-cell office:value-type="float" office:value="186.1">
            <text:p>186.1</text:p>
          </table:table-cell>
          <table:table-cell/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float" office:value="193.4">
            <text:p>193.4</text:p>
          </table:table-cell>
          <table:table-cell office:value-type="float" office:value="186.1">
            <text:p>186.1</text:p>
          </table:table-cell>
          <table:table-cell/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float" office:value="193.5">
            <text:p>193.5</text:p>
          </table:table-cell>
          <table:table-cell office:value-type="float" office:value="186.1">
            <text:p>186.1</text:p>
          </table:table-cell>
          <table:table-cell/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float" office:value="193.6">
            <text:p>193.6</text:p>
          </table:table-cell>
          <table:table-cell office:value-type="float" office:value="186.2">
            <text:p>186.2</text:p>
          </table:table-cell>
          <table:table-cell/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float" office:value="193.6">
            <text:p>193.6</text:p>
          </table:table-cell>
          <table:table-cell office:value-type="float" office:value="186.2">
            <text:p>186.2</text:p>
          </table:table-cell>
          <table:table-cell/>
        </table:table-row>
        <table:table-row table:style-name="ro1">
          <table:table-cell/>
          <table:table-cell office:value-type="float" office:value="361">
            <text:p>361</text:p>
          </table:table-cell>
          <table:table-cell office:value-type="float" office:value="193.6">
            <text:p>193.6</text:p>
          </table:table-cell>
          <table:table-cell office:value-type="float" office:value="186.3">
            <text:p>186.3</text:p>
          </table:table-cell>
          <table:table-cell/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float" office:value="193.7">
            <text:p>193.7</text:p>
          </table:table-cell>
          <table:table-cell office:value-type="float" office:value="186.3">
            <text:p>186.3</text:p>
          </table:table-cell>
          <table:table-cell/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float" office:value="193.8">
            <text:p>193.8</text:p>
          </table:table-cell>
          <table:table-cell office:value-type="float" office:value="186.3">
            <text:p>186.3</text:p>
          </table:table-cell>
          <table:table-cell/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float" office:value="193.8">
            <text:p>193.8</text:p>
          </table:table-cell>
          <table:table-cell office:value-type="float" office:value="186.3">
            <text:p>186.3</text:p>
          </table:table-cell>
          <table:table-cell/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float" office:value="193.8">
            <text:p>193.8</text:p>
          </table:table-cell>
          <table:table-cell office:value-type="float" office:value="186.4">
            <text:p>186.4</text:p>
          </table:table-cell>
          <table:table-cell/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float" office:value="193.9">
            <text:p>193.9</text:p>
          </table:table-cell>
          <table:table-cell office:value-type="float" office:value="186.4">
            <text:p>186.4</text:p>
          </table:table-cell>
          <table:table-cell/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float" office:value="194">
            <text:p>194</text:p>
          </table:table-cell>
          <table:table-cell office:value-type="float" office:value="186.4">
            <text:p>186.4</text:p>
          </table:table-cell>
          <table:table-cell/>
        </table:table-row>
        <table:table-row table:style-name="ro1">
          <table:table-cell/>
          <table:table-cell office:value-type="float" office:value="368">
            <text:p>368</text:p>
          </table:table-cell>
          <table:table-cell office:value-type="float" office:value="194">
            <text:p>194</text:p>
          </table:table-cell>
          <table:table-cell office:value-type="float" office:value="186.4">
            <text:p>186.4</text:p>
          </table:table-cell>
          <table:table-cell/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float" office:value="194">
            <text:p>194</text:p>
          </table:table-cell>
          <table:table-cell office:value-type="float" office:value="186.5">
            <text:p>186.5</text:p>
          </table:table-cell>
          <table:table-cell/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float" office:value="194.1">
            <text:p>194.1</text:p>
          </table:table-cell>
          <table:table-cell office:value-type="float" office:value="186.5">
            <text:p>186.5</text:p>
          </table:table-cell>
          <table:table-cell/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float" office:value="194.1">
            <text:p>194.1</text:p>
          </table:table-cell>
          <table:table-cell office:value-type="float" office:value="186.5">
            <text:p>186.5</text:p>
          </table:table-cell>
          <table:table-cell/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float" office:value="194.2">
            <text:p>194.2</text:p>
          </table:table-cell>
          <table:table-cell office:value-type="float" office:value="186.5">
            <text:p>186.5</text:p>
          </table:table-cell>
          <table:table-cell/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float" office:value="194.3">
            <text:p>194.3</text:p>
          </table:table-cell>
          <table:table-cell office:value-type="float" office:value="186.6">
            <text:p>186.6</text:p>
          </table:table-cell>
          <table:table-cell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float" office:value="194.2">
            <text:p>194.2</text:p>
          </table:table-cell>
          <table:table-cell office:value-type="float" office:value="186.6">
            <text:p>186.6</text:p>
          </table:table-cell>
          <table:table-cell/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float" office:value="194.3">
            <text:p>194.3</text:p>
          </table:table-cell>
          <table:table-cell office:value-type="float" office:value="186.6">
            <text:p>186.6</text:p>
          </table:table-cell>
          <table:table-cell/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float" office:value="194.4">
            <text:p>194.4</text:p>
          </table:table-cell>
          <table:table-cell office:value-type="float" office:value="186.6">
            <text:p>186.6</text:p>
          </table:table-cell>
          <table:table-cell/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float" office:value="194.4">
            <text:p>194.4</text:p>
          </table:table-cell>
          <table:table-cell office:value-type="float" office:value="186.7">
            <text:p>186.7</text:p>
          </table:table-cell>
          <table:table-cell/>
        </table:table-row>
        <table:table-row table:style-name="ro1">
          <table:table-cell/>
          <table:table-cell office:value-type="float" office:value="378">
            <text:p>378</text:p>
          </table:table-cell>
          <table:table-cell office:value-type="float" office:value="194.5">
            <text:p>194.5</text:p>
          </table:table-cell>
          <table:table-cell office:value-type="float" office:value="186.7">
            <text:p>186.7</text:p>
          </table:table-cell>
          <table:table-cell/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float" office:value="194.5">
            <text:p>194.5</text:p>
          </table:table-cell>
          <table:table-cell office:value-type="float" office:value="186.8">
            <text:p>186.8</text:p>
          </table:table-cell>
          <table:table-cell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194.5">
            <text:p>194.5</text:p>
          </table:table-cell>
          <table:table-cell office:value-type="float" office:value="186.7">
            <text:p>186.7</text:p>
          </table:table-cell>
          <table:table-cell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194.6">
            <text:p>194.6</text:p>
          </table:table-cell>
          <table:table-cell office:value-type="float" office:value="186.7">
            <text:p>186.7</text:p>
          </table:table-cell>
          <table:table-cell/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float" office:value="194.7">
            <text:p>194.7</text:p>
          </table:table-cell>
          <table:table-cell office:value-type="float" office:value="186.8">
            <text:p>186.8</text:p>
          </table:table-cell>
          <table:table-cell/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float" office:value="194.7">
            <text:p>194.7</text:p>
          </table:table-cell>
          <table:table-cell office:value-type="float" office:value="186.8">
            <text:p>186.8</text:p>
          </table:table-cell>
          <table:table-cell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194.7">
            <text:p>194.7</text:p>
          </table:table-cell>
          <table:table-cell office:value-type="float" office:value="186.9">
            <text:p>186.9</text:p>
          </table:table-cell>
          <table:table-cell/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float" office:value="194.8">
            <text:p>194.8</text:p>
          </table:table-cell>
          <table:table-cell office:value-type="float" office:value="186.9">
            <text:p>186.9</text:p>
          </table:table-cell>
          <table:table-cell/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float" office:value="194.9">
            <text:p>194.9</text:p>
          </table:table-cell>
          <table:table-cell office:value-type="float" office:value="186.9">
            <text:p>186.9</text:p>
          </table:table-cell>
          <table:table-cell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194.9">
            <text:p>194.9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float" office:value="194.9">
            <text:p>194.9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float" office:value="195">
            <text:p>195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float" office:value="195.1">
            <text:p>195.1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float" office:value="195.1">
            <text:p>195.1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float" office:value="195.1">
            <text:p>195.1</text:p>
          </table:table-cell>
          <table:table-cell office:value-type="float" office:value="187.1">
            <text:p>187.1</text:p>
          </table:table-cell>
          <table:table-cell/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float" office:value="195.2">
            <text:p>195.2</text:p>
          </table:table-cell>
          <table:table-cell office:value-type="float" office:value="187.1">
            <text:p>187.1</text:p>
          </table:table-cell>
          <table:table-cell/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float" office:value="195.3">
            <text:p>195.3</text:p>
          </table:table-cell>
          <table:table-cell office:value-type="float" office:value="187.1">
            <text:p>187.1</text:p>
          </table:table-cell>
          <table:table-cell/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float" office:value="195.3">
            <text:p>195.3</text:p>
          </table:table-cell>
          <table:table-cell office:value-type="float" office:value="187.1">
            <text:p>187.1</text:p>
          </table:table-cell>
          <table:table-cell/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float" office:value="195.4">
            <text:p>195.4</text:p>
          </table:table-cell>
          <table:table-cell office:value-type="float" office:value="187.2">
            <text:p>187.2</text:p>
          </table:table-cell>
          <table:table-cell/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float" office:value="195.4">
            <text:p>195.4</text:p>
          </table:table-cell>
          <table:table-cell office:value-type="float" office:value="187.2">
            <text:p>187.2</text:p>
          </table:table-cell>
          <table:table-cell/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float" office:value="195.4">
            <text:p>195.4</text:p>
          </table:table-cell>
          <table:table-cell office:value-type="float" office:value="187.3">
            <text:p>187.3</text:p>
          </table:table-cell>
          <table:table-cell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float" office:value="195.5">
            <text:p>195.5</text:p>
          </table:table-cell>
          <table:table-cell office:value-type="float" office:value="187.2">
            <text:p>187.2</text:p>
          </table:table-cell>
          <table:table-cell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195.6">
            <text:p>195.6</text:p>
          </table:table-cell>
          <table:table-cell office:value-type="float" office:value="187.3">
            <text:p>187.3</text:p>
          </table:table-cell>
          <table:table-cell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195.6">
            <text:p>195.6</text:p>
          </table:table-cell>
          <table:table-cell office:value-type="float" office:value="187.3">
            <text:p>187.3</text:p>
          </table:table-cell>
          <table:table-cell/>
        </table:table-row>
        <table:table-row table:style-name="ro1">
          <table:table-cell/>
          <table:table-cell office:value-type="float" office:value="402">
            <text:p>402</text:p>
          </table:table-cell>
          <table:table-cell office:value-type="float" office:value="195.6">
            <text:p>195.6</text:p>
          </table:table-cell>
          <table:table-cell office:value-type="float" office:value="187.4">
            <text:p>187.4</text:p>
          </table:table-cell>
          <table:table-cell/>
        </table:table-row>
        <table:table-row table:style-name="ro1">
          <table:table-cell/>
          <table:table-cell office:value-type="float" office:value="403">
            <text:p>403</text:p>
          </table:table-cell>
          <table:table-cell office:value-type="float" office:value="195.7">
            <text:p>195.7</text:p>
          </table:table-cell>
          <table:table-cell office:value-type="float" office:value="187.4">
            <text:p>187.4</text:p>
          </table:table-cell>
          <table:table-cell/>
        </table:table-row>
        <table:table-row table:style-name="ro1">
          <table:table-cell/>
          <table:table-cell office:value-type="float" office:value="404">
            <text:p>404</text:p>
          </table:table-cell>
          <table:table-cell office:value-type="float" office:value="195.8">
            <text:p>195.8</text:p>
          </table:table-cell>
          <table:table-cell office:value-type="float" office:value="187.4">
            <text:p>187.4</text:p>
          </table:table-cell>
          <table:table-cell/>
        </table:table-row>
        <table:table-row table:style-name="ro1">
          <table:table-cell/>
          <table:table-cell office:value-type="float" office:value="405">
            <text:p>405</text:p>
          </table:table-cell>
          <table:table-cell office:value-type="float" office:value="195.8">
            <text:p>195.8</text:p>
          </table:table-cell>
          <table:table-cell office:value-type="float" office:value="187.4">
            <text:p>187.4</text:p>
          </table:table-cell>
          <table:table-cell/>
        </table:table-row>
        <table:table-row table:style-name="ro1">
          <table:table-cell/>
          <table:table-cell office:value-type="float" office:value="406">
            <text:p>406</text:p>
          </table:table-cell>
          <table:table-cell office:value-type="float" office:value="195.8">
            <text:p>195.8</text:p>
          </table:table-cell>
          <table:table-cell office:value-type="float" office:value="187.4">
            <text:p>187.4</text:p>
          </table:table-cell>
          <table:table-cell/>
        </table:table-row>
        <table:table-row table:style-name="ro1">
          <table:table-cell/>
          <table:table-cell office:value-type="float" office:value="407">
            <text:p>407</text:p>
          </table:table-cell>
          <table:table-cell office:value-type="float" office:value="195.9">
            <text:p>195.9</text:p>
          </table:table-cell>
          <table:table-cell office:value-type="float" office:value="187.5">
            <text:p>187.5</text:p>
          </table:table-cell>
          <table:table-cell/>
        </table:table-row>
        <table:table-row table:style-name="ro1">
          <table:table-cell/>
          <table:table-cell office:value-type="float" office:value="408">
            <text:p>408</text:p>
          </table:table-cell>
          <table:table-cell office:value-type="float" office:value="195.9">
            <text:p>195.9</text:p>
          </table:table-cell>
          <table:table-cell office:value-type="float" office:value="187.4">
            <text:p>187.4</text:p>
          </table:table-cell>
          <table:table-cell/>
        </table:table-row>
        <table:table-row table:style-name="ro1">
          <table:table-cell/>
          <table:table-cell office:value-type="float" office:value="409">
            <text:p>409</text:p>
          </table:table-cell>
          <table:table-cell office:value-type="float" office:value="196">
            <text:p>196</text:p>
          </table:table-cell>
          <table:table-cell office:value-type="float" office:value="187.4">
            <text:p>187.4</text:p>
          </table:table-cell>
          <table:table-cell/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float" office:value="196.1">
            <text:p>196.1</text:p>
          </table:table-cell>
          <table:table-cell office:value-type="float" office:value="187.5">
            <text:p>187.5</text:p>
          </table:table-cell>
          <table:table-cell/>
        </table:table-row>
        <table:table-row table:style-name="ro1">
          <table:table-cell/>
          <table:table-cell office:value-type="float" office:value="411">
            <text:p>411</text:p>
          </table:table-cell>
          <table:table-cell office:value-type="float" office:value="196">
            <text:p>196</text:p>
          </table:table-cell>
          <table:table-cell office:value-type="float" office:value="187.5">
            <text:p>187.5</text:p>
          </table:table-cell>
          <table:table-cell/>
        </table:table-row>
        <table:table-row table:style-name="ro1">
          <table:table-cell/>
          <table:table-cell office:value-type="float" office:value="412">
            <text:p>412</text:p>
          </table:table-cell>
          <table:table-cell office:value-type="float" office:value="196.1">
            <text:p>196.1</text:p>
          </table:table-cell>
          <table:table-cell office:value-type="float" office:value="187.6">
            <text:p>187.6</text:p>
          </table:table-cell>
          <table:table-cell/>
        </table:table-row>
        <table:table-row table:style-name="ro1">
          <table:table-cell/>
          <table:table-cell office:value-type="float" office:value="413">
            <text:p>413</text:p>
          </table:table-cell>
          <table:table-cell office:value-type="float" office:value="196.1">
            <text:p>196.1</text:p>
          </table:table-cell>
          <table:table-cell office:value-type="float" office:value="187.5">
            <text:p>187.5</text:p>
          </table:table-cell>
          <table:table-cell/>
        </table:table-row>
        <table:table-row table:style-name="ro1">
          <table:table-cell/>
          <table:table-cell office:value-type="float" office:value="414">
            <text:p>414</text:p>
          </table:table-cell>
          <table:table-cell office:value-type="float" office:value="196.2">
            <text:p>196.2</text:p>
          </table:table-cell>
          <table:table-cell office:value-type="float" office:value="187.6">
            <text:p>187.6</text:p>
          </table:table-cell>
          <table:table-cell/>
        </table:table-row>
        <table:table-row table:style-name="ro1">
          <table:table-cell/>
          <table:table-cell office:value-type="float" office:value="415">
            <text:p>415</text:p>
          </table:table-cell>
          <table:table-cell office:value-type="float" office:value="196.2">
            <text:p>196.2</text:p>
          </table:table-cell>
          <table:table-cell office:value-type="float" office:value="187.6">
            <text:p>187.6</text:p>
          </table:table-cell>
          <table:table-cell/>
        </table:table-row>
        <table:table-row table:style-name="ro1">
          <table:table-cell/>
          <table:table-cell office:value-type="float" office:value="416">
            <text:p>416</text:p>
          </table:table-cell>
          <table:table-cell office:value-type="float" office:value="196.2">
            <text:p>196.2</text:p>
          </table:table-cell>
          <table:table-cell office:value-type="float" office:value="187.7">
            <text:p>187.7</text:p>
          </table:table-cell>
          <table:table-cell/>
        </table:table-row>
        <table:table-row table:style-name="ro1">
          <table:table-cell/>
          <table:table-cell office:value-type="float" office:value="417">
            <text:p>417</text:p>
          </table:table-cell>
          <table:table-cell office:value-type="float" office:value="196.2">
            <text:p>196.2</text:p>
          </table:table-cell>
          <table:table-cell office:value-type="float" office:value="187.7">
            <text:p>187.7</text:p>
          </table:table-cell>
          <table:table-cell/>
        </table:table-row>
        <table:table-row table:style-name="ro1">
          <table:table-cell/>
          <table:table-cell office:value-type="float" office:value="418">
            <text:p>418</text:p>
          </table:table-cell>
          <table:table-cell office:value-type="float" office:value="196.3">
            <text:p>196.3</text:p>
          </table:table-cell>
          <table:table-cell office:value-type="float" office:value="187.6">
            <text:p>187.6</text:p>
          </table:table-cell>
          <table:table-cell/>
        </table:table-row>
        <table:table-row table:style-name="ro1">
          <table:table-cell/>
          <table:table-cell office:value-type="float" office:value="419">
            <text:p>419</text:p>
          </table:table-cell>
          <table:table-cell office:value-type="float" office:value="196.4">
            <text:p>196.4</text:p>
          </table:table-cell>
          <table:table-cell office:value-type="float" office:value="187.7">
            <text:p>187.7</text:p>
          </table:table-cell>
          <table:table-cell/>
        </table:table-row>
        <table:table-row table:style-name="ro1">
          <table:table-cell/>
          <table:table-cell office:value-type="float" office:value="420">
            <text:p>420</text:p>
          </table:table-cell>
          <table:table-cell office:value-type="float" office:value="196.3">
            <text:p>196.3</text:p>
          </table:table-cell>
          <table:table-cell office:value-type="float" office:value="187.7">
            <text:p>187.7</text:p>
          </table:table-cell>
          <table:table-cell/>
        </table:table-row>
        <table:table-row table:style-name="ro1">
          <table:table-cell/>
          <table:table-cell office:value-type="float" office:value="421">
            <text:p>421</text:p>
          </table:table-cell>
          <table:table-cell office:value-type="float" office:value="196.4">
            <text:p>196.4</text:p>
          </table:table-cell>
          <table:table-cell office:value-type="float" office:value="187.8">
            <text:p>187.8</text:p>
          </table:table-cell>
          <table:table-cell/>
        </table:table-row>
        <table:table-row table:style-name="ro1">
          <table:table-cell/>
          <table:table-cell office:value-type="float" office:value="422">
            <text:p>422</text:p>
          </table:table-cell>
          <table:table-cell office:value-type="float" office:value="196.4">
            <text:p>196.4</text:p>
          </table:table-cell>
          <table:table-cell office:value-type="float" office:value="187.8">
            <text:p>187.8</text:p>
          </table:table-cell>
          <table:table-cell/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float" office:value="196.5">
            <text:p>196.5</text:p>
          </table:table-cell>
          <table:table-cell office:value-type="float" office:value="187.7">
            <text:p>187.7</text:p>
          </table:table-cell>
          <table:table-cell/>
        </table:table-row>
        <table:table-row table:style-name="ro1">
          <table:table-cell/>
          <table:table-cell office:value-type="float" office:value="424">
            <text:p>424</text:p>
          </table:table-cell>
          <table:table-cell office:value-type="float" office:value="196.5">
            <text:p>196.5</text:p>
          </table:table-cell>
          <table:table-cell office:value-type="float" office:value="187.8">
            <text:p>187.8</text:p>
          </table:table-cell>
          <table:table-cell/>
        </table:table-row>
        <table:table-row table:style-name="ro1">
          <table:table-cell/>
          <table:table-cell office:value-type="float" office:value="425">
            <text:p>425</text:p>
          </table:table-cell>
          <table:table-cell office:value-type="float" office:value="196.5">
            <text:p>196.5</text:p>
          </table:table-cell>
          <table:table-cell office:value-type="float" office:value="187.8">
            <text:p>187.8</text:p>
          </table:table-cell>
          <table:table-cell/>
        </table:table-row>
        <table:table-row table:style-name="ro1">
          <table:table-cell/>
          <table:table-cell office:value-type="float" office:value="426">
            <text:p>426</text:p>
          </table:table-cell>
          <table:table-cell office:value-type="float" office:value="196.5">
            <text:p>196.5</text:p>
          </table:table-cell>
          <table:table-cell office:value-type="float" office:value="187.9">
            <text:p>187.9</text:p>
          </table:table-cell>
          <table:table-cell/>
        </table:table-row>
        <table:table-row table:style-name="ro1">
          <table:table-cell/>
          <table:table-cell office:value-type="float" office:value="427">
            <text:p>427</text:p>
          </table:table-cell>
          <table:table-cell office:value-type="float" office:value="196.6">
            <text:p>196.6</text:p>
          </table:table-cell>
          <table:table-cell office:value-type="float" office:value="187.8">
            <text:p>187.8</text:p>
          </table:table-cell>
          <table:table-cell/>
        </table:table-row>
        <table:table-row table:style-name="ro1">
          <table:table-cell/>
          <table:table-cell office:value-type="float" office:value="428">
            <text:p>428</text:p>
          </table:table-cell>
          <table:table-cell office:value-type="float" office:value="196.7">
            <text:p>196.7</text:p>
          </table:table-cell>
          <table:table-cell office:value-type="float" office:value="187.9">
            <text:p>187.9</text:p>
          </table:table-cell>
          <table:table-cell/>
        </table:table-row>
        <table:table-row table:style-name="ro1">
          <table:table-cell/>
          <table:table-cell office:value-type="float" office:value="429">
            <text:p>429</text:p>
          </table:table-cell>
          <table:table-cell office:value-type="float" office:value="196.7">
            <text:p>196.7</text:p>
          </table:table-cell>
          <table:table-cell office:value-type="float" office:value="187.9">
            <text:p>187.9</text:p>
          </table:table-cell>
          <table:table-cell/>
        </table:table-row>
        <table:table-row table:style-name="ro1">
          <table:table-cell/>
          <table:table-cell office:value-type="float" office:value="430">
            <text:p>430</text:p>
          </table:table-cell>
          <table:table-cell office:value-type="float" office:value="196.7">
            <text:p>196.7</text:p>
          </table:table-cell>
          <table:table-cell office:value-type="float" office:value="187.9">
            <text:p>187.9</text:p>
          </table:table-cell>
          <table:table-cell/>
        </table:table-row>
        <table:table-row table:style-name="ro1">
          <table:table-cell/>
          <table:table-cell office:value-type="float" office:value="431">
            <text:p>431</text:p>
          </table:table-cell>
          <table:table-cell office:value-type="float" office:value="196.8">
            <text:p>196.8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/>
          <table:table-cell office:value-type="float" office:value="432">
            <text:p>432</text:p>
          </table:table-cell>
          <table:table-cell office:value-type="float" office:value="196.8">
            <text:p>196.8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/>
          <table:table-cell office:value-type="float" office:value="433">
            <text:p>433</text:p>
          </table:table-cell>
          <table:table-cell office:value-type="float" office:value="196.9">
            <text:p>196.9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/>
          <table:table-cell office:value-type="float" office:value="434">
            <text:p>434</text:p>
          </table:table-cell>
          <table:table-cell office:value-type="float" office:value="196.9">
            <text:p>196.9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/>
          <table:table-cell office:value-type="float" office:value="435">
            <text:p>435</text:p>
          </table:table-cell>
          <table:table-cell office:value-type="float" office:value="196.9">
            <text:p>196.9</text:p>
          </table:table-cell>
          <table:table-cell office:value-type="float" office:value="188.1">
            <text:p>188.1</text:p>
          </table:table-cell>
          <table:table-cell/>
        </table:table-row>
        <table:table-row table:style-name="ro1">
          <table:table-cell/>
          <table:table-cell office:value-type="float" office:value="436">
            <text:p>436</text:p>
          </table:table-cell>
          <table:table-cell office:value-type="float" office:value="197">
            <text:p>197</text:p>
          </table:table-cell>
          <table:table-cell office:value-type="float" office:value="188.1">
            <text:p>188.1</text:p>
          </table:table-cell>
          <table:table-cell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197">
            <text:p>197</text:p>
          </table:table-cell>
          <table:table-cell office:value-type="float" office:value="188.1">
            <text:p>188.1</text:p>
          </table:table-cell>
          <table:table-cell/>
        </table:table-row>
        <table:table-row table:style-name="ro1">
          <table:table-cell/>
          <table:table-cell office:value-type="float" office:value="438">
            <text:p>438</text:p>
          </table:table-cell>
          <table:table-cell office:value-type="float" office:value="197.1">
            <text:p>197.1</text:p>
          </table:table-cell>
          <table:table-cell office:value-type="float" office:value="188.1">
            <text:p>188.1</text:p>
          </table:table-cell>
          <table:table-cell/>
        </table:table-row>
        <table:table-row table:style-name="ro1">
          <table:table-cell/>
          <table:table-cell office:value-type="float" office:value="439">
            <text:p>439</text:p>
          </table:table-cell>
          <table:table-cell office:value-type="float" office:value="197.1">
            <text:p>197.1</text:p>
          </table:table-cell>
          <table:table-cell office:value-type="float" office:value="188.2">
            <text:p>188.2</text:p>
          </table:table-cell>
          <table:table-cell/>
        </table:table-row>
        <table:table-row table:style-name="ro1">
          <table:table-cell/>
          <table:table-cell office:value-type="float" office:value="440">
            <text:p>440</text:p>
          </table:table-cell>
          <table:table-cell office:value-type="float" office:value="197.2">
            <text:p>197.2</text:p>
          </table:table-cell>
          <table:table-cell office:value-type="float" office:value="188.2">
            <text:p>188.2</text:p>
          </table:table-cell>
          <table:table-cell/>
        </table:table-row>
        <table:table-row table:style-name="ro1">
          <table:table-cell/>
          <table:table-cell office:value-type="float" office:value="441">
            <text:p>441</text:p>
          </table:table-cell>
          <table:table-cell office:value-type="float" office:value="197.2">
            <text:p>197.2</text:p>
          </table:table-cell>
          <table:table-cell office:value-type="float" office:value="188.2">
            <text:p>188.2</text:p>
          </table:table-cell>
          <table:table-cell/>
        </table:table-row>
        <table:table-row table:style-name="ro1">
          <table:table-cell/>
          <table:table-cell office:value-type="float" office:value="442">
            <text:p>442</text:p>
          </table:table-cell>
          <table:table-cell office:value-type="float" office:value="197.3">
            <text:p>197.3</text:p>
          </table:table-cell>
          <table:table-cell office:value-type="float" office:value="188.2">
            <text:p>188.2</text:p>
          </table:table-cell>
          <table:table-cell/>
        </table:table-row>
        <table:table-row table:style-name="ro1">
          <table:table-cell/>
          <table:table-cell office:value-type="float" office:value="443">
            <text:p>443</text:p>
          </table:table-cell>
          <table:table-cell office:value-type="float" office:value="197.3">
            <text:p>197.3</text:p>
          </table:table-cell>
          <table:table-cell office:value-type="float" office:value="188.2">
            <text:p>188.2</text:p>
          </table:table-cell>
          <table:table-cell/>
        </table:table-row>
        <table:table-row table:style-name="ro1">
          <table:table-cell/>
          <table:table-cell office:value-type="float" office:value="444">
            <text:p>444</text:p>
          </table:table-cell>
          <table:table-cell office:value-type="float" office:value="197.3">
            <text:p>197.3</text:p>
          </table:table-cell>
          <table:table-cell office:value-type="float" office:value="188.3">
            <text:p>188.3</text:p>
          </table:table-cell>
          <table:table-cell/>
        </table:table-row>
        <table:table-row table:style-name="ro1">
          <table:table-cell/>
          <table:table-cell office:value-type="float" office:value="445">
            <text:p>445</text:p>
          </table:table-cell>
          <table:table-cell office:value-type="float" office:value="197.3">
            <text:p>197.3</text:p>
          </table:table-cell>
          <table:table-cell office:value-type="float" office:value="188.3">
            <text:p>188.3</text:p>
          </table:table-cell>
          <table:table-cell/>
        </table:table-row>
        <table:table-row table:style-name="ro1">
          <table:table-cell/>
          <table:table-cell office:value-type="float" office:value="446">
            <text:p>446</text:p>
          </table:table-cell>
          <table:table-cell office:value-type="float" office:value="197.4">
            <text:p>197.4</text:p>
          </table:table-cell>
          <table:table-cell office:value-type="float" office:value="188.3">
            <text:p>188.3</text:p>
          </table:table-cell>
          <table:table-cell/>
        </table:table-row>
        <table:table-row table:style-name="ro1">
          <table:table-cell/>
          <table:table-cell office:value-type="float" office:value="447">
            <text:p>447</text:p>
          </table:table-cell>
          <table:table-cell office:value-type="float" office:value="197.5">
            <text:p>197.5</text:p>
          </table:table-cell>
          <table:table-cell office:value-type="float" office:value="188.3">
            <text:p>188.3</text:p>
          </table:table-cell>
          <table:table-cell/>
        </table:table-row>
        <table:table-row table:style-name="ro1">
          <table:table-cell/>
          <table:table-cell office:value-type="float" office:value="448">
            <text:p>448</text:p>
          </table:table-cell>
          <table:table-cell office:value-type="float" office:value="197.5">
            <text:p>197.5</text:p>
          </table:table-cell>
          <table:table-cell office:value-type="float" office:value="188.4">
            <text:p>188.4</text:p>
          </table:table-cell>
          <table:table-cell/>
        </table:table-row>
        <table:table-row table:style-name="ro1">
          <table:table-cell/>
          <table:table-cell office:value-type="float" office:value="449">
            <text:p>449</text:p>
          </table:table-cell>
          <table:table-cell office:value-type="float" office:value="197.5">
            <text:p>197.5</text:p>
          </table:table-cell>
          <table:table-cell office:value-type="float" office:value="188.4">
            <text:p>188.4</text:p>
          </table:table-cell>
          <table:table-cell/>
        </table:table-row>
        <table:table-row table:style-name="ro1">
          <table:table-cell/>
          <table:table-cell office:value-type="float" office:value="450">
            <text:p>450</text:p>
          </table:table-cell>
          <table:table-cell office:value-type="float" office:value="197.6">
            <text:p>197.6</text:p>
          </table:table-cell>
          <table:table-cell office:value-type="float" office:value="188.4">
            <text:p>188.4</text:p>
          </table:table-cell>
          <table:table-cell/>
        </table:table-row>
        <table:table-row table:style-name="ro1">
          <table:table-cell/>
          <table:table-cell office:value-type="float" office:value="451">
            <text:p>451</text:p>
          </table:table-cell>
          <table:table-cell office:value-type="float" office:value="197.7">
            <text:p>197.7</text:p>
          </table:table-cell>
          <table:table-cell office:value-type="float" office:value="188.4">
            <text:p>188.4</text:p>
          </table:table-cell>
          <table:table-cell/>
        </table:table-row>
        <table:table-row table:style-name="ro1">
          <table:table-cell/>
          <table:table-cell office:value-type="float" office:value="452">
            <text:p>452</text:p>
          </table:table-cell>
          <table:table-cell office:value-type="float" office:value="197.7">
            <text:p>197.7</text:p>
          </table:table-cell>
          <table:table-cell office:value-type="float" office:value="188.5">
            <text:p>188.5</text:p>
          </table:table-cell>
          <table:table-cell/>
        </table:table-row>
        <table:table-row table:style-name="ro1">
          <table:table-cell/>
          <table:table-cell office:value-type="float" office:value="453">
            <text:p>453</text:p>
          </table:table-cell>
          <table:table-cell office:value-type="float" office:value="197.7">
            <text:p>197.7</text:p>
          </table:table-cell>
          <table:table-cell office:value-type="float" office:value="188.5">
            <text:p>188.5</text:p>
          </table:table-cell>
          <table:table-cell/>
        </table:table-row>
        <table:table-row table:style-name="ro1">
          <table:table-cell/>
          <table:table-cell office:value-type="float" office:value="454">
            <text:p>454</text:p>
          </table:table-cell>
          <table:table-cell office:value-type="float" office:value="197.7">
            <text:p>197.7</text:p>
          </table:table-cell>
          <table:table-cell office:value-type="float" office:value="188.5">
            <text:p>188.5</text:p>
          </table:table-cell>
          <table:table-cell/>
        </table:table-row>
        <table:table-row table:style-name="ro1">
          <table:table-cell/>
          <table:table-cell office:value-type="float" office:value="455">
            <text:p>455</text:p>
          </table:table-cell>
          <table:table-cell office:value-type="float" office:value="197.8">
            <text:p>197.8</text:p>
          </table:table-cell>
          <table:table-cell office:value-type="float" office:value="188.5">
            <text:p>188.5</text:p>
          </table:table-cell>
          <table:table-cell/>
        </table:table-row>
        <table:table-row table:style-name="ro1">
          <table:table-cell/>
          <table:table-cell office:value-type="float" office:value="456">
            <text:p>456</text:p>
          </table:table-cell>
          <table:table-cell office:value-type="float" office:value="197.9">
            <text:p>197.9</text:p>
          </table:table-cell>
          <table:table-cell office:value-type="float" office:value="188.5">
            <text:p>188.5</text:p>
          </table:table-cell>
          <table:table-cell/>
        </table:table-row>
        <table:table-row table:style-name="ro1">
          <table:table-cell/>
          <table:table-cell office:value-type="float" office:value="457">
            <text:p>457</text:p>
          </table:table-cell>
          <table:table-cell office:value-type="float" office:value="197.9">
            <text:p>197.9</text:p>
          </table:table-cell>
          <table:table-cell office:value-type="float" office:value="188.6">
            <text:p>188.6</text:p>
          </table:table-cell>
          <table:table-cell/>
        </table:table-row>
        <table:table-row table:style-name="ro1">
          <table:table-cell/>
          <table:table-cell office:value-type="float" office:value="458">
            <text:p>458</text:p>
          </table:table-cell>
          <table:table-cell office:value-type="float" office:value="197.9">
            <text:p>197.9</text:p>
          </table:table-cell>
          <table:table-cell office:value-type="float" office:value="188.6">
            <text:p>188.6</text:p>
          </table:table-cell>
          <table:table-cell/>
        </table:table-row>
        <table:table-row table:style-name="ro1">
          <table:table-cell/>
          <table:table-cell office:value-type="float" office:value="459">
            <text:p>459</text:p>
          </table:table-cell>
          <table:table-cell office:value-type="float" office:value="198">
            <text:p>198</text:p>
          </table:table-cell>
          <table:table-cell office:value-type="float" office:value="188.6">
            <text:p>188.6</text:p>
          </table:table-cell>
          <table:table-cell/>
        </table:table-row>
        <table:table-row table:style-name="ro1">
          <table:table-cell/>
          <table:table-cell office:value-type="float" office:value="460">
            <text:p>460</text:p>
          </table:table-cell>
          <table:table-cell office:value-type="float" office:value="198.1">
            <text:p>198.1</text:p>
          </table:table-cell>
          <table:table-cell office:value-type="float" office:value="188.6">
            <text:p>188.6</text:p>
          </table:table-cell>
          <table:table-cell/>
        </table:table-row>
        <table:table-row table:style-name="ro1">
          <table:table-cell/>
          <table:table-cell office:value-type="float" office:value="461">
            <text:p>461</text:p>
          </table:table-cell>
          <table:table-cell office:value-type="float" office:value="198.1">
            <text:p>198.1</text:p>
          </table:table-cell>
          <table:table-cell office:value-type="float" office:value="188.6">
            <text:p>188.6</text:p>
          </table:table-cell>
          <table:table-cell/>
        </table:table-row>
        <table:table-row table:style-name="ro1">
          <table:table-cell/>
          <table:table-cell office:value-type="float" office:value="462">
            <text:p>462</text:p>
          </table:table-cell>
          <table:table-cell office:value-type="float" office:value="198.1">
            <text:p>198.1</text:p>
          </table:table-cell>
          <table:table-cell office:value-type="float" office:value="188.7">
            <text:p>188.7</text:p>
          </table:table-cell>
          <table:table-cell/>
        </table:table-row>
        <table:table-row table:style-name="ro1">
          <table:table-cell/>
          <table:table-cell office:value-type="float" office:value="463">
            <text:p>463</text:p>
          </table:table-cell>
          <table:table-cell office:value-type="float" office:value="198.2">
            <text:p>198.2</text:p>
          </table:table-cell>
          <table:table-cell office:value-type="float" office:value="188.7">
            <text:p>188.7</text:p>
          </table:table-cell>
          <table:table-cell/>
        </table:table-row>
        <table:table-row table:style-name="ro1">
          <table:table-cell/>
          <table:table-cell office:value-type="float" office:value="464">
            <text:p>464</text:p>
          </table:table-cell>
          <table:table-cell office:value-type="float" office:value="198.2">
            <text:p>198.2</text:p>
          </table:table-cell>
          <table:table-cell office:value-type="float" office:value="188.7">
            <text:p>188.7</text:p>
          </table:table-cell>
          <table:table-cell/>
        </table:table-row>
        <table:table-row table:style-name="ro1">
          <table:table-cell/>
          <table:table-cell office:value-type="float" office:value="465">
            <text:p>465</text:p>
          </table:table-cell>
          <table:table-cell office:value-type="float" office:value="198.2">
            <text:p>198.2</text:p>
          </table:table-cell>
          <table:table-cell office:value-type="float" office:value="188.7">
            <text:p>188.7</text:p>
          </table:table-cell>
          <table:table-cell/>
        </table:table-row>
        <table:table-row table:style-name="ro1">
          <table:table-cell/>
          <table:table-cell office:value-type="float" office:value="466">
            <text:p>466</text:p>
          </table:table-cell>
          <table:table-cell office:value-type="float" office:value="198.3">
            <text:p>198.3</text:p>
          </table:table-cell>
          <table:table-cell office:value-type="float" office:value="188.7">
            <text:p>188.7</text:p>
          </table:table-cell>
          <table:table-cell/>
        </table:table-row>
        <table:table-row table:style-name="ro1">
          <table:table-cell/>
          <table:table-cell office:value-type="float" office:value="467">
            <text:p>467</text:p>
          </table:table-cell>
          <table:table-cell office:value-type="float" office:value="198.3">
            <text:p>198.3</text:p>
          </table:table-cell>
          <table:table-cell office:value-type="float" office:value="188.8">
            <text:p>188.8</text:p>
          </table:table-cell>
          <table:table-cell/>
        </table:table-row>
        <table:table-row table:style-name="ro1">
          <table:table-cell/>
          <table:table-cell office:value-type="float" office:value="468">
            <text:p>468</text:p>
          </table:table-cell>
          <table:table-cell office:value-type="float" office:value="198.3">
            <text:p>198.3</text:p>
          </table:table-cell>
          <table:table-cell office:value-type="float" office:value="188.9">
            <text:p>188.9</text:p>
          </table:table-cell>
          <table:table-cell/>
        </table:table-row>
        <table:table-row table:style-name="ro1">
          <table:table-cell/>
          <table:table-cell office:value-type="float" office:value="469">
            <text:p>469</text:p>
          </table:table-cell>
          <table:table-cell office:value-type="float" office:value="198.4">
            <text:p>198.4</text:p>
          </table:table-cell>
          <table:table-cell office:value-type="float" office:value="188.8">
            <text:p>188.8</text:p>
          </table:table-cell>
          <table:table-cell/>
        </table:table-row>
        <table:table-row table:style-name="ro1">
          <table:table-cell/>
          <table:table-cell office:value-type="float" office:value="470">
            <text:p>470</text:p>
          </table:table-cell>
          <table:table-cell office:value-type="float" office:value="198.5">
            <text:p>198.5</text:p>
          </table:table-cell>
          <table:table-cell office:value-type="float" office:value="188.9">
            <text:p>188.9</text:p>
          </table:table-cell>
          <table:table-cell/>
        </table:table-row>
        <table:table-row table:style-name="ro1">
          <table:table-cell/>
          <table:table-cell office:value-type="float" office:value="471">
            <text:p>471</text:p>
          </table:table-cell>
          <table:table-cell office:value-type="float" office:value="198.5">
            <text:p>198.5</text:p>
          </table:table-cell>
          <table:table-cell office:value-type="float" office:value="188.9">
            <text:p>188.9</text:p>
          </table:table-cell>
          <table:table-cell/>
        </table:table-row>
        <table:table-row table:style-name="ro1">
          <table:table-cell/>
          <table:table-cell office:value-type="float" office:value="472">
            <text:p>472</text:p>
          </table:table-cell>
          <table:table-cell office:value-type="float" office:value="198.5">
            <text:p>198.5</text:p>
          </table:table-cell>
          <table:table-cell office:value-type="float" office:value="188.9">
            <text:p>188.9</text:p>
          </table:table-cell>
          <table:table-cell/>
        </table:table-row>
        <table:table-row table:style-name="ro1">
          <table:table-cell/>
          <table:table-cell office:value-type="float" office:value="473">
            <text:p>473</text:p>
          </table:table-cell>
          <table:table-cell office:value-type="float" office:value="198.5">
            <text:p>198.5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/>
          <table:table-cell office:value-type="float" office:value="474">
            <text:p>474</text:p>
          </table:table-cell>
          <table:table-cell office:value-type="float" office:value="198.6">
            <text:p>198.6</text:p>
          </table:table-cell>
          <table:table-cell office:value-type="float" office:value="188.9">
            <text:p>188.9</text:p>
          </table:table-cell>
          <table:table-cell/>
        </table:table-row>
        <table:table-row table:style-name="ro1">
          <table:table-cell/>
          <table:table-cell office:value-type="float" office:value="475">
            <text:p>475</text:p>
          </table:table-cell>
          <table:table-cell office:value-type="float" office:value="198.6">
            <text:p>198.6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/>
          <table:table-cell office:value-type="float" office:value="476">
            <text:p>476</text:p>
          </table:table-cell>
          <table:table-cell office:value-type="float" office:value="198.6">
            <text:p>198.6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/>
          <table:table-cell office:value-type="float" office:value="477">
            <text:p>477</text:p>
          </table:table-cell>
          <table:table-cell office:value-type="float" office:value="198.7">
            <text:p>198.7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/>
          <table:table-cell office:value-type="float" office:value="478">
            <text:p>478</text:p>
          </table:table-cell>
          <table:table-cell office:value-type="float" office:value="198.7">
            <text:p>198.7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/>
          <table:table-cell office:value-type="float" office:value="479">
            <text:p>479</text:p>
          </table:table-cell>
          <table:table-cell office:value-type="float" office:value="198.8">
            <text:p>198.8</text:p>
          </table:table-cell>
          <table:table-cell office:value-type="float" office:value="189.1">
            <text:p>189.1</text:p>
          </table:table-cell>
          <table:table-cell/>
        </table:table-row>
        <table:table-row table:style-name="ro1">
          <table:table-cell/>
          <table:table-cell office:value-type="float" office:value="480">
            <text:p>480</text:p>
          </table:table-cell>
          <table:table-cell office:value-type="float" office:value="198.8">
            <text:p>198.8</text:p>
          </table:table-cell>
          <table:table-cell office:value-type="float" office:value="189.1">
            <text:p>189.1</text:p>
          </table:table-cell>
          <table:table-cell/>
        </table:table-row>
        <table:table-row table:style-name="ro1">
          <table:table-cell/>
          <table:table-cell office:value-type="float" office:value="481">
            <text:p>481</text:p>
          </table:table-cell>
          <table:table-cell office:value-type="float" office:value="198.8">
            <text:p>198.8</text:p>
          </table:table-cell>
          <table:table-cell office:value-type="float" office:value="189.1">
            <text:p>189.1</text:p>
          </table:table-cell>
          <table:table-cell/>
        </table:table-row>
        <table:table-row table:style-name="ro1">
          <table:table-cell/>
          <table:table-cell office:value-type="float" office:value="482">
            <text:p>482</text:p>
          </table:table-cell>
          <table:table-cell office:value-type="float" office:value="198.9">
            <text:p>198.9</text:p>
          </table:table-cell>
          <table:table-cell office:value-type="float" office:value="189.1">
            <text:p>189.1</text:p>
          </table:table-cell>
          <table:table-cell/>
        </table:table-row>
        <table:table-row table:style-name="ro1">
          <table:table-cell/>
          <table:table-cell office:value-type="float" office:value="483">
            <text:p>483</text:p>
          </table:table-cell>
          <table:table-cell office:value-type="float" office:value="198.9">
            <text:p>198.9</text:p>
          </table:table-cell>
          <table:table-cell office:value-type="float" office:value="189.1">
            <text:p>189.1</text:p>
          </table:table-cell>
          <table:table-cell/>
        </table:table-row>
        <table:table-row table:style-name="ro1">
          <table:table-cell/>
          <table:table-cell office:value-type="float" office:value="484">
            <text:p>484</text:p>
          </table:table-cell>
          <table:table-cell office:value-type="float" office:value="199">
            <text:p>199</text:p>
          </table:table-cell>
          <table:table-cell office:value-type="float" office:value="189.2">
            <text:p>189.2</text:p>
          </table:table-cell>
          <table:table-cell/>
        </table:table-row>
        <table:table-row table:style-name="ro1">
          <table:table-cell/>
          <table:table-cell office:value-type="float" office:value="485">
            <text:p>485</text:p>
          </table:table-cell>
          <table:table-cell office:value-type="float" office:value="199">
            <text:p>199</text:p>
          </table:table-cell>
          <table:table-cell office:value-type="float" office:value="189.2">
            <text:p>189.2</text:p>
          </table:table-cell>
          <table:table-cell/>
        </table:table-row>
        <table:table-row table:style-name="ro1">
          <table:table-cell/>
          <table:table-cell office:value-type="float" office:value="486">
            <text:p>486</text:p>
          </table:table-cell>
          <table:table-cell office:value-type="float" office:value="199">
            <text:p>199</text:p>
          </table:table-cell>
          <table:table-cell office:value-type="float" office:value="189.2">
            <text:p>189.2</text:p>
          </table:table-cell>
          <table:table-cell/>
        </table:table-row>
        <table:table-row table:style-name="ro1">
          <table:table-cell/>
          <table:table-cell office:value-type="float" office:value="487">
            <text:p>487</text:p>
          </table:table-cell>
          <table:table-cell office:value-type="float" office:value="199">
            <text:p>199</text:p>
          </table:table-cell>
          <table:table-cell office:value-type="float" office:value="189.2">
            <text:p>189.2</text:p>
          </table:table-cell>
          <table:table-cell/>
        </table:table-row>
        <table:table-row table:style-name="ro1">
          <table:table-cell/>
          <table:table-cell office:value-type="float" office:value="488">
            <text:p>488</text:p>
          </table:table-cell>
          <table:table-cell office:value-type="float" office:value="199.1">
            <text:p>199.1</text:p>
          </table:table-cell>
          <table:table-cell office:value-type="float" office:value="189.2">
            <text:p>189.2</text:p>
          </table:table-cell>
          <table:table-cell/>
        </table:table-row>
        <table:table-row table:style-name="ro1">
          <table:table-cell/>
          <table:table-cell office:value-type="float" office:value="489">
            <text:p>489</text:p>
          </table:table-cell>
          <table:table-cell office:value-type="float" office:value="199.2">
            <text:p>199.2</text:p>
          </table:table-cell>
          <table:table-cell office:value-type="float" office:value="189.3">
            <text:p>189.3</text:p>
          </table:table-cell>
          <table:table-cell/>
        </table:table-row>
        <table:table-row table:style-name="ro1">
          <table:table-cell/>
          <table:table-cell office:value-type="float" office:value="490">
            <text:p>490</text:p>
          </table:table-cell>
          <table:table-cell office:value-type="float" office:value="199.2">
            <text:p>199.2</text:p>
          </table:table-cell>
          <table:table-cell office:value-type="float" office:value="189.3">
            <text:p>189.3</text:p>
          </table:table-cell>
          <table:table-cell/>
        </table:table-row>
        <table:table-row table:style-name="ro1">
          <table:table-cell/>
          <table:table-cell office:value-type="float" office:value="491">
            <text:p>491</text:p>
          </table:table-cell>
          <table:table-cell office:value-type="float" office:value="199.2">
            <text:p>199.2</text:p>
          </table:table-cell>
          <table:table-cell office:value-type="float" office:value="189.3">
            <text:p>189.3</text:p>
          </table:table-cell>
          <table:table-cell/>
        </table:table-row>
        <table:table-row table:style-name="ro1">
          <table:table-cell/>
          <table:table-cell office:value-type="float" office:value="492">
            <text:p>492</text:p>
          </table:table-cell>
          <table:table-cell office:value-type="float" office:value="199.3">
            <text:p>199.3</text:p>
          </table:table-cell>
          <table:table-cell office:value-type="float" office:value="189.3">
            <text:p>189.3</text:p>
          </table:table-cell>
          <table:table-cell/>
        </table:table-row>
        <table:table-row table:style-name="ro1">
          <table:table-cell/>
          <table:table-cell office:value-type="float" office:value="493">
            <text:p>493</text:p>
          </table:table-cell>
          <table:table-cell office:value-type="float" office:value="199.3">
            <text:p>199.3</text:p>
          </table:table-cell>
          <table:table-cell office:value-type="float" office:value="189.3">
            <text:p>189.3</text:p>
          </table:table-cell>
          <table:table-cell/>
        </table:table-row>
        <table:table-row table:style-name="ro1">
          <table:table-cell/>
          <table:table-cell office:value-type="float" office:value="494">
            <text:p>494</text:p>
          </table:table-cell>
          <table:table-cell office:value-type="float" office:value="199.3">
            <text:p>199.3</text:p>
          </table:table-cell>
          <table:table-cell office:value-type="float" office:value="189.4">
            <text:p>189.4</text:p>
          </table:table-cell>
          <table:table-cell/>
        </table:table-row>
        <table:table-row table:style-name="ro1">
          <table:table-cell/>
          <table:table-cell office:value-type="float" office:value="495">
            <text:p>495</text:p>
          </table:table-cell>
          <table:table-cell office:value-type="float" office:value="199.3">
            <text:p>199.3</text:p>
          </table:table-cell>
          <table:table-cell office:value-type="float" office:value="189.4">
            <text:p>189.4</text:p>
          </table:table-cell>
          <table:table-cell/>
        </table:table-row>
        <table:table-row table:style-name="ro1">
          <table:table-cell/>
          <table:table-cell office:value-type="float" office:value="496">
            <text:p>496</text:p>
          </table:table-cell>
          <table:table-cell office:value-type="float" office:value="199.4">
            <text:p>199.4</text:p>
          </table:table-cell>
          <table:table-cell office:value-type="float" office:value="189.5">
            <text:p>189.5</text:p>
          </table:table-cell>
          <table:table-cell/>
        </table:table-row>
        <table:table-row table:style-name="ro1">
          <table:table-cell/>
          <table:table-cell office:value-type="float" office:value="497">
            <text:p>497</text:p>
          </table:table-cell>
          <table:table-cell office:value-type="float" office:value="199.4">
            <text:p>199.4</text:p>
          </table:table-cell>
          <table:table-cell office:value-type="float" office:value="189.4">
            <text:p>189.4</text:p>
          </table:table-cell>
          <table:table-cell/>
        </table:table-row>
        <table:table-row table:style-name="ro1">
          <table:table-cell/>
          <table:table-cell office:value-type="float" office:value="498">
            <text:p>498</text:p>
          </table:table-cell>
          <table:table-cell office:value-type="float" office:value="199.5">
            <text:p>199.5</text:p>
          </table:table-cell>
          <table:table-cell office:value-type="float" office:value="189.5">
            <text:p>189.5</text:p>
          </table:table-cell>
          <table:table-cell/>
        </table:table-row>
        <table:table-row table:style-name="ro1">
          <table:table-cell/>
          <table:table-cell office:value-type="float" office:value="499">
            <text:p>499</text:p>
          </table:table-cell>
          <table:table-cell office:value-type="float" office:value="199.5">
            <text:p>199.5</text:p>
          </table:table-cell>
          <table:table-cell office:value-type="float" office:value="189.5">
            <text:p>189.5</text:p>
          </table:table-cell>
          <table:table-cell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99.5">
            <text:p>199.5</text:p>
          </table:table-cell>
          <table:table-cell office:value-type="float" office:value="189.6">
            <text:p>189.6</text:p>
          </table:table-cell>
          <table:table-cell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199.6">
            <text:p>199.6</text:p>
          </table:table-cell>
          <table:table-cell office:value-type="float" office:value="189.6">
            <text:p>189.6</text:p>
          </table:table-cell>
          <table:table-cell/>
        </table:table-row>
        <table:table-row table:style-name="ro1">
          <table:table-cell/>
          <table:table-cell office:value-type="float" office:value="502">
            <text:p>502</text:p>
          </table:table-cell>
          <table:table-cell office:value-type="float" office:value="199.6">
            <text:p>199.6</text:p>
          </table:table-cell>
          <table:table-cell office:value-type="float" office:value="189.5">
            <text:p>189.5</text:p>
          </table:table-cell>
          <table:table-cell/>
        </table:table-row>
        <table:table-row table:style-name="ro1">
          <table:table-cell/>
          <table:table-cell office:value-type="float" office:value="503">
            <text:p>503</text:p>
          </table:table-cell>
          <table:table-cell office:value-type="float" office:value="199.7">
            <text:p>199.7</text:p>
          </table:table-cell>
          <table:table-cell office:value-type="float" office:value="189.6">
            <text:p>189.6</text:p>
          </table:table-cell>
          <table:table-cell/>
        </table:table-row>
        <table:table-row table:style-name="ro1">
          <table:table-cell/>
          <table:table-cell office:value-type="float" office:value="504">
            <text:p>504</text:p>
          </table:table-cell>
          <table:table-cell office:value-type="float" office:value="199.7">
            <text:p>199.7</text:p>
          </table:table-cell>
          <table:table-cell office:value-type="float" office:value="189.6">
            <text:p>189.6</text:p>
          </table:table-cell>
          <table:table-cell/>
        </table:table-row>
        <table:table-row table:style-name="ro1">
          <table:table-cell/>
          <table:table-cell office:value-type="float" office:value="505">
            <text:p>505</text:p>
          </table:table-cell>
          <table:table-cell office:value-type="float" office:value="199.7">
            <text:p>199.7</text:p>
          </table:table-cell>
          <table:table-cell office:value-type="float" office:value="189.7">
            <text:p>189.7</text:p>
          </table:table-cell>
          <table:table-cell/>
        </table:table-row>
        <table:table-row table:style-name="ro1">
          <table:table-cell/>
          <table:table-cell office:value-type="float" office:value="506">
            <text:p>506</text:p>
          </table:table-cell>
          <table:table-cell office:value-type="float" office:value="199.7">
            <text:p>199.7</text:p>
          </table:table-cell>
          <table:table-cell office:value-type="float" office:value="189.6">
            <text:p>189.6</text:p>
          </table:table-cell>
          <table:table-cell/>
        </table:table-row>
        <table:table-row table:style-name="ro1">
          <table:table-cell/>
          <table:table-cell office:value-type="float" office:value="507">
            <text:p>507</text:p>
          </table:table-cell>
          <table:table-cell office:value-type="float" office:value="199.8">
            <text:p>199.8</text:p>
          </table:table-cell>
          <table:table-cell office:value-type="float" office:value="189.7">
            <text:p>189.7</text:p>
          </table:table-cell>
          <table:table-cell/>
        </table:table-row>
        <table:table-row table:style-name="ro1">
          <table:table-cell/>
          <table:table-cell office:value-type="float" office:value="508">
            <text:p>508</text:p>
          </table:table-cell>
          <table:table-cell office:value-type="float" office:value="199.8">
            <text:p>199.8</text:p>
          </table:table-cell>
          <table:table-cell office:value-type="float" office:value="189.7">
            <text:p>189.7</text:p>
          </table:table-cell>
          <table:table-cell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199.8">
            <text:p>199.8</text:p>
          </table:table-cell>
          <table:table-cell office:value-type="float" office:value="189.8">
            <text:p>189.8</text:p>
          </table:table-cell>
          <table:table-cell/>
        </table:table-row>
        <table:table-row table:style-name="ro1">
          <table:table-cell/>
          <table:table-cell office:value-type="float" office:value="510">
            <text:p>510</text:p>
          </table:table-cell>
          <table:table-cell office:value-type="float" office:value="199.8">
            <text:p>199.8</text:p>
          </table:table-cell>
          <table:table-cell office:value-type="float" office:value="189.8">
            <text:p>189.8</text:p>
          </table:table-cell>
          <table:table-cell/>
        </table:table-row>
        <table:table-row table:style-name="ro1">
          <table:table-cell/>
          <table:table-cell office:value-type="float" office:value="511">
            <text:p>511</text:p>
          </table:table-cell>
          <table:table-cell office:value-type="float" office:value="199.9">
            <text:p>199.9</text:p>
          </table:table-cell>
          <table:table-cell office:value-type="float" office:value="189.7">
            <text:p>189.7</text:p>
          </table:table-cell>
          <table:table-cell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200">
            <text:p>200</text:p>
          </table:table-cell>
          <table:table-cell office:value-type="float" office:value="189.8">
            <text:p>189.8</text:p>
          </table:table-cell>
          <table:table-cell/>
        </table:table-row>
        <table:table-row table:style-name="ro1">
          <table:table-cell/>
          <table:table-cell office:value-type="float" office:value="513">
            <text:p>513</text:p>
          </table:table-cell>
          <table:table-cell/>
          <table:table-cell office:value-type="float" office:value="189.8">
            <text:p>189.8</text:p>
          </table:table-cell>
          <table:table-cell/>
        </table:table-row>
        <table:table-row table:style-name="ro1">
          <table:table-cell/>
          <table:table-cell office:value-type="float" office:value="514">
            <text:p>514</text:p>
          </table:table-cell>
          <table:table-cell/>
          <table:table-cell office:value-type="float" office:value="189.9">
            <text:p>189.9</text:p>
          </table:table-cell>
          <table:table-cell/>
        </table:table-row>
        <table:table-row table:style-name="ro1">
          <table:table-cell/>
          <table:table-cell office:value-type="float" office:value="515">
            <text:p>515</text:p>
          </table:table-cell>
          <table:table-cell/>
          <table:table-cell office:value-type="float" office:value="189.8">
            <text:p>189.8</text:p>
          </table:table-cell>
          <table:table-cell/>
        </table:table-row>
        <table:table-row table:style-name="ro1">
          <table:table-cell/>
          <table:table-cell office:value-type="float" office:value="516">
            <text:p>516</text:p>
          </table:table-cell>
          <table:table-cell/>
          <table:table-cell office:value-type="float" office:value="189.8">
            <text:p>189.8</text:p>
          </table:table-cell>
          <table:table-cell/>
        </table:table-row>
        <table:table-row table:style-name="ro1">
          <table:table-cell/>
          <table:table-cell office:value-type="float" office:value="517">
            <text:p>517</text:p>
          </table:table-cell>
          <table:table-cell/>
          <table:table-cell office:value-type="float" office:value="189.9">
            <text:p>189.9</text:p>
          </table:table-cell>
          <table:table-cell/>
        </table:table-row>
        <table:table-row table:style-name="ro1">
          <table:table-cell/>
          <table:table-cell office:value-type="float" office:value="518">
            <text:p>518</text:p>
          </table:table-cell>
          <table:table-cell/>
          <table:table-cell office:value-type="float" office:value="189.9">
            <text:p>189.9</text:p>
          </table:table-cell>
          <table:table-cell/>
        </table:table-row>
        <table:table-row table:style-name="ro1">
          <table:table-cell/>
          <table:table-cell office:value-type="float" office:value="519">
            <text:p>519</text:p>
          </table:table-cell>
          <table:table-cell/>
          <table:table-cell office:value-type="float" office:value="190">
            <text:p>190</text:p>
          </table:table-cell>
          <table:table-cell/>
        </table:table-row>
        <table:table-row table:style-name="ro1">
          <table:table-cell/>
          <table:table-cell office:value-type="float" office:value="520">
            <text:p>520</text:p>
          </table:table-cell>
          <table:table-cell/>
          <table:table-cell office:value-type="float" office:value="189.9">
            <text:p>189.9</text:p>
          </table:table-cell>
          <table:table-cell/>
        </table:table-row>
        <table:table-row table:style-name="ro1">
          <table:table-cell/>
          <table:table-cell office:value-type="float" office:value="521">
            <text:p>521</text:p>
          </table:table-cell>
          <table:table-cell/>
          <table:table-cell office:value-type="float" office:value="189.9">
            <text:p>189.9</text:p>
          </table:table-cell>
          <table:table-cell/>
        </table:table-row>
        <table:table-row table:style-name="ro1">
          <table:table-cell/>
          <table:table-cell office:value-type="float" office:value="522">
            <text:p>522</text:p>
          </table:table-cell>
          <table:table-cell/>
          <table:table-cell office:value-type="float" office:value="190">
            <text:p>190</text:p>
          </table:table-cell>
          <table:table-cell/>
        </table:table-row>
        <table:table-row table:style-name="ro1">
          <table:table-cell/>
          <table:table-cell office:value-type="float" office:value="523">
            <text:p>523</text:p>
          </table:table-cell>
          <table:table-cell/>
          <table:table-cell office:value-type="float" office:value="190">
            <text:p>190</text:p>
          </table:table-cell>
          <table:table-cell/>
        </table:table-row>
        <table:table-row table:style-name="ro1">
          <table:table-cell/>
          <table:table-cell office:value-type="float" office:value="524">
            <text:p>524</text:p>
          </table:table-cell>
          <table:table-cell/>
          <table:table-cell office:value-type="float" office:value="190.1">
            <text:p>190.1</text:p>
          </table:table-cell>
          <table:table-cell/>
        </table:table-row>
        <table:table-row table:style-name="ro1">
          <table:table-cell/>
          <table:table-cell office:value-type="float" office:value="525">
            <text:p>525</text:p>
          </table:table-cell>
          <table:table-cell/>
          <table:table-cell office:value-type="float" office:value="190">
            <text:p>190</text:p>
          </table:table-cell>
          <table:table-cell/>
        </table:table-row>
        <table:table-row table:style-name="ro1">
          <table:table-cell/>
          <table:table-cell office:value-type="float" office:value="526">
            <text:p>526</text:p>
          </table:table-cell>
          <table:table-cell/>
          <table:table-cell office:value-type="float" office:value="190.1">
            <text:p>190.1</text:p>
          </table:table-cell>
          <table:table-cell/>
        </table:table-row>
        <table:table-row table:style-name="ro1">
          <table:table-cell/>
          <table:table-cell office:value-type="float" office:value="527">
            <text:p>527</text:p>
          </table:table-cell>
          <table:table-cell/>
          <table:table-cell office:value-type="float" office:value="190.1">
            <text:p>190.1</text:p>
          </table:table-cell>
          <table:table-cell/>
        </table:table-row>
        <table:table-row table:style-name="ro1">
          <table:table-cell/>
          <table:table-cell office:value-type="float" office:value="528">
            <text:p>528</text:p>
          </table:table-cell>
          <table:table-cell/>
          <table:table-cell office:value-type="float" office:value="190.1">
            <text:p>190.1</text:p>
          </table:table-cell>
          <table:table-cell/>
        </table:table-row>
        <table:table-row table:style-name="ro1">
          <table:table-cell/>
          <table:table-cell office:value-type="float" office:value="529">
            <text:p>529</text:p>
          </table:table-cell>
          <table:table-cell/>
          <table:table-cell office:value-type="float" office:value="190.1">
            <text:p>190.1</text:p>
          </table:table-cell>
          <table:table-cell/>
        </table:table-row>
        <table:table-row table:style-name="ro1">
          <table:table-cell/>
          <table:table-cell office:value-type="float" office:value="530">
            <text:p>530</text:p>
          </table:table-cell>
          <table:table-cell/>
          <table:table-cell office:value-type="float" office:value="190.1">
            <text:p>190.1</text:p>
          </table:table-cell>
          <table:table-cell/>
        </table:table-row>
        <table:table-row table:style-name="ro1">
          <table:table-cell/>
          <table:table-cell office:value-type="float" office:value="531">
            <text:p>531</text:p>
          </table:table-cell>
          <table:table-cell/>
          <table:table-cell office:value-type="float" office:value="190.1">
            <text:p>190.1</text:p>
          </table:table-cell>
          <table:table-cell/>
        </table:table-row>
        <table:table-row table:style-name="ro1">
          <table:table-cell/>
          <table:table-cell office:value-type="float" office:value="532">
            <text:p>532</text:p>
          </table:table-cell>
          <table:table-cell/>
          <table:table-cell office:value-type="float" office:value="190.2">
            <text:p>190.2</text:p>
          </table:table-cell>
          <table:table-cell/>
        </table:table-row>
        <table:table-row table:style-name="ro1">
          <table:table-cell/>
          <table:table-cell office:value-type="float" office:value="533">
            <text:p>533</text:p>
          </table:table-cell>
          <table:table-cell/>
          <table:table-cell office:value-type="float" office:value="190.2">
            <text:p>190.2</text:p>
          </table:table-cell>
          <table:table-cell/>
        </table:table-row>
        <table:table-row table:style-name="ro1">
          <table:table-cell/>
          <table:table-cell office:value-type="float" office:value="534">
            <text:p>534</text:p>
          </table:table-cell>
          <table:table-cell/>
          <table:table-cell office:value-type="float" office:value="190.2">
            <text:p>190.2</text:p>
          </table:table-cell>
          <table:table-cell/>
        </table:table-row>
        <table:table-row table:style-name="ro1">
          <table:table-cell/>
          <table:table-cell office:value-type="float" office:value="535">
            <text:p>535</text:p>
          </table:table-cell>
          <table:table-cell/>
          <table:table-cell office:value-type="float" office:value="190.2">
            <text:p>190.2</text:p>
          </table:table-cell>
          <table:table-cell/>
        </table:table-row>
        <table:table-row table:style-name="ro1">
          <table:table-cell/>
          <table:table-cell office:value-type="float" office:value="536">
            <text:p>536</text:p>
          </table:table-cell>
          <table:table-cell/>
          <table:table-cell office:value-type="float" office:value="190.3">
            <text:p>190.3</text:p>
          </table:table-cell>
          <table:table-cell/>
        </table:table-row>
        <table:table-row table:style-name="ro1">
          <table:table-cell/>
          <table:table-cell office:value-type="float" office:value="537">
            <text:p>537</text:p>
          </table:table-cell>
          <table:table-cell/>
          <table:table-cell office:value-type="float" office:value="190.3">
            <text:p>190.3</text:p>
          </table:table-cell>
          <table:table-cell/>
        </table:table-row>
        <table:table-row table:style-name="ro1">
          <table:table-cell/>
          <table:table-cell office:value-type="float" office:value="538">
            <text:p>538</text:p>
          </table:table-cell>
          <table:table-cell/>
          <table:table-cell office:value-type="float" office:value="190.3">
            <text:p>190.3</text:p>
          </table:table-cell>
          <table:table-cell/>
        </table:table-row>
        <table:table-row table:style-name="ro1">
          <table:table-cell/>
          <table:table-cell office:value-type="float" office:value="539">
            <text:p>539</text:p>
          </table:table-cell>
          <table:table-cell/>
          <table:table-cell office:value-type="float" office:value="190.3">
            <text:p>190.3</text:p>
          </table:table-cell>
          <table:table-cell/>
        </table:table-row>
        <table:table-row table:style-name="ro1">
          <table:table-cell/>
          <table:table-cell office:value-type="float" office:value="540">
            <text:p>540</text:p>
          </table:table-cell>
          <table:table-cell/>
          <table:table-cell office:value-type="float" office:value="190.3">
            <text:p>190.3</text:p>
          </table:table-cell>
          <table:table-cell/>
        </table:table-row>
        <table:table-row table:style-name="ro1">
          <table:table-cell/>
          <table:table-cell office:value-type="float" office:value="541">
            <text:p>541</text:p>
          </table:table-cell>
          <table:table-cell/>
          <table:table-cell office:value-type="float" office:value="190.4">
            <text:p>190.4</text:p>
          </table:table-cell>
          <table:table-cell/>
        </table:table-row>
        <table:table-row table:style-name="ro1">
          <table:table-cell/>
          <table:table-cell office:value-type="float" office:value="542">
            <text:p>542</text:p>
          </table:table-cell>
          <table:table-cell/>
          <table:table-cell office:value-type="float" office:value="190.4">
            <text:p>190.4</text:p>
          </table:table-cell>
          <table:table-cell/>
        </table:table-row>
        <table:table-row table:style-name="ro1">
          <table:table-cell/>
          <table:table-cell office:value-type="float" office:value="543">
            <text:p>543</text:p>
          </table:table-cell>
          <table:table-cell/>
          <table:table-cell office:value-type="float" office:value="190.4">
            <text:p>190.4</text:p>
          </table:table-cell>
          <table:table-cell/>
        </table:table-row>
        <table:table-row table:style-name="ro1">
          <table:table-cell/>
          <table:table-cell office:value-type="float" office:value="544">
            <text:p>544</text:p>
          </table:table-cell>
          <table:table-cell/>
          <table:table-cell office:value-type="float" office:value="190.4">
            <text:p>190.4</text:p>
          </table:table-cell>
          <table:table-cell/>
        </table:table-row>
        <table:table-row table:style-name="ro1">
          <table:table-cell/>
          <table:table-cell office:value-type="float" office:value="545">
            <text:p>545</text:p>
          </table:table-cell>
          <table:table-cell/>
          <table:table-cell office:value-type="float" office:value="190.5">
            <text:p>190.5</text:p>
          </table:table-cell>
          <table:table-cell/>
        </table:table-row>
        <table:table-row table:style-name="ro1">
          <table:table-cell/>
          <table:table-cell office:value-type="float" office:value="546">
            <text:p>546</text:p>
          </table:table-cell>
          <table:table-cell/>
          <table:table-cell office:value-type="float" office:value="190.5">
            <text:p>190.5</text:p>
          </table:table-cell>
          <table:table-cell/>
        </table:table-row>
        <table:table-row table:style-name="ro1">
          <table:table-cell/>
          <table:table-cell office:value-type="float" office:value="547">
            <text:p>547</text:p>
          </table:table-cell>
          <table:table-cell/>
          <table:table-cell office:value-type="float" office:value="190.5">
            <text:p>190.5</text:p>
          </table:table-cell>
          <table:table-cell/>
        </table:table-row>
        <table:table-row table:style-name="ro1">
          <table:table-cell/>
          <table:table-cell office:value-type="float" office:value="548">
            <text:p>548</text:p>
          </table:table-cell>
          <table:table-cell/>
          <table:table-cell office:value-type="float" office:value="190.5">
            <text:p>190.5</text:p>
          </table:table-cell>
          <table:table-cell/>
        </table:table-row>
        <table:table-row table:style-name="ro1">
          <table:table-cell/>
          <table:table-cell office:value-type="float" office:value="549">
            <text:p>549</text:p>
          </table:table-cell>
          <table:table-cell/>
          <table:table-cell office:value-type="float" office:value="190.5">
            <text:p>190.5</text:p>
          </table:table-cell>
          <table:table-cell/>
        </table:table-row>
        <table:table-row table:style-name="ro1">
          <table:table-cell/>
          <table:table-cell office:value-type="float" office:value="550">
            <text:p>550</text:p>
          </table:table-cell>
          <table:table-cell/>
          <table:table-cell office:value-type="float" office:value="190.6">
            <text:p>190.6</text:p>
          </table:table-cell>
          <table:table-cell/>
        </table:table-row>
        <table:table-row table:style-name="ro1">
          <table:table-cell/>
          <table:table-cell office:value-type="float" office:value="551">
            <text:p>551</text:p>
          </table:table-cell>
          <table:table-cell/>
          <table:table-cell office:value-type="float" office:value="190.6">
            <text:p>190.6</text:p>
          </table:table-cell>
          <table:table-cell/>
        </table:table-row>
        <table:table-row table:style-name="ro1">
          <table:table-cell/>
          <table:table-cell office:value-type="float" office:value="552">
            <text:p>552</text:p>
          </table:table-cell>
          <table:table-cell/>
          <table:table-cell office:value-type="float" office:value="190.6">
            <text:p>190.6</text:p>
          </table:table-cell>
          <table:table-cell/>
        </table:table-row>
        <table:table-row table:style-name="ro1">
          <table:table-cell/>
          <table:table-cell office:value-type="float" office:value="553">
            <text:p>553</text:p>
          </table:table-cell>
          <table:table-cell/>
          <table:table-cell office:value-type="float" office:value="190.6">
            <text:p>190.6</text:p>
          </table:table-cell>
          <table:table-cell/>
        </table:table-row>
        <table:table-row table:style-name="ro1">
          <table:table-cell/>
          <table:table-cell office:value-type="float" office:value="554">
            <text:p>554</text:p>
          </table:table-cell>
          <table:table-cell/>
          <table:table-cell office:value-type="float" office:value="190.6">
            <text:p>190.6</text:p>
          </table:table-cell>
          <table:table-cell/>
        </table:table-row>
        <table:table-row table:style-name="ro1">
          <table:table-cell/>
          <table:table-cell office:value-type="float" office:value="555">
            <text:p>555</text:p>
          </table:table-cell>
          <table:table-cell/>
          <table:table-cell office:value-type="float" office:value="190.7">
            <text:p>190.7</text:p>
          </table:table-cell>
          <table:table-cell/>
        </table:table-row>
        <table:table-row table:style-name="ro1">
          <table:table-cell/>
          <table:table-cell office:value-type="float" office:value="556">
            <text:p>556</text:p>
          </table:table-cell>
          <table:table-cell/>
          <table:table-cell office:value-type="float" office:value="190.7">
            <text:p>190.7</text:p>
          </table:table-cell>
          <table:table-cell/>
        </table:table-row>
        <table:table-row table:style-name="ro1">
          <table:table-cell/>
          <table:table-cell office:value-type="float" office:value="557">
            <text:p>557</text:p>
          </table:table-cell>
          <table:table-cell/>
          <table:table-cell office:value-type="float" office:value="190.7">
            <text:p>190.7</text:p>
          </table:table-cell>
          <table:table-cell/>
        </table:table-row>
        <table:table-row table:style-name="ro1">
          <table:table-cell/>
          <table:table-cell office:value-type="float" office:value="558">
            <text:p>558</text:p>
          </table:table-cell>
          <table:table-cell/>
          <table:table-cell office:value-type="float" office:value="190.7">
            <text:p>190.7</text:p>
          </table:table-cell>
          <table:table-cell/>
        </table:table-row>
        <table:table-row table:style-name="ro1">
          <table:table-cell/>
          <table:table-cell office:value-type="float" office:value="559">
            <text:p>559</text:p>
          </table:table-cell>
          <table:table-cell/>
          <table:table-cell office:value-type="float" office:value="190.8">
            <text:p>190.8</text:p>
          </table:table-cell>
          <table:table-cell/>
        </table:table-row>
        <table:table-row table:style-name="ro1">
          <table:table-cell/>
          <table:table-cell office:value-type="float" office:value="560">
            <text:p>560</text:p>
          </table:table-cell>
          <table:table-cell/>
          <table:table-cell office:value-type="float" office:value="190.8">
            <text:p>190.8</text:p>
          </table:table-cell>
          <table:table-cell/>
        </table:table-row>
        <table:table-row table:style-name="ro1">
          <table:table-cell/>
          <table:table-cell office:value-type="float" office:value="561">
            <text:p>561</text:p>
          </table:table-cell>
          <table:table-cell/>
          <table:table-cell office:value-type="float" office:value="190.8">
            <text:p>190.8</text:p>
          </table:table-cell>
          <table:table-cell/>
        </table:table-row>
        <table:table-row table:style-name="ro1">
          <table:table-cell/>
          <table:table-cell office:value-type="float" office:value="562">
            <text:p>562</text:p>
          </table:table-cell>
          <table:table-cell/>
          <table:table-cell office:value-type="float" office:value="190.8">
            <text:p>190.8</text:p>
          </table:table-cell>
          <table:table-cell/>
        </table:table-row>
        <table:table-row table:style-name="ro1">
          <table:table-cell/>
          <table:table-cell office:value-type="float" office:value="563">
            <text:p>563</text:p>
          </table:table-cell>
          <table:table-cell/>
          <table:table-cell office:value-type="float" office:value="190.8">
            <text:p>190.8</text:p>
          </table:table-cell>
          <table:table-cell/>
        </table:table-row>
        <table:table-row table:style-name="ro1">
          <table:table-cell/>
          <table:table-cell office:value-type="float" office:value="564">
            <text:p>564</text:p>
          </table:table-cell>
          <table:table-cell/>
          <table:table-cell office:value-type="float" office:value="190.9">
            <text:p>190.9</text:p>
          </table:table-cell>
          <table:table-cell/>
        </table:table-row>
        <table:table-row table:style-name="ro1">
          <table:table-cell/>
          <table:table-cell office:value-type="float" office:value="565">
            <text:p>565</text:p>
          </table:table-cell>
          <table:table-cell/>
          <table:table-cell office:value-type="float" office:value="190.9">
            <text:p>190.9</text:p>
          </table:table-cell>
          <table:table-cell/>
        </table:table-row>
        <table:table-row table:style-name="ro1">
          <table:table-cell/>
          <table:table-cell office:value-type="float" office:value="566">
            <text:p>566</text:p>
          </table:table-cell>
          <table:table-cell/>
          <table:table-cell office:value-type="float" office:value="190.9">
            <text:p>190.9</text:p>
          </table:table-cell>
          <table:table-cell/>
        </table:table-row>
        <table:table-row table:style-name="ro1">
          <table:table-cell/>
          <table:table-cell office:value-type="float" office:value="567">
            <text:p>567</text:p>
          </table:table-cell>
          <table:table-cell/>
          <table:table-cell office:value-type="float" office:value="190.9">
            <text:p>190.9</text:p>
          </table:table-cell>
          <table:table-cell/>
        </table:table-row>
        <table:table-row table:style-name="ro1">
          <table:table-cell/>
          <table:table-cell office:value-type="float" office:value="568">
            <text:p>568</text:p>
          </table:table-cell>
          <table:table-cell/>
          <table:table-cell office:value-type="float" office:value="190.9">
            <text:p>190.9</text:p>
          </table:table-cell>
          <table:table-cell/>
        </table:table-row>
        <table:table-row table:style-name="ro1">
          <table:table-cell/>
          <table:table-cell office:value-type="float" office:value="569">
            <text:p>569</text:p>
          </table:table-cell>
          <table:table-cell/>
          <table:table-cell office:value-type="float" office:value="190.9">
            <text:p>190.9</text:p>
          </table:table-cell>
          <table:table-cell/>
        </table:table-row>
        <table:table-row table:style-name="ro1">
          <table:table-cell/>
          <table:table-cell office:value-type="float" office:value="570">
            <text:p>570</text:p>
          </table:table-cell>
          <table:table-cell/>
          <table:table-cell office:value-type="float" office:value="191">
            <text:p>191</text:p>
          </table:table-cell>
          <table:table-cell/>
        </table:table-row>
        <table:table-row table:style-name="ro1">
          <table:table-cell/>
          <table:table-cell office:value-type="float" office:value="571">
            <text:p>571</text:p>
          </table:table-cell>
          <table:table-cell/>
          <table:table-cell office:value-type="float" office:value="190.9">
            <text:p>190.9</text:p>
          </table:table-cell>
          <table:table-cell/>
        </table:table-row>
        <table:table-row table:style-name="ro1">
          <table:table-cell/>
          <table:table-cell office:value-type="float" office:value="572">
            <text:p>572</text:p>
          </table:table-cell>
          <table:table-cell/>
          <table:table-cell office:value-type="float" office:value="191">
            <text:p>191</text:p>
          </table:table-cell>
          <table:table-cell/>
        </table:table-row>
        <table:table-row table:style-name="ro1">
          <table:table-cell/>
          <table:table-cell office:value-type="float" office:value="573">
            <text:p>573</text:p>
          </table:table-cell>
          <table:table-cell/>
          <table:table-cell office:value-type="float" office:value="191">
            <text:p>191</text:p>
          </table:table-cell>
          <table:table-cell/>
        </table:table-row>
        <table:table-row table:style-name="ro1">
          <table:table-cell/>
          <table:table-cell office:value-type="float" office:value="574">
            <text:p>574</text:p>
          </table:table-cell>
          <table:table-cell/>
          <table:table-cell office:value-type="float" office:value="191">
            <text:p>191</text:p>
          </table:table-cell>
          <table:table-cell/>
        </table:table-row>
        <table:table-row table:style-name="ro1">
          <table:table-cell/>
          <table:table-cell office:value-type="float" office:value="575">
            <text:p>575</text:p>
          </table:table-cell>
          <table:table-cell/>
          <table:table-cell office:value-type="float" office:value="191.1">
            <text:p>191.1</text:p>
          </table:table-cell>
          <table:table-cell/>
        </table:table-row>
        <table:table-row table:style-name="ro1">
          <table:table-cell/>
          <table:table-cell office:value-type="float" office:value="576">
            <text:p>576</text:p>
          </table:table-cell>
          <table:table-cell/>
          <table:table-cell office:value-type="float" office:value="191">
            <text:p>191</text:p>
          </table:table-cell>
          <table:table-cell/>
        </table:table-row>
        <table:table-row table:style-name="ro1">
          <table:table-cell/>
          <table:table-cell office:value-type="float" office:value="577">
            <text:p>577</text:p>
          </table:table-cell>
          <table:table-cell/>
          <table:table-cell office:value-type="float" office:value="191.1">
            <text:p>191.1</text:p>
          </table:table-cell>
          <table:table-cell/>
        </table:table-row>
        <table:table-row table:style-name="ro1">
          <table:table-cell/>
          <table:table-cell office:value-type="float" office:value="578">
            <text:p>578</text:p>
          </table:table-cell>
          <table:table-cell/>
          <table:table-cell office:value-type="float" office:value="191.1">
            <text:p>191.1</text:p>
          </table:table-cell>
          <table:table-cell/>
        </table:table-row>
        <table:table-row table:style-name="ro1">
          <table:table-cell/>
          <table:table-cell office:value-type="float" office:value="579">
            <text:p>579</text:p>
          </table:table-cell>
          <table:table-cell/>
          <table:table-cell office:value-type="float" office:value="191.2">
            <text:p>191.2</text:p>
          </table:table-cell>
          <table:table-cell/>
        </table:table-row>
        <table:table-row table:style-name="ro1">
          <table:table-cell/>
          <table:table-cell office:value-type="float" office:value="580">
            <text:p>580</text:p>
          </table:table-cell>
          <table:table-cell/>
          <table:table-cell office:value-type="float" office:value="191.2">
            <text:p>191.2</text:p>
          </table:table-cell>
          <table:table-cell/>
        </table:table-row>
        <table:table-row table:style-name="ro1">
          <table:table-cell/>
          <table:table-cell office:value-type="float" office:value="581">
            <text:p>581</text:p>
          </table:table-cell>
          <table:table-cell/>
          <table:table-cell office:value-type="float" office:value="191.1">
            <text:p>191.1</text:p>
          </table:table-cell>
          <table:table-cell/>
        </table:table-row>
        <table:table-row table:style-name="ro1">
          <table:table-cell/>
          <table:table-cell office:value-type="float" office:value="582">
            <text:p>582</text:p>
          </table:table-cell>
          <table:table-cell/>
          <table:table-cell office:value-type="float" office:value="191.2">
            <text:p>191.2</text:p>
          </table:table-cell>
          <table:table-cell/>
        </table:table-row>
        <table:table-row table:style-name="ro1">
          <table:table-cell/>
          <table:table-cell office:value-type="float" office:value="583">
            <text:p>583</text:p>
          </table:table-cell>
          <table:table-cell/>
          <table:table-cell office:value-type="float" office:value="191.2">
            <text:p>191.2</text:p>
          </table:table-cell>
          <table:table-cell/>
        </table:table-row>
        <table:table-row table:style-name="ro1">
          <table:table-cell/>
          <table:table-cell office:value-type="float" office:value="584">
            <text:p>584</text:p>
          </table:table-cell>
          <table:table-cell/>
          <table:table-cell office:value-type="float" office:value="191.3">
            <text:p>191.3</text:p>
          </table:table-cell>
          <table:table-cell/>
        </table:table-row>
        <table:table-row table:style-name="ro1">
          <table:table-cell/>
          <table:table-cell office:value-type="float" office:value="585">
            <text:p>585</text:p>
          </table:table-cell>
          <table:table-cell/>
          <table:table-cell office:value-type="float" office:value="191.3">
            <text:p>191.3</text:p>
          </table:table-cell>
          <table:table-cell/>
        </table:table-row>
        <table:table-row table:style-name="ro1">
          <table:table-cell/>
          <table:table-cell office:value-type="float" office:value="586">
            <text:p>586</text:p>
          </table:table-cell>
          <table:table-cell/>
          <table:table-cell office:value-type="float" office:value="191.2">
            <text:p>191.2</text:p>
          </table:table-cell>
          <table:table-cell/>
        </table:table-row>
        <table:table-row table:style-name="ro1">
          <table:table-cell/>
          <table:table-cell office:value-type="float" office:value="587">
            <text:p>587</text:p>
          </table:table-cell>
          <table:table-cell/>
          <table:table-cell office:value-type="float" office:value="191.3">
            <text:p>191.3</text:p>
          </table:table-cell>
          <table:table-cell/>
        </table:table-row>
        <table:table-row table:style-name="ro1">
          <table:table-cell/>
          <table:table-cell office:value-type="float" office:value="588">
            <text:p>588</text:p>
          </table:table-cell>
          <table:table-cell/>
          <table:table-cell office:value-type="float" office:value="191.3">
            <text:p>191.3</text:p>
          </table:table-cell>
          <table:table-cell/>
        </table:table-row>
        <table:table-row table:style-name="ro1">
          <table:table-cell/>
          <table:table-cell office:value-type="float" office:value="589">
            <text:p>589</text:p>
          </table:table-cell>
          <table:table-cell/>
          <table:table-cell office:value-type="float" office:value="191.4">
            <text:p>191.4</text:p>
          </table:table-cell>
          <table:table-cell/>
        </table:table-row>
        <table:table-row table:style-name="ro1">
          <table:table-cell/>
          <table:table-cell office:value-type="float" office:value="590">
            <text:p>590</text:p>
          </table:table-cell>
          <table:table-cell/>
          <table:table-cell office:value-type="float" office:value="191.3">
            <text:p>191.3</text:p>
          </table:table-cell>
          <table:table-cell/>
        </table:table-row>
        <table:table-row table:style-name="ro1">
          <table:table-cell/>
          <table:table-cell office:value-type="float" office:value="591">
            <text:p>591</text:p>
          </table:table-cell>
          <table:table-cell/>
          <table:table-cell office:value-type="float" office:value="191.4">
            <text:p>191.4</text:p>
          </table:table-cell>
          <table:table-cell/>
        </table:table-row>
        <table:table-row table:style-name="ro1">
          <table:table-cell/>
          <table:table-cell office:value-type="float" office:value="592">
            <text:p>592</text:p>
          </table:table-cell>
          <table:table-cell/>
          <table:table-cell office:value-type="float" office:value="191.4">
            <text:p>191.4</text:p>
          </table:table-cell>
          <table:table-cell/>
        </table:table-row>
        <table:table-row table:style-name="ro1">
          <table:table-cell/>
          <table:table-cell office:value-type="float" office:value="593">
            <text:p>593</text:p>
          </table:table-cell>
          <table:table-cell/>
          <table:table-cell office:value-type="float" office:value="191.4">
            <text:p>191.4</text:p>
          </table:table-cell>
          <table:table-cell/>
        </table:table-row>
        <table:table-row table:style-name="ro1">
          <table:table-cell/>
          <table:table-cell office:value-type="float" office:value="594">
            <text:p>594</text:p>
          </table:table-cell>
          <table:table-cell/>
          <table:table-cell office:value-type="float" office:value="191.4">
            <text:p>191.4</text:p>
          </table:table-cell>
          <table:table-cell/>
        </table:table-row>
        <table:table-row table:style-name="ro1">
          <table:table-cell/>
          <table:table-cell office:value-type="float" office:value="595">
            <text:p>595</text:p>
          </table:table-cell>
          <table:table-cell/>
          <table:table-cell office:value-type="float" office:value="191.4">
            <text:p>191.4</text:p>
          </table:table-cell>
          <table:table-cell/>
        </table:table-row>
        <table:table-row table:style-name="ro1">
          <table:table-cell/>
          <table:table-cell office:value-type="float" office:value="596">
            <text:p>596</text:p>
          </table:table-cell>
          <table:table-cell/>
          <table:table-cell office:value-type="float" office:value="191.5">
            <text:p>191.5</text:p>
          </table:table-cell>
          <table:table-cell/>
        </table:table-row>
        <table:table-row table:style-name="ro1">
          <table:table-cell/>
          <table:table-cell office:value-type="float" office:value="597">
            <text:p>597</text:p>
          </table:table-cell>
          <table:table-cell/>
          <table:table-cell office:value-type="float" office:value="191.5">
            <text:p>191.5</text:p>
          </table:table-cell>
          <table:table-cell/>
        </table:table-row>
        <table:table-row table:style-name="ro1">
          <table:table-cell/>
          <table:table-cell office:value-type="float" office:value="598">
            <text:p>598</text:p>
          </table:table-cell>
          <table:table-cell/>
          <table:table-cell office:value-type="float" office:value="191.5">
            <text:p>191.5</text:p>
          </table:table-cell>
          <table:table-cell/>
        </table:table-row>
        <table:table-row table:style-name="ro1">
          <table:table-cell/>
          <table:table-cell office:value-type="float" office:value="599">
            <text:p>599</text:p>
          </table:table-cell>
          <table:table-cell/>
          <table:table-cell office:value-type="float" office:value="191.5">
            <text:p>191.5</text:p>
          </table:table-cell>
          <table:table-cell/>
        </table:table-row>
        <table:table-row table:style-name="ro1">
          <table:table-cell/>
          <table:table-cell office:value-type="float" office:value="600">
            <text:p>600</text:p>
          </table:table-cell>
          <table:table-cell/>
          <table:table-cell office:value-type="float" office:value="191.5">
            <text:p>191.5</text:p>
          </table:table-cell>
          <table:table-cell/>
        </table:table-row>
        <table:table-row table:style-name="ro1">
          <table:table-cell/>
          <table:table-cell office:value-type="float" office:value="601">
            <text:p>601</text:p>
          </table:table-cell>
          <table:table-cell/>
          <table:table-cell office:value-type="float" office:value="191.5">
            <text:p>191.5</text:p>
          </table:table-cell>
          <table:table-cell/>
        </table:table-row>
        <table:table-row table:style-name="ro1">
          <table:table-cell/>
          <table:table-cell office:value-type="float" office:value="602">
            <text:p>602</text:p>
          </table:table-cell>
          <table:table-cell/>
          <table:table-cell office:value-type="float" office:value="191.6">
            <text:p>191.6</text:p>
          </table:table-cell>
          <table:table-cell/>
        </table:table-row>
        <table:table-row table:style-name="ro1">
          <table:table-cell/>
          <table:table-cell office:value-type="float" office:value="603">
            <text:p>603</text:p>
          </table:table-cell>
          <table:table-cell/>
          <table:table-cell office:value-type="float" office:value="191.6">
            <text:p>191.6</text:p>
          </table:table-cell>
          <table:table-cell/>
        </table:table-row>
        <table:table-row table:style-name="ro1">
          <table:table-cell/>
          <table:table-cell office:value-type="float" office:value="604">
            <text:p>604</text:p>
          </table:table-cell>
          <table:table-cell/>
          <table:table-cell office:value-type="float" office:value="191.6">
            <text:p>191.6</text:p>
          </table:table-cell>
          <table:table-cell/>
        </table:table-row>
        <table:table-row table:style-name="ro1">
          <table:table-cell/>
          <table:table-cell office:value-type="float" office:value="605">
            <text:p>605</text:p>
          </table:table-cell>
          <table:table-cell/>
          <table:table-cell office:value-type="float" office:value="191.6">
            <text:p>191.6</text:p>
          </table:table-cell>
          <table:table-cell/>
        </table:table-row>
        <table:table-row table:style-name="ro1">
          <table:table-cell/>
          <table:table-cell office:value-type="float" office:value="606">
            <text:p>606</text:p>
          </table:table-cell>
          <table:table-cell/>
          <table:table-cell office:value-type="float" office:value="191.7">
            <text:p>191.7</text:p>
          </table:table-cell>
          <table:table-cell/>
        </table:table-row>
        <table:table-row table:style-name="ro1">
          <table:table-cell/>
          <table:table-cell office:value-type="float" office:value="607">
            <text:p>607</text:p>
          </table:table-cell>
          <table:table-cell/>
          <table:table-cell office:value-type="float" office:value="191.7">
            <text:p>191.7</text:p>
          </table:table-cell>
          <table:table-cell/>
        </table:table-row>
        <table:table-row table:style-name="ro1">
          <table:table-cell/>
          <table:table-cell office:value-type="float" office:value="608">
            <text:p>608</text:p>
          </table:table-cell>
          <table:table-cell/>
          <table:table-cell office:value-type="float" office:value="191.7">
            <text:p>191.7</text:p>
          </table:table-cell>
          <table:table-cell/>
        </table:table-row>
        <table:table-row table:style-name="ro1">
          <table:table-cell/>
          <table:table-cell office:value-type="float" office:value="609">
            <text:p>609</text:p>
          </table:table-cell>
          <table:table-cell/>
          <table:table-cell office:value-type="float" office:value="191.7">
            <text:p>191.7</text:p>
          </table:table-cell>
          <table:table-cell/>
        </table:table-row>
        <table:table-row table:style-name="ro1">
          <table:table-cell/>
          <table:table-cell office:value-type="float" office:value="610">
            <text:p>610</text:p>
          </table:table-cell>
          <table:table-cell/>
          <table:table-cell office:value-type="float" office:value="191.7">
            <text:p>191.7</text:p>
          </table:table-cell>
          <table:table-cell/>
        </table:table-row>
        <table:table-row table:style-name="ro1">
          <table:table-cell/>
          <table:table-cell office:value-type="float" office:value="611">
            <text:p>611</text:p>
          </table:table-cell>
          <table:table-cell/>
          <table:table-cell office:value-type="float" office:value="191.7">
            <text:p>191.7</text:p>
          </table:table-cell>
          <table:table-cell/>
        </table:table-row>
        <table:table-row table:style-name="ro1">
          <table:table-cell/>
          <table:table-cell office:value-type="float" office:value="612">
            <text:p>612</text:p>
          </table:table-cell>
          <table:table-cell/>
          <table:table-cell office:value-type="float" office:value="191.8">
            <text:p>191.8</text:p>
          </table:table-cell>
          <table:table-cell/>
        </table:table-row>
        <table:table-row table:style-name="ro1">
          <table:table-cell/>
          <table:table-cell office:value-type="float" office:value="613">
            <text:p>613</text:p>
          </table:table-cell>
          <table:table-cell/>
          <table:table-cell office:value-type="float" office:value="191.7">
            <text:p>191.7</text:p>
          </table:table-cell>
          <table:table-cell/>
        </table:table-row>
        <table:table-row table:style-name="ro1">
          <table:table-cell/>
          <table:table-cell office:value-type="float" office:value="614">
            <text:p>614</text:p>
          </table:table-cell>
          <table:table-cell/>
          <table:table-cell office:value-type="float" office:value="191.8">
            <text:p>191.8</text:p>
          </table:table-cell>
          <table:table-cell/>
        </table:table-row>
        <table:table-row table:style-name="ro1">
          <table:table-cell/>
          <table:table-cell office:value-type="float" office:value="615">
            <text:p>615</text:p>
          </table:table-cell>
          <table:table-cell/>
          <table:table-cell office:value-type="float" office:value="191.8">
            <text:p>191.8</text:p>
          </table:table-cell>
          <table:table-cell/>
        </table:table-row>
        <table:table-row table:style-name="ro1">
          <table:table-cell/>
          <table:table-cell office:value-type="float" office:value="616">
            <text:p>616</text:p>
          </table:table-cell>
          <table:table-cell/>
          <table:table-cell office:value-type="float" office:value="191.9">
            <text:p>191.9</text:p>
          </table:table-cell>
          <table:table-cell/>
        </table:table-row>
        <table:table-row table:style-name="ro1">
          <table:table-cell/>
          <table:table-cell office:value-type="float" office:value="617">
            <text:p>617</text:p>
          </table:table-cell>
          <table:table-cell/>
          <table:table-cell office:value-type="float" office:value="191.9">
            <text:p>191.9</text:p>
          </table:table-cell>
          <table:table-cell/>
        </table:table-row>
        <table:table-row table:style-name="ro1">
          <table:table-cell/>
          <table:table-cell office:value-type="float" office:value="618">
            <text:p>618</text:p>
          </table:table-cell>
          <table:table-cell/>
          <table:table-cell office:value-type="float" office:value="191.8">
            <text:p>191.8</text:p>
          </table:table-cell>
          <table:table-cell/>
        </table:table-row>
        <table:table-row table:style-name="ro1">
          <table:table-cell/>
          <table:table-cell office:value-type="float" office:value="619">
            <text:p>619</text:p>
          </table:table-cell>
          <table:table-cell/>
          <table:table-cell office:value-type="float" office:value="191.9">
            <text:p>191.9</text:p>
          </table:table-cell>
          <table:table-cell/>
        </table:table-row>
        <table:table-row table:style-name="ro1">
          <table:table-cell/>
          <table:table-cell office:value-type="float" office:value="620">
            <text:p>620</text:p>
          </table:table-cell>
          <table:table-cell/>
          <table:table-cell office:value-type="float" office:value="191.9">
            <text:p>191.9</text:p>
          </table:table-cell>
          <table:table-cell/>
        </table:table-row>
        <table:table-row table:style-name="ro1">
          <table:table-cell/>
          <table:table-cell office:value-type="float" office:value="621">
            <text:p>621</text:p>
          </table:table-cell>
          <table:table-cell/>
          <table:table-cell office:value-type="float" office:value="192">
            <text:p>192</text:p>
          </table:table-cell>
          <table:table-cell/>
        </table:table-row>
        <table:table-row table:style-name="ro1">
          <table:table-cell/>
          <table:table-cell office:value-type="float" office:value="622">
            <text:p>622</text:p>
          </table:table-cell>
          <table:table-cell/>
          <table:table-cell office:value-type="float" office:value="191.9">
            <text:p>191.9</text:p>
          </table:table-cell>
          <table:table-cell/>
        </table:table-row>
        <table:table-row table:style-name="ro1">
          <table:table-cell/>
          <table:table-cell office:value-type="float" office:value="623">
            <text:p>623</text:p>
          </table:table-cell>
          <table:table-cell/>
          <table:table-cell office:value-type="float" office:value="192">
            <text:p>192</text:p>
          </table:table-cell>
          <table:table-cell/>
        </table:table-row>
        <table:table-row table:style-name="ro1">
          <table:table-cell/>
          <table:table-cell office:value-type="float" office:value="624">
            <text:p>624</text:p>
          </table:table-cell>
          <table:table-cell/>
          <table:table-cell office:value-type="float" office:value="192">
            <text:p>192</text:p>
          </table:table-cell>
          <table:table-cell/>
        </table:table-row>
        <table:table-row table:style-name="ro1">
          <table:table-cell/>
          <table:table-cell office:value-type="float" office:value="625">
            <text:p>625</text:p>
          </table:table-cell>
          <table:table-cell/>
          <table:table-cell office:value-type="float" office:value="192">
            <text:p>192</text:p>
          </table:table-cell>
          <table:table-cell/>
        </table:table-row>
        <table:table-row table:style-name="ro1">
          <table:table-cell/>
          <table:table-cell office:value-type="float" office:value="626">
            <text:p>626</text:p>
          </table:table-cell>
          <table:table-cell/>
          <table:table-cell office:value-type="float" office:value="192.1">
            <text:p>192.1</text:p>
          </table:table-cell>
          <table:table-cell/>
        </table:table-row>
        <table:table-row table:style-name="ro1">
          <table:table-cell/>
          <table:table-cell office:value-type="float" office:value="627">
            <text:p>627</text:p>
          </table:table-cell>
          <table:table-cell/>
          <table:table-cell office:value-type="float" office:value="192">
            <text:p>192</text:p>
          </table:table-cell>
          <table:table-cell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92">
            <text:p>192</text:p>
          </table:table-cell>
          <table:table-cell/>
        </table:table-row>
        <table:table-row table:style-name="ro1">
          <table:table-cell/>
          <table:table-cell office:value-type="float" office:value="629">
            <text:p>629</text:p>
          </table:table-cell>
          <table:table-cell/>
          <table:table-cell office:value-type="float" office:value="192.1">
            <text:p>192.1</text:p>
          </table:table-cell>
          <table:table-cell/>
        </table:table-row>
        <table:table-row table:style-name="ro1">
          <table:table-cell/>
          <table:table-cell office:value-type="float" office:value="630">
            <text:p>630</text:p>
          </table:table-cell>
          <table:table-cell/>
          <table:table-cell office:value-type="float" office:value="192.1">
            <text:p>192.1</text:p>
          </table:table-cell>
          <table:table-cell/>
        </table:table-row>
        <table:table-row table:style-name="ro1">
          <table:table-cell/>
          <table:table-cell office:value-type="float" office:value="631">
            <text:p>631</text:p>
          </table:table-cell>
          <table:table-cell/>
          <table:table-cell office:value-type="float" office:value="192.2">
            <text:p>192.2</text:p>
          </table:table-cell>
          <table:table-cell/>
        </table:table-row>
        <table:table-row table:style-name="ro1">
          <table:table-cell/>
          <table:table-cell office:value-type="float" office:value="632">
            <text:p>632</text:p>
          </table:table-cell>
          <table:table-cell/>
          <table:table-cell office:value-type="float" office:value="192.1">
            <text:p>192.1</text:p>
          </table:table-cell>
          <table:table-cell/>
        </table:table-row>
        <table:table-row table:style-name="ro1">
          <table:table-cell/>
          <table:table-cell office:value-type="float" office:value="633">
            <text:p>633</text:p>
          </table:table-cell>
          <table:table-cell/>
          <table:table-cell office:value-type="float" office:value="192.1">
            <text:p>192.1</text:p>
          </table:table-cell>
          <table:table-cell/>
        </table:table-row>
        <table:table-row table:style-name="ro1">
          <table:table-cell/>
          <table:table-cell office:value-type="float" office:value="634">
            <text:p>634</text:p>
          </table:table-cell>
          <table:table-cell/>
          <table:table-cell office:value-type="float" office:value="192.2">
            <text:p>192.2</text:p>
          </table:table-cell>
          <table:table-cell/>
        </table:table-row>
        <table:table-row table:style-name="ro1">
          <table:table-cell/>
          <table:table-cell office:value-type="float" office:value="635">
            <text:p>635</text:p>
          </table:table-cell>
          <table:table-cell/>
          <table:table-cell office:value-type="float" office:value="192.2">
            <text:p>192.2</text:p>
          </table:table-cell>
          <table:table-cell/>
        </table:table-row>
        <table:table-row table:style-name="ro1">
          <table:table-cell/>
          <table:table-cell office:value-type="float" office:value="636">
            <text:p>636</text:p>
          </table:table-cell>
          <table:table-cell/>
          <table:table-cell office:value-type="float" office:value="192.3">
            <text:p>192.3</text:p>
          </table:table-cell>
          <table:table-cell/>
        </table:table-row>
        <table:table-row table:style-name="ro1">
          <table:table-cell/>
          <table:table-cell office:value-type="float" office:value="637">
            <text:p>637</text:p>
          </table:table-cell>
          <table:table-cell/>
          <table:table-cell office:value-type="float" office:value="192.2">
            <text:p>192.2</text:p>
          </table:table-cell>
          <table:table-cell/>
        </table:table-row>
        <table:table-row table:style-name="ro1">
          <table:table-cell/>
          <table:table-cell office:value-type="float" office:value="638">
            <text:p>638</text:p>
          </table:table-cell>
          <table:table-cell/>
          <table:table-cell office:value-type="float" office:value="192.3">
            <text:p>192.3</text:p>
          </table:table-cell>
          <table:table-cell/>
        </table:table-row>
        <table:table-row table:style-name="ro1">
          <table:table-cell/>
          <table:table-cell office:value-type="float" office:value="639">
            <text:p>639</text:p>
          </table:table-cell>
          <table:table-cell/>
          <table:table-cell office:value-type="float" office:value="192.3">
            <text:p>192.3</text:p>
          </table:table-cell>
          <table:table-cell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92.3">
            <text:p>192.3</text:p>
          </table:table-cell>
          <table:table-cell/>
        </table:table-row>
        <table:table-row table:style-name="ro1">
          <table:table-cell/>
          <table:table-cell office:value-type="float" office:value="641">
            <text:p>641</text:p>
          </table:table-cell>
          <table:table-cell/>
          <table:table-cell office:value-type="float" office:value="192.3">
            <text:p>192.3</text:p>
          </table:table-cell>
          <table:table-cell/>
        </table:table-row>
        <table:table-row table:style-name="ro1">
          <table:table-cell/>
          <table:table-cell office:value-type="float" office:value="642">
            <text:p>642</text:p>
          </table:table-cell>
          <table:table-cell/>
          <table:table-cell office:value-type="float" office:value="192.3">
            <text:p>192.3</text:p>
          </table:table-cell>
          <table:table-cell/>
        </table:table-row>
        <table:table-row table:style-name="ro1">
          <table:table-cell/>
          <table:table-cell office:value-type="float" office:value="643">
            <text:p>643</text:p>
          </table:table-cell>
          <table:table-cell/>
          <table:table-cell office:value-type="float" office:value="192.4">
            <text:p>192.4</text:p>
          </table:table-cell>
          <table:table-cell/>
        </table:table-row>
        <table:table-row table:style-name="ro1">
          <table:table-cell/>
          <table:table-cell office:value-type="float" office:value="644">
            <text:p>644</text:p>
          </table:table-cell>
          <table:table-cell/>
          <table:table-cell office:value-type="float" office:value="192.4">
            <text:p>192.4</text:p>
          </table:table-cell>
          <table:table-cell/>
        </table:table-row>
        <table:table-row table:style-name="ro1">
          <table:table-cell/>
          <table:table-cell office:value-type="float" office:value="645">
            <text:p>645</text:p>
          </table:table-cell>
          <table:table-cell/>
          <table:table-cell office:value-type="float" office:value="192.4">
            <text:p>192.4</text:p>
          </table:table-cell>
          <table:table-cell/>
        </table:table-row>
        <table:table-row table:style-name="ro1">
          <table:table-cell/>
          <table:table-cell office:value-type="float" office:value="646">
            <text:p>646</text:p>
          </table:table-cell>
          <table:table-cell/>
          <table:table-cell office:value-type="float" office:value="192.4">
            <text:p>192.4</text:p>
          </table:table-cell>
          <table:table-cell/>
        </table:table-row>
        <table:table-row table:style-name="ro1">
          <table:table-cell/>
          <table:table-cell office:value-type="float" office:value="647">
            <text:p>647</text:p>
          </table:table-cell>
          <table:table-cell/>
          <table:table-cell office:value-type="float" office:value="192.4">
            <text:p>192.4</text:p>
          </table:table-cell>
          <table:table-cell/>
        </table:table-row>
        <table:table-row table:style-name="ro1">
          <table:table-cell/>
          <table:table-cell office:value-type="float" office:value="648">
            <text:p>648</text:p>
          </table:table-cell>
          <table:table-cell/>
          <table:table-cell office:value-type="float" office:value="192.5">
            <text:p>192.5</text:p>
          </table:table-cell>
          <table:table-cell/>
        </table:table-row>
        <table:table-row table:style-name="ro1">
          <table:table-cell/>
          <table:table-cell office:value-type="float" office:value="649">
            <text:p>649</text:p>
          </table:table-cell>
          <table:table-cell/>
          <table:table-cell office:value-type="float" office:value="192.5">
            <text:p>192.5</text:p>
          </table:table-cell>
          <table:table-cell/>
        </table:table-row>
        <table:table-row table:style-name="ro1">
          <table:table-cell/>
          <table:table-cell office:value-type="float" office:value="650">
            <text:p>650</text:p>
          </table:table-cell>
          <table:table-cell/>
          <table:table-cell office:value-type="float" office:value="192.5">
            <text:p>192.5</text:p>
          </table:table-cell>
          <table:table-cell/>
        </table:table-row>
        <table:table-row table:style-name="ro1">
          <table:table-cell/>
          <table:table-cell office:value-type="float" office:value="651">
            <text:p>651</text:p>
          </table:table-cell>
          <table:table-cell/>
          <table:table-cell office:value-type="float" office:value="192.5">
            <text:p>192.5</text:p>
          </table:table-cell>
          <table:table-cell/>
        </table:table-row>
        <table:table-row table:style-name="ro1">
          <table:table-cell/>
          <table:table-cell office:value-type="float" office:value="652">
            <text:p>652</text:p>
          </table:table-cell>
          <table:table-cell/>
          <table:table-cell office:value-type="float" office:value="192.5">
            <text:p>192.5</text:p>
          </table:table-cell>
          <table:table-cell/>
        </table:table-row>
        <table:table-row table:style-name="ro1">
          <table:table-cell/>
          <table:table-cell office:value-type="float" office:value="653">
            <text:p>653</text:p>
          </table:table-cell>
          <table:table-cell/>
          <table:table-cell office:value-type="float" office:value="192.6">
            <text:p>192.6</text:p>
          </table:table-cell>
          <table:table-cell/>
        </table:table-row>
        <table:table-row table:style-name="ro1">
          <table:table-cell/>
          <table:table-cell office:value-type="float" office:value="654">
            <text:p>654</text:p>
          </table:table-cell>
          <table:table-cell/>
          <table:table-cell office:value-type="float" office:value="192.6">
            <text:p>192.6</text:p>
          </table:table-cell>
          <table:table-cell/>
        </table:table-row>
        <table:table-row table:style-name="ro1">
          <table:table-cell/>
          <table:table-cell office:value-type="float" office:value="655">
            <text:p>655</text:p>
          </table:table-cell>
          <table:table-cell/>
          <table:table-cell office:value-type="float" office:value="192.6">
            <text:p>192.6</text:p>
          </table:table-cell>
          <table:table-cell/>
        </table:table-row>
        <table:table-row table:style-name="ro1">
          <table:table-cell/>
          <table:table-cell office:value-type="float" office:value="656">
            <text:p>656</text:p>
          </table:table-cell>
          <table:table-cell/>
          <table:table-cell office:value-type="float" office:value="192.6">
            <text:p>192.6</text:p>
          </table:table-cell>
          <table:table-cell/>
        </table:table-row>
        <table:table-row table:style-name="ro1">
          <table:table-cell/>
          <table:table-cell office:value-type="float" office:value="657">
            <text:p>657</text:p>
          </table:table-cell>
          <table:table-cell/>
          <table:table-cell office:value-type="float" office:value="192.6">
            <text:p>192.6</text:p>
          </table:table-cell>
          <table:table-cell/>
        </table:table-row>
        <table:table-row table:style-name="ro1">
          <table:table-cell/>
          <table:table-cell office:value-type="float" office:value="658">
            <text:p>658</text:p>
          </table:table-cell>
          <table:table-cell/>
          <table:table-cell office:value-type="float" office:value="192.7">
            <text:p>192.7</text:p>
          </table:table-cell>
          <table:table-cell/>
        </table:table-row>
        <table:table-row table:style-name="ro1">
          <table:table-cell/>
          <table:table-cell office:value-type="float" office:value="659">
            <text:p>659</text:p>
          </table:table-cell>
          <table:table-cell/>
          <table:table-cell office:value-type="float" office:value="192.7">
            <text:p>192.7</text:p>
          </table:table-cell>
          <table:table-cell/>
        </table:table-row>
        <table:table-row table:style-name="ro1">
          <table:table-cell/>
          <table:table-cell office:value-type="float" office:value="660">
            <text:p>660</text:p>
          </table:table-cell>
          <table:table-cell/>
          <table:table-cell office:value-type="float" office:value="192.7">
            <text:p>192.7</text:p>
          </table:table-cell>
          <table:table-cell/>
        </table:table-row>
        <table:table-row table:style-name="ro1">
          <table:table-cell/>
          <table:table-cell office:value-type="float" office:value="661">
            <text:p>661</text:p>
          </table:table-cell>
          <table:table-cell/>
          <table:table-cell office:value-type="float" office:value="192.7">
            <text:p>192.7</text:p>
          </table:table-cell>
          <table:table-cell/>
        </table:table-row>
        <table:table-row table:style-name="ro1">
          <table:table-cell/>
          <table:table-cell office:value-type="float" office:value="662">
            <text:p>662</text:p>
          </table:table-cell>
          <table:table-cell/>
          <table:table-cell office:value-type="float" office:value="192.7">
            <text:p>192.7</text:p>
          </table:table-cell>
          <table:table-cell/>
        </table:table-row>
        <table:table-row table:style-name="ro1">
          <table:table-cell/>
          <table:table-cell office:value-type="float" office:value="663">
            <text:p>663</text:p>
          </table:table-cell>
          <table:table-cell/>
          <table:table-cell office:value-type="float" office:value="192.8">
            <text:p>192.8</text:p>
          </table:table-cell>
          <table:table-cell/>
        </table:table-row>
        <table:table-row table:style-name="ro1">
          <table:table-cell/>
          <table:table-cell office:value-type="float" office:value="664">
            <text:p>664</text:p>
          </table:table-cell>
          <table:table-cell/>
          <table:table-cell office:value-type="float" office:value="192.8">
            <text:p>192.8</text:p>
          </table:table-cell>
          <table:table-cell/>
        </table:table-row>
        <table:table-row table:style-name="ro1">
          <table:table-cell/>
          <table:table-cell office:value-type="float" office:value="665">
            <text:p>665</text:p>
          </table:table-cell>
          <table:table-cell/>
          <table:table-cell office:value-type="float" office:value="192.8">
            <text:p>192.8</text:p>
          </table:table-cell>
          <table:table-cell/>
        </table:table-row>
        <table:table-row table:style-name="ro1">
          <table:table-cell/>
          <table:table-cell office:value-type="float" office:value="666">
            <text:p>666</text:p>
          </table:table-cell>
          <table:table-cell/>
          <table:table-cell office:value-type="float" office:value="192.8">
            <text:p>192.8</text:p>
          </table:table-cell>
          <table:table-cell/>
        </table:table-row>
        <table:table-row table:style-name="ro1">
          <table:table-cell/>
          <table:table-cell office:value-type="float" office:value="667">
            <text:p>667</text:p>
          </table:table-cell>
          <table:table-cell/>
          <table:table-cell office:value-type="float" office:value="192.9">
            <text:p>192.9</text:p>
          </table:table-cell>
          <table:table-cell/>
        </table:table-row>
        <table:table-row table:style-name="ro1">
          <table:table-cell/>
          <table:table-cell office:value-type="float" office:value="668">
            <text:p>668</text:p>
          </table:table-cell>
          <table:table-cell/>
          <table:table-cell office:value-type="float" office:value="192.9">
            <text:p>192.9</text:p>
          </table:table-cell>
          <table:table-cell/>
        </table:table-row>
        <table:table-row table:style-name="ro1">
          <table:table-cell/>
          <table:table-cell office:value-type="float" office:value="669">
            <text:p>669</text:p>
          </table:table-cell>
          <table:table-cell/>
          <table:table-cell office:value-type="float" office:value="192.9">
            <text:p>192.9</text:p>
          </table:table-cell>
          <table:table-cell/>
        </table:table-row>
        <table:table-row table:style-name="ro1">
          <table:table-cell/>
          <table:table-cell office:value-type="float" office:value="670">
            <text:p>670</text:p>
          </table:table-cell>
          <table:table-cell/>
          <table:table-cell office:value-type="float" office:value="192.9">
            <text:p>192.9</text:p>
          </table:table-cell>
          <table:table-cell/>
        </table:table-row>
        <table:table-row table:style-name="ro1">
          <table:table-cell/>
          <table:table-cell office:value-type="float" office:value="671">
            <text:p>671</text:p>
          </table:table-cell>
          <table:table-cell/>
          <table:table-cell office:value-type="float" office:value="192.9">
            <text:p>192.9</text:p>
          </table:table-cell>
          <table:table-cell/>
        </table:table-row>
        <table:table-row table:style-name="ro1">
          <table:table-cell/>
          <table:table-cell office:value-type="float" office:value="672">
            <text:p>672</text:p>
          </table:table-cell>
          <table:table-cell/>
          <table:table-cell office:value-type="float" office:value="192.9">
            <text:p>192.9</text:p>
          </table:table-cell>
          <table:table-cell/>
        </table:table-row>
        <table:table-row table:style-name="ro1">
          <table:table-cell/>
          <table:table-cell office:value-type="float" office:value="673">
            <text:p>673</text:p>
          </table:table-cell>
          <table:table-cell/>
          <table:table-cell office:value-type="float" office:value="192.9">
            <text:p>192.9</text:p>
          </table:table-cell>
          <table:table-cell/>
        </table:table-row>
        <table:table-row table:style-name="ro1">
          <table:table-cell/>
          <table:table-cell office:value-type="float" office:value="674">
            <text:p>674</text:p>
          </table:table-cell>
          <table:table-cell/>
          <table:table-cell office:value-type="float" office:value="192.9">
            <text:p>192.9</text:p>
          </table:table-cell>
          <table:table-cell/>
        </table:table-row>
        <table:table-row table:style-name="ro1">
          <table:table-cell/>
          <table:table-cell office:value-type="float" office:value="675">
            <text:p>675</text:p>
          </table:table-cell>
          <table:table-cell/>
          <table:table-cell office:value-type="float" office:value="193">
            <text:p>193</text:p>
          </table:table-cell>
          <table:table-cell/>
        </table:table-row>
        <table:table-row table:style-name="ro1">
          <table:table-cell/>
          <table:table-cell office:value-type="float" office:value="676">
            <text:p>676</text:p>
          </table:table-cell>
          <table:table-cell/>
          <table:table-cell office:value-type="float" office:value="193">
            <text:p>193</text:p>
          </table:table-cell>
          <table:table-cell/>
        </table:table-row>
        <table:table-row table:style-name="ro1">
          <table:table-cell/>
          <table:table-cell office:value-type="float" office:value="677">
            <text:p>677</text:p>
          </table:table-cell>
          <table:table-cell/>
          <table:table-cell office:value-type="float" office:value="193.1">
            <text:p>193.1</text:p>
          </table:table-cell>
          <table:table-cell/>
        </table:table-row>
        <table:table-row table:style-name="ro1">
          <table:table-cell/>
          <table:table-cell office:value-type="float" office:value="678">
            <text:p>678</text:p>
          </table:table-cell>
          <table:table-cell/>
          <table:table-cell office:value-type="float" office:value="193">
            <text:p>193</text:p>
          </table:table-cell>
          <table:table-cell/>
        </table:table-row>
        <table:table-row table:style-name="ro1">
          <table:table-cell/>
          <table:table-cell office:value-type="float" office:value="679">
            <text:p>679</text:p>
          </table:table-cell>
          <table:table-cell/>
          <table:table-cell office:value-type="float" office:value="193">
            <text:p>193</text:p>
          </table:table-cell>
          <table:table-cell/>
        </table:table-row>
        <table:table-row table:style-name="ro1">
          <table:table-cell/>
          <table:table-cell office:value-type="float" office:value="680">
            <text:p>680</text:p>
          </table:table-cell>
          <table:table-cell/>
          <table:table-cell office:value-type="float" office:value="193.1">
            <text:p>193.1</text:p>
          </table:table-cell>
          <table:table-cell/>
        </table:table-row>
        <table:table-row table:style-name="ro1">
          <table:table-cell/>
          <table:table-cell office:value-type="float" office:value="681">
            <text:p>681</text:p>
          </table:table-cell>
          <table:table-cell/>
          <table:table-cell office:value-type="float" office:value="193.1">
            <text:p>193.1</text:p>
          </table:table-cell>
          <table:table-cell/>
        </table:table-row>
        <table:table-row table:style-name="ro1">
          <table:table-cell/>
          <table:table-cell office:value-type="float" office:value="682">
            <text:p>682</text:p>
          </table:table-cell>
          <table:table-cell/>
          <table:table-cell office:value-type="float" office:value="193.1">
            <text:p>193.1</text:p>
          </table:table-cell>
          <table:table-cell/>
        </table:table-row>
        <table:table-row table:style-name="ro1">
          <table:table-cell/>
          <table:table-cell office:value-type="float" office:value="683">
            <text:p>683</text:p>
          </table:table-cell>
          <table:table-cell/>
          <table:table-cell office:value-type="float" office:value="193.1">
            <text:p>193.1</text:p>
          </table:table-cell>
          <table:table-cell/>
        </table:table-row>
        <table:table-row table:style-name="ro1">
          <table:table-cell/>
          <table:table-cell office:value-type="float" office:value="684">
            <text:p>684</text:p>
          </table:table-cell>
          <table:table-cell/>
          <table:table-cell office:value-type="float" office:value="193.1">
            <text:p>193.1</text:p>
          </table:table-cell>
          <table:table-cell/>
        </table:table-row>
        <table:table-row table:style-name="ro1">
          <table:table-cell/>
          <table:table-cell office:value-type="float" office:value="685">
            <text:p>685</text:p>
          </table:table-cell>
          <table:table-cell/>
          <table:table-cell office:value-type="float" office:value="193.1">
            <text:p>193.1</text:p>
          </table:table-cell>
          <table:table-cell/>
        </table:table-row>
        <table:table-row table:style-name="ro1">
          <table:table-cell/>
          <table:table-cell office:value-type="float" office:value="686">
            <text:p>686</text:p>
          </table:table-cell>
          <table:table-cell/>
          <table:table-cell office:value-type="float" office:value="193.2">
            <text:p>193.2</text:p>
          </table:table-cell>
          <table:table-cell/>
        </table:table-row>
        <table:table-row table:style-name="ro1">
          <table:table-cell/>
          <table:table-cell office:value-type="float" office:value="687">
            <text:p>687</text:p>
          </table:table-cell>
          <table:table-cell/>
          <table:table-cell office:value-type="float" office:value="193.2">
            <text:p>193.2</text:p>
          </table:table-cell>
          <table:table-cell/>
        </table:table-row>
        <table:table-row table:style-name="ro1">
          <table:table-cell/>
          <table:table-cell office:value-type="float" office:value="688">
            <text:p>688</text:p>
          </table:table-cell>
          <table:table-cell/>
          <table:table-cell office:value-type="float" office:value="193.2">
            <text:p>193.2</text:p>
          </table:table-cell>
          <table:table-cell/>
        </table:table-row>
        <table:table-row table:style-name="ro1">
          <table:table-cell/>
          <table:table-cell office:value-type="float" office:value="689">
            <text:p>689</text:p>
          </table:table-cell>
          <table:table-cell/>
          <table:table-cell office:value-type="float" office:value="193.2">
            <text:p>193.2</text:p>
          </table:table-cell>
          <table:table-cell/>
        </table:table-row>
        <table:table-row table:style-name="ro1">
          <table:table-cell/>
          <table:table-cell office:value-type="float" office:value="690">
            <text:p>690</text:p>
          </table:table-cell>
          <table:table-cell/>
          <table:table-cell office:value-type="float" office:value="193.2">
            <text:p>193.2</text:p>
          </table:table-cell>
          <table:table-cell/>
        </table:table-row>
        <table:table-row table:style-name="ro1">
          <table:table-cell/>
          <table:table-cell office:value-type="float" office:value="691">
            <text:p>691</text:p>
          </table:table-cell>
          <table:table-cell/>
          <table:table-cell office:value-type="float" office:value="193.3">
            <text:p>193.3</text:p>
          </table:table-cell>
          <table:table-cell/>
        </table:table-row>
        <table:table-row table:style-name="ro1">
          <table:table-cell/>
          <table:table-cell office:value-type="float" office:value="692">
            <text:p>692</text:p>
          </table:table-cell>
          <table:table-cell/>
          <table:table-cell office:value-type="float" office:value="193.3">
            <text:p>193.3</text:p>
          </table:table-cell>
          <table:table-cell/>
        </table:table-row>
        <table:table-row table:style-name="ro1">
          <table:table-cell/>
          <table:table-cell office:value-type="float" office:value="693">
            <text:p>693</text:p>
          </table:table-cell>
          <table:table-cell/>
          <table:table-cell office:value-type="float" office:value="193.3">
            <text:p>193.3</text:p>
          </table:table-cell>
          <table:table-cell/>
        </table:table-row>
        <table:table-row table:style-name="ro1">
          <table:table-cell/>
          <table:table-cell office:value-type="float" office:value="694">
            <text:p>694</text:p>
          </table:table-cell>
          <table:table-cell/>
          <table:table-cell office:value-type="float" office:value="193.3">
            <text:p>193.3</text:p>
          </table:table-cell>
          <table:table-cell/>
        </table:table-row>
        <table:table-row table:style-name="ro1">
          <table:table-cell/>
          <table:table-cell office:value-type="float" office:value="695">
            <text:p>695</text:p>
          </table:table-cell>
          <table:table-cell/>
          <table:table-cell office:value-type="float" office:value="193.4">
            <text:p>193.4</text:p>
          </table:table-cell>
          <table:table-cell/>
        </table:table-row>
        <table:table-row table:style-name="ro1">
          <table:table-cell/>
          <table:table-cell office:value-type="float" office:value="696">
            <text:p>696</text:p>
          </table:table-cell>
          <table:table-cell/>
          <table:table-cell office:value-type="float" office:value="193.4">
            <text:p>193.4</text:p>
          </table:table-cell>
          <table:table-cell/>
        </table:table-row>
        <table:table-row table:style-name="ro1">
          <table:table-cell/>
          <table:table-cell office:value-type="float" office:value="697">
            <text:p>697</text:p>
          </table:table-cell>
          <table:table-cell/>
          <table:table-cell office:value-type="float" office:value="193.4">
            <text:p>193.4</text:p>
          </table:table-cell>
          <table:table-cell/>
        </table:table-row>
        <table:table-row table:style-name="ro1">
          <table:table-cell/>
          <table:table-cell office:value-type="float" office:value="698">
            <text:p>698</text:p>
          </table:table-cell>
          <table:table-cell/>
          <table:table-cell office:value-type="float" office:value="193.4">
            <text:p>193.4</text:p>
          </table:table-cell>
          <table:table-cell/>
        </table:table-row>
        <table:table-row table:style-name="ro1">
          <table:table-cell/>
          <table:table-cell office:value-type="float" office:value="699">
            <text:p>699</text:p>
          </table:table-cell>
          <table:table-cell/>
          <table:table-cell office:value-type="float" office:value="193.4">
            <text:p>193.4</text:p>
          </table:table-cell>
          <table:table-cell/>
        </table:table-row>
        <table:table-row table:style-name="ro1">
          <table:table-cell/>
          <table:table-cell office:value-type="float" office:value="700">
            <text:p>700</text:p>
          </table:table-cell>
          <table:table-cell/>
          <table:table-cell office:value-type="float" office:value="193.4">
            <text:p>193.4</text:p>
          </table:table-cell>
          <table:table-cell/>
        </table:table-row>
        <table:table-row table:style-name="ro1">
          <table:table-cell/>
          <table:table-cell office:value-type="float" office:value="701">
            <text:p>701</text:p>
          </table:table-cell>
          <table:table-cell/>
          <table:table-cell office:value-type="float" office:value="193.5">
            <text:p>193.5</text:p>
          </table:table-cell>
          <table:table-cell/>
        </table:table-row>
        <table:table-row table:style-name="ro1">
          <table:table-cell/>
          <table:table-cell office:value-type="float" office:value="702">
            <text:p>702</text:p>
          </table:table-cell>
          <table:table-cell/>
          <table:table-cell office:value-type="float" office:value="193.5">
            <text:p>193.5</text:p>
          </table:table-cell>
          <table:table-cell/>
        </table:table-row>
        <table:table-row table:style-name="ro1">
          <table:table-cell/>
          <table:table-cell office:value-type="float" office:value="703">
            <text:p>703</text:p>
          </table:table-cell>
          <table:table-cell/>
          <table:table-cell office:value-type="float" office:value="193.5">
            <text:p>193.5</text:p>
          </table:table-cell>
          <table:table-cell/>
        </table:table-row>
        <table:table-row table:style-name="ro1">
          <table:table-cell/>
          <table:table-cell office:value-type="float" office:value="704">
            <text:p>704</text:p>
          </table:table-cell>
          <table:table-cell/>
          <table:table-cell office:value-type="float" office:value="193.6">
            <text:p>193.6</text:p>
          </table:table-cell>
          <table:table-cell/>
        </table:table-row>
        <table:table-row table:style-name="ro1">
          <table:table-cell/>
          <table:table-cell office:value-type="float" office:value="705">
            <text:p>705</text:p>
          </table:table-cell>
          <table:table-cell/>
          <table:table-cell office:value-type="float" office:value="193.6">
            <text:p>193.6</text:p>
          </table:table-cell>
          <table:table-cell/>
        </table:table-row>
        <table:table-row table:style-name="ro1">
          <table:table-cell/>
          <table:table-cell office:value-type="float" office:value="706">
            <text:p>706</text:p>
          </table:table-cell>
          <table:table-cell/>
          <table:table-cell office:value-type="float" office:value="193.6">
            <text:p>193.6</text:p>
          </table:table-cell>
          <table:table-cell/>
        </table:table-row>
        <table:table-row table:style-name="ro1">
          <table:table-cell/>
          <table:table-cell office:value-type="float" office:value="707">
            <text:p>707</text:p>
          </table:table-cell>
          <table:table-cell/>
          <table:table-cell office:value-type="float" office:value="193.6">
            <text:p>193.6</text:p>
          </table:table-cell>
          <table:table-cell/>
        </table:table-row>
        <table:table-row table:style-name="ro1">
          <table:table-cell/>
          <table:table-cell office:value-type="float" office:value="708">
            <text:p>708</text:p>
          </table:table-cell>
          <table:table-cell/>
          <table:table-cell office:value-type="float" office:value="193.6">
            <text:p>193.6</text:p>
          </table:table-cell>
          <table:table-cell/>
        </table:table-row>
        <table:table-row table:style-name="ro1">
          <table:table-cell/>
          <table:table-cell office:value-type="float" office:value="709">
            <text:p>709</text:p>
          </table:table-cell>
          <table:table-cell/>
          <table:table-cell office:value-type="float" office:value="193.7">
            <text:p>193.7</text:p>
          </table:table-cell>
          <table:table-cell/>
        </table:table-row>
        <table:table-row table:style-name="ro1">
          <table:table-cell/>
          <table:table-cell office:value-type="float" office:value="710">
            <text:p>710</text:p>
          </table:table-cell>
          <table:table-cell/>
          <table:table-cell office:value-type="float" office:value="193.7">
            <text:p>193.7</text:p>
          </table:table-cell>
          <table:table-cell/>
        </table:table-row>
        <table:table-row table:style-name="ro1">
          <table:table-cell/>
          <table:table-cell office:value-type="float" office:value="711">
            <text:p>711</text:p>
          </table:table-cell>
          <table:table-cell/>
          <table:table-cell office:value-type="float" office:value="193.7">
            <text:p>193.7</text:p>
          </table:table-cell>
          <table:table-cell/>
        </table:table-row>
        <table:table-row table:style-name="ro1">
          <table:table-cell/>
          <table:table-cell office:value-type="float" office:value="712">
            <text:p>712</text:p>
          </table:table-cell>
          <table:table-cell/>
          <table:table-cell office:value-type="float" office:value="193.7">
            <text:p>193.7</text:p>
          </table:table-cell>
          <table:table-cell/>
        </table:table-row>
        <table:table-row table:style-name="ro1">
          <table:table-cell/>
          <table:table-cell office:value-type="float" office:value="713">
            <text:p>713</text:p>
          </table:table-cell>
          <table:table-cell/>
          <table:table-cell office:value-type="float" office:value="193.7">
            <text:p>193.7</text:p>
          </table:table-cell>
          <table:table-cell/>
        </table:table-row>
        <table:table-row table:style-name="ro1">
          <table:table-cell/>
          <table:table-cell office:value-type="float" office:value="714">
            <text:p>714</text:p>
          </table:table-cell>
          <table:table-cell/>
          <table:table-cell office:value-type="float" office:value="193.8">
            <text:p>193.8</text:p>
          </table:table-cell>
          <table:table-cell/>
        </table:table-row>
        <table:table-row table:style-name="ro1">
          <table:table-cell/>
          <table:table-cell office:value-type="float" office:value="715">
            <text:p>715</text:p>
          </table:table-cell>
          <table:table-cell/>
          <table:table-cell office:value-type="float" office:value="193.8">
            <text:p>193.8</text:p>
          </table:table-cell>
          <table:table-cell/>
        </table:table-row>
        <table:table-row table:style-name="ro1">
          <table:table-cell/>
          <table:table-cell office:value-type="float" office:value="716">
            <text:p>716</text:p>
          </table:table-cell>
          <table:table-cell/>
          <table:table-cell office:value-type="float" office:value="193.8">
            <text:p>193.8</text:p>
          </table:table-cell>
          <table:table-cell/>
        </table:table-row>
        <table:table-row table:style-name="ro1">
          <table:table-cell/>
          <table:table-cell office:value-type="float" office:value="717">
            <text:p>717</text:p>
          </table:table-cell>
          <table:table-cell/>
          <table:table-cell office:value-type="float" office:value="193.8">
            <text:p>193.8</text:p>
          </table:table-cell>
          <table:table-cell/>
        </table:table-row>
        <table:table-row table:style-name="ro1">
          <table:table-cell/>
          <table:table-cell office:value-type="float" office:value="718">
            <text:p>718</text:p>
          </table:table-cell>
          <table:table-cell/>
          <table:table-cell office:value-type="float" office:value="193.8">
            <text:p>193.8</text:p>
          </table:table-cell>
          <table:table-cell/>
        </table:table-row>
        <table:table-row table:style-name="ro1">
          <table:table-cell/>
          <table:table-cell office:value-type="float" office:value="719">
            <text:p>719</text:p>
          </table:table-cell>
          <table:table-cell/>
          <table:table-cell office:value-type="float" office:value="193.9">
            <text:p>193.9</text:p>
          </table:table-cell>
          <table:table-cell/>
        </table:table-row>
        <table:table-row table:style-name="ro1">
          <table:table-cell/>
          <table:table-cell office:value-type="float" office:value="720">
            <text:p>720</text:p>
          </table:table-cell>
          <table:table-cell/>
          <table:table-cell office:value-type="float" office:value="193.9">
            <text:p>193.9</text:p>
          </table:table-cell>
          <table:table-cell/>
        </table:table-row>
        <table:table-row table:style-name="ro1">
          <table:table-cell/>
          <table:table-cell office:value-type="float" office:value="721">
            <text:p>721</text:p>
          </table:table-cell>
          <table:table-cell/>
          <table:table-cell office:value-type="float" office:value="193.9">
            <text:p>193.9</text:p>
          </table:table-cell>
          <table:table-cell/>
        </table:table-row>
        <table:table-row table:style-name="ro1">
          <table:table-cell/>
          <table:table-cell office:value-type="float" office:value="722">
            <text:p>722</text:p>
          </table:table-cell>
          <table:table-cell/>
          <table:table-cell office:value-type="float" office:value="193.9">
            <text:p>193.9</text:p>
          </table:table-cell>
          <table:table-cell/>
        </table:table-row>
        <table:table-row table:style-name="ro1">
          <table:table-cell/>
          <table:table-cell office:value-type="float" office:value="723">
            <text:p>723</text:p>
          </table:table-cell>
          <table:table-cell/>
          <table:table-cell office:value-type="float" office:value="193.9">
            <text:p>193.9</text:p>
          </table:table-cell>
          <table:table-cell/>
        </table:table-row>
        <table:table-row table:style-name="ro1">
          <table:table-cell/>
          <table:table-cell office:value-type="float" office:value="724">
            <text:p>724</text:p>
          </table:table-cell>
          <table:table-cell/>
          <table:table-cell office:value-type="float" office:value="194">
            <text:p>194</text:p>
          </table:table-cell>
          <table:table-cell/>
        </table:table-row>
        <table:table-row table:style-name="ro1">
          <table:table-cell/>
          <table:table-cell office:value-type="float" office:value="725">
            <text:p>725</text:p>
          </table:table-cell>
          <table:table-cell/>
          <table:table-cell office:value-type="float" office:value="193.9">
            <text:p>193.9</text:p>
          </table:table-cell>
          <table:table-cell/>
        </table:table-row>
        <table:table-row table:style-name="ro1">
          <table:table-cell/>
          <table:table-cell office:value-type="float" office:value="726">
            <text:p>726</text:p>
          </table:table-cell>
          <table:table-cell/>
          <table:table-cell office:value-type="float" office:value="193.9">
            <text:p>193.9</text:p>
          </table:table-cell>
          <table:table-cell/>
        </table:table-row>
        <table:table-row table:style-name="ro1">
          <table:table-cell/>
          <table:table-cell office:value-type="float" office:value="727">
            <text:p>727</text:p>
          </table:table-cell>
          <table:table-cell/>
          <table:table-cell office:value-type="float" office:value="194">
            <text:p>194</text:p>
          </table:table-cell>
          <table:table-cell/>
        </table:table-row>
        <table:table-row table:style-name="ro1">
          <table:table-cell/>
          <table:table-cell office:value-type="float" office:value="728">
            <text:p>728</text:p>
          </table:table-cell>
          <table:table-cell/>
          <table:table-cell office:value-type="float" office:value="194">
            <text:p>194</text:p>
          </table:table-cell>
          <table:table-cell/>
        </table:table-row>
        <table:table-row table:style-name="ro1">
          <table:table-cell/>
          <table:table-cell office:value-type="float" office:value="729">
            <text:p>729</text:p>
          </table:table-cell>
          <table:table-cell/>
          <table:table-cell office:value-type="float" office:value="194.1">
            <text:p>194.1</text:p>
          </table:table-cell>
          <table:table-cell/>
        </table:table-row>
        <table:table-row table:style-name="ro1">
          <table:table-cell/>
          <table:table-cell office:value-type="float" office:value="730">
            <text:p>730</text:p>
          </table:table-cell>
          <table:table-cell/>
          <table:table-cell office:value-type="float" office:value="194">
            <text:p>194</text:p>
          </table:table-cell>
          <table:table-cell/>
        </table:table-row>
        <table:table-row table:style-name="ro1">
          <table:table-cell/>
          <table:table-cell office:value-type="float" office:value="731">
            <text:p>731</text:p>
          </table:table-cell>
          <table:table-cell/>
          <table:table-cell office:value-type="float" office:value="194.1">
            <text:p>194.1</text:p>
          </table:table-cell>
          <table:table-cell/>
        </table:table-row>
        <table:table-row table:style-name="ro1">
          <table:table-cell/>
          <table:table-cell office:value-type="float" office:value="732">
            <text:p>732</text:p>
          </table:table-cell>
          <table:table-cell/>
          <table:table-cell office:value-type="float" office:value="194.1">
            <text:p>194.1</text:p>
          </table:table-cell>
          <table:table-cell/>
        </table:table-row>
        <table:table-row table:style-name="ro1">
          <table:table-cell/>
          <table:table-cell office:value-type="float" office:value="733">
            <text:p>733</text:p>
          </table:table-cell>
          <table:table-cell/>
          <table:table-cell office:value-type="float" office:value="194.1">
            <text:p>194.1</text:p>
          </table:table-cell>
          <table:table-cell/>
        </table:table-row>
        <table:table-row table:style-name="ro1">
          <table:table-cell/>
          <table:table-cell office:value-type="float" office:value="734">
            <text:p>734</text:p>
          </table:table-cell>
          <table:table-cell/>
          <table:table-cell office:value-type="float" office:value="194.2">
            <text:p>194.2</text:p>
          </table:table-cell>
          <table:table-cell/>
        </table:table-row>
        <table:table-row table:style-name="ro1">
          <table:table-cell/>
          <table:table-cell office:value-type="float" office:value="735">
            <text:p>735</text:p>
          </table:table-cell>
          <table:table-cell/>
          <table:table-cell office:value-type="float" office:value="194.1">
            <text:p>194.1</text:p>
          </table:table-cell>
          <table:table-cell/>
        </table:table-row>
        <table:table-row table:style-name="ro1">
          <table:table-cell/>
          <table:table-cell office:value-type="float" office:value="736">
            <text:p>736</text:p>
          </table:table-cell>
          <table:table-cell/>
          <table:table-cell office:value-type="float" office:value="194.2">
            <text:p>194.2</text:p>
          </table:table-cell>
          <table:table-cell/>
        </table:table-row>
        <table:table-row table:style-name="ro1">
          <table:table-cell/>
          <table:table-cell office:value-type="float" office:value="737">
            <text:p>737</text:p>
          </table:table-cell>
          <table:table-cell/>
          <table:table-cell office:value-type="float" office:value="194.2">
            <text:p>194.2</text:p>
          </table:table-cell>
          <table:table-cell/>
        </table:table-row>
        <table:table-row table:style-name="ro1">
          <table:table-cell/>
          <table:table-cell office:value-type="float" office:value="738">
            <text:p>738</text:p>
          </table:table-cell>
          <table:table-cell/>
          <table:table-cell office:value-type="float" office:value="194.2">
            <text:p>194.2</text:p>
          </table:table-cell>
          <table:table-cell/>
        </table:table-row>
        <table:table-row table:style-name="ro1">
          <table:table-cell/>
          <table:table-cell office:value-type="float" office:value="739">
            <text:p>739</text:p>
          </table:table-cell>
          <table:table-cell/>
          <table:table-cell office:value-type="float" office:value="194.3">
            <text:p>194.3</text:p>
          </table:table-cell>
          <table:table-cell/>
        </table:table-row>
        <table:table-row table:style-name="ro1">
          <table:table-cell/>
          <table:table-cell office:value-type="float" office:value="740">
            <text:p>740</text:p>
          </table:table-cell>
          <table:table-cell/>
          <table:table-cell office:value-type="float" office:value="194.2">
            <text:p>194.2</text:p>
          </table:table-cell>
          <table:table-cell/>
        </table:table-row>
        <table:table-row table:style-name="ro1">
          <table:table-cell/>
          <table:table-cell office:value-type="float" office:value="741">
            <text:p>741</text:p>
          </table:table-cell>
          <table:table-cell/>
          <table:table-cell office:value-type="float" office:value="194.2">
            <text:p>194.2</text:p>
          </table:table-cell>
          <table:table-cell/>
        </table:table-row>
        <table:table-row table:style-name="ro1">
          <table:table-cell/>
          <table:table-cell office:value-type="float" office:value="742">
            <text:p>742</text:p>
          </table:table-cell>
          <table:table-cell/>
          <table:table-cell office:value-type="float" office:value="194.3">
            <text:p>194.3</text:p>
          </table:table-cell>
          <table:table-cell/>
        </table:table-row>
        <table:table-row table:style-name="ro1">
          <table:table-cell/>
          <table:table-cell office:value-type="float" office:value="743">
            <text:p>743</text:p>
          </table:table-cell>
          <table:table-cell/>
          <table:table-cell office:value-type="float" office:value="194.3">
            <text:p>194.3</text:p>
          </table:table-cell>
          <table:table-cell/>
        </table:table-row>
        <table:table-row table:style-name="ro1">
          <table:table-cell/>
          <table:table-cell office:value-type="float" office:value="744">
            <text:p>744</text:p>
          </table:table-cell>
          <table:table-cell/>
          <table:table-cell office:value-type="float" office:value="194.3">
            <text:p>194.3</text:p>
          </table:table-cell>
          <table:table-cell/>
        </table:table-row>
        <table:table-row table:style-name="ro1">
          <table:table-cell/>
          <table:table-cell office:value-type="float" office:value="745">
            <text:p>745</text:p>
          </table:table-cell>
          <table:table-cell/>
          <table:table-cell office:value-type="float" office:value="194.3">
            <text:p>194.3</text:p>
          </table:table-cell>
          <table:table-cell/>
        </table:table-row>
        <table:table-row table:style-name="ro1">
          <table:table-cell/>
          <table:table-cell office:value-type="float" office:value="746">
            <text:p>746</text:p>
          </table:table-cell>
          <table:table-cell/>
          <table:table-cell office:value-type="float" office:value="194.3">
            <text:p>194.3</text:p>
          </table:table-cell>
          <table:table-cell/>
        </table:table-row>
        <table:table-row table:style-name="ro1">
          <table:table-cell/>
          <table:table-cell office:value-type="float" office:value="747">
            <text:p>747</text:p>
          </table:table-cell>
          <table:table-cell/>
          <table:table-cell office:value-type="float" office:value="194.4">
            <text:p>194.4</text:p>
          </table:table-cell>
          <table:table-cell/>
        </table:table-row>
        <table:table-row table:style-name="ro1">
          <table:table-cell/>
          <table:table-cell office:value-type="float" office:value="748">
            <text:p>748</text:p>
          </table:table-cell>
          <table:table-cell/>
          <table:table-cell office:value-type="float" office:value="194.4">
            <text:p>194.4</text:p>
          </table:table-cell>
          <table:table-cell/>
        </table:table-row>
        <table:table-row table:style-name="ro1">
          <table:table-cell/>
          <table:table-cell office:value-type="float" office:value="749">
            <text:p>749</text:p>
          </table:table-cell>
          <table:table-cell/>
          <table:table-cell office:value-type="float" office:value="194.3">
            <text:p>194.3</text:p>
          </table:table-cell>
          <table:table-cell/>
        </table:table-row>
        <table:table-row table:style-name="ro1">
          <table:table-cell/>
          <table:table-cell office:value-type="float" office:value="750">
            <text:p>750</text:p>
          </table:table-cell>
          <table:table-cell/>
          <table:table-cell office:value-type="float" office:value="194.4">
            <text:p>194.4</text:p>
          </table:table-cell>
          <table:table-cell/>
        </table:table-row>
        <table:table-row table:style-name="ro1">
          <table:table-cell/>
          <table:table-cell office:value-type="float" office:value="751">
            <text:p>751</text:p>
          </table:table-cell>
          <table:table-cell/>
          <table:table-cell office:value-type="float" office:value="194.4">
            <text:p>194.4</text:p>
          </table:table-cell>
          <table:table-cell/>
        </table:table-row>
        <table:table-row table:style-name="ro1">
          <table:table-cell/>
          <table:table-cell office:value-type="float" office:value="752">
            <text:p>752</text:p>
          </table:table-cell>
          <table:table-cell/>
          <table:table-cell office:value-type="float" office:value="194.5">
            <text:p>194.5</text:p>
          </table:table-cell>
          <table:table-cell/>
        </table:table-row>
        <table:table-row table:style-name="ro1">
          <table:table-cell/>
          <table:table-cell office:value-type="float" office:value="753">
            <text:p>753</text:p>
          </table:table-cell>
          <table:table-cell/>
          <table:table-cell office:value-type="float" office:value="194.5">
            <text:p>194.5</text:p>
          </table:table-cell>
          <table:table-cell/>
        </table:table-row>
        <table:table-row table:style-name="ro1">
          <table:table-cell/>
          <table:table-cell office:value-type="float" office:value="754">
            <text:p>754</text:p>
          </table:table-cell>
          <table:table-cell/>
          <table:table-cell office:value-type="float" office:value="194.5">
            <text:p>194.5</text:p>
          </table:table-cell>
          <table:table-cell/>
        </table:table-row>
        <table:table-row table:style-name="ro1">
          <table:table-cell/>
          <table:table-cell office:value-type="float" office:value="755">
            <text:p>755</text:p>
          </table:table-cell>
          <table:table-cell/>
          <table:table-cell office:value-type="float" office:value="194.5">
            <text:p>194.5</text:p>
          </table:table-cell>
          <table:table-cell/>
        </table:table-row>
        <table:table-row table:style-name="ro1">
          <table:table-cell/>
          <table:table-cell office:value-type="float" office:value="756">
            <text:p>756</text:p>
          </table:table-cell>
          <table:table-cell/>
          <table:table-cell office:value-type="float" office:value="194.5">
            <text:p>194.5</text:p>
          </table:table-cell>
          <table:table-cell/>
        </table:table-row>
        <table:table-row table:style-name="ro1">
          <table:table-cell/>
          <table:table-cell office:value-type="float" office:value="757">
            <text:p>757</text:p>
          </table:table-cell>
          <table:table-cell/>
          <table:table-cell office:value-type="float" office:value="194.6">
            <text:p>194.6</text:p>
          </table:table-cell>
          <table:table-cell/>
        </table:table-row>
        <table:table-row table:style-name="ro1">
          <table:table-cell/>
          <table:table-cell office:value-type="float" office:value="758">
            <text:p>758</text:p>
          </table:table-cell>
          <table:table-cell/>
          <table:table-cell office:value-type="float" office:value="194.5">
            <text:p>194.5</text:p>
          </table:table-cell>
          <table:table-cell/>
        </table:table-row>
        <table:table-row table:style-name="ro1">
          <table:table-cell/>
          <table:table-cell office:value-type="float" office:value="759">
            <text:p>759</text:p>
          </table:table-cell>
          <table:table-cell/>
          <table:table-cell office:value-type="float" office:value="194.5">
            <text:p>194.5</text:p>
          </table:table-cell>
          <table:table-cell/>
        </table:table-row>
        <table:table-row table:style-name="ro1">
          <table:table-cell/>
          <table:table-cell office:value-type="float" office:value="760">
            <text:p>760</text:p>
          </table:table-cell>
          <table:table-cell/>
          <table:table-cell office:value-type="float" office:value="194.6">
            <text:p>194.6</text:p>
          </table:table-cell>
          <table:table-cell/>
        </table:table-row>
        <table:table-row table:style-name="ro1">
          <table:table-cell/>
          <table:table-cell office:value-type="float" office:value="761">
            <text:p>761</text:p>
          </table:table-cell>
          <table:table-cell/>
          <table:table-cell office:value-type="float" office:value="194.6">
            <text:p>194.6</text:p>
          </table:table-cell>
          <table:table-cell/>
        </table:table-row>
        <table:table-row table:style-name="ro1">
          <table:table-cell/>
          <table:table-cell office:value-type="float" office:value="762">
            <text:p>762</text:p>
          </table:table-cell>
          <table:table-cell/>
          <table:table-cell office:value-type="float" office:value="194.6">
            <text:p>194.6</text:p>
          </table:table-cell>
          <table:table-cell/>
        </table:table-row>
        <table:table-row table:style-name="ro1">
          <table:table-cell/>
          <table:table-cell office:value-type="float" office:value="763">
            <text:p>763</text:p>
          </table:table-cell>
          <table:table-cell/>
          <table:table-cell office:value-type="float" office:value="194.6">
            <text:p>194.6</text:p>
          </table:table-cell>
          <table:table-cell/>
        </table:table-row>
        <table:table-row table:style-name="ro1">
          <table:table-cell/>
          <table:table-cell office:value-type="float" office:value="764">
            <text:p>764</text:p>
          </table:table-cell>
          <table:table-cell/>
          <table:table-cell office:value-type="float" office:value="194.6">
            <text:p>194.6</text:p>
          </table:table-cell>
          <table:table-cell/>
        </table:table-row>
        <table:table-row table:style-name="ro1">
          <table:table-cell/>
          <table:table-cell office:value-type="float" office:value="765">
            <text:p>765</text:p>
          </table:table-cell>
          <table:table-cell/>
          <table:table-cell office:value-type="float" office:value="194.7">
            <text:p>194.7</text:p>
          </table:table-cell>
          <table:table-cell/>
        </table:table-row>
        <table:table-row table:style-name="ro1">
          <table:table-cell/>
          <table:table-cell office:value-type="float" office:value="766">
            <text:p>766</text:p>
          </table:table-cell>
          <table:table-cell/>
          <table:table-cell office:value-type="float" office:value="194.7">
            <text:p>194.7</text:p>
          </table:table-cell>
          <table:table-cell/>
        </table:table-row>
        <table:table-row table:style-name="ro1">
          <table:table-cell/>
          <table:table-cell office:value-type="float" office:value="767">
            <text:p>767</text:p>
          </table:table-cell>
          <table:table-cell/>
          <table:table-cell office:value-type="float" office:value="194.7">
            <text:p>194.7</text:p>
          </table:table-cell>
          <table:table-cell/>
        </table:table-row>
        <table:table-row table:style-name="ro1">
          <table:table-cell/>
          <table:table-cell office:value-type="float" office:value="768">
            <text:p>768</text:p>
          </table:table-cell>
          <table:table-cell/>
          <table:table-cell office:value-type="float" office:value="194.7">
            <text:p>194.7</text:p>
          </table:table-cell>
          <table:table-cell/>
        </table:table-row>
        <table:table-row table:style-name="ro1">
          <table:table-cell/>
          <table:table-cell office:value-type="float" office:value="769">
            <text:p>769</text:p>
          </table:table-cell>
          <table:table-cell/>
          <table:table-cell office:value-type="float" office:value="194.7">
            <text:p>194.7</text:p>
          </table:table-cell>
          <table:table-cell/>
        </table:table-row>
        <table:table-row table:style-name="ro1">
          <table:table-cell/>
          <table:table-cell office:value-type="float" office:value="770">
            <text:p>770</text:p>
          </table:table-cell>
          <table:table-cell/>
          <table:table-cell office:value-type="float" office:value="194.8">
            <text:p>194.8</text:p>
          </table:table-cell>
          <table:table-cell/>
        </table:table-row>
        <table:table-row table:style-name="ro1">
          <table:table-cell/>
          <table:table-cell office:value-type="float" office:value="771">
            <text:p>771</text:p>
          </table:table-cell>
          <table:table-cell/>
          <table:table-cell office:value-type="float" office:value="194.8">
            <text:p>194.8</text:p>
          </table:table-cell>
          <table:table-cell/>
        </table:table-row>
        <table:table-row table:style-name="ro1">
          <table:table-cell/>
          <table:table-cell office:value-type="float" office:value="772">
            <text:p>772</text:p>
          </table:table-cell>
          <table:table-cell/>
          <table:table-cell office:value-type="float" office:value="194.8">
            <text:p>194.8</text:p>
          </table:table-cell>
          <table:table-cell/>
        </table:table-row>
        <table:table-row table:style-name="ro1">
          <table:table-cell/>
          <table:table-cell office:value-type="float" office:value="773">
            <text:p>773</text:p>
          </table:table-cell>
          <table:table-cell/>
          <table:table-cell office:value-type="float" office:value="194.8">
            <text:p>194.8</text:p>
          </table:table-cell>
          <table:table-cell/>
        </table:table-row>
        <table:table-row table:style-name="ro1">
          <table:table-cell/>
          <table:table-cell office:value-type="float" office:value="774">
            <text:p>774</text:p>
          </table:table-cell>
          <table:table-cell/>
          <table:table-cell office:value-type="float" office:value="194.8">
            <text:p>194.8</text:p>
          </table:table-cell>
          <table:table-cell/>
        </table:table-row>
        <table:table-row table:style-name="ro1">
          <table:table-cell/>
          <table:table-cell office:value-type="float" office:value="775">
            <text:p>775</text:p>
          </table:table-cell>
          <table:table-cell/>
          <table:table-cell office:value-type="float" office:value="194.8">
            <text:p>194.8</text:p>
          </table:table-cell>
          <table:table-cell/>
        </table:table-row>
        <table:table-row table:style-name="ro1">
          <table:table-cell/>
          <table:table-cell office:value-type="float" office:value="776">
            <text:p>776</text:p>
          </table:table-cell>
          <table:table-cell/>
          <table:table-cell office:value-type="float" office:value="194.8">
            <text:p>194.8</text:p>
          </table:table-cell>
          <table:table-cell/>
        </table:table-row>
        <table:table-row table:style-name="ro1">
          <table:table-cell/>
          <table:table-cell office:value-type="float" office:value="777">
            <text:p>777</text:p>
          </table:table-cell>
          <table:table-cell/>
          <table:table-cell office:value-type="float" office:value="194.8">
            <text:p>194.8</text:p>
          </table:table-cell>
          <table:table-cell/>
        </table:table-row>
        <table:table-row table:style-name="ro1">
          <table:table-cell/>
          <table:table-cell office:value-type="float" office:value="778">
            <text:p>778</text:p>
          </table:table-cell>
          <table:table-cell/>
          <table:table-cell office:value-type="float" office:value="194.9">
            <text:p>194.9</text:p>
          </table:table-cell>
          <table:table-cell/>
        </table:table-row>
        <table:table-row table:style-name="ro1">
          <table:table-cell/>
          <table:table-cell office:value-type="float" office:value="779">
            <text:p>779</text:p>
          </table:table-cell>
          <table:table-cell/>
          <table:table-cell office:value-type="float" office:value="194.9">
            <text:p>194.9</text:p>
          </table:table-cell>
          <table:table-cell/>
        </table:table-row>
        <table:table-row table:style-name="ro1">
          <table:table-cell/>
          <table:table-cell office:value-type="float" office:value="780">
            <text:p>780</text:p>
          </table:table-cell>
          <table:table-cell/>
          <table:table-cell office:value-type="float" office:value="194.9">
            <text:p>194.9</text:p>
          </table:table-cell>
          <table:table-cell/>
        </table:table-row>
        <table:table-row table:style-name="ro1">
          <table:table-cell/>
          <table:table-cell office:value-type="float" office:value="781">
            <text:p>781</text:p>
          </table:table-cell>
          <table:table-cell/>
          <table:table-cell office:value-type="float" office:value="194.9">
            <text:p>194.9</text:p>
          </table:table-cell>
          <table:table-cell/>
        </table:table-row>
        <table:table-row table:style-name="ro1">
          <table:table-cell/>
          <table:table-cell office:value-type="float" office:value="782">
            <text:p>782</text:p>
          </table:table-cell>
          <table:table-cell/>
          <table:table-cell office:value-type="float" office:value="194.9">
            <text:p>194.9</text:p>
          </table:table-cell>
          <table:table-cell/>
        </table:table-row>
        <table:table-row table:style-name="ro1">
          <table:table-cell/>
          <table:table-cell office:value-type="float" office:value="783">
            <text:p>783</text:p>
          </table:table-cell>
          <table:table-cell/>
          <table:table-cell office:value-type="float" office:value="194.9">
            <text:p>194.9</text:p>
          </table:table-cell>
          <table:table-cell/>
        </table:table-row>
        <table:table-row table:style-name="ro1">
          <table:table-cell/>
          <table:table-cell office:value-type="float" office:value="784">
            <text:p>784</text:p>
          </table:table-cell>
          <table:table-cell/>
          <table:table-cell office:value-type="float" office:value="195">
            <text:p>195</text:p>
          </table:table-cell>
          <table:table-cell/>
        </table:table-row>
        <table:table-row table:style-name="ro1">
          <table:table-cell/>
          <table:table-cell office:value-type="float" office:value="785">
            <text:p>785</text:p>
          </table:table-cell>
          <table:table-cell/>
          <table:table-cell office:value-type="float" office:value="195">
            <text:p>195</text:p>
          </table:table-cell>
          <table:table-cell/>
        </table:table-row>
        <table:table-row table:style-name="ro1">
          <table:table-cell/>
          <table:table-cell office:value-type="float" office:value="786">
            <text:p>786</text:p>
          </table:table-cell>
          <table:table-cell/>
          <table:table-cell office:value-type="float" office:value="195">
            <text:p>195</text:p>
          </table:table-cell>
          <table:table-cell/>
        </table:table-row>
        <table:table-row table:style-name="ro1">
          <table:table-cell/>
          <table:table-cell office:value-type="float" office:value="787">
            <text:p>787</text:p>
          </table:table-cell>
          <table:table-cell/>
          <table:table-cell office:value-type="float" office:value="195">
            <text:p>195</text:p>
          </table:table-cell>
          <table:table-cell/>
        </table:table-row>
        <table:table-row table:style-name="ro1">
          <table:table-cell/>
          <table:table-cell office:value-type="float" office:value="788">
            <text:p>788</text:p>
          </table:table-cell>
          <table:table-cell/>
          <table:table-cell office:value-type="float" office:value="195.1">
            <text:p>195.1</text:p>
          </table:table-cell>
          <table:table-cell/>
        </table:table-row>
        <table:table-row table:style-name="ro1">
          <table:table-cell/>
          <table:table-cell office:value-type="float" office:value="789">
            <text:p>789</text:p>
          </table:table-cell>
          <table:table-cell/>
          <table:table-cell office:value-type="float" office:value="195.1">
            <text:p>195.1</text:p>
          </table:table-cell>
          <table:table-cell/>
        </table:table-row>
        <table:table-row table:style-name="ro1">
          <table:table-cell/>
          <table:table-cell office:value-type="float" office:value="790">
            <text:p>790</text:p>
          </table:table-cell>
          <table:table-cell/>
          <table:table-cell office:value-type="float" office:value="195.1">
            <text:p>195.1</text:p>
          </table:table-cell>
          <table:table-cell/>
        </table:table-row>
        <table:table-row table:style-name="ro1">
          <table:table-cell/>
          <table:table-cell office:value-type="float" office:value="791">
            <text:p>791</text:p>
          </table:table-cell>
          <table:table-cell/>
          <table:table-cell office:value-type="float" office:value="195.1">
            <text:p>195.1</text:p>
          </table:table-cell>
          <table:table-cell/>
        </table:table-row>
        <table:table-row table:style-name="ro1">
          <table:table-cell/>
          <table:table-cell office:value-type="float" office:value="792">
            <text:p>792</text:p>
          </table:table-cell>
          <table:table-cell/>
          <table:table-cell office:value-type="float" office:value="195.1">
            <text:p>195.1</text:p>
          </table:table-cell>
          <table:table-cell/>
        </table:table-row>
        <table:table-row table:style-name="ro1">
          <table:table-cell/>
          <table:table-cell office:value-type="float" office:value="793">
            <text:p>793</text:p>
          </table:table-cell>
          <table:table-cell/>
          <table:table-cell office:value-type="float" office:value="195.1">
            <text:p>195.1</text:p>
          </table:table-cell>
          <table:table-cell/>
        </table:table-row>
        <table:table-row table:style-name="ro1">
          <table:table-cell/>
          <table:table-cell office:value-type="float" office:value="794">
            <text:p>794</text:p>
          </table:table-cell>
          <table:table-cell/>
          <table:table-cell office:value-type="float" office:value="195.2">
            <text:p>195.2</text:p>
          </table:table-cell>
          <table:table-cell/>
        </table:table-row>
        <table:table-row table:style-name="ro1">
          <table:table-cell/>
          <table:table-cell office:value-type="float" office:value="795">
            <text:p>795</text:p>
          </table:table-cell>
          <table:table-cell/>
          <table:table-cell office:value-type="float" office:value="195.2">
            <text:p>195.2</text:p>
          </table:table-cell>
          <table:table-cell/>
        </table:table-row>
        <table:table-row table:style-name="ro1">
          <table:table-cell/>
          <table:table-cell office:value-type="float" office:value="796">
            <text:p>796</text:p>
          </table:table-cell>
          <table:table-cell/>
          <table:table-cell office:value-type="float" office:value="195.2">
            <text:p>195.2</text:p>
          </table:table-cell>
          <table:table-cell/>
        </table:table-row>
        <table:table-row table:style-name="ro1">
          <table:table-cell/>
          <table:table-cell office:value-type="float" office:value="797">
            <text:p>797</text:p>
          </table:table-cell>
          <table:table-cell/>
          <table:table-cell office:value-type="float" office:value="195.2">
            <text:p>195.2</text:p>
          </table:table-cell>
          <table:table-cell/>
        </table:table-row>
        <table:table-row table:style-name="ro1">
          <table:table-cell/>
          <table:table-cell office:value-type="float" office:value="798">
            <text:p>798</text:p>
          </table:table-cell>
          <table:table-cell/>
          <table:table-cell office:value-type="float" office:value="195.2">
            <text:p>195.2</text:p>
          </table:table-cell>
          <table:table-cell/>
        </table:table-row>
        <table:table-row table:style-name="ro1">
          <table:table-cell/>
          <table:table-cell office:value-type="float" office:value="799">
            <text:p>799</text:p>
          </table:table-cell>
          <table:table-cell/>
          <table:table-cell office:value-type="float" office:value="195.3">
            <text:p>195.3</text:p>
          </table:table-cell>
          <table:table-cell/>
        </table:table-row>
        <table:table-row table:style-name="ro1">
          <table:table-cell/>
          <table:table-cell office:value-type="float" office:value="800">
            <text:p>800</text:p>
          </table:table-cell>
          <table:table-cell/>
          <table:table-cell office:value-type="float" office:value="195.2">
            <text:p>195.2</text:p>
          </table:table-cell>
          <table:table-cell/>
        </table:table-row>
        <table:table-row table:style-name="ro1">
          <table:table-cell/>
          <table:table-cell office:value-type="float" office:value="801">
            <text:p>801</text:p>
          </table:table-cell>
          <table:table-cell/>
          <table:table-cell office:value-type="float" office:value="195.2">
            <text:p>195.2</text:p>
          </table:table-cell>
          <table:table-cell/>
        </table:table-row>
        <table:table-row table:style-name="ro1">
          <table:table-cell/>
          <table:table-cell office:value-type="float" office:value="802">
            <text:p>802</text:p>
          </table:table-cell>
          <table:table-cell/>
          <table:table-cell office:value-type="float" office:value="195.3">
            <text:p>195.3</text:p>
          </table:table-cell>
          <table:table-cell/>
        </table:table-row>
        <table:table-row table:style-name="ro1">
          <table:table-cell/>
          <table:table-cell office:value-type="float" office:value="803">
            <text:p>803</text:p>
          </table:table-cell>
          <table:table-cell/>
          <table:table-cell office:value-type="float" office:value="195.3">
            <text:p>195.3</text:p>
          </table:table-cell>
          <table:table-cell/>
        </table:table-row>
        <table:table-row table:style-name="ro1">
          <table:table-cell/>
          <table:table-cell office:value-type="float" office:value="804">
            <text:p>804</text:p>
          </table:table-cell>
          <table:table-cell/>
          <table:table-cell office:value-type="float" office:value="195.3">
            <text:p>195.3</text:p>
          </table:table-cell>
          <table:table-cell/>
        </table:table-row>
        <table:table-row table:style-name="ro1">
          <table:table-cell/>
          <table:table-cell office:value-type="float" office:value="805">
            <text:p>805</text:p>
          </table:table-cell>
          <table:table-cell/>
          <table:table-cell office:value-type="float" office:value="195.3">
            <text:p>195.3</text:p>
          </table:table-cell>
          <table:table-cell/>
        </table:table-row>
        <table:table-row table:style-name="ro1">
          <table:table-cell/>
          <table:table-cell office:value-type="float" office:value="806">
            <text:p>806</text:p>
          </table:table-cell>
          <table:table-cell/>
          <table:table-cell office:value-type="float" office:value="195.3">
            <text:p>195.3</text:p>
          </table:table-cell>
          <table:table-cell/>
        </table:table-row>
        <table:table-row table:style-name="ro1">
          <table:table-cell/>
          <table:table-cell office:value-type="float" office:value="807">
            <text:p>807</text:p>
          </table:table-cell>
          <table:table-cell/>
          <table:table-cell office:value-type="float" office:value="195.3">
            <text:p>195.3</text:p>
          </table:table-cell>
          <table:table-cell/>
        </table:table-row>
        <table:table-row table:style-name="ro1">
          <table:table-cell/>
          <table:table-cell office:value-type="float" office:value="808">
            <text:p>808</text:p>
          </table:table-cell>
          <table:table-cell/>
          <table:table-cell office:value-type="float" office:value="195.4">
            <text:p>195.4</text:p>
          </table:table-cell>
          <table:table-cell/>
        </table:table-row>
        <table:table-row table:style-name="ro1">
          <table:table-cell/>
          <table:table-cell office:value-type="float" office:value="809">
            <text:p>809</text:p>
          </table:table-cell>
          <table:table-cell/>
          <table:table-cell office:value-type="float" office:value="195.3">
            <text:p>195.3</text:p>
          </table:table-cell>
          <table:table-cell/>
        </table:table-row>
        <table:table-row table:style-name="ro1">
          <table:table-cell/>
          <table:table-cell office:value-type="float" office:value="810">
            <text:p>810</text:p>
          </table:table-cell>
          <table:table-cell/>
          <table:table-cell office:value-type="float" office:value="195.3">
            <text:p>195.3</text:p>
          </table:table-cell>
          <table:table-cell/>
        </table:table-row>
        <table:table-row table:style-name="ro1">
          <table:table-cell/>
          <table:table-cell office:value-type="float" office:value="811">
            <text:p>811</text:p>
          </table:table-cell>
          <table:table-cell/>
          <table:table-cell office:value-type="float" office:value="195.4">
            <text:p>195.4</text:p>
          </table:table-cell>
          <table:table-cell/>
        </table:table-row>
        <table:table-row table:style-name="ro1">
          <table:table-cell/>
          <table:table-cell office:value-type="float" office:value="812">
            <text:p>812</text:p>
          </table:table-cell>
          <table:table-cell/>
          <table:table-cell office:value-type="float" office:value="195.4">
            <text:p>195.4</text:p>
          </table:table-cell>
          <table:table-cell/>
        </table:table-row>
        <table:table-row table:style-name="ro1">
          <table:table-cell/>
          <table:table-cell office:value-type="float" office:value="813">
            <text:p>813</text:p>
          </table:table-cell>
          <table:table-cell/>
          <table:table-cell office:value-type="float" office:value="195.5">
            <text:p>195.5</text:p>
          </table:table-cell>
          <table:table-cell/>
        </table:table-row>
        <table:table-row table:style-name="ro1">
          <table:table-cell/>
          <table:table-cell office:value-type="float" office:value="814">
            <text:p>814</text:p>
          </table:table-cell>
          <table:table-cell/>
          <table:table-cell office:value-type="float" office:value="195.4">
            <text:p>195.4</text:p>
          </table:table-cell>
          <table:table-cell/>
        </table:table-row>
        <table:table-row table:style-name="ro1">
          <table:table-cell/>
          <table:table-cell office:value-type="float" office:value="815">
            <text:p>815</text:p>
          </table:table-cell>
          <table:table-cell/>
          <table:table-cell office:value-type="float" office:value="195.5">
            <text:p>195.5</text:p>
          </table:table-cell>
          <table:table-cell/>
        </table:table-row>
        <table:table-row table:style-name="ro1">
          <table:table-cell/>
          <table:table-cell office:value-type="float" office:value="816">
            <text:p>816</text:p>
          </table:table-cell>
          <table:table-cell/>
          <table:table-cell office:value-type="float" office:value="195.5">
            <text:p>195.5</text:p>
          </table:table-cell>
          <table:table-cell/>
        </table:table-row>
        <table:table-row table:style-name="ro1">
          <table:table-cell/>
          <table:table-cell office:value-type="float" office:value="817">
            <text:p>817</text:p>
          </table:table-cell>
          <table:table-cell/>
          <table:table-cell office:value-type="float" office:value="195.5">
            <text:p>195.5</text:p>
          </table:table-cell>
          <table:table-cell/>
        </table:table-row>
        <table:table-row table:style-name="ro1">
          <table:table-cell/>
          <table:table-cell office:value-type="float" office:value="818">
            <text:p>818</text:p>
          </table:table-cell>
          <table:table-cell/>
          <table:table-cell office:value-type="float" office:value="195.5">
            <text:p>195.5</text:p>
          </table:table-cell>
          <table:table-cell/>
        </table:table-row>
        <table:table-row table:style-name="ro1">
          <table:table-cell/>
          <table:table-cell office:value-type="float" office:value="819">
            <text:p>819</text:p>
          </table:table-cell>
          <table:table-cell/>
          <table:table-cell office:value-type="float" office:value="195.5">
            <text:p>195.5</text:p>
          </table:table-cell>
          <table:table-cell/>
        </table:table-row>
        <table:table-row table:style-name="ro1">
          <table:table-cell/>
          <table:table-cell office:value-type="float" office:value="820">
            <text:p>820</text:p>
          </table:table-cell>
          <table:table-cell/>
          <table:table-cell office:value-type="float" office:value="195.5">
            <text:p>195.5</text:p>
          </table:table-cell>
          <table:table-cell/>
        </table:table-row>
        <table:table-row table:style-name="ro1">
          <table:table-cell/>
          <table:table-cell office:value-type="float" office:value="821">
            <text:p>821</text:p>
          </table:table-cell>
          <table:table-cell/>
          <table:table-cell office:value-type="float" office:value="195.6">
            <text:p>195.6</text:p>
          </table:table-cell>
          <table:table-cell/>
        </table:table-row>
        <table:table-row table:style-name="ro1">
          <table:table-cell/>
          <table:table-cell office:value-type="float" office:value="822">
            <text:p>822</text:p>
          </table:table-cell>
          <table:table-cell/>
          <table:table-cell office:value-type="float" office:value="195.6">
            <text:p>195.6</text:p>
          </table:table-cell>
          <table:table-cell/>
        </table:table-row>
        <table:table-row table:style-name="ro1">
          <table:table-cell/>
          <table:table-cell office:value-type="float" office:value="823">
            <text:p>823</text:p>
          </table:table-cell>
          <table:table-cell/>
          <table:table-cell office:value-type="float" office:value="195.6">
            <text:p>195.6</text:p>
          </table:table-cell>
          <table:table-cell/>
        </table:table-row>
        <table:table-row table:style-name="ro1">
          <table:table-cell/>
          <table:table-cell office:value-type="float" office:value="824">
            <text:p>824</text:p>
          </table:table-cell>
          <table:table-cell/>
          <table:table-cell office:value-type="float" office:value="195.6">
            <text:p>195.6</text:p>
          </table:table-cell>
          <table:table-cell/>
        </table:table-row>
        <table:table-row table:style-name="ro1">
          <table:table-cell/>
          <table:table-cell office:value-type="float" office:value="825">
            <text:p>825</text:p>
          </table:table-cell>
          <table:table-cell/>
          <table:table-cell office:value-type="float" office:value="195.6">
            <text:p>195.6</text:p>
          </table:table-cell>
          <table:table-cell/>
        </table:table-row>
        <table:table-row table:style-name="ro1">
          <table:table-cell/>
          <table:table-cell office:value-type="float" office:value="826">
            <text:p>826</text:p>
          </table:table-cell>
          <table:table-cell/>
          <table:table-cell office:value-type="float" office:value="195.6">
            <text:p>195.6</text:p>
          </table:table-cell>
          <table:table-cell/>
        </table:table-row>
        <table:table-row table:style-name="ro1">
          <table:table-cell/>
          <table:table-cell office:value-type="float" office:value="827">
            <text:p>827</text:p>
          </table:table-cell>
          <table:table-cell/>
          <table:table-cell office:value-type="float" office:value="195.6">
            <text:p>195.6</text:p>
          </table:table-cell>
          <table:table-cell/>
        </table:table-row>
        <table:table-row table:style-name="ro1">
          <table:table-cell/>
          <table:table-cell office:value-type="float" office:value="828">
            <text:p>828</text:p>
          </table:table-cell>
          <table:table-cell/>
          <table:table-cell office:value-type="float" office:value="195.6">
            <text:p>195.6</text:p>
          </table:table-cell>
          <table:table-cell/>
        </table:table-row>
        <table:table-row table:style-name="ro1">
          <table:table-cell/>
          <table:table-cell office:value-type="float" office:value="829">
            <text:p>829</text:p>
          </table:table-cell>
          <table:table-cell/>
          <table:table-cell office:value-type="float" office:value="195.6">
            <text:p>195.6</text:p>
          </table:table-cell>
          <table:table-cell/>
        </table:table-row>
        <table:table-row table:style-name="ro1">
          <table:table-cell/>
          <table:table-cell office:value-type="float" office:value="830">
            <text:p>830</text:p>
          </table:table-cell>
          <table:table-cell/>
          <table:table-cell office:value-type="float" office:value="195.7">
            <text:p>195.7</text:p>
          </table:table-cell>
          <table:table-cell/>
        </table:table-row>
        <table:table-row table:style-name="ro1">
          <table:table-cell/>
          <table:table-cell office:value-type="float" office:value="831">
            <text:p>831</text:p>
          </table:table-cell>
          <table:table-cell/>
          <table:table-cell office:value-type="float" office:value="195.7">
            <text:p>195.7</text:p>
          </table:table-cell>
          <table:table-cell/>
        </table:table-row>
        <table:table-row table:style-name="ro1">
          <table:table-cell/>
          <table:table-cell office:value-type="float" office:value="832">
            <text:p>832</text:p>
          </table:table-cell>
          <table:table-cell/>
          <table:table-cell office:value-type="float" office:value="195.8">
            <text:p>195.8</text:p>
          </table:table-cell>
          <table:table-cell/>
        </table:table-row>
        <table:table-row table:style-name="ro1">
          <table:table-cell/>
          <table:table-cell office:value-type="float" office:value="833">
            <text:p>833</text:p>
          </table:table-cell>
          <table:table-cell/>
          <table:table-cell office:value-type="float" office:value="195.7">
            <text:p>195.7</text:p>
          </table:table-cell>
          <table:table-cell/>
        </table:table-row>
        <table:table-row table:style-name="ro1">
          <table:table-cell/>
          <table:table-cell office:value-type="float" office:value="834">
            <text:p>834</text:p>
          </table:table-cell>
          <table:table-cell/>
          <table:table-cell office:value-type="float" office:value="195.7">
            <text:p>195.7</text:p>
          </table:table-cell>
          <table:table-cell/>
        </table:table-row>
        <table:table-row table:style-name="ro1">
          <table:table-cell/>
          <table:table-cell office:value-type="float" office:value="835">
            <text:p>835</text:p>
          </table:table-cell>
          <table:table-cell/>
          <table:table-cell office:value-type="float" office:value="195.8">
            <text:p>195.8</text:p>
          </table:table-cell>
          <table:table-cell/>
        </table:table-row>
        <table:table-row table:style-name="ro1">
          <table:table-cell/>
          <table:table-cell office:value-type="float" office:value="836">
            <text:p>836</text:p>
          </table:table-cell>
          <table:table-cell/>
          <table:table-cell office:value-type="float" office:value="195.8">
            <text:p>195.8</text:p>
          </table:table-cell>
          <table:table-cell/>
        </table:table-row>
        <table:table-row table:style-name="ro1">
          <table:table-cell/>
          <table:table-cell office:value-type="float" office:value="837">
            <text:p>837</text:p>
          </table:table-cell>
          <table:table-cell/>
          <table:table-cell office:value-type="float" office:value="195.8">
            <text:p>195.8</text:p>
          </table:table-cell>
          <table:table-cell/>
        </table:table-row>
        <table:table-row table:style-name="ro1">
          <table:table-cell/>
          <table:table-cell office:value-type="float" office:value="838">
            <text:p>838</text:p>
          </table:table-cell>
          <table:table-cell/>
          <table:table-cell office:value-type="float" office:value="195.8">
            <text:p>195.8</text:p>
          </table:table-cell>
          <table:table-cell/>
        </table:table-row>
        <table:table-row table:style-name="ro1">
          <table:table-cell/>
          <table:table-cell office:value-type="float" office:value="839">
            <text:p>839</text:p>
          </table:table-cell>
          <table:table-cell/>
          <table:table-cell office:value-type="float" office:value="195.8">
            <text:p>195.8</text:p>
          </table:table-cell>
          <table:table-cell/>
        </table:table-row>
        <table:table-row table:style-name="ro1">
          <table:table-cell/>
          <table:table-cell office:value-type="float" office:value="840">
            <text:p>840</text:p>
          </table:table-cell>
          <table:table-cell/>
          <table:table-cell office:value-type="float" office:value="195.9">
            <text:p>195.9</text:p>
          </table:table-cell>
          <table:table-cell/>
        </table:table-row>
        <table:table-row table:style-name="ro1">
          <table:table-cell/>
          <table:table-cell office:value-type="float" office:value="841">
            <text:p>841</text:p>
          </table:table-cell>
          <table:table-cell/>
          <table:table-cell office:value-type="float" office:value="195.9">
            <text:p>195.9</text:p>
          </table:table-cell>
          <table:table-cell/>
        </table:table-row>
        <table:table-row table:style-name="ro1">
          <table:table-cell/>
          <table:table-cell office:value-type="float" office:value="842">
            <text:p>842</text:p>
          </table:table-cell>
          <table:table-cell/>
          <table:table-cell office:value-type="float" office:value="195.8">
            <text:p>195.8</text:p>
          </table:table-cell>
          <table:table-cell/>
        </table:table-row>
        <table:table-row table:style-name="ro1">
          <table:table-cell/>
          <table:table-cell office:value-type="float" office:value="843">
            <text:p>843</text:p>
          </table:table-cell>
          <table:table-cell/>
          <table:table-cell office:value-type="float" office:value="195.9">
            <text:p>195.9</text:p>
          </table:table-cell>
          <table:table-cell/>
        </table:table-row>
        <table:table-row table:style-name="ro1">
          <table:table-cell/>
          <table:table-cell office:value-type="float" office:value="844">
            <text:p>844</text:p>
          </table:table-cell>
          <table:table-cell/>
          <table:table-cell office:value-type="float" office:value="195.9">
            <text:p>195.9</text:p>
          </table:table-cell>
          <table:table-cell/>
        </table:table-row>
        <table:table-row table:style-name="ro1">
          <table:table-cell/>
          <table:table-cell office:value-type="float" office:value="845">
            <text:p>845</text:p>
          </table:table-cell>
          <table:table-cell/>
          <table:table-cell office:value-type="float" office:value="195.9">
            <text:p>195.9</text:p>
          </table:table-cell>
          <table:table-cell/>
        </table:table-row>
        <table:table-row table:style-name="ro1">
          <table:table-cell/>
          <table:table-cell office:value-type="float" office:value="846">
            <text:p>846</text:p>
          </table:table-cell>
          <table:table-cell/>
          <table:table-cell office:value-type="float" office:value="195.9">
            <text:p>195.9</text:p>
          </table:table-cell>
          <table:table-cell/>
        </table:table-row>
        <table:table-row table:style-name="ro1">
          <table:table-cell/>
          <table:table-cell office:value-type="float" office:value="847">
            <text:p>847</text:p>
          </table:table-cell>
          <table:table-cell/>
          <table:table-cell office:value-type="float" office:value="195.9">
            <text:p>195.9</text:p>
          </table:table-cell>
          <table:table-cell/>
        </table:table-row>
        <table:table-row table:style-name="ro1">
          <table:table-cell/>
          <table:table-cell office:value-type="float" office:value="848">
            <text:p>848</text:p>
          </table:table-cell>
          <table:table-cell/>
          <table:table-cell office:value-type="float" office:value="195.9">
            <text:p>195.9</text:p>
          </table:table-cell>
          <table:table-cell/>
        </table:table-row>
        <table:table-row table:style-name="ro1">
          <table:table-cell/>
          <table:table-cell office:value-type="float" office:value="849">
            <text:p>849</text:p>
          </table:table-cell>
          <table:table-cell/>
          <table:table-cell office:value-type="float" office:value="195.9">
            <text:p>195.9</text:p>
          </table:table-cell>
          <table:table-cell/>
        </table:table-row>
        <table:table-row table:style-name="ro1">
          <table:table-cell/>
          <table:table-cell office:value-type="float" office:value="850">
            <text:p>850</text:p>
          </table:table-cell>
          <table:table-cell/>
          <table:table-cell office:value-type="float" office:value="196">
            <text:p>196</text:p>
          </table:table-cell>
          <table:table-cell/>
        </table:table-row>
        <table:table-row table:style-name="ro1">
          <table:table-cell/>
          <table:table-cell office:value-type="float" office:value="851">
            <text:p>851</text:p>
          </table:table-cell>
          <table:table-cell/>
          <table:table-cell office:value-type="float" office:value="196">
            <text:p>196</text:p>
          </table:table-cell>
          <table:table-cell/>
        </table:table-row>
        <table:table-row table:style-name="ro1">
          <table:table-cell/>
          <table:table-cell office:value-type="float" office:value="852">
            <text:p>852</text:p>
          </table:table-cell>
          <table:table-cell/>
          <table:table-cell office:value-type="float" office:value="196">
            <text:p>196</text:p>
          </table:table-cell>
          <table:table-cell/>
        </table:table-row>
        <table:table-row table:style-name="ro1">
          <table:table-cell/>
          <table:table-cell office:value-type="float" office:value="853">
            <text:p>853</text:p>
          </table:table-cell>
          <table:table-cell/>
          <table:table-cell office:value-type="float" office:value="196">
            <text:p>196</text:p>
          </table:table-cell>
          <table:table-cell/>
        </table:table-row>
        <table:table-row table:style-name="ro1">
          <table:table-cell/>
          <table:table-cell office:value-type="float" office:value="854">
            <text:p>854</text:p>
          </table:table-cell>
          <table:table-cell/>
          <table:table-cell office:value-type="float" office:value="196">
            <text:p>196</text:p>
          </table:table-cell>
          <table:table-cell/>
        </table:table-row>
        <table:table-row table:style-name="ro1">
          <table:table-cell/>
          <table:table-cell office:value-type="float" office:value="855">
            <text:p>855</text:p>
          </table:table-cell>
          <table:table-cell/>
          <table:table-cell office:value-type="float" office:value="196.1">
            <text:p>196.1</text:p>
          </table:table-cell>
          <table:table-cell/>
        </table:table-row>
        <table:table-row table:style-name="ro1">
          <table:table-cell/>
          <table:table-cell office:value-type="float" office:value="856">
            <text:p>856</text:p>
          </table:table-cell>
          <table:table-cell/>
          <table:table-cell office:value-type="float" office:value="196">
            <text:p>196</text:p>
          </table:table-cell>
          <table:table-cell/>
        </table:table-row>
        <table:table-row table:style-name="ro1">
          <table:table-cell/>
          <table:table-cell office:value-type="float" office:value="857">
            <text:p>857</text:p>
          </table:table-cell>
          <table:table-cell/>
          <table:table-cell office:value-type="float" office:value="196.1">
            <text:p>196.1</text:p>
          </table:table-cell>
          <table:table-cell/>
        </table:table-row>
        <table:table-row table:style-name="ro1">
          <table:table-cell/>
          <table:table-cell office:value-type="float" office:value="858">
            <text:p>858</text:p>
          </table:table-cell>
          <table:table-cell/>
          <table:table-cell office:value-type="float" office:value="196.1">
            <text:p>196.1</text:p>
          </table:table-cell>
          <table:table-cell/>
        </table:table-row>
        <table:table-row table:style-name="ro1">
          <table:table-cell/>
          <table:table-cell office:value-type="float" office:value="859">
            <text:p>859</text:p>
          </table:table-cell>
          <table:table-cell/>
          <table:table-cell office:value-type="float" office:value="196.1">
            <text:p>196.1</text:p>
          </table:table-cell>
          <table:table-cell/>
        </table:table-row>
        <table:table-row table:style-name="ro1">
          <table:table-cell/>
          <table:table-cell office:value-type="float" office:value="860">
            <text:p>860</text:p>
          </table:table-cell>
          <table:table-cell/>
          <table:table-cell office:value-type="float" office:value="196.1">
            <text:p>196.1</text:p>
          </table:table-cell>
          <table:table-cell/>
        </table:table-row>
        <table:table-row table:style-name="ro1">
          <table:table-cell/>
          <table:table-cell office:value-type="float" office:value="861">
            <text:p>861</text:p>
          </table:table-cell>
          <table:table-cell/>
          <table:table-cell office:value-type="float" office:value="196.1">
            <text:p>196.1</text:p>
          </table:table-cell>
          <table:table-cell/>
        </table:table-row>
        <table:table-row table:style-name="ro1">
          <table:table-cell/>
          <table:table-cell office:value-type="float" office:value="862">
            <text:p>862</text:p>
          </table:table-cell>
          <table:table-cell/>
          <table:table-cell office:value-type="float" office:value="196.1">
            <text:p>196.1</text:p>
          </table:table-cell>
          <table:table-cell/>
        </table:table-row>
        <table:table-row table:style-name="ro1">
          <table:table-cell/>
          <table:table-cell office:value-type="float" office:value="863">
            <text:p>863</text:p>
          </table:table-cell>
          <table:table-cell/>
          <table:table-cell office:value-type="float" office:value="196.1">
            <text:p>196.1</text:p>
          </table:table-cell>
          <table:table-cell/>
        </table:table-row>
        <table:table-row table:style-name="ro1">
          <table:table-cell/>
          <table:table-cell office:value-type="float" office:value="864">
            <text:p>864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65">
            <text:p>865</text:p>
          </table:table-cell>
          <table:table-cell/>
          <table:table-cell office:value-type="float" office:value="196.1">
            <text:p>196.1</text:p>
          </table:table-cell>
          <table:table-cell/>
        </table:table-row>
        <table:table-row table:style-name="ro1">
          <table:table-cell/>
          <table:table-cell office:value-type="float" office:value="866">
            <text:p>866</text:p>
          </table:table-cell>
          <table:table-cell/>
          <table:table-cell office:value-type="float" office:value="196.1">
            <text:p>196.1</text:p>
          </table:table-cell>
          <table:table-cell/>
        </table:table-row>
        <table:table-row table:style-name="ro1">
          <table:table-cell/>
          <table:table-cell office:value-type="float" office:value="867">
            <text:p>867</text:p>
          </table:table-cell>
          <table:table-cell/>
          <table:table-cell office:value-type="float" office:value="196.1">
            <text:p>196.1</text:p>
          </table:table-cell>
          <table:table-cell/>
        </table:table-row>
        <table:table-row table:style-name="ro1">
          <table:table-cell/>
          <table:table-cell office:value-type="float" office:value="868">
            <text:p>868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69">
            <text:p>869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70">
            <text:p>870</text:p>
          </table:table-cell>
          <table:table-cell/>
          <table:table-cell office:value-type="float" office:value="196.1">
            <text:p>196.1</text:p>
          </table:table-cell>
          <table:table-cell/>
        </table:table-row>
        <table:table-row table:style-name="ro1">
          <table:table-cell/>
          <table:table-cell office:value-type="float" office:value="871">
            <text:p>871</text:p>
          </table:table-cell>
          <table:table-cell/>
          <table:table-cell office:value-type="float" office:value="196.1">
            <text:p>196.1</text:p>
          </table:table-cell>
          <table:table-cell/>
        </table:table-row>
        <table:table-row table:style-name="ro1">
          <table:table-cell/>
          <table:table-cell office:value-type="float" office:value="872">
            <text:p>872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73">
            <text:p>873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74">
            <text:p>874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75">
            <text:p>875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76">
            <text:p>876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77">
            <text:p>877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78">
            <text:p>878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79">
            <text:p>879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80">
            <text:p>880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81">
            <text:p>881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82">
            <text:p>882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83">
            <text:p>883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84">
            <text:p>884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85">
            <text:p>885</text:p>
          </table:table-cell>
          <table:table-cell/>
          <table:table-cell office:value-type="float" office:value="196.2">
            <text:p>196.2</text:p>
          </table:table-cell>
          <table:table-cell/>
        </table:table-row>
        <table:table-row table:style-name="ro1">
          <table:table-cell/>
          <table:table-cell office:value-type="float" office:value="886">
            <text:p>886</text:p>
          </table:table-cell>
          <table:table-cell/>
          <table:table-cell office:value-type="float" office:value="196.3">
            <text:p>196.3</text:p>
          </table:table-cell>
          <table:table-cell/>
        </table:table-row>
        <table:table-row table:style-name="ro1">
          <table:table-cell/>
          <table:table-cell office:value-type="float" office:value="887">
            <text:p>887</text:p>
          </table:table-cell>
          <table:table-cell/>
          <table:table-cell office:value-type="float" office:value="196.3">
            <text:p>196.3</text:p>
          </table:table-cell>
          <table:table-cell/>
        </table:table-row>
        <table:table-row table:style-name="ro1">
          <table:table-cell/>
          <table:table-cell office:value-type="float" office:value="888">
            <text:p>888</text:p>
          </table:table-cell>
          <table:table-cell/>
          <table:table-cell office:value-type="float" office:value="196.3">
            <text:p>196.3</text:p>
          </table:table-cell>
          <table:table-cell/>
        </table:table-row>
        <table:table-row table:style-name="ro1">
          <table:table-cell/>
          <table:table-cell office:value-type="float" office:value="889">
            <text:p>889</text:p>
          </table:table-cell>
          <table:table-cell/>
          <table:table-cell office:value-type="float" office:value="196.3">
            <text:p>196.3</text:p>
          </table:table-cell>
          <table:table-cell/>
        </table:table-row>
        <table:table-row table:style-name="ro1">
          <table:table-cell/>
          <table:table-cell office:value-type="float" office:value="890">
            <text:p>890</text:p>
          </table:table-cell>
          <table:table-cell/>
          <table:table-cell office:value-type="float" office:value="196.3">
            <text:p>196.3</text:p>
          </table:table-cell>
          <table:table-cell/>
        </table:table-row>
        <table:table-row table:style-name="ro1">
          <table:table-cell/>
          <table:table-cell office:value-type="float" office:value="891">
            <text:p>891</text:p>
          </table:table-cell>
          <table:table-cell/>
          <table:table-cell office:value-type="float" office:value="196.3">
            <text:p>196.3</text:p>
          </table:table-cell>
          <table:table-cell/>
        </table:table-row>
        <table:table-row table:style-name="ro1">
          <table:table-cell/>
          <table:table-cell office:value-type="float" office:value="892">
            <text:p>892</text:p>
          </table:table-cell>
          <table:table-cell/>
          <table:table-cell office:value-type="float" office:value="196.3">
            <text:p>196.3</text:p>
          </table:table-cell>
          <table:table-cell/>
        </table:table-row>
        <table:table-row table:style-name="ro1">
          <table:table-cell/>
          <table:table-cell office:value-type="float" office:value="893">
            <text:p>893</text:p>
          </table:table-cell>
          <table:table-cell/>
          <table:table-cell office:value-type="float" office:value="196.3">
            <text:p>196.3</text:p>
          </table:table-cell>
          <table:table-cell/>
        </table:table-row>
        <table:table-row table:style-name="ro1">
          <table:table-cell/>
          <table:table-cell office:value-type="float" office:value="894">
            <text:p>894</text:p>
          </table:table-cell>
          <table:table-cell/>
          <table:table-cell office:value-type="float" office:value="196.3">
            <text:p>196.3</text:p>
          </table:table-cell>
          <table:table-cell/>
        </table:table-row>
        <table:table-row table:style-name="ro1">
          <table:table-cell/>
          <table:table-cell office:value-type="float" office:value="895">
            <text:p>895</text:p>
          </table:table-cell>
          <table:table-cell/>
          <table:table-cell office:value-type="float" office:value="196.3">
            <text:p>196.3</text:p>
          </table:table-cell>
          <table:table-cell/>
        </table:table-row>
        <table:table-row table:style-name="ro1">
          <table:table-cell/>
          <table:table-cell office:value-type="float" office:value="896">
            <text:p>896</text:p>
          </table:table-cell>
          <table:table-cell/>
          <table:table-cell office:value-type="float" office:value="196.4">
            <text:p>196.4</text:p>
          </table:table-cell>
          <table:table-cell/>
        </table:table-row>
        <table:table-row table:style-name="ro1">
          <table:table-cell/>
          <table:table-cell office:value-type="float" office:value="897">
            <text:p>897</text:p>
          </table:table-cell>
          <table:table-cell/>
          <table:table-cell office:value-type="float" office:value="196.4">
            <text:p>196.4</text:p>
          </table:table-cell>
          <table:table-cell/>
        </table:table-row>
        <table:table-row table:style-name="ro1">
          <table:table-cell/>
          <table:table-cell office:value-type="float" office:value="898">
            <text:p>898</text:p>
          </table:table-cell>
          <table:table-cell/>
          <table:table-cell office:value-type="float" office:value="196.4">
            <text:p>196.4</text:p>
          </table:table-cell>
          <table:table-cell/>
        </table:table-row>
        <table:table-row table:style-name="ro1">
          <table:table-cell/>
          <table:table-cell office:value-type="float" office:value="899">
            <text:p>899</text:p>
          </table:table-cell>
          <table:table-cell/>
          <table:table-cell office:value-type="float" office:value="196.4">
            <text:p>196.4</text:p>
          </table:table-cell>
          <table:table-cell/>
        </table:table-row>
        <table:table-row table:style-name="ro1">
          <table:table-cell/>
          <table:table-cell office:value-type="float" office:value="900">
            <text:p>900</text:p>
          </table:table-cell>
          <table:table-cell/>
          <table:table-cell office:value-type="float" office:value="196.5">
            <text:p>196.5</text:p>
          </table:table-cell>
          <table:table-cell/>
        </table:table-row>
        <table:table-row table:style-name="ro1">
          <table:table-cell/>
          <table:table-cell office:value-type="float" office:value="901">
            <text:p>901</text:p>
          </table:table-cell>
          <table:table-cell/>
          <table:table-cell office:value-type="float" office:value="196.5">
            <text:p>196.5</text:p>
          </table:table-cell>
          <table:table-cell/>
        </table:table-row>
        <table:table-row table:style-name="ro1">
          <table:table-cell/>
          <table:table-cell office:value-type="float" office:value="902">
            <text:p>902</text:p>
          </table:table-cell>
          <table:table-cell/>
          <table:table-cell office:value-type="float" office:value="196.5">
            <text:p>196.5</text:p>
          </table:table-cell>
          <table:table-cell/>
        </table:table-row>
        <table:table-row table:style-name="ro1">
          <table:table-cell/>
          <table:table-cell office:value-type="float" office:value="903">
            <text:p>903</text:p>
          </table:table-cell>
          <table:table-cell/>
          <table:table-cell office:value-type="float" office:value="196.5">
            <text:p>196.5</text:p>
          </table:table-cell>
          <table:table-cell/>
        </table:table-row>
        <table:table-row table:style-name="ro1">
          <table:table-cell/>
          <table:table-cell office:value-type="float" office:value="904">
            <text:p>904</text:p>
          </table:table-cell>
          <table:table-cell/>
          <table:table-cell office:value-type="float" office:value="196.5">
            <text:p>196.5</text:p>
          </table:table-cell>
          <table:table-cell/>
        </table:table-row>
        <table:table-row table:style-name="ro1">
          <table:table-cell/>
          <table:table-cell office:value-type="float" office:value="905">
            <text:p>905</text:p>
          </table:table-cell>
          <table:table-cell/>
          <table:table-cell office:value-type="float" office:value="196.6">
            <text:p>196.6</text:p>
          </table:table-cell>
          <table:table-cell/>
        </table:table-row>
        <table:table-row table:style-name="ro1">
          <table:table-cell/>
          <table:table-cell office:value-type="float" office:value="906">
            <text:p>906</text:p>
          </table:table-cell>
          <table:table-cell/>
          <table:table-cell office:value-type="float" office:value="196.6">
            <text:p>196.6</text:p>
          </table:table-cell>
          <table:table-cell/>
        </table:table-row>
        <table:table-row table:style-name="ro1">
          <table:table-cell/>
          <table:table-cell office:value-type="float" office:value="907">
            <text:p>907</text:p>
          </table:table-cell>
          <table:table-cell/>
          <table:table-cell office:value-type="float" office:value="196.6">
            <text:p>196.6</text:p>
          </table:table-cell>
          <table:table-cell/>
        </table:table-row>
        <table:table-row table:style-name="ro1">
          <table:table-cell/>
          <table:table-cell office:value-type="float" office:value="908">
            <text:p>908</text:p>
          </table:table-cell>
          <table:table-cell/>
          <table:table-cell office:value-type="float" office:value="196.6">
            <text:p>196.6</text:p>
          </table:table-cell>
          <table:table-cell/>
        </table:table-row>
        <table:table-row table:style-name="ro1">
          <table:table-cell/>
          <table:table-cell office:value-type="float" office:value="909">
            <text:p>909</text:p>
          </table:table-cell>
          <table:table-cell/>
          <table:table-cell office:value-type="float" office:value="196.7">
            <text:p>196.7</text:p>
          </table:table-cell>
          <table:table-cell/>
        </table:table-row>
        <table:table-row table:style-name="ro1">
          <table:table-cell/>
          <table:table-cell office:value-type="float" office:value="910">
            <text:p>910</text:p>
          </table:table-cell>
          <table:table-cell/>
          <table:table-cell office:value-type="float" office:value="196.7">
            <text:p>196.7</text:p>
          </table:table-cell>
          <table:table-cell/>
        </table:table-row>
        <table:table-row table:style-name="ro1">
          <table:table-cell/>
          <table:table-cell office:value-type="float" office:value="911">
            <text:p>911</text:p>
          </table:table-cell>
          <table:table-cell/>
          <table:table-cell office:value-type="float" office:value="196.7">
            <text:p>196.7</text:p>
          </table:table-cell>
          <table:table-cell/>
        </table:table-row>
        <table:table-row table:style-name="ro1">
          <table:table-cell/>
          <table:table-cell office:value-type="float" office:value="912">
            <text:p>912</text:p>
          </table:table-cell>
          <table:table-cell/>
          <table:table-cell office:value-type="float" office:value="196.7">
            <text:p>196.7</text:p>
          </table:table-cell>
          <table:table-cell/>
        </table:table-row>
        <table:table-row table:style-name="ro1">
          <table:table-cell/>
          <table:table-cell office:value-type="float" office:value="913">
            <text:p>913</text:p>
          </table:table-cell>
          <table:table-cell/>
          <table:table-cell office:value-type="float" office:value="196.7">
            <text:p>196.7</text:p>
          </table:table-cell>
          <table:table-cell/>
        </table:table-row>
        <table:table-row table:style-name="ro1">
          <table:table-cell/>
          <table:table-cell office:value-type="float" office:value="914">
            <text:p>914</text:p>
          </table:table-cell>
          <table:table-cell/>
          <table:table-cell office:value-type="float" office:value="196.8">
            <text:p>196.8</text:p>
          </table:table-cell>
          <table:table-cell/>
        </table:table-row>
        <table:table-row table:style-name="ro1">
          <table:table-cell/>
          <table:table-cell office:value-type="float" office:value="915">
            <text:p>915</text:p>
          </table:table-cell>
          <table:table-cell/>
          <table:table-cell office:value-type="float" office:value="196.8">
            <text:p>196.8</text:p>
          </table:table-cell>
          <table:table-cell/>
        </table:table-row>
        <table:table-row table:style-name="ro1">
          <table:table-cell/>
          <table:table-cell office:value-type="float" office:value="916">
            <text:p>916</text:p>
          </table:table-cell>
          <table:table-cell/>
          <table:table-cell office:value-type="float" office:value="196.8">
            <text:p>196.8</text:p>
          </table:table-cell>
          <table:table-cell/>
        </table:table-row>
        <table:table-row table:style-name="ro1">
          <table:table-cell/>
          <table:table-cell office:value-type="float" office:value="917">
            <text:p>917</text:p>
          </table:table-cell>
          <table:table-cell/>
          <table:table-cell office:value-type="float" office:value="196.8">
            <text:p>196.8</text:p>
          </table:table-cell>
          <table:table-cell/>
        </table:table-row>
        <table:table-row table:style-name="ro1">
          <table:table-cell/>
          <table:table-cell office:value-type="float" office:value="918">
            <text:p>918</text:p>
          </table:table-cell>
          <table:table-cell/>
          <table:table-cell office:value-type="float" office:value="196.8">
            <text:p>196.8</text:p>
          </table:table-cell>
          <table:table-cell/>
        </table:table-row>
        <table:table-row table:style-name="ro1">
          <table:table-cell/>
          <table:table-cell office:value-type="float" office:value="919">
            <text:p>919</text:p>
          </table:table-cell>
          <table:table-cell/>
          <table:table-cell office:value-type="float" office:value="196.9">
            <text:p>196.9</text:p>
          </table:table-cell>
          <table:table-cell/>
        </table:table-row>
        <table:table-row table:style-name="ro1">
          <table:table-cell/>
          <table:table-cell office:value-type="float" office:value="920">
            <text:p>920</text:p>
          </table:table-cell>
          <table:table-cell/>
          <table:table-cell office:value-type="float" office:value="196.9">
            <text:p>196.9</text:p>
          </table:table-cell>
          <table:table-cell/>
        </table:table-row>
        <table:table-row table:style-name="ro1">
          <table:table-cell/>
          <table:table-cell office:value-type="float" office:value="921">
            <text:p>921</text:p>
          </table:table-cell>
          <table:table-cell/>
          <table:table-cell office:value-type="float" office:value="196.9">
            <text:p>196.9</text:p>
          </table:table-cell>
          <table:table-cell/>
        </table:table-row>
        <table:table-row table:style-name="ro1">
          <table:table-cell/>
          <table:table-cell office:value-type="float" office:value="922">
            <text:p>922</text:p>
          </table:table-cell>
          <table:table-cell/>
          <table:table-cell office:value-type="float" office:value="196.9">
            <text:p>196.9</text:p>
          </table:table-cell>
          <table:table-cell/>
        </table:table-row>
        <table:table-row table:style-name="ro1">
          <table:table-cell/>
          <table:table-cell office:value-type="float" office:value="923">
            <text:p>923</text:p>
          </table:table-cell>
          <table:table-cell/>
          <table:table-cell office:value-type="float" office:value="196.9">
            <text:p>196.9</text:p>
          </table:table-cell>
          <table:table-cell/>
        </table:table-row>
        <table:table-row table:style-name="ro1">
          <table:table-cell/>
          <table:table-cell office:value-type="float" office:value="924">
            <text:p>924</text:p>
          </table:table-cell>
          <table:table-cell/>
          <table:table-cell office:value-type="float" office:value="197">
            <text:p>197</text:p>
          </table:table-cell>
          <table:table-cell/>
        </table:table-row>
        <table:table-row table:style-name="ro1">
          <table:table-cell/>
          <table:table-cell office:value-type="float" office:value="925">
            <text:p>925</text:p>
          </table:table-cell>
          <table:table-cell/>
          <table:table-cell office:value-type="float" office:value="197">
            <text:p>197</text:p>
          </table:table-cell>
          <table:table-cell/>
        </table:table-row>
        <table:table-row table:style-name="ro1">
          <table:table-cell/>
          <table:table-cell office:value-type="float" office:value="926">
            <text:p>926</text:p>
          </table:table-cell>
          <table:table-cell/>
          <table:table-cell office:value-type="float" office:value="197">
            <text:p>197</text:p>
          </table:table-cell>
          <table:table-cell/>
        </table:table-row>
        <table:table-row table:style-name="ro1">
          <table:table-cell/>
          <table:table-cell office:value-type="float" office:value="927">
            <text:p>927</text:p>
          </table:table-cell>
          <table:table-cell/>
          <table:table-cell office:value-type="float" office:value="197">
            <text:p>197</text:p>
          </table:table-cell>
          <table:table-cell/>
        </table:table-row>
        <table:table-row table:style-name="ro1">
          <table:table-cell/>
          <table:table-cell office:value-type="float" office:value="928">
            <text:p>928</text:p>
          </table:table-cell>
          <table:table-cell/>
          <table:table-cell office:value-type="float" office:value="197.1">
            <text:p>197.1</text:p>
          </table:table-cell>
          <table:table-cell/>
        </table:table-row>
        <table:table-row table:style-name="ro1">
          <table:table-cell/>
          <table:table-cell office:value-type="float" office:value="929">
            <text:p>929</text:p>
          </table:table-cell>
          <table:table-cell/>
          <table:table-cell office:value-type="float" office:value="197.1">
            <text:p>197.1</text:p>
          </table:table-cell>
          <table:table-cell/>
        </table:table-row>
        <table:table-row table:style-name="ro1">
          <table:table-cell/>
          <table:table-cell office:value-type="float" office:value="930">
            <text:p>930</text:p>
          </table:table-cell>
          <table:table-cell/>
          <table:table-cell office:value-type="float" office:value="197.1">
            <text:p>197.1</text:p>
          </table:table-cell>
          <table:table-cell/>
        </table:table-row>
        <table:table-row table:style-name="ro1">
          <table:table-cell/>
          <table:table-cell office:value-type="float" office:value="931">
            <text:p>931</text:p>
          </table:table-cell>
          <table:table-cell/>
          <table:table-cell office:value-type="float" office:value="197.1">
            <text:p>197.1</text:p>
          </table:table-cell>
          <table:table-cell/>
        </table:table-row>
        <table:table-row table:style-name="ro1">
          <table:table-cell/>
          <table:table-cell office:value-type="float" office:value="932">
            <text:p>932</text:p>
          </table:table-cell>
          <table:table-cell/>
          <table:table-cell office:value-type="float" office:value="197.1">
            <text:p>197.1</text:p>
          </table:table-cell>
          <table:table-cell/>
        </table:table-row>
        <table:table-row table:style-name="ro1">
          <table:table-cell/>
          <table:table-cell office:value-type="float" office:value="933">
            <text:p>933</text:p>
          </table:table-cell>
          <table:table-cell/>
          <table:table-cell office:value-type="float" office:value="197.2">
            <text:p>197.2</text:p>
          </table:table-cell>
          <table:table-cell/>
        </table:table-row>
        <table:table-row table:style-name="ro1">
          <table:table-cell/>
          <table:table-cell office:value-type="float" office:value="934">
            <text:p>934</text:p>
          </table:table-cell>
          <table:table-cell/>
          <table:table-cell office:value-type="float" office:value="197.2">
            <text:p>197.2</text:p>
          </table:table-cell>
          <table:table-cell/>
        </table:table-row>
        <table:table-row table:style-name="ro1">
          <table:table-cell/>
          <table:table-cell office:value-type="float" office:value="935">
            <text:p>935</text:p>
          </table:table-cell>
          <table:table-cell/>
          <table:table-cell office:value-type="float" office:value="197.2">
            <text:p>197.2</text:p>
          </table:table-cell>
          <table:table-cell/>
        </table:table-row>
        <table:table-row table:style-name="ro1">
          <table:table-cell/>
          <table:table-cell office:value-type="float" office:value="936">
            <text:p>936</text:p>
          </table:table-cell>
          <table:table-cell/>
          <table:table-cell office:value-type="float" office:value="197.2">
            <text:p>197.2</text:p>
          </table:table-cell>
          <table:table-cell/>
        </table:table-row>
        <table:table-row table:style-name="ro1">
          <table:table-cell/>
          <table:table-cell office:value-type="float" office:value="937">
            <text:p>937</text:p>
          </table:table-cell>
          <table:table-cell/>
          <table:table-cell office:value-type="float" office:value="197.2">
            <text:p>197.2</text:p>
          </table:table-cell>
          <table:table-cell/>
        </table:table-row>
        <table:table-row table:style-name="ro1">
          <table:table-cell/>
          <table:table-cell office:value-type="float" office:value="938">
            <text:p>938</text:p>
          </table:table-cell>
          <table:table-cell/>
          <table:table-cell office:value-type="float" office:value="197.3">
            <text:p>197.3</text:p>
          </table:table-cell>
          <table:table-cell/>
        </table:table-row>
        <table:table-row table:style-name="ro1">
          <table:table-cell/>
          <table:table-cell office:value-type="float" office:value="939">
            <text:p>939</text:p>
          </table:table-cell>
          <table:table-cell/>
          <table:table-cell office:value-type="float" office:value="197.3">
            <text:p>197.3</text:p>
          </table:table-cell>
          <table:table-cell/>
        </table:table-row>
        <table:table-row table:style-name="ro1">
          <table:table-cell/>
          <table:table-cell office:value-type="float" office:value="940">
            <text:p>940</text:p>
          </table:table-cell>
          <table:table-cell/>
          <table:table-cell office:value-type="float" office:value="197.3">
            <text:p>197.3</text:p>
          </table:table-cell>
          <table:table-cell/>
        </table:table-row>
        <table:table-row table:style-name="ro1">
          <table:table-cell/>
          <table:table-cell office:value-type="float" office:value="941">
            <text:p>941</text:p>
          </table:table-cell>
          <table:table-cell/>
          <table:table-cell office:value-type="float" office:value="197.3">
            <text:p>197.3</text:p>
          </table:table-cell>
          <table:table-cell/>
        </table:table-row>
        <table:table-row table:style-name="ro1">
          <table:table-cell/>
          <table:table-cell office:value-type="float" office:value="942">
            <text:p>942</text:p>
          </table:table-cell>
          <table:table-cell/>
          <table:table-cell office:value-type="float" office:value="197.3">
            <text:p>197.3</text:p>
          </table:table-cell>
          <table:table-cell/>
        </table:table-row>
        <table:table-row table:style-name="ro1">
          <table:table-cell/>
          <table:table-cell office:value-type="float" office:value="943">
            <text:p>943</text:p>
          </table:table-cell>
          <table:table-cell/>
          <table:table-cell office:value-type="float" office:value="197.4">
            <text:p>197.4</text:p>
          </table:table-cell>
          <table:table-cell/>
        </table:table-row>
        <table:table-row table:style-name="ro1">
          <table:table-cell/>
          <table:table-cell office:value-type="float" office:value="944">
            <text:p>944</text:p>
          </table:table-cell>
          <table:table-cell/>
          <table:table-cell office:value-type="float" office:value="197.3">
            <text:p>197.3</text:p>
          </table:table-cell>
          <table:table-cell/>
        </table:table-row>
        <table:table-row table:style-name="ro1">
          <table:table-cell/>
          <table:table-cell office:value-type="float" office:value="945">
            <text:p>945</text:p>
          </table:table-cell>
          <table:table-cell/>
          <table:table-cell office:value-type="float" office:value="197.4">
            <text:p>197.4</text:p>
          </table:table-cell>
          <table:table-cell/>
        </table:table-row>
        <table:table-row table:style-name="ro1">
          <table:table-cell/>
          <table:table-cell office:value-type="float" office:value="946">
            <text:p>946</text:p>
          </table:table-cell>
          <table:table-cell/>
          <table:table-cell office:value-type="float" office:value="197.4">
            <text:p>197.4</text:p>
          </table:table-cell>
          <table:table-cell/>
        </table:table-row>
        <table:table-row table:style-name="ro1">
          <table:table-cell/>
          <table:table-cell office:value-type="float" office:value="947">
            <text:p>947</text:p>
          </table:table-cell>
          <table:table-cell/>
          <table:table-cell office:value-type="float" office:value="197.4">
            <text:p>197.4</text:p>
          </table:table-cell>
          <table:table-cell/>
        </table:table-row>
        <table:table-row table:style-name="ro1">
          <table:table-cell/>
          <table:table-cell office:value-type="float" office:value="948">
            <text:p>948</text:p>
          </table:table-cell>
          <table:table-cell/>
          <table:table-cell office:value-type="float" office:value="197.5">
            <text:p>197.5</text:p>
          </table:table-cell>
          <table:table-cell/>
        </table:table-row>
        <table:table-row table:style-name="ro1">
          <table:table-cell/>
          <table:table-cell office:value-type="float" office:value="949">
            <text:p>949</text:p>
          </table:table-cell>
          <table:table-cell/>
          <table:table-cell office:value-type="float" office:value="197.4">
            <text:p>197.4</text:p>
          </table:table-cell>
          <table:table-cell/>
        </table:table-row>
        <table:table-row table:style-name="ro1">
          <table:table-cell/>
          <table:table-cell office:value-type="float" office:value="950">
            <text:p>950</text:p>
          </table:table-cell>
          <table:table-cell/>
          <table:table-cell office:value-type="float" office:value="197.4">
            <text:p>197.4</text:p>
          </table:table-cell>
          <table:table-cell/>
        </table:table-row>
        <table:table-row table:style-name="ro1">
          <table:table-cell/>
          <table:table-cell office:value-type="float" office:value="951">
            <text:p>951</text:p>
          </table:table-cell>
          <table:table-cell/>
          <table:table-cell office:value-type="float" office:value="197.5">
            <text:p>197.5</text:p>
          </table:table-cell>
          <table:table-cell/>
        </table:table-row>
        <table:table-row table:style-name="ro1">
          <table:table-cell/>
          <table:table-cell office:value-type="float" office:value="952">
            <text:p>952</text:p>
          </table:table-cell>
          <table:table-cell/>
          <table:table-cell office:value-type="float" office:value="197.5">
            <text:p>197.5</text:p>
          </table:table-cell>
          <table:table-cell/>
        </table:table-row>
        <table:table-row table:style-name="ro1">
          <table:table-cell/>
          <table:table-cell office:value-type="float" office:value="953">
            <text:p>953</text:p>
          </table:table-cell>
          <table:table-cell/>
          <table:table-cell office:value-type="float" office:value="197.5">
            <text:p>197.5</text:p>
          </table:table-cell>
          <table:table-cell/>
        </table:table-row>
        <table:table-row table:style-name="ro1">
          <table:table-cell/>
          <table:table-cell office:value-type="float" office:value="954">
            <text:p>954</text:p>
          </table:table-cell>
          <table:table-cell/>
          <table:table-cell office:value-type="float" office:value="197.5">
            <text:p>197.5</text:p>
          </table:table-cell>
          <table:table-cell/>
        </table:table-row>
        <table:table-row table:style-name="ro1">
          <table:table-cell/>
          <table:table-cell office:value-type="float" office:value="955">
            <text:p>955</text:p>
          </table:table-cell>
          <table:table-cell/>
          <table:table-cell office:value-type="float" office:value="197.5">
            <text:p>197.5</text:p>
          </table:table-cell>
          <table:table-cell/>
        </table:table-row>
        <table:table-row table:style-name="ro1">
          <table:table-cell/>
          <table:table-cell office:value-type="float" office:value="956">
            <text:p>956</text:p>
          </table:table-cell>
          <table:table-cell/>
          <table:table-cell office:value-type="float" office:value="197.6">
            <text:p>197.6</text:p>
          </table:table-cell>
          <table:table-cell/>
        </table:table-row>
        <table:table-row table:style-name="ro1">
          <table:table-cell/>
          <table:table-cell office:value-type="float" office:value="957">
            <text:p>957</text:p>
          </table:table-cell>
          <table:table-cell/>
          <table:table-cell office:value-type="float" office:value="197.6">
            <text:p>197.6</text:p>
          </table:table-cell>
          <table:table-cell/>
        </table:table-row>
        <table:table-row table:style-name="ro1">
          <table:table-cell/>
          <table:table-cell office:value-type="float" office:value="958">
            <text:p>958</text:p>
          </table:table-cell>
          <table:table-cell/>
          <table:table-cell office:value-type="float" office:value="197.6">
            <text:p>197.6</text:p>
          </table:table-cell>
          <table:table-cell/>
        </table:table-row>
        <table:table-row table:style-name="ro1">
          <table:table-cell/>
          <table:table-cell office:value-type="float" office:value="959">
            <text:p>959</text:p>
          </table:table-cell>
          <table:table-cell/>
          <table:table-cell office:value-type="float" office:value="197.6">
            <text:p>197.6</text:p>
          </table:table-cell>
          <table:table-cell/>
        </table:table-row>
        <table:table-row table:style-name="ro1">
          <table:table-cell/>
          <table:table-cell office:value-type="float" office:value="960">
            <text:p>960</text:p>
          </table:table-cell>
          <table:table-cell/>
          <table:table-cell office:value-type="float" office:value="197.6">
            <text:p>197.6</text:p>
          </table:table-cell>
          <table:table-cell/>
        </table:table-row>
        <table:table-row table:style-name="ro1">
          <table:table-cell/>
          <table:table-cell office:value-type="float" office:value="961">
            <text:p>961</text:p>
          </table:table-cell>
          <table:table-cell/>
          <table:table-cell office:value-type="float" office:value="197.6">
            <text:p>197.6</text:p>
          </table:table-cell>
          <table:table-cell/>
        </table:table-row>
        <table:table-row table:style-name="ro1">
          <table:table-cell/>
          <table:table-cell office:value-type="float" office:value="962">
            <text:p>962</text:p>
          </table:table-cell>
          <table:table-cell/>
          <table:table-cell office:value-type="float" office:value="197.6">
            <text:p>197.6</text:p>
          </table:table-cell>
          <table:table-cell/>
        </table:table-row>
        <table:table-row table:style-name="ro1">
          <table:table-cell/>
          <table:table-cell office:value-type="float" office:value="963">
            <text:p>963</text:p>
          </table:table-cell>
          <table:table-cell/>
          <table:table-cell office:value-type="float" office:value="197.6">
            <text:p>197.6</text:p>
          </table:table-cell>
          <table:table-cell/>
        </table:table-row>
        <table:table-row table:style-name="ro1">
          <table:table-cell/>
          <table:table-cell office:value-type="float" office:value="964">
            <text:p>964</text:p>
          </table:table-cell>
          <table:table-cell/>
          <table:table-cell office:value-type="float" office:value="197.6">
            <text:p>197.6</text:p>
          </table:table-cell>
          <table:table-cell/>
        </table:table-row>
        <table:table-row table:style-name="ro1">
          <table:table-cell/>
          <table:table-cell office:value-type="float" office:value="965">
            <text:p>965</text:p>
          </table:table-cell>
          <table:table-cell/>
          <table:table-cell office:value-type="float" office:value="197.7">
            <text:p>197.7</text:p>
          </table:table-cell>
          <table:table-cell/>
        </table:table-row>
        <table:table-row table:style-name="ro1">
          <table:table-cell/>
          <table:table-cell office:value-type="float" office:value="966">
            <text:p>966</text:p>
          </table:table-cell>
          <table:table-cell/>
          <table:table-cell office:value-type="float" office:value="197.7">
            <text:p>197.7</text:p>
          </table:table-cell>
          <table:table-cell/>
        </table:table-row>
        <table:table-row table:style-name="ro1">
          <table:table-cell/>
          <table:table-cell office:value-type="float" office:value="967">
            <text:p>967</text:p>
          </table:table-cell>
          <table:table-cell/>
          <table:table-cell office:value-type="float" office:value="197.7">
            <text:p>197.7</text:p>
          </table:table-cell>
          <table:table-cell/>
        </table:table-row>
        <table:table-row table:style-name="ro1">
          <table:table-cell/>
          <table:table-cell office:value-type="float" office:value="968">
            <text:p>968</text:p>
          </table:table-cell>
          <table:table-cell/>
          <table:table-cell office:value-type="float" office:value="197.7">
            <text:p>197.7</text:p>
          </table:table-cell>
          <table:table-cell/>
        </table:table-row>
        <table:table-row table:style-name="ro1">
          <table:table-cell/>
          <table:table-cell office:value-type="float" office:value="969">
            <text:p>969</text:p>
          </table:table-cell>
          <table:table-cell/>
          <table:table-cell office:value-type="float" office:value="197.7">
            <text:p>197.7</text:p>
          </table:table-cell>
          <table:table-cell/>
        </table:table-row>
        <table:table-row table:style-name="ro1">
          <table:table-cell/>
          <table:table-cell office:value-type="float" office:value="970">
            <text:p>970</text:p>
          </table:table-cell>
          <table:table-cell/>
          <table:table-cell office:value-type="float" office:value="197.7">
            <text:p>197.7</text:p>
          </table:table-cell>
          <table:table-cell/>
        </table:table-row>
        <table:table-row table:style-name="ro1">
          <table:table-cell/>
          <table:table-cell office:value-type="float" office:value="971">
            <text:p>971</text:p>
          </table:table-cell>
          <table:table-cell/>
          <table:table-cell office:value-type="float" office:value="197.8">
            <text:p>197.8</text:p>
          </table:table-cell>
          <table:table-cell/>
        </table:table-row>
        <table:table-row table:style-name="ro1">
          <table:table-cell/>
          <table:table-cell office:value-type="float" office:value="972">
            <text:p>972</text:p>
          </table:table-cell>
          <table:table-cell/>
          <table:table-cell office:value-type="float" office:value="197.7">
            <text:p>197.7</text:p>
          </table:table-cell>
          <table:table-cell/>
        </table:table-row>
        <table:table-row table:style-name="ro1">
          <table:table-cell/>
          <table:table-cell office:value-type="float" office:value="973">
            <text:p>973</text:p>
          </table:table-cell>
          <table:table-cell/>
          <table:table-cell office:value-type="float" office:value="197.8">
            <text:p>197.8</text:p>
          </table:table-cell>
          <table:table-cell/>
        </table:table-row>
        <table:table-row table:style-name="ro1">
          <table:table-cell/>
          <table:table-cell office:value-type="float" office:value="974">
            <text:p>974</text:p>
          </table:table-cell>
          <table:table-cell/>
          <table:table-cell office:value-type="float" office:value="197.8">
            <text:p>197.8</text:p>
          </table:table-cell>
          <table:table-cell/>
        </table:table-row>
        <table:table-row table:style-name="ro1">
          <table:table-cell/>
          <table:table-cell office:value-type="float" office:value="975">
            <text:p>975</text:p>
          </table:table-cell>
          <table:table-cell/>
          <table:table-cell office:value-type="float" office:value="197.8">
            <text:p>197.8</text:p>
          </table:table-cell>
          <table:table-cell/>
        </table:table-row>
        <table:table-row table:style-name="ro1">
          <table:table-cell/>
          <table:table-cell office:value-type="float" office:value="976">
            <text:p>976</text:p>
          </table:table-cell>
          <table:table-cell/>
          <table:table-cell office:value-type="float" office:value="197.9">
            <text:p>197.9</text:p>
          </table:table-cell>
          <table:table-cell/>
        </table:table-row>
        <table:table-row table:style-name="ro1">
          <table:table-cell/>
          <table:table-cell office:value-type="float" office:value="977">
            <text:p>977</text:p>
          </table:table-cell>
          <table:table-cell/>
          <table:table-cell office:value-type="float" office:value="197.8">
            <text:p>197.8</text:p>
          </table:table-cell>
          <table:table-cell/>
        </table:table-row>
        <table:table-row table:style-name="ro1">
          <table:table-cell/>
          <table:table-cell office:value-type="float" office:value="978">
            <text:p>978</text:p>
          </table:table-cell>
          <table:table-cell/>
          <table:table-cell office:value-type="float" office:value="197.9">
            <text:p>197.9</text:p>
          </table:table-cell>
          <table:table-cell/>
        </table:table-row>
        <table:table-row table:style-name="ro1">
          <table:table-cell/>
          <table:table-cell office:value-type="float" office:value="979">
            <text:p>979</text:p>
          </table:table-cell>
          <table:table-cell/>
          <table:table-cell office:value-type="float" office:value="197.9">
            <text:p>197.9</text:p>
          </table:table-cell>
          <table:table-cell/>
        </table:table-row>
        <table:table-row table:style-name="ro1">
          <table:table-cell/>
          <table:table-cell office:value-type="float" office:value="980">
            <text:p>980</text:p>
          </table:table-cell>
          <table:table-cell/>
          <table:table-cell office:value-type="float" office:value="197.9">
            <text:p>197.9</text:p>
          </table:table-cell>
          <table:table-cell/>
        </table:table-row>
        <table:table-row table:style-name="ro1">
          <table:table-cell/>
          <table:table-cell office:value-type="float" office:value="981">
            <text:p>981</text:p>
          </table:table-cell>
          <table:table-cell/>
          <table:table-cell office:value-type="float" office:value="197.9">
            <text:p>197.9</text:p>
          </table:table-cell>
          <table:table-cell/>
        </table:table-row>
        <table:table-row table:style-name="ro1">
          <table:table-cell/>
          <table:table-cell office:value-type="float" office:value="982">
            <text:p>982</text:p>
          </table:table-cell>
          <table:table-cell/>
          <table:table-cell office:value-type="float" office:value="197.9">
            <text:p>197.9</text:p>
          </table:table-cell>
          <table:table-cell/>
        </table:table-row>
        <table:table-row table:style-name="ro1">
          <table:table-cell/>
          <table:table-cell office:value-type="float" office:value="983">
            <text:p>983</text:p>
          </table:table-cell>
          <table:table-cell/>
          <table:table-cell office:value-type="float" office:value="198">
            <text:p>198</text:p>
          </table:table-cell>
          <table:table-cell/>
        </table:table-row>
        <table:table-row table:style-name="ro1">
          <table:table-cell/>
          <table:table-cell office:value-type="float" office:value="984">
            <text:p>984</text:p>
          </table:table-cell>
          <table:table-cell/>
          <table:table-cell office:value-type="float" office:value="198">
            <text:p>198</text:p>
          </table:table-cell>
          <table:table-cell/>
        </table:table-row>
        <table:table-row table:style-name="ro1">
          <table:table-cell/>
          <table:table-cell office:value-type="float" office:value="985">
            <text:p>985</text:p>
          </table:table-cell>
          <table:table-cell/>
          <table:table-cell office:value-type="float" office:value="198">
            <text:p>198</text:p>
          </table:table-cell>
          <table:table-cell/>
        </table:table-row>
        <table:table-row table:style-name="ro1">
          <table:table-cell/>
          <table:table-cell office:value-type="float" office:value="986">
            <text:p>986</text:p>
          </table:table-cell>
          <table:table-cell/>
          <table:table-cell office:value-type="float" office:value="198">
            <text:p>198</text:p>
          </table:table-cell>
          <table:table-cell/>
        </table:table-row>
        <table:table-row table:style-name="ro1">
          <table:table-cell/>
          <table:table-cell office:value-type="float" office:value="987">
            <text:p>987</text:p>
          </table:table-cell>
          <table:table-cell/>
          <table:table-cell office:value-type="float" office:value="198">
            <text:p>198</text:p>
          </table:table-cell>
          <table:table-cell/>
        </table:table-row>
        <table:table-row table:style-name="ro1">
          <table:table-cell/>
          <table:table-cell office:value-type="float" office:value="988">
            <text:p>988</text:p>
          </table:table-cell>
          <table:table-cell/>
          <table:table-cell office:value-type="float" office:value="198">
            <text:p>198</text:p>
          </table:table-cell>
          <table:table-cell/>
        </table:table-row>
        <table:table-row table:style-name="ro1">
          <table:table-cell/>
          <table:table-cell office:value-type="float" office:value="989">
            <text:p>989</text:p>
          </table:table-cell>
          <table:table-cell/>
          <table:table-cell office:value-type="float" office:value="198.1">
            <text:p>198.1</text:p>
          </table:table-cell>
          <table:table-cell/>
        </table:table-row>
        <table:table-row table:style-name="ro1">
          <table:table-cell/>
          <table:table-cell office:value-type="float" office:value="990">
            <text:p>990</text:p>
          </table:table-cell>
          <table:table-cell/>
          <table:table-cell office:value-type="float" office:value="198.1">
            <text:p>198.1</text:p>
          </table:table-cell>
          <table:table-cell/>
        </table:table-row>
        <table:table-row table:style-name="ro1">
          <table:table-cell/>
          <table:table-cell office:value-type="float" office:value="991">
            <text:p>991</text:p>
          </table:table-cell>
          <table:table-cell/>
          <table:table-cell office:value-type="float" office:value="198.1">
            <text:p>198.1</text:p>
          </table:table-cell>
          <table:table-cell/>
        </table:table-row>
        <table:table-row table:style-name="ro1">
          <table:table-cell/>
          <table:table-cell office:value-type="float" office:value="992">
            <text:p>992</text:p>
          </table:table-cell>
          <table:table-cell/>
          <table:table-cell office:value-type="float" office:value="198.1">
            <text:p>198.1</text:p>
          </table:table-cell>
          <table:table-cell/>
        </table:table-row>
        <table:table-row table:style-name="ro1">
          <table:table-cell/>
          <table:table-cell office:value-type="float" office:value="993">
            <text:p>993</text:p>
          </table:table-cell>
          <table:table-cell/>
          <table:table-cell office:value-type="float" office:value="198.1">
            <text:p>198.1</text:p>
          </table:table-cell>
          <table:table-cell/>
        </table:table-row>
        <table:table-row table:style-name="ro1">
          <table:table-cell/>
          <table:table-cell office:value-type="float" office:value="994">
            <text:p>994</text:p>
          </table:table-cell>
          <table:table-cell/>
          <table:table-cell office:value-type="float" office:value="198.2">
            <text:p>198.2</text:p>
          </table:table-cell>
          <table:table-cell/>
        </table:table-row>
        <table:table-row table:style-name="ro1">
          <table:table-cell/>
          <table:table-cell office:value-type="float" office:value="995">
            <text:p>995</text:p>
          </table:table-cell>
          <table:table-cell/>
          <table:table-cell office:value-type="float" office:value="198.1">
            <text:p>198.1</text:p>
          </table:table-cell>
          <table:table-cell/>
        </table:table-row>
        <table:table-row table:style-name="ro1">
          <table:table-cell/>
          <table:table-cell office:value-type="float" office:value="996">
            <text:p>996</text:p>
          </table:table-cell>
          <table:table-cell/>
          <table:table-cell office:value-type="float" office:value="198.1">
            <text:p>198.1</text:p>
          </table:table-cell>
          <table:table-cell/>
        </table:table-row>
        <table:table-row table:style-name="ro1">
          <table:table-cell/>
          <table:table-cell office:value-type="float" office:value="997">
            <text:p>997</text:p>
          </table:table-cell>
          <table:table-cell/>
          <table:table-cell office:value-type="float" office:value="198.2">
            <text:p>198.2</text:p>
          </table:table-cell>
          <table:table-cell/>
        </table:table-row>
        <table:table-row table:style-name="ro1">
          <table:table-cell/>
          <table:table-cell office:value-type="float" office:value="998">
            <text:p>998</text:p>
          </table:table-cell>
          <table:table-cell/>
          <table:table-cell office:value-type="float" office:value="198.2">
            <text:p>198.2</text:p>
          </table:table-cell>
          <table:table-cell/>
        </table:table-row>
        <table:table-row table:style-name="ro1">
          <table:table-cell/>
          <table:table-cell office:value-type="float" office:value="999">
            <text:p>999</text:p>
          </table:table-cell>
          <table:table-cell/>
          <table:table-cell office:value-type="float" office:value="198.3">
            <text:p>198.3</text:p>
          </table:table-cell>
          <table:table-cell/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office:value-type="float" office:value="198.2">
            <text:p>198.2</text:p>
          </table:table-cell>
          <table:table-cell/>
        </table:table-row>
        <table:table-row table:style-name="ro1">
          <table:table-cell/>
          <table:table-cell office:value-type="float" office:value="1001">
            <text:p>1001</text:p>
          </table:table-cell>
          <table:table-cell/>
          <table:table-cell office:value-type="float" office:value="198.2">
            <text:p>198.2</text:p>
          </table:table-cell>
          <table:table-cell/>
        </table:table-row>
        <table:table-row table:style-name="ro1">
          <table:table-cell/>
          <table:table-cell office:value-type="float" office:value="1002">
            <text:p>1002</text:p>
          </table:table-cell>
          <table:table-cell/>
          <table:table-cell office:value-type="float" office:value="198.3">
            <text:p>198.3</text:p>
          </table:table-cell>
          <table:table-cell/>
        </table:table-row>
        <table:table-row table:style-name="ro1">
          <table:table-cell/>
          <table:table-cell office:value-type="float" office:value="1003">
            <text:p>1003</text:p>
          </table:table-cell>
          <table:table-cell/>
          <table:table-cell office:value-type="float" office:value="198.3">
            <text:p>198.3</text:p>
          </table:table-cell>
          <table:table-cell/>
        </table:table-row>
        <table:table-row table:style-name="ro1">
          <table:table-cell/>
          <table:table-cell office:value-type="float" office:value="1004">
            <text:p>1004</text:p>
          </table:table-cell>
          <table:table-cell/>
          <table:table-cell office:value-type="float" office:value="198.3">
            <text:p>198.3</text:p>
          </table:table-cell>
          <table:table-cell/>
        </table:table-row>
        <table:table-row table:style-name="ro1">
          <table:table-cell/>
          <table:table-cell office:value-type="float" office:value="1005">
            <text:p>1005</text:p>
          </table:table-cell>
          <table:table-cell/>
          <table:table-cell office:value-type="float" office:value="198.3">
            <text:p>198.3</text:p>
          </table:table-cell>
          <table:table-cell/>
        </table:table-row>
        <table:table-row table:style-name="ro1">
          <table:table-cell/>
          <table:table-cell office:value-type="float" office:value="1006">
            <text:p>1006</text:p>
          </table:table-cell>
          <table:table-cell/>
          <table:table-cell office:value-type="float" office:value="198.3">
            <text:p>198.3</text:p>
          </table:table-cell>
          <table:table-cell/>
        </table:table-row>
        <table:table-row table:style-name="ro1">
          <table:table-cell/>
          <table:table-cell office:value-type="float" office:value="1007">
            <text:p>1007</text:p>
          </table:table-cell>
          <table:table-cell/>
          <table:table-cell office:value-type="float" office:value="198.3">
            <text:p>198.3</text:p>
          </table:table-cell>
          <table:table-cell/>
        </table:table-row>
        <table:table-row table:style-name="ro1">
          <table:table-cell/>
          <table:table-cell office:value-type="float" office:value="1008">
            <text:p>1008</text:p>
          </table:table-cell>
          <table:table-cell/>
          <table:table-cell office:value-type="float" office:value="198.4">
            <text:p>198.4</text:p>
          </table:table-cell>
          <table:table-cell/>
        </table:table-row>
        <table:table-row table:style-name="ro1">
          <table:table-cell/>
          <table:table-cell office:value-type="float" office:value="1009">
            <text:p>1009</text:p>
          </table:table-cell>
          <table:table-cell/>
          <table:table-cell office:value-type="float" office:value="198.5">
            <text:p>198.5</text:p>
          </table:table-cell>
          <table:table-cell/>
        </table:table-row>
        <table:table-row table:style-name="ro1">
          <table:table-cell/>
          <table:table-cell office:value-type="float" office:value="1010">
            <text:p>1010</text:p>
          </table:table-cell>
          <table:table-cell/>
          <table:table-cell office:value-type="float" office:value="198.4">
            <text:p>198.4</text:p>
          </table:table-cell>
          <table:table-cell/>
        </table:table-row>
        <table:table-row table:style-name="ro1">
          <table:table-cell/>
          <table:table-cell office:value-type="float" office:value="1011">
            <text:p>1011</text:p>
          </table:table-cell>
          <table:table-cell/>
          <table:table-cell office:value-type="float" office:value="198.4">
            <text:p>198.4</text:p>
          </table:table-cell>
          <table:table-cell/>
        </table:table-row>
        <table:table-row table:style-name="ro1">
          <table:table-cell/>
          <table:table-cell office:value-type="float" office:value="1012">
            <text:p>1012</text:p>
          </table:table-cell>
          <table:table-cell/>
          <table:table-cell office:value-type="float" office:value="198.5">
            <text:p>198.5</text:p>
          </table:table-cell>
          <table:table-cell/>
        </table:table-row>
        <table:table-row table:style-name="ro1">
          <table:table-cell/>
          <table:table-cell office:value-type="float" office:value="1013">
            <text:p>1013</text:p>
          </table:table-cell>
          <table:table-cell/>
          <table:table-cell office:value-type="float" office:value="198.5">
            <text:p>198.5</text:p>
          </table:table-cell>
          <table:table-cell/>
        </table:table-row>
        <table:table-row table:style-name="ro1">
          <table:table-cell/>
          <table:table-cell office:value-type="float" office:value="1014">
            <text:p>1014</text:p>
          </table:table-cell>
          <table:table-cell/>
          <table:table-cell office:value-type="float" office:value="198.5">
            <text:p>198.5</text:p>
          </table:table-cell>
          <table:table-cell/>
        </table:table-row>
        <table:table-row table:style-name="ro1">
          <table:table-cell/>
          <table:table-cell office:value-type="float" office:value="1015">
            <text:p>1015</text:p>
          </table:table-cell>
          <table:table-cell/>
          <table:table-cell office:value-type="float" office:value="198.5">
            <text:p>198.5</text:p>
          </table:table-cell>
          <table:table-cell/>
        </table:table-row>
        <table:table-row table:style-name="ro1">
          <table:table-cell/>
          <table:table-cell office:value-type="float" office:value="1016">
            <text:p>1016</text:p>
          </table:table-cell>
          <table:table-cell/>
          <table:table-cell office:value-type="float" office:value="198.5">
            <text:p>198.5</text:p>
          </table:table-cell>
          <table:table-cell/>
        </table:table-row>
        <table:table-row table:style-name="ro1">
          <table:table-cell/>
          <table:table-cell office:value-type="float" office:value="1017">
            <text:p>1017</text:p>
          </table:table-cell>
          <table:table-cell/>
          <table:table-cell office:value-type="float" office:value="198.5">
            <text:p>198.5</text:p>
          </table:table-cell>
          <table:table-cell/>
        </table:table-row>
        <table:table-row table:style-name="ro1">
          <table:table-cell/>
          <table:table-cell office:value-type="float" office:value="1018">
            <text:p>1018</text:p>
          </table:table-cell>
          <table:table-cell/>
          <table:table-cell office:value-type="float" office:value="198.6">
            <text:p>198.6</text:p>
          </table:table-cell>
          <table:table-cell/>
        </table:table-row>
        <table:table-row table:style-name="ro1">
          <table:table-cell/>
          <table:table-cell office:value-type="float" office:value="1019">
            <text:p>1019</text:p>
          </table:table-cell>
          <table:table-cell/>
          <table:table-cell office:value-type="float" office:value="198.5">
            <text:p>198.5</text:p>
          </table:table-cell>
          <table:table-cell/>
        </table:table-row>
        <table:table-row table:style-name="ro1">
          <table:table-cell/>
          <table:table-cell office:value-type="float" office:value="1020">
            <text:p>1020</text:p>
          </table:table-cell>
          <table:table-cell/>
          <table:table-cell office:value-type="float" office:value="198.6">
            <text:p>198.6</text:p>
          </table:table-cell>
          <table:table-cell/>
        </table:table-row>
        <table:table-row table:style-name="ro1">
          <table:table-cell/>
          <table:table-cell office:value-type="float" office:value="1021">
            <text:p>1021</text:p>
          </table:table-cell>
          <table:table-cell/>
          <table:table-cell office:value-type="float" office:value="198.6">
            <text:p>198.6</text:p>
          </table:table-cell>
          <table:table-cell/>
        </table:table-row>
        <table:table-row table:style-name="ro1">
          <table:table-cell/>
          <table:table-cell office:value-type="float" office:value="1022">
            <text:p>1022</text:p>
          </table:table-cell>
          <table:table-cell/>
          <table:table-cell office:value-type="float" office:value="198.6">
            <text:p>198.6</text:p>
          </table:table-cell>
          <table:table-cell/>
        </table:table-row>
        <table:table-row table:style-name="ro1">
          <table:table-cell/>
          <table:table-cell office:value-type="float" office:value="1023">
            <text:p>1023</text:p>
          </table:table-cell>
          <table:table-cell/>
          <table:table-cell office:value-type="float" office:value="198.6">
            <text:p>198.6</text:p>
          </table:table-cell>
          <table:table-cell/>
        </table:table-row>
        <table:table-row table:style-name="ro1">
          <table:table-cell/>
          <table:table-cell office:value-type="float" office:value="1024">
            <text:p>1024</text:p>
          </table:table-cell>
          <table:table-cell/>
          <table:table-cell office:value-type="float" office:value="198.6">
            <text:p>198.6</text:p>
          </table:table-cell>
          <table:table-cell/>
        </table:table-row>
        <table:table-row table:style-name="ro1">
          <table:table-cell/>
          <table:table-cell office:value-type="float" office:value="1025">
            <text:p>1025</text:p>
          </table:table-cell>
          <table:table-cell/>
          <table:table-cell office:value-type="float" office:value="198.7">
            <text:p>198.7</text:p>
          </table:table-cell>
          <table:table-cell/>
        </table:table-row>
        <table:table-row table:style-name="ro1">
          <table:table-cell/>
          <table:table-cell office:value-type="float" office:value="1026">
            <text:p>1026</text:p>
          </table:table-cell>
          <table:table-cell/>
          <table:table-cell office:value-type="float" office:value="198.7">
            <text:p>198.7</text:p>
          </table:table-cell>
          <table:table-cell/>
        </table:table-row>
        <table:table-row table:style-name="ro1">
          <table:table-cell/>
          <table:table-cell office:value-type="float" office:value="1027">
            <text:p>1027</text:p>
          </table:table-cell>
          <table:table-cell/>
          <table:table-cell office:value-type="float" office:value="198.7">
            <text:p>198.7</text:p>
          </table:table-cell>
          <table:table-cell/>
        </table:table-row>
        <table:table-row table:style-name="ro1">
          <table:table-cell/>
          <table:table-cell office:value-type="float" office:value="1028">
            <text:p>1028</text:p>
          </table:table-cell>
          <table:table-cell/>
          <table:table-cell office:value-type="float" office:value="198.7">
            <text:p>198.7</text:p>
          </table:table-cell>
          <table:table-cell/>
        </table:table-row>
        <table:table-row table:style-name="ro1">
          <table:table-cell/>
          <table:table-cell office:value-type="float" office:value="1029">
            <text:p>1029</text:p>
          </table:table-cell>
          <table:table-cell/>
          <table:table-cell office:value-type="float" office:value="198.7">
            <text:p>198.7</text:p>
          </table:table-cell>
          <table:table-cell/>
        </table:table-row>
        <table:table-row table:style-name="ro1">
          <table:table-cell/>
          <table:table-cell office:value-type="float" office:value="1030">
            <text:p>1030</text:p>
          </table:table-cell>
          <table:table-cell/>
          <table:table-cell office:value-type="float" office:value="198.7">
            <text:p>198.7</text:p>
          </table:table-cell>
          <table:table-cell/>
        </table:table-row>
        <table:table-row table:style-name="ro1">
          <table:table-cell/>
          <table:table-cell office:value-type="float" office:value="1031">
            <text:p>1031</text:p>
          </table:table-cell>
          <table:table-cell/>
          <table:table-cell office:value-type="float" office:value="198.8">
            <text:p>198.8</text:p>
          </table:table-cell>
          <table:table-cell/>
        </table:table-row>
        <table:table-row table:style-name="ro1">
          <table:table-cell/>
          <table:table-cell office:value-type="float" office:value="1032">
            <text:p>1032</text:p>
          </table:table-cell>
          <table:table-cell/>
          <table:table-cell office:value-type="float" office:value="198.8">
            <text:p>198.8</text:p>
          </table:table-cell>
          <table:table-cell/>
        </table:table-row>
        <table:table-row table:style-name="ro1">
          <table:table-cell/>
          <table:table-cell office:value-type="float" office:value="1033">
            <text:p>1033</text:p>
          </table:table-cell>
          <table:table-cell/>
          <table:table-cell office:value-type="float" office:value="198.7">
            <text:p>198.7</text:p>
          </table:table-cell>
          <table:table-cell/>
        </table:table-row>
        <table:table-row table:style-name="ro1">
          <table:table-cell/>
          <table:table-cell office:value-type="float" office:value="1034">
            <text:p>1034</text:p>
          </table:table-cell>
          <table:table-cell/>
          <table:table-cell office:value-type="float" office:value="198.7">
            <text:p>198.7</text:p>
          </table:table-cell>
          <table:table-cell/>
        </table:table-row>
        <table:table-row table:style-name="ro1">
          <table:table-cell/>
          <table:table-cell office:value-type="float" office:value="1035">
            <text:p>1035</text:p>
          </table:table-cell>
          <table:table-cell/>
          <table:table-cell office:value-type="float" office:value="198.8">
            <text:p>198.8</text:p>
          </table:table-cell>
          <table:table-cell/>
        </table:table-row>
        <table:table-row table:style-name="ro1">
          <table:table-cell/>
          <table:table-cell office:value-type="float" office:value="1036">
            <text:p>1036</text:p>
          </table:table-cell>
          <table:table-cell/>
          <table:table-cell office:value-type="float" office:value="198.8">
            <text:p>198.8</text:p>
          </table:table-cell>
          <table:table-cell/>
        </table:table-row>
        <table:table-row table:style-name="ro1">
          <table:table-cell/>
          <table:table-cell office:value-type="float" office:value="1037">
            <text:p>1037</text:p>
          </table:table-cell>
          <table:table-cell/>
          <table:table-cell office:value-type="float" office:value="198.8">
            <text:p>198.8</text:p>
          </table:table-cell>
          <table:table-cell/>
        </table:table-row>
        <table:table-row table:style-name="ro1">
          <table:table-cell/>
          <table:table-cell office:value-type="float" office:value="1038">
            <text:p>1038</text:p>
          </table:table-cell>
          <table:table-cell/>
          <table:table-cell office:value-type="float" office:value="198.8">
            <text:p>198.8</text:p>
          </table:table-cell>
          <table:table-cell/>
        </table:table-row>
        <table:table-row table:style-name="ro1">
          <table:table-cell/>
          <table:table-cell office:value-type="float" office:value="1039">
            <text:p>1039</text:p>
          </table:table-cell>
          <table:table-cell/>
          <table:table-cell office:value-type="float" office:value="198.8">
            <text:p>198.8</text:p>
          </table:table-cell>
          <table:table-cell/>
        </table:table-row>
        <table:table-row table:style-name="ro1">
          <table:table-cell/>
          <table:table-cell office:value-type="float" office:value="1040">
            <text:p>1040</text:p>
          </table:table-cell>
          <table:table-cell/>
          <table:table-cell office:value-type="float" office:value="198.8">
            <text:p>198.8</text:p>
          </table:table-cell>
          <table:table-cell/>
        </table:table-row>
        <table:table-row table:style-name="ro1">
          <table:table-cell/>
          <table:table-cell office:value-type="float" office:value="1041">
            <text:p>1041</text:p>
          </table:table-cell>
          <table:table-cell/>
          <table:table-cell office:value-type="float" office:value="198.9">
            <text:p>198.9</text:p>
          </table:table-cell>
          <table:table-cell/>
        </table:table-row>
        <table:table-row table:style-name="ro1">
          <table:table-cell/>
          <table:table-cell office:value-type="float" office:value="1042">
            <text:p>1042</text:p>
          </table:table-cell>
          <table:table-cell/>
          <table:table-cell office:value-type="float" office:value="198.9">
            <text:p>198.9</text:p>
          </table:table-cell>
          <table:table-cell/>
        </table:table-row>
        <table:table-row table:style-name="ro1">
          <table:table-cell/>
          <table:table-cell office:value-type="float" office:value="1043">
            <text:p>1043</text:p>
          </table:table-cell>
          <table:table-cell/>
          <table:table-cell office:value-type="float" office:value="198.9">
            <text:p>198.9</text:p>
          </table:table-cell>
          <table:table-cell/>
        </table:table-row>
        <table:table-row table:style-name="ro1">
          <table:table-cell/>
          <table:table-cell office:value-type="float" office:value="1044">
            <text:p>1044</text:p>
          </table:table-cell>
          <table:table-cell/>
          <table:table-cell office:value-type="float" office:value="198.9">
            <text:p>198.9</text:p>
          </table:table-cell>
          <table:table-cell/>
        </table:table-row>
        <table:table-row table:style-name="ro1">
          <table:table-cell/>
          <table:table-cell office:value-type="float" office:value="1045">
            <text:p>1045</text:p>
          </table:table-cell>
          <table:table-cell/>
          <table:table-cell office:value-type="float" office:value="198.9">
            <text:p>198.9</text:p>
          </table:table-cell>
          <table:table-cell/>
        </table:table-row>
        <table:table-row table:style-name="ro1">
          <table:table-cell/>
          <table:table-cell office:value-type="float" office:value="1046">
            <text:p>1046</text:p>
          </table:table-cell>
          <table:table-cell/>
          <table:table-cell office:value-type="float" office:value="198.9">
            <text:p>198.9</text:p>
          </table:table-cell>
          <table:table-cell/>
        </table:table-row>
        <table:table-row table:style-name="ro1">
          <table:table-cell/>
          <table:table-cell office:value-type="float" office:value="1047">
            <text:p>1047</text:p>
          </table:table-cell>
          <table:table-cell/>
          <table:table-cell office:value-type="float" office:value="198.9">
            <text:p>198.9</text:p>
          </table:table-cell>
          <table:table-cell/>
        </table:table-row>
        <table:table-row table:style-name="ro1">
          <table:table-cell/>
          <table:table-cell office:value-type="float" office:value="1048">
            <text:p>1048</text:p>
          </table:table-cell>
          <table:table-cell/>
          <table:table-cell office:value-type="float" office:value="198.9">
            <text:p>198.9</text:p>
          </table:table-cell>
          <table:table-cell/>
        </table:table-row>
        <table:table-row table:style-name="ro1">
          <table:table-cell/>
          <table:table-cell office:value-type="float" office:value="1049">
            <text:p>1049</text:p>
          </table:table-cell>
          <table:table-cell/>
          <table:table-cell office:value-type="float" office:value="198.9">
            <text:p>198.9</text:p>
          </table:table-cell>
          <table:table-cell/>
        </table:table-row>
        <table:table-row table:style-name="ro1">
          <table:table-cell/>
          <table:table-cell office:value-type="float" office:value="1050">
            <text:p>1050</text:p>
          </table:table-cell>
          <table:table-cell/>
          <table:table-cell office:value-type="float" office:value="199">
            <text:p>199</text:p>
          </table:table-cell>
          <table:table-cell/>
        </table:table-row>
        <table:table-row table:style-name="ro1">
          <table:table-cell/>
          <table:table-cell office:value-type="float" office:value="1051">
            <text:p>1051</text:p>
          </table:table-cell>
          <table:table-cell/>
          <table:table-cell office:value-type="float" office:value="198.9">
            <text:p>198.9</text:p>
          </table:table-cell>
          <table:table-cell/>
        </table:table-row>
        <table:table-row table:style-name="ro1">
          <table:table-cell/>
          <table:table-cell office:value-type="float" office:value="1052">
            <text:p>1052</text:p>
          </table:table-cell>
          <table:table-cell/>
          <table:table-cell office:value-type="float" office:value="199">
            <text:p>199</text:p>
          </table:table-cell>
          <table:table-cell/>
        </table:table-row>
        <table:table-row table:style-name="ro1">
          <table:table-cell/>
          <table:table-cell office:value-type="float" office:value="1053">
            <text:p>1053</text:p>
          </table:table-cell>
          <table:table-cell/>
          <table:table-cell office:value-type="float" office:value="199">
            <text:p>199</text:p>
          </table:table-cell>
          <table:table-cell/>
        </table:table-row>
        <table:table-row table:style-name="ro1">
          <table:table-cell/>
          <table:table-cell office:value-type="float" office:value="1054">
            <text:p>1054</text:p>
          </table:table-cell>
          <table:table-cell/>
          <table:table-cell office:value-type="float" office:value="199">
            <text:p>199</text:p>
          </table:table-cell>
          <table:table-cell/>
        </table:table-row>
        <table:table-row table:style-name="ro1">
          <table:table-cell/>
          <table:table-cell office:value-type="float" office:value="1055">
            <text:p>1055</text:p>
          </table:table-cell>
          <table:table-cell/>
          <table:table-cell office:value-type="float" office:value="199">
            <text:p>199</text:p>
          </table:table-cell>
          <table:table-cell/>
        </table:table-row>
        <table:table-row table:style-name="ro1">
          <table:table-cell/>
          <table:table-cell office:value-type="float" office:value="1056">
            <text:p>1056</text:p>
          </table:table-cell>
          <table:table-cell/>
          <table:table-cell office:value-type="float" office:value="199">
            <text:p>199</text:p>
          </table:table-cell>
          <table:table-cell/>
        </table:table-row>
        <table:table-row table:style-name="ro1">
          <table:table-cell/>
          <table:table-cell office:value-type="float" office:value="1057">
            <text:p>1057</text:p>
          </table:table-cell>
          <table:table-cell/>
          <table:table-cell office:value-type="float" office:value="199">
            <text:p>199</text:p>
          </table:table-cell>
          <table:table-cell/>
        </table:table-row>
        <table:table-row table:style-name="ro1">
          <table:table-cell/>
          <table:table-cell office:value-type="float" office:value="1058">
            <text:p>1058</text:p>
          </table:table-cell>
          <table:table-cell/>
          <table:table-cell office:value-type="float" office:value="199">
            <text:p>199</text:p>
          </table:table-cell>
          <table:table-cell/>
        </table:table-row>
        <table:table-row table:style-name="ro1">
          <table:table-cell/>
          <table:table-cell office:value-type="float" office:value="1059">
            <text:p>1059</text:p>
          </table:table-cell>
          <table:table-cell/>
          <table:table-cell office:value-type="float" office:value="199.1">
            <text:p>199.1</text:p>
          </table:table-cell>
          <table:table-cell/>
        </table:table-row>
        <table:table-row table:style-name="ro1">
          <table:table-cell/>
          <table:table-cell office:value-type="float" office:value="1060">
            <text:p>1060</text:p>
          </table:table-cell>
          <table:table-cell/>
          <table:table-cell office:value-type="float" office:value="199.1">
            <text:p>199.1</text:p>
          </table:table-cell>
          <table:table-cell/>
        </table:table-row>
        <table:table-row table:style-name="ro1">
          <table:table-cell/>
          <table:table-cell office:value-type="float" office:value="1061">
            <text:p>1061</text:p>
          </table:table-cell>
          <table:table-cell/>
          <table:table-cell office:value-type="float" office:value="199.1">
            <text:p>199.1</text:p>
          </table:table-cell>
          <table:table-cell/>
        </table:table-row>
        <table:table-row table:style-name="ro1">
          <table:table-cell/>
          <table:table-cell office:value-type="float" office:value="1062">
            <text:p>1062</text:p>
          </table:table-cell>
          <table:table-cell/>
          <table:table-cell office:value-type="float" office:value="199.1">
            <text:p>199.1</text:p>
          </table:table-cell>
          <table:table-cell/>
        </table:table-row>
        <table:table-row table:style-name="ro1">
          <table:table-cell/>
          <table:table-cell office:value-type="float" office:value="1063">
            <text:p>1063</text:p>
          </table:table-cell>
          <table:table-cell/>
          <table:table-cell office:value-type="float" office:value="199.1">
            <text:p>199.1</text:p>
          </table:table-cell>
          <table:table-cell/>
        </table:table-row>
        <table:table-row table:style-name="ro1">
          <table:table-cell/>
          <table:table-cell office:value-type="float" office:value="1064">
            <text:p>1064</text:p>
          </table:table-cell>
          <table:table-cell/>
          <table:table-cell office:value-type="float" office:value="199.1">
            <text:p>199.1</text:p>
          </table:table-cell>
          <table:table-cell/>
        </table:table-row>
        <table:table-row table:style-name="ro1">
          <table:table-cell/>
          <table:table-cell office:value-type="float" office:value="1065">
            <text:p>1065</text:p>
          </table:table-cell>
          <table:table-cell/>
          <table:table-cell office:value-type="float" office:value="199.1">
            <text:p>199.1</text:p>
          </table:table-cell>
          <table:table-cell/>
        </table:table-row>
        <table:table-row table:style-name="ro1">
          <table:table-cell/>
          <table:table-cell office:value-type="float" office:value="1066">
            <text:p>1066</text:p>
          </table:table-cell>
          <table:table-cell/>
          <table:table-cell office:value-type="float" office:value="199.1">
            <text:p>199.1</text:p>
          </table:table-cell>
          <table:table-cell/>
        </table:table-row>
        <table:table-row table:style-name="ro1">
          <table:table-cell/>
          <table:table-cell office:value-type="float" office:value="1067">
            <text:p>1067</text:p>
          </table:table-cell>
          <table:table-cell/>
          <table:table-cell office:value-type="float" office:value="199.1">
            <text:p>199.1</text:p>
          </table:table-cell>
          <table:table-cell/>
        </table:table-row>
        <table:table-row table:style-name="ro1">
          <table:table-cell/>
          <table:table-cell office:value-type="float" office:value="1068">
            <text:p>1068</text:p>
          </table:table-cell>
          <table:table-cell/>
          <table:table-cell office:value-type="float" office:value="199.2">
            <text:p>199.2</text:p>
          </table:table-cell>
          <table:table-cell/>
        </table:table-row>
        <table:table-row table:style-name="ro1">
          <table:table-cell/>
          <table:table-cell office:value-type="float" office:value="1069">
            <text:p>1069</text:p>
          </table:table-cell>
          <table:table-cell/>
          <table:table-cell office:value-type="float" office:value="199.2">
            <text:p>199.2</text:p>
          </table:table-cell>
          <table:table-cell/>
        </table:table-row>
        <table:table-row table:style-name="ro1">
          <table:table-cell/>
          <table:table-cell office:value-type="float" office:value="1070">
            <text:p>1070</text:p>
          </table:table-cell>
          <table:table-cell/>
          <table:table-cell office:value-type="float" office:value="199.2">
            <text:p>199.2</text:p>
          </table:table-cell>
          <table:table-cell/>
        </table:table-row>
        <table:table-row table:style-name="ro1">
          <table:table-cell/>
          <table:table-cell office:value-type="float" office:value="1071">
            <text:p>1071</text:p>
          </table:table-cell>
          <table:table-cell/>
          <table:table-cell office:value-type="float" office:value="199.2">
            <text:p>199.2</text:p>
          </table:table-cell>
          <table:table-cell/>
        </table:table-row>
        <table:table-row table:style-name="ro1">
          <table:table-cell/>
          <table:table-cell office:value-type="float" office:value="1072">
            <text:p>1072</text:p>
          </table:table-cell>
          <table:table-cell/>
          <table:table-cell office:value-type="float" office:value="199.2">
            <text:p>199.2</text:p>
          </table:table-cell>
          <table:table-cell/>
        </table:table-row>
        <table:table-row table:style-name="ro1">
          <table:table-cell/>
          <table:table-cell office:value-type="float" office:value="1073">
            <text:p>1073</text:p>
          </table:table-cell>
          <table:table-cell/>
          <table:table-cell office:value-type="float" office:value="199.2">
            <text:p>199.2</text:p>
          </table:table-cell>
          <table:table-cell/>
        </table:table-row>
        <table:table-row table:style-name="ro1">
          <table:table-cell/>
          <table:table-cell office:value-type="float" office:value="1074">
            <text:p>1074</text:p>
          </table:table-cell>
          <table:table-cell/>
          <table:table-cell office:value-type="float" office:value="199.3">
            <text:p>199.3</text:p>
          </table:table-cell>
          <table:table-cell/>
        </table:table-row>
        <table:table-row table:style-name="ro1">
          <table:table-cell/>
          <table:table-cell office:value-type="float" office:value="1075">
            <text:p>1075</text:p>
          </table:table-cell>
          <table:table-cell/>
          <table:table-cell office:value-type="float" office:value="199.2">
            <text:p>199.2</text:p>
          </table:table-cell>
          <table:table-cell/>
        </table:table-row>
        <table:table-row table:style-name="ro1">
          <table:table-cell/>
          <table:table-cell office:value-type="float" office:value="1076">
            <text:p>1076</text:p>
          </table:table-cell>
          <table:table-cell/>
          <table:table-cell office:value-type="float" office:value="199.2">
            <text:p>199.2</text:p>
          </table:table-cell>
          <table:table-cell/>
        </table:table-row>
        <table:table-row table:style-name="ro1">
          <table:table-cell/>
          <table:table-cell office:value-type="float" office:value="1077">
            <text:p>1077</text:p>
          </table:table-cell>
          <table:table-cell/>
          <table:table-cell office:value-type="float" office:value="199.3">
            <text:p>199.3</text:p>
          </table:table-cell>
          <table:table-cell/>
        </table:table-row>
        <table:table-row table:style-name="ro1">
          <table:table-cell/>
          <table:table-cell office:value-type="float" office:value="1078">
            <text:p>1078</text:p>
          </table:table-cell>
          <table:table-cell/>
          <table:table-cell office:value-type="float" office:value="199.3">
            <text:p>199.3</text:p>
          </table:table-cell>
          <table:table-cell/>
        </table:table-row>
        <table:table-row table:style-name="ro1">
          <table:table-cell/>
          <table:table-cell office:value-type="float" office:value="1079">
            <text:p>1079</text:p>
          </table:table-cell>
          <table:table-cell/>
          <table:table-cell office:value-type="float" office:value="199.3">
            <text:p>199.3</text:p>
          </table:table-cell>
          <table:table-cell/>
        </table:table-row>
        <table:table-row table:style-name="ro1">
          <table:table-cell/>
          <table:table-cell office:value-type="float" office:value="1080">
            <text:p>1080</text:p>
          </table:table-cell>
          <table:table-cell/>
          <table:table-cell office:value-type="float" office:value="199.3">
            <text:p>199.3</text:p>
          </table:table-cell>
          <table:table-cell/>
        </table:table-row>
        <table:table-row table:style-name="ro1">
          <table:table-cell/>
          <table:table-cell office:value-type="float" office:value="1081">
            <text:p>1081</text:p>
          </table:table-cell>
          <table:table-cell/>
          <table:table-cell office:value-type="float" office:value="199.3">
            <text:p>199.3</text:p>
          </table:table-cell>
          <table:table-cell/>
        </table:table-row>
        <table:table-row table:style-name="ro1">
          <table:table-cell/>
          <table:table-cell office:value-type="float" office:value="1082">
            <text:p>1082</text:p>
          </table:table-cell>
          <table:table-cell/>
          <table:table-cell office:value-type="float" office:value="199.4">
            <text:p>199.4</text:p>
          </table:table-cell>
          <table:table-cell/>
        </table:table-row>
        <table:table-row table:style-name="ro1">
          <table:table-cell/>
          <table:table-cell office:value-type="float" office:value="1083">
            <text:p>1083</text:p>
          </table:table-cell>
          <table:table-cell/>
          <table:table-cell office:value-type="float" office:value="199.4">
            <text:p>199.4</text:p>
          </table:table-cell>
          <table:table-cell/>
        </table:table-row>
        <table:table-row table:style-name="ro1">
          <table:table-cell/>
          <table:table-cell office:value-type="float" office:value="1084">
            <text:p>1084</text:p>
          </table:table-cell>
          <table:table-cell/>
          <table:table-cell office:value-type="float" office:value="199.3">
            <text:p>199.3</text:p>
          </table:table-cell>
          <table:table-cell/>
        </table:table-row>
        <table:table-row table:style-name="ro1">
          <table:table-cell/>
          <table:table-cell office:value-type="float" office:value="1085">
            <text:p>1085</text:p>
          </table:table-cell>
          <table:table-cell/>
          <table:table-cell office:value-type="float" office:value="199.3">
            <text:p>199.3</text:p>
          </table:table-cell>
          <table:table-cell/>
        </table:table-row>
        <table:table-row table:style-name="ro1">
          <table:table-cell/>
          <table:table-cell office:value-type="float" office:value="1086">
            <text:p>1086</text:p>
          </table:table-cell>
          <table:table-cell/>
          <table:table-cell office:value-type="float" office:value="199.4">
            <text:p>199.4</text:p>
          </table:table-cell>
          <table:table-cell/>
        </table:table-row>
        <table:table-row table:style-name="ro1">
          <table:table-cell/>
          <table:table-cell office:value-type="float" office:value="1087">
            <text:p>1087</text:p>
          </table:table-cell>
          <table:table-cell/>
          <table:table-cell office:value-type="float" office:value="199.4">
            <text:p>199.4</text:p>
          </table:table-cell>
          <table:table-cell/>
        </table:table-row>
        <table:table-row table:style-name="ro1">
          <table:table-cell/>
          <table:table-cell office:value-type="float" office:value="1088">
            <text:p>1088</text:p>
          </table:table-cell>
          <table:table-cell/>
          <table:table-cell office:value-type="float" office:value="199.4">
            <text:p>199.4</text:p>
          </table:table-cell>
          <table:table-cell/>
        </table:table-row>
        <table:table-row table:style-name="ro1">
          <table:table-cell/>
          <table:table-cell office:value-type="float" office:value="1089">
            <text:p>1089</text:p>
          </table:table-cell>
          <table:table-cell/>
          <table:table-cell office:value-type="float" office:value="199.4">
            <text:p>199.4</text:p>
          </table:table-cell>
          <table:table-cell/>
        </table:table-row>
        <table:table-row table:style-name="ro1">
          <table:table-cell/>
          <table:table-cell office:value-type="float" office:value="1090">
            <text:p>1090</text:p>
          </table:table-cell>
          <table:table-cell/>
          <table:table-cell office:value-type="float" office:value="199.4">
            <text:p>199.4</text:p>
          </table:table-cell>
          <table:table-cell/>
        </table:table-row>
        <table:table-row table:style-name="ro1">
          <table:table-cell/>
          <table:table-cell office:value-type="float" office:value="1091">
            <text:p>1091</text:p>
          </table:table-cell>
          <table:table-cell/>
          <table:table-cell office:value-type="float" office:value="199.4">
            <text:p>199.4</text:p>
          </table:table-cell>
          <table:table-cell/>
        </table:table-row>
        <table:table-row table:style-name="ro1">
          <table:table-cell/>
          <table:table-cell office:value-type="float" office:value="1092">
            <text:p>1092</text:p>
          </table:table-cell>
          <table:table-cell/>
          <table:table-cell office:value-type="float" office:value="199.5">
            <text:p>199.5</text:p>
          </table:table-cell>
          <table:table-cell/>
        </table:table-row>
        <table:table-row table:style-name="ro1">
          <table:table-cell/>
          <table:table-cell office:value-type="float" office:value="1093">
            <text:p>1093</text:p>
          </table:table-cell>
          <table:table-cell/>
          <table:table-cell office:value-type="float" office:value="199.5">
            <text:p>199.5</text:p>
          </table:table-cell>
          <table:table-cell/>
        </table:table-row>
        <table:table-row table:style-name="ro1">
          <table:table-cell/>
          <table:table-cell office:value-type="float" office:value="1094">
            <text:p>1094</text:p>
          </table:table-cell>
          <table:table-cell/>
          <table:table-cell office:value-type="float" office:value="199.4">
            <text:p>199.4</text:p>
          </table:table-cell>
          <table:table-cell/>
        </table:table-row>
        <table:table-row table:style-name="ro1">
          <table:table-cell/>
          <table:table-cell office:value-type="float" office:value="1095">
            <text:p>1095</text:p>
          </table:table-cell>
          <table:table-cell/>
          <table:table-cell office:value-type="float" office:value="199.4">
            <text:p>199.4</text:p>
          </table:table-cell>
          <table:table-cell/>
        </table:table-row>
        <table:table-row table:style-name="ro1">
          <table:table-cell/>
          <table:table-cell office:value-type="float" office:value="1096">
            <text:p>1096</text:p>
          </table:table-cell>
          <table:table-cell/>
          <table:table-cell office:value-type="float" office:value="199.5">
            <text:p>199.5</text:p>
          </table:table-cell>
          <table:table-cell/>
        </table:table-row>
        <table:table-row table:style-name="ro1">
          <table:table-cell/>
          <table:table-cell office:value-type="float" office:value="1097">
            <text:p>1097</text:p>
          </table:table-cell>
          <table:table-cell/>
          <table:table-cell office:value-type="float" office:value="199.5">
            <text:p>199.5</text:p>
          </table:table-cell>
          <table:table-cell/>
        </table:table-row>
        <table:table-row table:style-name="ro1">
          <table:table-cell/>
          <table:table-cell office:value-type="float" office:value="1098">
            <text:p>1098</text:p>
          </table:table-cell>
          <table:table-cell/>
          <table:table-cell office:value-type="float" office:value="199.5">
            <text:p>199.5</text:p>
          </table:table-cell>
          <table:table-cell/>
        </table:table-row>
        <table:table-row table:style-name="ro1">
          <table:table-cell/>
          <table:table-cell office:value-type="float" office:value="1099">
            <text:p>1099</text:p>
          </table:table-cell>
          <table:table-cell/>
          <table:table-cell office:value-type="float" office:value="199.5">
            <text:p>199.5</text:p>
          </table:table-cell>
          <table:table-cell/>
        </table:table-row>
        <table:table-row table:style-name="ro1">
          <table:table-cell/>
          <table:table-cell office:value-type="float" office:value="1100">
            <text:p>1100</text:p>
          </table:table-cell>
          <table:table-cell/>
          <table:table-cell office:value-type="float" office:value="199.5">
            <text:p>199.5</text:p>
          </table:table-cell>
          <table:table-cell/>
        </table:table-row>
        <table:table-row table:style-name="ro1">
          <table:table-cell/>
          <table:table-cell office:value-type="float" office:value="1101">
            <text:p>1101</text:p>
          </table:table-cell>
          <table:table-cell/>
          <table:table-cell office:value-type="float" office:value="199.6">
            <text:p>199.6</text:p>
          </table:table-cell>
          <table:table-cell/>
        </table:table-row>
        <table:table-row table:style-name="ro1">
          <table:table-cell/>
          <table:table-cell office:value-type="float" office:value="1102">
            <text:p>1102</text:p>
          </table:table-cell>
          <table:table-cell/>
          <table:table-cell office:value-type="float" office:value="199.5">
            <text:p>199.5</text:p>
          </table:table-cell>
          <table:table-cell/>
        </table:table-row>
        <table:table-row table:style-name="ro1">
          <table:table-cell/>
          <table:table-cell office:value-type="float" office:value="1103">
            <text:p>1103</text:p>
          </table:table-cell>
          <table:table-cell/>
          <table:table-cell office:value-type="float" office:value="199.5">
            <text:p>199.5</text:p>
          </table:table-cell>
          <table:table-cell/>
        </table:table-row>
        <table:table-row table:style-name="ro1">
          <table:table-cell/>
          <table:table-cell office:value-type="float" office:value="1104">
            <text:p>1104</text:p>
          </table:table-cell>
          <table:table-cell/>
          <table:table-cell office:value-type="float" office:value="199.5">
            <text:p>199.5</text:p>
          </table:table-cell>
          <table:table-cell/>
        </table:table-row>
        <table:table-row table:style-name="ro1">
          <table:table-cell/>
          <table:table-cell office:value-type="float" office:value="1105">
            <text:p>1105</text:p>
          </table:table-cell>
          <table:table-cell/>
          <table:table-cell office:value-type="float" office:value="199.6">
            <text:p>199.6</text:p>
          </table:table-cell>
          <table:table-cell/>
        </table:table-row>
        <table:table-row table:style-name="ro1">
          <table:table-cell/>
          <table:table-cell office:value-type="float" office:value="1106">
            <text:p>1106</text:p>
          </table:table-cell>
          <table:table-cell/>
          <table:table-cell office:value-type="float" office:value="199.6">
            <text:p>199.6</text:p>
          </table:table-cell>
          <table:table-cell/>
        </table:table-row>
        <table:table-row table:style-name="ro1">
          <table:table-cell/>
          <table:table-cell office:value-type="float" office:value="1107">
            <text:p>1107</text:p>
          </table:table-cell>
          <table:table-cell/>
          <table:table-cell office:value-type="float" office:value="199.5">
            <text:p>199.5</text:p>
          </table:table-cell>
          <table:table-cell/>
        </table:table-row>
        <table:table-row table:style-name="ro1">
          <table:table-cell/>
          <table:table-cell office:value-type="float" office:value="1108">
            <text:p>1108</text:p>
          </table:table-cell>
          <table:table-cell/>
          <table:table-cell office:value-type="float" office:value="199.5">
            <text:p>199.5</text:p>
          </table:table-cell>
          <table:table-cell/>
        </table:table-row>
        <table:table-row table:style-name="ro1">
          <table:table-cell/>
          <table:table-cell office:value-type="float" office:value="1109">
            <text:p>1109</text:p>
          </table:table-cell>
          <table:table-cell/>
          <table:table-cell office:value-type="float" office:value="199.6">
            <text:p>199.6</text:p>
          </table:table-cell>
          <table:table-cell/>
        </table:table-row>
        <table:table-row table:style-name="ro1">
          <table:table-cell/>
          <table:table-cell office:value-type="float" office:value="1110">
            <text:p>1110</text:p>
          </table:table-cell>
          <table:table-cell/>
          <table:table-cell office:value-type="float" office:value="199.6">
            <text:p>199.6</text:p>
          </table:table-cell>
          <table:table-cell/>
        </table:table-row>
        <table:table-row table:style-name="ro1">
          <table:table-cell/>
          <table:table-cell office:value-type="float" office:value="1111">
            <text:p>1111</text:p>
          </table:table-cell>
          <table:table-cell/>
          <table:table-cell office:value-type="float" office:value="199.7">
            <text:p>199.7</text:p>
          </table:table-cell>
          <table:table-cell/>
        </table:table-row>
        <table:table-row table:style-name="ro1">
          <table:table-cell/>
          <table:table-cell office:value-type="float" office:value="1112">
            <text:p>1112</text:p>
          </table:table-cell>
          <table:table-cell/>
          <table:table-cell office:value-type="float" office:value="199.6">
            <text:p>199.6</text:p>
          </table:table-cell>
          <table:table-cell/>
        </table:table-row>
        <table:table-row table:style-name="ro1">
          <table:table-cell/>
          <table:table-cell office:value-type="float" office:value="1113">
            <text:p>1113</text:p>
          </table:table-cell>
          <table:table-cell/>
          <table:table-cell office:value-type="float" office:value="199.6">
            <text:p>199.6</text:p>
          </table:table-cell>
          <table:table-cell/>
        </table:table-row>
        <table:table-row table:style-name="ro1">
          <table:table-cell/>
          <table:table-cell office:value-type="float" office:value="1114">
            <text:p>1114</text:p>
          </table:table-cell>
          <table:table-cell/>
          <table:table-cell office:value-type="float" office:value="199.6">
            <text:p>199.6</text:p>
          </table:table-cell>
          <table:table-cell/>
        </table:table-row>
        <table:table-row table:style-name="ro1">
          <table:table-cell/>
          <table:table-cell office:value-type="float" office:value="1115">
            <text:p>1115</text:p>
          </table:table-cell>
          <table:table-cell/>
          <table:table-cell office:value-type="float" office:value="199.7">
            <text:p>199.7</text:p>
          </table:table-cell>
          <table:table-cell/>
        </table:table-row>
        <table:table-row table:style-name="ro1">
          <table:table-cell/>
          <table:table-cell office:value-type="float" office:value="1116">
            <text:p>1116</text:p>
          </table:table-cell>
          <table:table-cell/>
          <table:table-cell office:value-type="float" office:value="199.7">
            <text:p>199.7</text:p>
          </table:table-cell>
          <table:table-cell/>
        </table:table-row>
        <table:table-row table:style-name="ro1">
          <table:table-cell/>
          <table:table-cell office:value-type="float" office:value="1117">
            <text:p>1117</text:p>
          </table:table-cell>
          <table:table-cell/>
          <table:table-cell office:value-type="float" office:value="199.6">
            <text:p>199.6</text:p>
          </table:table-cell>
          <table:table-cell/>
        </table:table-row>
        <table:table-row table:style-name="ro1">
          <table:table-cell/>
          <table:table-cell office:value-type="float" office:value="1118">
            <text:p>1118</text:p>
          </table:table-cell>
          <table:table-cell/>
          <table:table-cell office:value-type="float" office:value="199.6">
            <text:p>199.6</text:p>
          </table:table-cell>
          <table:table-cell/>
        </table:table-row>
        <table:table-row table:style-name="ro1">
          <table:table-cell/>
          <table:table-cell office:value-type="float" office:value="1119">
            <text:p>1119</text:p>
          </table:table-cell>
          <table:table-cell/>
          <table:table-cell office:value-type="float" office:value="199.7">
            <text:p>199.7</text:p>
          </table:table-cell>
          <table:table-cell/>
        </table:table-row>
        <table:table-row table:style-name="ro1">
          <table:table-cell/>
          <table:table-cell office:value-type="float" office:value="1120">
            <text:p>1120</text:p>
          </table:table-cell>
          <table:table-cell/>
          <table:table-cell office:value-type="float" office:value="199.8">
            <text:p>199.8</text:p>
          </table:table-cell>
          <table:table-cell/>
        </table:table-row>
        <table:table-row table:style-name="ro1">
          <table:table-cell/>
          <table:table-cell office:value-type="float" office:value="1121">
            <text:p>1121</text:p>
          </table:table-cell>
          <table:table-cell/>
          <table:table-cell office:value-type="float" office:value="199.8">
            <text:p>199.8</text:p>
          </table:table-cell>
          <table:table-cell/>
        </table:table-row>
        <table:table-row table:style-name="ro1">
          <table:table-cell/>
          <table:table-cell office:value-type="float" office:value="1122">
            <text:p>1122</text:p>
          </table:table-cell>
          <table:table-cell/>
          <table:table-cell office:value-type="float" office:value="199.7">
            <text:p>199.7</text:p>
          </table:table-cell>
          <table:table-cell/>
        </table:table-row>
        <table:table-row table:style-name="ro1">
          <table:table-cell/>
          <table:table-cell office:value-type="float" office:value="1123">
            <text:p>1123</text:p>
          </table:table-cell>
          <table:table-cell/>
          <table:table-cell office:value-type="float" office:value="199.7">
            <text:p>199.7</text:p>
          </table:table-cell>
          <table:table-cell/>
        </table:table-row>
        <table:table-row table:style-name="ro1">
          <table:table-cell/>
          <table:table-cell office:value-type="float" office:value="1124">
            <text:p>1124</text:p>
          </table:table-cell>
          <table:table-cell/>
          <table:table-cell office:value-type="float" office:value="199.7">
            <text:p>199.7</text:p>
          </table:table-cell>
          <table:table-cell/>
        </table:table-row>
        <table:table-row table:style-name="ro1">
          <table:table-cell/>
          <table:table-cell office:value-type="float" office:value="1125">
            <text:p>1125</text:p>
          </table:table-cell>
          <table:table-cell/>
          <table:table-cell office:value-type="float" office:value="199.7">
            <text:p>199.7</text:p>
          </table:table-cell>
          <table:table-cell/>
        </table:table-row>
        <table:table-row table:style-name="ro1">
          <table:table-cell/>
          <table:table-cell office:value-type="float" office:value="1126">
            <text:p>1126</text:p>
          </table:table-cell>
          <table:table-cell/>
          <table:table-cell office:value-type="float" office:value="199.7">
            <text:p>199.7</text:p>
          </table:table-cell>
          <table:table-cell/>
        </table:table-row>
        <table:table-row table:style-name="ro1">
          <table:table-cell/>
          <table:table-cell office:value-type="float" office:value="1127">
            <text:p>1127</text:p>
          </table:table-cell>
          <table:table-cell/>
          <table:table-cell office:value-type="float" office:value="199.7">
            <text:p>199.7</text:p>
          </table:table-cell>
          <table:table-cell/>
        </table:table-row>
        <table:table-row table:style-name="ro1">
          <table:table-cell/>
          <table:table-cell office:value-type="float" office:value="1128">
            <text:p>1128</text:p>
          </table:table-cell>
          <table:table-cell/>
          <table:table-cell office:value-type="float" office:value="199.7">
            <text:p>199.7</text:p>
          </table:table-cell>
          <table:table-cell/>
        </table:table-row>
        <table:table-row table:style-name="ro1">
          <table:table-cell/>
          <table:table-cell office:value-type="float" office:value="1129">
            <text:p>1129</text:p>
          </table:table-cell>
          <table:table-cell/>
          <table:table-cell office:value-type="float" office:value="199.8">
            <text:p>199.8</text:p>
          </table:table-cell>
          <table:table-cell/>
        </table:table-row>
        <table:table-row table:style-name="ro1">
          <table:table-cell/>
          <table:table-cell office:value-type="float" office:value="1130">
            <text:p>1130</text:p>
          </table:table-cell>
          <table:table-cell/>
          <table:table-cell office:value-type="float" office:value="199.8">
            <text:p>199.8</text:p>
          </table:table-cell>
          <table:table-cell/>
        </table:table-row>
        <table:table-row table:style-name="ro1">
          <table:table-cell/>
          <table:table-cell office:value-type="float" office:value="1131">
            <text:p>1131</text:p>
          </table:table-cell>
          <table:table-cell/>
          <table:table-cell office:value-type="float" office:value="199.7">
            <text:p>199.7</text:p>
          </table:table-cell>
          <table:table-cell/>
        </table:table-row>
        <table:table-row table:style-name="ro1">
          <table:table-cell/>
          <table:table-cell office:value-type="float" office:value="1132">
            <text:p>1132</text:p>
          </table:table-cell>
          <table:table-cell/>
          <table:table-cell office:value-type="float" office:value="199.8">
            <text:p>199.8</text:p>
          </table:table-cell>
          <table:table-cell/>
        </table:table-row>
        <table:table-row table:style-name="ro1">
          <table:table-cell/>
          <table:table-cell office:value-type="float" office:value="1133">
            <text:p>1133</text:p>
          </table:table-cell>
          <table:table-cell/>
          <table:table-cell office:value-type="float" office:value="199.8">
            <text:p>199.8</text:p>
          </table:table-cell>
          <table:table-cell/>
        </table:table-row>
        <table:table-row table:style-name="ro1">
          <table:table-cell/>
          <table:table-cell office:value-type="float" office:value="1134">
            <text:p>1134</text:p>
          </table:table-cell>
          <table:table-cell/>
          <table:table-cell office:value-type="float" office:value="199.8">
            <text:p>199.8</text:p>
          </table:table-cell>
          <table:table-cell/>
        </table:table-row>
        <table:table-row table:style-name="ro1">
          <table:table-cell/>
          <table:table-cell office:value-type="float" office:value="1135">
            <text:p>1135</text:p>
          </table:table-cell>
          <table:table-cell/>
          <table:table-cell office:value-type="float" office:value="199.8">
            <text:p>199.8</text:p>
          </table:table-cell>
          <table:table-cell/>
        </table:table-row>
        <table:table-row table:style-name="ro1">
          <table:table-cell/>
          <table:table-cell office:value-type="float" office:value="1136">
            <text:p>1136</text:p>
          </table:table-cell>
          <table:table-cell/>
          <table:table-cell office:value-type="float" office:value="199.8">
            <text:p>199.8</text:p>
          </table:table-cell>
          <table:table-cell/>
        </table:table-row>
        <table:table-row table:style-name="ro1">
          <table:table-cell/>
          <table:table-cell office:value-type="float" office:value="1137">
            <text:p>1137</text:p>
          </table:table-cell>
          <table:table-cell/>
          <table:table-cell office:value-type="float" office:value="199.8">
            <text:p>199.8</text:p>
          </table:table-cell>
          <table:table-cell/>
        </table:table-row>
        <table:table-row table:style-name="ro1">
          <table:table-cell/>
          <table:table-cell office:value-type="float" office:value="1138">
            <text:p>1138</text:p>
          </table:table-cell>
          <table:table-cell/>
          <table:table-cell office:value-type="float" office:value="199.8">
            <text:p>199.8</text:p>
          </table:table-cell>
          <table:table-cell/>
        </table:table-row>
        <table:table-row table:style-name="ro1">
          <table:table-cell/>
          <table:table-cell office:value-type="float" office:value="1139">
            <text:p>1139</text:p>
          </table:table-cell>
          <table:table-cell/>
          <table:table-cell office:value-type="float" office:value="199.8">
            <text:p>199.8</text:p>
          </table:table-cell>
          <table:table-cell/>
        </table:table-row>
        <table:table-row table:style-name="ro1">
          <table:table-cell/>
          <table:table-cell office:value-type="float" office:value="1140">
            <text:p>1140</text:p>
          </table:table-cell>
          <table:table-cell/>
          <table:table-cell office:value-type="float" office:value="199.8">
            <text:p>199.8</text:p>
          </table:table-cell>
          <table:table-cell/>
        </table:table-row>
        <table:table-row table:style-name="ro1">
          <table:table-cell/>
          <table:table-cell office:value-type="float" office:value="1141">
            <text:p>1141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42">
            <text:p>1142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43">
            <text:p>1143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44">
            <text:p>1144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45">
            <text:p>1145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46">
            <text:p>1146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47">
            <text:p>1147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48">
            <text:p>1148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49">
            <text:p>1149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50">
            <text:p>1150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51">
            <text:p>1151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52">
            <text:p>1152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53">
            <text:p>1153</text:p>
          </table:table-cell>
          <table:table-cell/>
          <table:table-cell office:value-type="float" office:value="200">
            <text:p>200</text:p>
          </table:table-cell>
          <table:table-cell/>
        </table:table-row>
        <table:table-row table:style-name="ro1">
          <table:table-cell/>
          <table:table-cell office:value-type="float" office:value="1154">
            <text:p>1154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55">
            <text:p>1155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56">
            <text:p>1156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57">
            <text:p>1157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58">
            <text:p>1158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59">
            <text:p>1159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60">
            <text:p>1160</text:p>
          </table:table-cell>
          <table:table-cell/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1161">
            <text:p>1161</text:p>
          </table:table-cell>
          <table:table-cell/>
          <table:table-cell office:value-type="float" office:value="200">
            <text:p>200</text:p>
          </table:table-cell>
          <table:table-cell/>
        </table:table-row>
        <table:table-row table:style-name="ro1">
          <table:table-cell/>
          <table:table-cell office:value-type="float" office:value="1162">
            <text:p>1162</text:p>
          </table:table-cell>
          <table:table-cell/>
          <table:table-cell office:value-type="float" office:value="200">
            <text:p>2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09/14/2011</text:date>, <text:time>16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hony Ruiz</meta:initial-creator>
    <meta:creation-date>2011-09-14T14:42:16.97</meta:creation-date>
    <dc:date>2011-09-14T16:01:41.21</dc:date>
    <dc:creator>Anthony Ruiz</dc:creator>
    <meta:editing-duration>PT56M52S</meta:editing-duration>
    <meta:editing-cycles>2</meta:editing-cycles>
    <meta:generator>OpenOffice.org/3.3$Win32 OpenOffice.org_project/330m20$Build-9567</meta:generator>
    <meta:document-statistic meta:table-count="3" meta:cell-count="28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66cm" svg:y="0.316cm" chart:style-name="ch2">
          <text:p>Heater Vs. No Heater</text:p>
        </chart:title>
        <chart:subtitle svg:x="5.165cm" svg:y="1.275cm" chart:style-name="ch3">
          <text:p>36V 600W Supply
Vhigh = 42V, Imax = 11A @ 40C</text:p>
        </chart:subtitle>
        <chart:legend chart:legend-position="end" svg:x="13.656cm" svg:y="3.954cm" chart:style-name="ch4"/>
        <chart:plot-area chart:style-name="ch5" table:cell-range-address="Sheet1.B2:Sheet1.D1163 Sheet1.C1:Sheet1.D1" chart:data-source-has-labels="row" svg:x="1.358cm" svg:y="2.768cm" svg:width="11.658cm" svg:height="5.044cm">
          <chartooo:coordinate-region svg:x="2.165cm" svg:y="2.98cm" svg:width="10.479cm" svg:height="4.159cm"/>
          <chart:axis chart:dimension="x" chart:name="primary-x" chart:style-name="ch6">
            <chart:title svg:x="6.521cm" svg:y="7.993cm" chart:style-name="ch7">
              <text:p>Time (s)</text:p>
            </chart:title>
          </chart:axis>
          <chart:axis chart:dimension="y" chart:name="primary-y" chart:style-name="ch6">
            <chart:title svg:x="0.451cm" svg:y="6.035cm" chart:style-name="ch8">
              <text:p>Temp (C)</text:p>
            </chart:title>
            <chart:grid chart:style-name="ch9" chart:class="major"/>
          </chart:axis>
          <chart:series chart:style-name="ch10" chart:values-cell-range-address="Sheet1.C2:Sheet1.C1163" chart:label-cell-address="Sheet1.C1:Sheet1.C1" chart:class="chart:scatter">
            <chart:domain table:cell-range-address="Sheet1.B2:Sheet1.B1163"/>
            <chart:data-point chart:repeated="1162"/>
          </chart:series>
          <chart:series chart:style-name="ch11" chart:values-cell-range-address="Sheet1.D2:Sheet1.D1163" chart:label-cell-address="Sheet1.D1:Sheet1.D1" chart:class="chart:scatter">
            <chart:data-point chart:repeated="11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eater</text:p>
                <draw:g>
                  <svg:desc>Sheet1.C1:Sheet1.C1</svg:desc>
                </draw:g>
              </table:table-cell>
              <table:table-cell office:value-type="string">
                <text:p>No Heate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163</svg:desc>
                </draw:g>
              </table:table-cell>
              <table:table-cell office:value-type="float" office:value="25">
                <text:p>25</text:p>
                <draw:g>
                  <svg:desc>Sheet1.C2:Sheet1.C1163</svg:desc>
                </draw:g>
              </table:table-cell>
              <table:table-cell office:value-type="float" office:value="25">
                <text:p>25</text:p>
                <draw:g>
                  <svg:desc>Sheet1.D2:Sheet1.D1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7">
                <text:p>26.7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.1">
                <text:p>27.1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.7">
                <text:p>27.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9.3">
                <text:p>29.3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1.6">
                <text:p>31.6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.2">
                <text:p>34.2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6.6">
                <text:p>36.6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1.2">
                <text:p>41.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3.5">
                <text:p>43.5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5.6">
                <text:p>45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7.6">
                <text:p>47.6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9.6">
                <text:p>49.6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1.3">
                <text:p>51.3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3.4">
                <text:p>53.4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5.1">
                <text:p>55.1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6.8">
                <text:p>56.8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8.5">
                <text:p>58.5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0.2">
                <text:p>60.2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2.1">
                <text:p>62.1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4.4">
                <text:p>64.4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6.8">
                <text:p>66.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.4">
                <text:p>69.4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2.2">
                <text:p>72.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4.8">
                <text:p>74.8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7.4">
                <text:p>77.4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9.8">
                <text:p>79.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2.1">
                <text:p>82.1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4.6">
                <text:p>84.6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6.9">
                <text:p>86.9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9.1">
                <text:p>89.1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1.1">
                <text:p>91.1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3.3">
                <text:p>93.3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5.3">
                <text:p>95.3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7.2">
                <text:p>97.2</text:p>
              </table:table-cell>
              <table:table-cell office:value-type="float" office:value="95.3">
                <text:p>95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9.1">
                <text:p>99.1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0.8">
                <text:p>100.8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2.8">
                <text:p>102.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4.5">
                <text:p>104.5</text:p>
              </table:table-cell>
              <table:table-cell office:value-type="float" office:value="102.7">
                <text:p>102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6.2">
                <text:p>106.2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7.9">
                <text:p>107.9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9.5">
                <text:p>109.5</text:p>
              </table:table-cell>
              <table:table-cell office:value-type="float" office:value="108.1">
                <text:p>108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1.1">
                <text:p>111.1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2.6">
                <text:p>112.6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4.1">
                <text:p>114.1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5.6">
                <text:p>115.6</text:p>
              </table:table-cell>
              <table:table-cell office:value-type="float" office:value="114.3">
                <text:p>114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7">
                <text:p>117</text:p>
              </table:table-cell>
              <table:table-cell office:value-type="float" office:value="115.7">
                <text:p>115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8.4">
                <text:p>118.4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1.1">
                <text:p>121.1</text:p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2.4">
                <text:p>122.4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3.7">
                <text:p>123.7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4.9">
                <text:p>124.9</text:p>
              </table:table-cell>
              <table:table-cell office:value-type="float" office:value="123.7">
                <text:p>123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26.2">
                <text:p>126.2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27.3">
                <text:p>127.3</text:p>
              </table:table-cell>
              <table:table-cell office:value-type="float" office:value="126.3">
                <text:p>126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8.4">
                <text:p>128.4</text:p>
              </table:table-cell>
              <table:table-cell office:value-type="float" office:value="127.3">
                <text:p>127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29.7">
                <text:p>129.7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0.8">
                <text:p>130.8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2">
                <text:p>132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32.9">
                <text:p>132.9</text:p>
              </table:table-cell>
              <table:table-cell office:value-type="float" office:value="131.7">
                <text:p>131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3.9">
                <text:p>133.9</text:p>
              </table:table-cell>
              <table:table-cell office:value-type="float" office:value="132.7">
                <text:p>132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4.9">
                <text:p>134.9</text:p>
              </table:table-cell>
              <table:table-cell office:value-type="float" office:value="133.7">
                <text:p>133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5.9">
                <text:p>135.9</text:p>
              </table:table-cell>
              <table:table-cell office:value-type="float" office:value="134.7">
                <text:p>134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6.9">
                <text:p>136.9</text:p>
              </table:table-cell>
              <table:table-cell office:value-type="float" office:value="135.7">
                <text:p>135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7.7">
                <text:p>137.7</text:p>
              </table:table-cell>
              <table:table-cell office:value-type="float" office:value="136.6">
                <text:p>136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8.8">
                <text:p>138.8</text:p>
              </table:table-cell>
              <table:table-cell office:value-type="float" office:value="137.6">
                <text:p>137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9.7">
                <text:p>139.7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0.7">
                <text:p>140.7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1.5">
                <text:p>141.5</text:p>
              </table:table-cell>
              <table:table-cell office:value-type="float" office:value="140.2">
                <text:p>140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2.3">
                <text:p>142.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3.2">
                <text:p>143.2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4">
                <text:p>144</text:p>
              </table:table-cell>
              <table:table-cell office:value-type="float" office:value="142.6">
                <text:p>142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4.8">
                <text:p>144.8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5.6">
                <text:p>145.6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6.3">
                <text:p>146.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7">
                <text:p>147</text:p>
              </table:table-cell>
              <table:table-cell office:value-type="float" office:value="145.7">
                <text:p>145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7.8">
                <text:p>147.8</text:p>
              </table:table-cell>
              <table:table-cell office:value-type="float" office:value="146.4">
                <text:p>146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8.5">
                <text:p>148.5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49.2">
                <text:p>149.2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49.8">
                <text:p>149.8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50.5">
                <text:p>150.5</text:p>
              </table:table-cell>
              <table:table-cell office:value-type="float" office:value="149.1">
                <text:p>149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51.2">
                <text:p>151.2</text:p>
              </table:table-cell>
              <table:table-cell office:value-type="float" office:value="149.8">
                <text:p>149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51.8">
                <text:p>151.8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52.4">
                <text:p>152.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53.1">
                <text:p>153.1</text:p>
              </table:table-cell>
              <table:table-cell office:value-type="float" office:value="151.7">
                <text:p>151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53.6">
                <text:p>153.6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54.2">
                <text:p>154.2</text:p>
              </table:table-cell>
              <table:table-cell office:value-type="float" office:value="152.8">
                <text:p>152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54.8">
                <text:p>154.8</text:p>
              </table:table-cell>
              <table:table-cell office:value-type="float" office:value="153.4">
                <text:p>153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55.4">
                <text:p>155.4</text:p>
              </table:table-cell>
              <table:table-cell office:value-type="float" office:value="153.9">
                <text:p>153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55.9">
                <text:p>155.9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56.5">
                <text:p>156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57">
                <text:p>157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57.4">
                <text:p>157.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58">
                <text:p>158</text:p>
              </table:table-cell>
              <table:table-cell office:value-type="float" office:value="156.5">
                <text:p>156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58.5">
                <text:p>158.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59.1">
                <text:p>159.1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59.6">
                <text:p>159.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60">
                <text:p>160</text:p>
              </table:table-cell>
              <table:table-cell office:value-type="float" office:value="158.5">
                <text:p>158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0.5">
                <text:p>160.5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61">
                <text:p>161</text:p>
              </table:table-cell>
              <table:table-cell office:value-type="float" office:value="159.3">
                <text:p>159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61.5">
                <text:p>161.5</text:p>
              </table:table-cell>
              <table:table-cell office:value-type="float" office:value="159.8">
                <text:p>159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61.9">
                <text:p>161.9</text:p>
              </table:table-cell>
              <table:table-cell office:value-type="float" office:value="160.3">
                <text:p>160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62.3">
                <text:p>162.3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62.8">
                <text:p>162.8</text:p>
              </table:table-cell>
              <table:table-cell office:value-type="float" office:value="161.1">
                <text:p>161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63.2">
                <text:p>163.2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63.6">
                <text:p>163.6</text:p>
              </table:table-cell>
              <table:table-cell office:value-type="float" office:value="161.9">
                <text:p>161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162.3">
                <text:p>162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64.4">
                <text:p>164.4</text:p>
              </table:table-cell>
              <table:table-cell office:value-type="float" office:value="162.7">
                <text:p>162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64.8">
                <text:p>164.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65.2">
                <text:p>165.2</text:p>
              </table:table-cell>
              <table:table-cell office:value-type="float" office:value="163.4">
                <text:p>163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65.6">
                <text:p>165.6</text:p>
              </table:table-cell>
              <table:table-cell office:value-type="float" office:value="163.8">
                <text:p>163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65.9">
                <text:p>165.9</text:p>
              </table:table-cell>
              <table:table-cell office:value-type="float" office:value="164.2">
                <text:p>164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66.3">
                <text:p>166.3</text:p>
              </table:table-cell>
              <table:table-cell office:value-type="float" office:value="164.5">
                <text:p>164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66.7">
                <text:p>166.7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67">
                <text:p>167</text:p>
              </table:table-cell>
              <table:table-cell office:value-type="float" office:value="165.1">
                <text:p>165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67.3">
                <text:p>167.3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67.7">
                <text:p>167.7</text:p>
              </table:table-cell>
              <table:table-cell office:value-type="float" office:value="165.8">
                <text:p>165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68">
                <text:p>168</text:p>
              </table:table-cell>
              <table:table-cell office:value-type="float" office:value="166.1">
                <text:p>166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68.3">
                <text:p>168.3</text:p>
              </table:table-cell>
              <table:table-cell office:value-type="float" office:value="166.4">
                <text:p>166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68.7">
                <text:p>168.7</text:p>
              </table:table-cell>
              <table:table-cell office:value-type="float" office:value="166.7">
                <text:p>166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68.9">
                <text:p>168.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69.3">
                <text:p>169.3</text:p>
              </table:table-cell>
              <table:table-cell office:value-type="float" office:value="167.3">
                <text:p>167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69.6">
                <text:p>169.6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69.9">
                <text:p>169.9</text:p>
              </table:table-cell>
              <table:table-cell office:value-type="float" office:value="167.8">
                <text:p>167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70.2">
                <text:p>170.2</text:p>
              </table:table-cell>
              <table:table-cell office:value-type="float" office:value="168.1">
                <text:p>168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70.5">
                <text:p>170.5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70.7">
                <text:p>170.7</text:p>
              </table:table-cell>
              <table:table-cell office:value-type="float" office:value="168.7">
                <text:p>168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71.1">
                <text:p>171.1</text:p>
              </table:table-cell>
              <table:table-cell office:value-type="float" office:value="168.9">
                <text:p>168.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71.3">
                <text:p>171.3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71.6">
                <text:p>171.6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71.8">
                <text:p>171.8</text:p>
              </table:table-cell>
              <table:table-cell office:value-type="float" office:value="169.7">
                <text:p>169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72.1">
                <text:p>172.1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2.3">
                <text:p>172.3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72.6">
                <text:p>172.6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72.8">
                <text:p>172.8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73.1">
                <text:p>173.1</text:p>
              </table:table-cell>
              <table:table-cell office:value-type="float" office:value="170.9">
                <text:p>170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73.3">
                <text:p>173.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73.6">
                <text:p>173.6</text:p>
              </table:table-cell>
              <table:table-cell office:value-type="float" office:value="171.3">
                <text:p>171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73.8">
                <text:p>173.8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74">
                <text:p>174</text:p>
              </table:table-cell>
              <table:table-cell office:value-type="float" office:value="171.7">
                <text:p>171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74.2">
                <text:p>174.2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74.5">
                <text:p>174.5</text:p>
              </table:table-cell>
              <table:table-cell office:value-type="float" office:value="172.1">
                <text:p>172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74.7">
                <text:p>174.7</text:p>
              </table:table-cell>
              <table:table-cell office:value-type="float" office:value="172.3">
                <text:p>172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74.9">
                <text:p>174.9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75.1">
                <text:p>175.1</text:p>
              </table:table-cell>
              <table:table-cell office:value-type="float" office:value="172.7">
                <text:p>172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75.3">
                <text:p>175.3</text:p>
              </table:table-cell>
              <table:table-cell office:value-type="float" office:value="172.9">
                <text:p>172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75.5">
                <text:p>175.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75.8">
                <text:p>175.8</text:p>
              </table:table-cell>
              <table:table-cell office:value-type="float" office:value="173.2">
                <text:p>173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75.9">
                <text:p>175.9</text:p>
              </table:table-cell>
              <table:table-cell office:value-type="float" office:value="173.4">
                <text:p>173.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76.1">
                <text:p>176.1</text:p>
              </table:table-cell>
              <table:table-cell office:value-type="float" office:value="173.6">
                <text:p>173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76.3">
                <text:p>176.3</text:p>
              </table:table-cell>
              <table:table-cell office:value-type="float" office:value="173.7">
                <text:p>173.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76.5">
                <text:p>176.5</text:p>
              </table:table-cell>
              <table:table-cell office:value-type="float" office:value="173.8">
                <text:p>173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76.7">
                <text:p>176.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76.8">
                <text:p>176.8</text:p>
              </table:table-cell>
              <table:table-cell office:value-type="float" office:value="174.2">
                <text:p>174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77">
                <text:p>177</text:p>
              </table:table-cell>
              <table:table-cell office:value-type="float" office:value="174.4">
                <text:p>174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77.3">
                <text:p>177.3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77.4">
                <text:p>177.4</text:p>
              </table:table-cell>
              <table:table-cell office:value-type="float" office:value="174.7">
                <text:p>174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77.6">
                <text:p>177.6</text:p>
              </table:table-cell>
              <table:table-cell office:value-type="float" office:value="174.8">
                <text:p>174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77.7">
                <text:p>177.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77.9">
                <text:p>177.9</text:p>
              </table:table-cell>
              <table:table-cell office:value-type="float" office:value="175.1">
                <text:p>175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78.1">
                <text:p>178.1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78.3">
                <text:p>178.3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78.5">
                <text:p>178.5</text:p>
              </table:table-cell>
              <table:table-cell office:value-type="float" office:value="175.6">
                <text:p>175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78.6">
                <text:p>178.6</text:p>
              </table:table-cell>
              <table:table-cell office:value-type="float" office:value="175.7">
                <text:p>175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8.7">
                <text:p>178.7</text:p>
              </table:table-cell>
              <table:table-cell office:value-type="float" office:value="175.8">
                <text:p>175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78.9">
                <text:p>178.9</text:p>
              </table:table-cell>
              <table:table-cell office:value-type="float" office:value="175.9">
                <text:p>175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79.1">
                <text:p>179.1</text:p>
              </table:table-cell>
              <table:table-cell office:value-type="float" office:value="176.1">
                <text:p>176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9.2">
                <text:p>179.2</text:p>
              </table:table-cell>
              <table:table-cell office:value-type="float" office:value="176.2">
                <text:p>176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9.3">
                <text:p>179.3</text:p>
              </table:table-cell>
              <table:table-cell office:value-type="float" office:value="176.4">
                <text:p>176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79.5">
                <text:p>179.5</text:p>
              </table:table-cell>
              <table:table-cell office:value-type="float" office:value="176.4">
                <text:p>176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79.6">
                <text:p>179.6</text:p>
              </table:table-cell>
              <table:table-cell office:value-type="float" office:value="176.6">
                <text:p>176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9.8">
                <text:p>179.8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9.9">
                <text:p>179.9</text:p>
              </table:table-cell>
              <table:table-cell office:value-type="float" office:value="176.8">
                <text:p>176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76.9">
                <text:p>176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80.2">
                <text:p>180.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80.3">
                <text:p>180.3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80.4">
                <text:p>180.4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0.6">
                <text:p>180.6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.7">
                <text:p>180.7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0.9">
                <text:p>180.9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77.7">
                <text:p>177.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1.1">
                <text:p>181.1</text:p>
              </table:table-cell>
              <table:table-cell office:value-type="float" office:value="177.8">
                <text:p>177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1.2">
                <text:p>181.2</text:p>
              </table:table-cell>
              <table:table-cell office:value-type="float" office:value="177.9">
                <text:p>177.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1.4">
                <text:p>181.4</text:p>
              </table:table-cell>
              <table:table-cell office:value-type="float" office:value="177.9">
                <text:p>177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81.5">
                <text:p>181.5</text:p>
              </table:table-cell>
              <table:table-cell office:value-type="float" office:value="178.1">
                <text:p>178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81.6">
                <text:p>181.6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81.7">
                <text:p>181.7</text:p>
              </table:table-cell>
              <table:table-cell office:value-type="float" office:value="178.3">
                <text:p>178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81.9">
                <text:p>181.9</text:p>
              </table:table-cell>
              <table:table-cell office:value-type="float" office:value="178.3">
                <text:p>178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82">
                <text:p>182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82.1">
                <text:p>182.1</text:p>
              </table:table-cell>
              <table:table-cell office:value-type="float" office:value="178.6">
                <text:p>178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82.2">
                <text:p>182.2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82.3">
                <text:p>182.3</text:p>
              </table:table-cell>
              <table:table-cell office:value-type="float" office:value="178.8">
                <text:p>178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82.4">
                <text:p>182.4</text:p>
              </table:table-cell>
              <table:table-cell office:value-type="float" office:value="178.8">
                <text:p>178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82.6">
                <text:p>182.6</text:p>
              </table:table-cell>
              <table:table-cell office:value-type="float" office:value="178.9">
                <text:p>178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82.7">
                <text:p>182.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82.8">
                <text:p>182.8</text:p>
              </table:table-cell>
              <table:table-cell office:value-type="float" office:value="179.1">
                <text:p>179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82.9">
                <text:p>182.9</text:p>
              </table:table-cell>
              <table:table-cell office:value-type="float" office:value="179.2">
                <text:p>179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83">
                <text:p>183</text:p>
              </table:table-cell>
              <table:table-cell office:value-type="float" office:value="179.2">
                <text:p>179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83.1">
                <text:p>183.1</text:p>
              </table:table-cell>
              <table:table-cell office:value-type="float" office:value="179.4">
                <text:p>179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83.2">
                <text:p>183.2</text:p>
              </table:table-cell>
              <table:table-cell office:value-type="float" office:value="179.4">
                <text:p>179.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83.3">
                <text:p>183.3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83.4">
                <text:p>183.4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83.5">
                <text:p>183.5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83.6">
                <text:p>183.6</text:p>
              </table:table-cell>
              <table:table-cell office:value-type="float" office:value="179.7">
                <text:p>179.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83.7">
                <text:p>183.7</text:p>
              </table:table-cell>
              <table:table-cell office:value-type="float" office:value="179.8">
                <text:p>179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83.8">
                <text:p>183.8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83.9">
                <text:p>183.9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84">
                <text:p>1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84.2">
                <text:p>184.2</text:p>
              </table:table-cell>
              <table:table-cell office:value-type="float" office:value="180.1">
                <text:p>180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84.2">
                <text:p>184.2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84.3">
                <text:p>184.3</text:p>
              </table:table-cell>
              <table:table-cell office:value-type="float" office:value="180.3">
                <text:p>180.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84.4">
                <text:p>184.4</text:p>
              </table:table-cell>
              <table:table-cell office:value-type="float" office:value="180.3">
                <text:p>180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84.5">
                <text:p>184.5</text:p>
              </table:table-cell>
              <table:table-cell office:value-type="float" office:value="180.4">
                <text:p>180.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84.6">
                <text:p>184.6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84.7">
                <text:p>184.7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84.7">
                <text:p>184.7</text:p>
              </table:table-cell>
              <table:table-cell office:value-type="float" office:value="180.6">
                <text:p>180.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84.8">
                <text:p>184.8</text:p>
              </table:table-cell>
              <table:table-cell office:value-type="float" office:value="180.6">
                <text:p>180.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84.9">
                <text:p>184.9</text:p>
              </table:table-cell>
              <table:table-cell office:value-type="float" office:value="180.7">
                <text:p>180.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85">
                <text:p>185</text:p>
              </table:table-cell>
              <table:table-cell office:value-type="float" office:value="180.8">
                <text:p>180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85">
                <text:p>185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85.1">
                <text:p>185.1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85.2">
                <text:p>185.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85.3">
                <text:p>185.3</text:p>
              </table:table-cell>
              <table:table-cell office:value-type="float" office:value="181.1">
                <text:p>181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85.4">
                <text:p>185.4</text:p>
              </table:table-cell>
              <table:table-cell office:value-type="float" office:value="181.1">
                <text:p>181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85.5">
                <text:p>185.5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85.6">
                <text:p>185.6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85.6">
                <text:p>185.6</text:p>
              </table:table-cell>
              <table:table-cell office:value-type="float" office:value="181.3">
                <text:p>181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85.7">
                <text:p>185.7</text:p>
              </table:table-cell>
              <table:table-cell office:value-type="float" office:value="181.4">
                <text:p>181.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5.8">
                <text:p>185.8</text:p>
              </table:table-cell>
              <table:table-cell office:value-type="float" office:value="181.4">
                <text:p>181.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85.9">
                <text:p>185.9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86">
                <text:p>186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86">
                <text:p>186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86.1">
                <text:p>186.1</text:p>
              </table:table-cell>
              <table:table-cell office:value-type="float" office:value="181.6">
                <text:p>181.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86.2">
                <text:p>186.2</text:p>
              </table:table-cell>
              <table:table-cell office:value-type="float" office:value="181.7">
                <text:p>181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86.3">
                <text:p>186.3</text:p>
              </table:table-cell>
              <table:table-cell office:value-type="float" office:value="181.7">
                <text:p>181.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86.4">
                <text:p>186.4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86.4">
                <text:p>186.4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86.5">
                <text:p>186.5</text:p>
              </table:table-cell>
              <table:table-cell office:value-type="float" office:value="181.9">
                <text:p>181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86.6">
                <text:p>186.6</text:p>
              </table:table-cell>
              <table:table-cell office:value-type="float" office:value="181.9">
                <text:p>181.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86.7">
                <text:p>186.7</text:p>
              </table:table-cell>
              <table:table-cell office:value-type="float" office:value="181.9">
                <text:p>181.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86.8">
                <text:p>186.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86.8">
                <text:p>186.8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86.8">
                <text:p>186.8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86.9">
                <text:p>186.9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87">
                <text:p>187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87.1">
                <text:p>187.1</text:p>
              </table:table-cell>
              <table:table-cell office:value-type="float" office:value="182.3">
                <text:p>182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87.1">
                <text:p>187.1</text:p>
              </table:table-cell>
              <table:table-cell office:value-type="float" office:value="182.3">
                <text:p>182.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87.2">
                <text:p>187.2</text:p>
              </table:table-cell>
              <table:table-cell office:value-type="float" office:value="182.4">
                <text:p>182.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87.3">
                <text:p>187.3</text:p>
              </table:table-cell>
              <table:table-cell office:value-type="float" office:value="182.4">
                <text:p>182.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87.4">
                <text:p>187.4</text:p>
              </table:table-cell>
              <table:table-cell office:value-type="float" office:value="182.4">
                <text:p>182.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87.4">
                <text:p>187.4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87.5">
                <text:p>187.5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87.5">
                <text:p>187.5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87.6">
                <text:p>187.6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87.7">
                <text:p>187.7</text:p>
              </table:table-cell>
              <table:table-cell office:value-type="float" office:value="182.7">
                <text:p>182.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87.7">
                <text:p>187.7</text:p>
              </table:table-cell>
              <table:table-cell office:value-type="float" office:value="182.7">
                <text:p>182.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87.8">
                <text:p>187.8</text:p>
              </table:table-cell>
              <table:table-cell office:value-type="float" office:value="182.8">
                <text:p>182.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87.8">
                <text:p>187.8</text:p>
              </table:table-cell>
              <table:table-cell office:value-type="float" office:value="182.9">
                <text:p>182.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87.9">
                <text:p>187.9</text:p>
              </table:table-cell>
              <table:table-cell office:value-type="float" office:value="182.9">
                <text:p>182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88">
                <text:p>188</text:p>
              </table:table-cell>
              <table:table-cell office:value-type="float" office:value="182.9">
                <text:p>182.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88">
                <text:p>18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88.1">
                <text:p>188.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88.1">
                <text:p>188.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88.2">
                <text:p>188.2</text:p>
              </table:table-cell>
              <table:table-cell office:value-type="float" office:value="183.1">
                <text:p>183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88.3">
                <text:p>188.3</text:p>
              </table:table-cell>
              <table:table-cell office:value-type="float" office:value="183.1">
                <text:p>183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88.3">
                <text:p>188.3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88.4">
                <text:p>188.4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88.5">
                <text:p>188.5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88.6">
                <text:p>188.6</text:p>
              </table:table-cell>
              <table:table-cell office:value-type="float" office:value="183.3">
                <text:p>183.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88.7">
                <text:p>188.7</text:p>
              </table:table-cell>
              <table:table-cell office:value-type="float" office:value="183.3">
                <text:p>183.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88.7">
                <text:p>188.7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88.7">
                <text:p>188.7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88.8">
                <text:p>188.8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88.9">
                <text:p>188.9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88.9">
                <text:p>188.9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89">
                <text:p>189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89">
                <text:p>189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89.1">
                <text:p>189.1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89.2">
                <text:p>189.2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89.2">
                <text:p>189.2</text:p>
              </table:table-cell>
              <table:table-cell office:value-type="float" office:value="183.8">
                <text:p>183.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89.3">
                <text:p>189.3</text:p>
              </table:table-cell>
              <table:table-cell office:value-type="float" office:value="183.8">
                <text:p>183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89.4">
                <text:p>189.4</text:p>
              </table:table-cell>
              <table:table-cell office:value-type="float" office:value="183.8">
                <text:p>183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89.4">
                <text:p>189.4</text:p>
              </table:table-cell>
              <table:table-cell office:value-type="float" office:value="183.9">
                <text:p>183.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89.4">
                <text:p>189.4</text:p>
              </table:table-cell>
              <table:table-cell office:value-type="float" office:value="183.9">
                <text:p>183.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89.5">
                <text:p>189.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89.6">
                <text:p>189.6</text:p>
              </table:table-cell>
              <table:table-cell office:value-type="float" office:value="183.9">
                <text:p>183.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89.7">
                <text:p>189.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89.7">
                <text:p>189.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89.8">
                <text:p>189.8</text:p>
              </table:table-cell>
              <table:table-cell office:value-type="float" office:value="184.1">
                <text:p>184.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89.8">
                <text:p>189.8</text:p>
              </table:table-cell>
              <table:table-cell office:value-type="float" office:value="184.1">
                <text:p>184.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89.9">
                <text:p>189.9</text:p>
              </table:table-cell>
              <table:table-cell office:value-type="float" office:value="184.1">
                <text:p>184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90">
                <text:p>19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90">
                <text:p>19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90">
                <text:p>190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90.1">
                <text:p>190.1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90.2">
                <text:p>190.2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90.3">
                <text:p>190.3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90.3">
                <text:p>190.3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90.3">
                <text:p>190.3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90.4">
                <text:p>190.4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90.5">
                <text:p>190.5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90.5">
                <text:p>190.5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90.5">
                <text:p>190.5</text:p>
              </table:table-cell>
              <table:table-cell office:value-type="float" office:value="184.6">
                <text:p>184.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90.6">
                <text:p>190.6</text:p>
              </table:table-cell>
              <table:table-cell office:value-type="float" office:value="184.6">
                <text:p>184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90.7">
                <text:p>190.7</text:p>
              </table:table-cell>
              <table:table-cell office:value-type="float" office:value="184.6">
                <text:p>184.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90.8">
                <text:p>190.8</text:p>
              </table:table-cell>
              <table:table-cell office:value-type="float" office:value="184.6">
                <text:p>184.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90.8">
                <text:p>190.8</text:p>
              </table:table-cell>
              <table:table-cell office:value-type="float" office:value="184.7">
                <text:p>184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0.8">
                <text:p>190.8</text:p>
              </table:table-cell>
              <table:table-cell office:value-type="float" office:value="184.7">
                <text:p>184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90.9">
                <text:p>190.9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91">
                <text:p>191</text:p>
              </table:table-cell>
              <table:table-cell office:value-type="float" office:value="184.7">
                <text:p>184.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91.1">
                <text:p>191.1</text:p>
              </table:table-cell>
              <table:table-cell office:value-type="float" office:value="184.7">
                <text:p>184.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91.1">
                <text:p>191.1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91.1">
                <text:p>191.1</text:p>
              </table:table-cell>
              <table:table-cell office:value-type="float" office:value="184.9">
                <text:p>184.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91.2">
                <text:p>191.2</text:p>
              </table:table-cell>
              <table:table-cell office:value-type="float" office:value="184.9">
                <text:p>184.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91.3">
                <text:p>191.3</text:p>
              </table:table-cell>
              <table:table-cell office:value-type="float" office:value="184.9">
                <text:p>184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91.3">
                <text:p>191.3</text:p>
              </table:table-cell>
              <table:table-cell office:value-type="float" office:value="184.9">
                <text:p>184.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91.3">
                <text:p>191.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91.4">
                <text:p>191.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91.4">
                <text:p>191.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91.5">
                <text:p>191.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91.6">
                <text:p>191.6</text:p>
              </table:table-cell>
              <table:table-cell office:value-type="float" office:value="185.1">
                <text:p>185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91.6">
                <text:p>191.6</text:p>
              </table:table-cell>
              <table:table-cell office:value-type="float" office:value="185.1">
                <text:p>185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91.6">
                <text:p>191.6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91.7">
                <text:p>191.7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91.8">
                <text:p>191.8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91.8">
                <text:p>191.8</text:p>
              </table:table-cell>
              <table:table-cell office:value-type="float" office:value="185.3">
                <text:p>185.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91.9">
                <text:p>191.9</text:p>
              </table:table-cell>
              <table:table-cell office:value-type="float" office:value="185.3">
                <text:p>185.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91.9">
                <text:p>191.9</text:p>
              </table:table-cell>
              <table:table-cell office:value-type="float" office:value="185.3">
                <text:p>185.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92">
                <text:p>192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92.1">
                <text:p>192.1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92.1">
                <text:p>192.1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92.2">
                <text:p>192.2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92.2">
                <text:p>192.2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92.3">
                <text:p>192.3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92.3">
                <text:p>192.3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92.3">
                <text:p>192.3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92.4">
                <text:p>192.4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92.5">
                <text:p>192.5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92.5">
                <text:p>192.5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92.5">
                <text:p>192.5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92.6">
                <text:p>192.6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92.7">
                <text:p>192.7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92.8">
                <text:p>192.8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92.8">
                <text:p>192.8</text:p>
              </table:table-cell>
              <table:table-cell office:value-type="float" office:value="185.8">
                <text:p>185.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92.8">
                <text:p>192.8</text:p>
              </table:table-cell>
              <table:table-cell office:value-type="float" office:value="185.8">
                <text:p>185.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92.9">
                <text:p>192.9</text:p>
              </table:table-cell>
              <table:table-cell office:value-type="float" office:value="185.8">
                <text:p>185.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93">
                <text:p>193</text:p>
              </table:table-cell>
              <table:table-cell office:value-type="float" office:value="185.8">
                <text:p>185.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93.1">
                <text:p>193.1</text:p>
              </table:table-cell>
              <table:table-cell office:value-type="float" office:value="185.9">
                <text:p>185.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93.1">
                <text:p>193.1</text:p>
              </table:table-cell>
              <table:table-cell office:value-type="float" office:value="185.9">
                <text:p>185.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93.1">
                <text:p>193.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93.2">
                <text:p>193.2</text:p>
              </table:table-cell>
              <table:table-cell office:value-type="float" office:value="185.9">
                <text:p>185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93.3">
                <text:p>193.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93.3">
                <text:p>193.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93.3">
                <text:p>193.3</text:p>
              </table:table-cell>
              <table:table-cell office:value-type="float" office:value="186.1">
                <text:p>186.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93.4">
                <text:p>193.4</text:p>
              </table:table-cell>
              <table:table-cell office:value-type="float" office:value="186.1">
                <text:p>186.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93.4">
                <text:p>193.4</text:p>
              </table:table-cell>
              <table:table-cell office:value-type="float" office:value="186.1">
                <text:p>186.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93.5">
                <text:p>193.5</text:p>
              </table:table-cell>
              <table:table-cell office:value-type="float" office:value="186.1">
                <text:p>186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93.6">
                <text:p>193.6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93.6">
                <text:p>193.6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93.6">
                <text:p>193.6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93.7">
                <text:p>193.7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93.8">
                <text:p>193.8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93.8">
                <text:p>193.8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93.8">
                <text:p>193.8</text:p>
              </table:table-cell>
              <table:table-cell office:value-type="float" office:value="186.4">
                <text:p>186.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93.9">
                <text:p>193.9</text:p>
              </table:table-cell>
              <table:table-cell office:value-type="float" office:value="186.4">
                <text:p>186.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94">
                <text:p>194</text:p>
              </table:table-cell>
              <table:table-cell office:value-type="float" office:value="186.4">
                <text:p>186.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94">
                <text:p>194</text:p>
              </table:table-cell>
              <table:table-cell office:value-type="float" office:value="186.4">
                <text:p>186.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94">
                <text:p>194</text:p>
              </table:table-cell>
              <table:table-cell office:value-type="float" office:value="186.5">
                <text:p>186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94.1">
                <text:p>194.1</text:p>
              </table:table-cell>
              <table:table-cell office:value-type="float" office:value="186.5">
                <text:p>186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94.1">
                <text:p>194.1</text:p>
              </table:table-cell>
              <table:table-cell office:value-type="float" office:value="186.5">
                <text:p>186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94.2">
                <text:p>194.2</text:p>
              </table:table-cell>
              <table:table-cell office:value-type="float" office:value="186.5">
                <text:p>186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94.3">
                <text:p>194.3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94.2">
                <text:p>194.2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94.3">
                <text:p>194.3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94.4">
                <text:p>194.4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94.4">
                <text:p>194.4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94.5">
                <text:p>194.5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94.5">
                <text:p>194.5</text:p>
              </table:table-cell>
              <table:table-cell office:value-type="float" office:value="186.8">
                <text:p>186.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94.5">
                <text:p>194.5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94.6">
                <text:p>194.6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94.7">
                <text:p>194.7</text:p>
              </table:table-cell>
              <table:table-cell office:value-type="float" office:value="186.8">
                <text:p>186.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94.7">
                <text:p>194.7</text:p>
              </table:table-cell>
              <table:table-cell office:value-type="float" office:value="186.8">
                <text:p>186.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94.7">
                <text:p>194.7</text:p>
              </table:table-cell>
              <table:table-cell office:value-type="float" office:value="186.9">
                <text:p>186.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94.8">
                <text:p>194.8</text:p>
              </table:table-cell>
              <table:table-cell office:value-type="float" office:value="186.9">
                <text:p>186.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94.9">
                <text:p>194.9</text:p>
              </table:table-cell>
              <table:table-cell office:value-type="float" office:value="186.9">
                <text:p>186.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94.9">
                <text:p>194.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94.9">
                <text:p>194.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95">
                <text:p>19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95.1">
                <text:p>195.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95.1">
                <text:p>195.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95.1">
                <text:p>195.1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95.2">
                <text:p>195.2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95.3">
                <text:p>195.3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95.3">
                <text:p>195.3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95.4">
                <text:p>195.4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95.4">
                <text:p>195.4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95.4">
                <text:p>195.4</text:p>
              </table:table-cell>
              <table:table-cell office:value-type="float" office:value="187.3">
                <text:p>187.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95.5">
                <text:p>195.5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95.6">
                <text:p>195.6</text:p>
              </table:table-cell>
              <table:table-cell office:value-type="float" office:value="187.3">
                <text:p>187.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95.6">
                <text:p>195.6</text:p>
              </table:table-cell>
              <table:table-cell office:value-type="float" office:value="187.3">
                <text:p>187.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95.6">
                <text:p>195.6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95.7">
                <text:p>195.7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95.8">
                <text:p>195.8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95.8">
                <text:p>195.8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95.8">
                <text:p>195.8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95.9">
                <text:p>195.9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95.9">
                <text:p>195.9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96">
                <text:p>196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96.1">
                <text:p>196.1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96">
                <text:p>196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96.1">
                <text:p>196.1</text:p>
              </table:table-cell>
              <table:table-cell office:value-type="float" office:value="187.6">
                <text:p>187.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96.1">
                <text:p>196.1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96.2">
                <text:p>196.2</text:p>
              </table:table-cell>
              <table:table-cell office:value-type="float" office:value="187.6">
                <text:p>187.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96.2">
                <text:p>196.2</text:p>
              </table:table-cell>
              <table:table-cell office:value-type="float" office:value="187.6">
                <text:p>187.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96.2">
                <text:p>196.2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96.2">
                <text:p>196.2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96.3">
                <text:p>196.3</text:p>
              </table:table-cell>
              <table:table-cell office:value-type="float" office:value="187.6">
                <text:p>187.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96.4">
                <text:p>196.4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96.3">
                <text:p>196.3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96.4">
                <text:p>196.4</text:p>
              </table:table-cell>
              <table:table-cell office:value-type="float" office:value="187.8">
                <text:p>187.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96.4">
                <text:p>196.4</text:p>
              </table:table-cell>
              <table:table-cell office:value-type="float" office:value="187.8">
                <text:p>187.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96.5">
                <text:p>196.5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96.5">
                <text:p>196.5</text:p>
              </table:table-cell>
              <table:table-cell office:value-type="float" office:value="187.8">
                <text:p>187.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96.5">
                <text:p>196.5</text:p>
              </table:table-cell>
              <table:table-cell office:value-type="float" office:value="187.8">
                <text:p>187.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96.5">
                <text:p>196.5</text:p>
              </table:table-cell>
              <table:table-cell office:value-type="float" office:value="187.9">
                <text:p>187.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96.6">
                <text:p>196.6</text:p>
              </table:table-cell>
              <table:table-cell office:value-type="float" office:value="187.8">
                <text:p>187.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96.7">
                <text:p>196.7</text:p>
              </table:table-cell>
              <table:table-cell office:value-type="float" office:value="187.9">
                <text:p>187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96.7">
                <text:p>196.7</text:p>
              </table:table-cell>
              <table:table-cell office:value-type="float" office:value="187.9">
                <text:p>187.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96.7">
                <text:p>196.7</text:p>
              </table:table-cell>
              <table:table-cell office:value-type="float" office:value="187.9">
                <text:p>187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96.8">
                <text:p>196.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96.8">
                <text:p>196.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96.9">
                <text:p>196.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96.9">
                <text:p>196.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96.9">
                <text:p>196.9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97">
                <text:p>197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97">
                <text:p>197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97.1">
                <text:p>197.1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97.1">
                <text:p>197.1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97.2">
                <text:p>197.2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97.2">
                <text:p>197.2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97.3">
                <text:p>197.3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97.3">
                <text:p>197.3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97.3">
                <text:p>197.3</text:p>
              </table:table-cell>
              <table:table-cell office:value-type="float" office:value="188.3">
                <text:p>188.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97.3">
                <text:p>197.3</text:p>
              </table:table-cell>
              <table:table-cell office:value-type="float" office:value="188.3">
                <text:p>188.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97.4">
                <text:p>197.4</text:p>
              </table:table-cell>
              <table:table-cell office:value-type="float" office:value="188.3">
                <text:p>188.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97.5">
                <text:p>197.5</text:p>
              </table:table-cell>
              <table:table-cell office:value-type="float" office:value="188.3">
                <text:p>188.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97.5">
                <text:p>197.5</text:p>
              </table:table-cell>
              <table:table-cell office:value-type="float" office:value="188.4">
                <text:p>188.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97.5">
                <text:p>197.5</text:p>
              </table:table-cell>
              <table:table-cell office:value-type="float" office:value="188.4">
                <text:p>188.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97.6">
                <text:p>197.6</text:p>
              </table:table-cell>
              <table:table-cell office:value-type="float" office:value="188.4">
                <text:p>188.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97.7">
                <text:p>197.7</text:p>
              </table:table-cell>
              <table:table-cell office:value-type="float" office:value="188.4">
                <text:p>188.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97.7">
                <text:p>197.7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97.7">
                <text:p>197.7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97.7">
                <text:p>197.7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97.8">
                <text:p>197.8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97.9">
                <text:p>197.9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97.9">
                <text:p>197.9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97.9">
                <text:p>197.9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98">
                <text:p>198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98.1">
                <text:p>198.1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98.1">
                <text:p>198.1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98.1">
                <text:p>198.1</text:p>
              </table:table-cell>
              <table:table-cell office:value-type="float" office:value="188.7">
                <text:p>188.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98.2">
                <text:p>198.2</text:p>
              </table:table-cell>
              <table:table-cell office:value-type="float" office:value="188.7">
                <text:p>188.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98.2">
                <text:p>198.2</text:p>
              </table:table-cell>
              <table:table-cell office:value-type="float" office:value="188.7">
                <text:p>188.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98.2">
                <text:p>198.2</text:p>
              </table:table-cell>
              <table:table-cell office:value-type="float" office:value="188.7">
                <text:p>188.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98.3">
                <text:p>198.3</text:p>
              </table:table-cell>
              <table:table-cell office:value-type="float" office:value="188.7">
                <text:p>188.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98.3">
                <text:p>198.3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98.3">
                <text:p>198.3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98.4">
                <text:p>198.4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98.5">
                <text:p>198.5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98.5">
                <text:p>198.5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98.5">
                <text:p>198.5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98.5">
                <text:p>198.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98.6">
                <text:p>198.6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98.6">
                <text:p>198.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98.6">
                <text:p>198.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98.7">
                <text:p>198.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98.7">
                <text:p>198.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98.8">
                <text:p>198.8</text:p>
              </table:table-cell>
              <table:table-cell office:value-type="float" office:value="189.1">
                <text:p>189.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98.8">
                <text:p>198.8</text:p>
              </table:table-cell>
              <table:table-cell office:value-type="float" office:value="189.1">
                <text:p>189.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98.8">
                <text:p>198.8</text:p>
              </table:table-cell>
              <table:table-cell office:value-type="float" office:value="189.1">
                <text:p>189.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98.9">
                <text:p>198.9</text:p>
              </table:table-cell>
              <table:table-cell office:value-type="float" office:value="189.1">
                <text:p>189.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98.9">
                <text:p>198.9</text:p>
              </table:table-cell>
              <table:table-cell office:value-type="float" office:value="189.1">
                <text:p>189.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99">
                <text:p>199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99">
                <text:p>199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99">
                <text:p>199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99">
                <text:p>199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99.1">
                <text:p>199.1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99.2">
                <text:p>199.2</text:p>
              </table:table-cell>
              <table:table-cell office:value-type="float" office:value="189.3">
                <text:p>189.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99.2">
                <text:p>199.2</text:p>
              </table:table-cell>
              <table:table-cell office:value-type="float" office:value="189.3">
                <text:p>189.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99.2">
                <text:p>199.2</text:p>
              </table:table-cell>
              <table:table-cell office:value-type="float" office:value="189.3">
                <text:p>189.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99.3">
                <text:p>199.3</text:p>
              </table:table-cell>
              <table:table-cell office:value-type="float" office:value="189.3">
                <text:p>189.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99.3">
                <text:p>199.3</text:p>
              </table:table-cell>
              <table:table-cell office:value-type="float" office:value="189.3">
                <text:p>189.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99.3">
                <text:p>199.3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99.3">
                <text:p>199.3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99.4">
                <text:p>199.4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99.4">
                <text:p>199.4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99.5">
                <text:p>199.5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99.5">
                <text:p>199.5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99.5">
                <text:p>199.5</text:p>
              </table:table-cell>
              <table:table-cell office:value-type="float" office:value="189.6">
                <text:p>189.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99.6">
                <text:p>199.6</text:p>
              </table:table-cell>
              <table:table-cell office:value-type="float" office:value="189.6">
                <text:p>189.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99.6">
                <text:p>199.6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99.7">
                <text:p>199.7</text:p>
              </table:table-cell>
              <table:table-cell office:value-type="float" office:value="189.6">
                <text:p>189.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99.7">
                <text:p>199.7</text:p>
              </table:table-cell>
              <table:table-cell office:value-type="float" office:value="189.6">
                <text:p>189.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99.7">
                <text:p>199.7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99.7">
                <text:p>199.7</text:p>
              </table:table-cell>
              <table:table-cell office:value-type="float" office:value="189.6">
                <text:p>189.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99.8">
                <text:p>199.8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99.8">
                <text:p>199.8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99.8">
                <text:p>199.8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99.8">
                <text:p>199.8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99.9">
                <text:p>199.9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00">
                <text:p>20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190.1">
                <text:p>190.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190.1">
                <text:p>190.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190.1">
                <text:p>190.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190.1">
                <text:p>190.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190.1">
                <text:p>190.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190.1">
                <text:p>190.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190.1">
                <text:p>190.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190.2">
                <text:p>190.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190.2">
                <text:p>190.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190.2">
                <text:p>190.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190.2">
                <text:p>190.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190.4">
                <text:p>190.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190.4">
                <text:p>190.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190.4">
                <text:p>190.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190.4">
                <text:p>190.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190.8">
                <text:p>190.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190.8">
                <text:p>190.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190.8">
                <text:p>190.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190.8">
                <text:p>190.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190.8">
                <text:p>190.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191.1">
                <text:p>191.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191.1">
                <text:p>191.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191.1">
                <text:p>191.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191.1">
                <text:p>191.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191.3">
                <text:p>191.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191.3">
                <text:p>191.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191.3">
                <text:p>191.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191.3">
                <text:p>191.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191.3">
                <text:p>191.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191.8">
                <text:p>191.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191.8">
                <text:p>191.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191.8">
                <text:p>191.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191.9">
                <text:p>191.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191.9">
                <text:p>191.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191.8">
                <text:p>191.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191.9">
                <text:p>191.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191.9">
                <text:p>191.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191.9">
                <text:p>191.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192.1">
                <text:p>192.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192.1">
                <text:p>192.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192.1">
                <text:p>192.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192.2">
                <text:p>192.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192.1">
                <text:p>192.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192.1">
                <text:p>192.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192.2">
                <text:p>192.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192.2">
                <text:p>192.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192.3">
                <text:p>192.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192.2">
                <text:p>192.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192.3">
                <text:p>192.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192.3">
                <text:p>192.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192.3">
                <text:p>192.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192.3">
                <text:p>192.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192.3">
                <text:p>192.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192.8">
                <text:p>192.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192.8">
                <text:p>192.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192.8">
                <text:p>192.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192.8">
                <text:p>192.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193.1">
                <text:p>193.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193.1">
                <text:p>193.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193.1">
                <text:p>193.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193.1">
                <text:p>193.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193.1">
                <text:p>193.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193.1">
                <text:p>193.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193.1">
                <text:p>193.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193.8">
                <text:p>193.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193.8">
                <text:p>193.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193.8">
                <text:p>193.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193.8">
                <text:p>193.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193.8">
                <text:p>193.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194.1">
                <text:p>194.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194.1">
                <text:p>194.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194.1">
                <text:p>194.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194.1">
                <text:p>194.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194.1">
                <text:p>194.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194.8">
                <text:p>194.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194.8">
                <text:p>194.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194.8">
                <text:p>194.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194.8">
                <text:p>194.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194.8">
                <text:p>194.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194.8">
                <text:p>194.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194.8">
                <text:p>194.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194.8">
                <text:p>194.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195.1">
                <text:p>195.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195.1">
                <text:p>195.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195.1">
                <text:p>195.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195.1">
                <text:p>195.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195.1">
                <text:p>195.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195.1">
                <text:p>195.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195.7">
                <text:p>195.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195.7">
                <text:p>195.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195.7">
                <text:p>195.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195.7">
                <text:p>195.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196.3">
                <text:p>196.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196.3">
                <text:p>196.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196.3">
                <text:p>196.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196.3">
                <text:p>196.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196.3">
                <text:p>196.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196.3">
                <text:p>196.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196.3">
                <text:p>196.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196.3">
                <text:p>196.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196.3">
                <text:p>196.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196.3">
                <text:p>196.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